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3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[HB89] 1259+281</text:p>
          </table:table-cell>
          <table:table-cell office:value-type="float" office:value="195.36729">
            <text:p>195.36729</text:p>
          </table:table-cell>
          <table:table-cell office:value-type="float" office:value="27.85183">
            <text:p>27.85183</text:p>
          </table:table-cell>
          <table:table-cell office:value-type="string">
            <text:p>G</text:p>
          </table:table-cell>
          <table:table-cell office:value-type="float" office:value="72914">
            <text:p>72914</text:p>
          </table:table-cell>
          <table:table-cell office:value-type="float" office:value="0.243214">
            <text:p>0.243214</text:p>
          </table:table-cell>
          <table:table-cell office:value-type="string">
            <text:p><text:s text:c="4"/></text:p>
          </table:table-cell>
          <table:table-cell office:value-type="string">
            <text:p>18.1g</text:p>
          </table:table-cell>
          <table:table-cell office:value-type="float" office:value="0.002">
            <text:p>0.002</text:p>
          </table:table-cell>
          <table:table-cell table:formula="of:=ROUND([.J1])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SDSS J130129.58+275052.1</text:p>
          </table:table-cell>
          <table:table-cell table:style-name="ce1" office:value-type="float" office:value="195.37329">
            <text:p>195.37329</text:p>
          </table:table-cell>
          <table:table-cell table:style-name="ce1" office:value-type="float" office:value="27.84782">
            <text:p>27.84782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8.2r</text:p>
          </table:table-cell>
          <table:table-cell table:style-name="ce1" office:value-type="float" office:value="0.4">
            <text:p>0.4</text:p>
          </table:table-cell>
          <table:table-cell table:style-name="ce1" table:formula="of:=ROUND([.J2])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SDSS J130128.71+275134.8</text:p>
          </table:table-cell>
          <table:table-cell table:style-name="ce1" office:value-type="float" office:value="195.36963">
            <text:p>195.36963</text:p>
          </table:table-cell>
          <table:table-cell table:style-name="ce1" office:value-type="float" office:value="27.85968">
            <text:p>27.85968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9.9r</text:p>
          </table:table-cell>
          <table:table-cell table:style-name="ce1" office:value-type="float" office:value="0.488">
            <text:p>0.488</text:p>
          </table:table-cell>
          <table:table-cell table:style-name="ce1" table:formula="of:=ROUND([.J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DSS J130127.76+275045.7</text:p>
          </table:table-cell>
          <table:table-cell office:value-type="float" office:value="195.36569">
            <text:p>195.36569</text:p>
          </table:table-cell>
          <table:table-cell office:value-type="float" office:value="27.84603">
            <text:p>27.846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0.357">
            <text:p>0.357</text:p>
          </table:table-cell>
          <table:table-cell table:formula="of:=ROUND([.J4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DSSCGB 38593.05</text:p>
          </table:table-cell>
          <table:table-cell office:value-type="float" office:value="195.375">
            <text:p>195.375</text:p>
          </table:table-cell>
          <table:table-cell office:value-type="float" office:value="27.8525">
            <text:p>27.85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0.413">
            <text:p>0.413</text:p>
          </table:table-cell>
          <table:table-cell table:formula="of:=ROUND([.J5]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DSS J130128.73+275038.2</text:p>
          </table:table-cell>
          <table:table-cell office:value-type="float" office:value="195.36973">
            <text:p>195.36973</text:p>
          </table:table-cell>
          <table:table-cell office:value-type="float" office:value="27.84396">
            <text:p>27.843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0.49">
            <text:p>0.49</text:p>
          </table:table-cell>
          <table:table-cell table:formula="of:=ROUND([.J6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ALEXASC J130132.47+275025.9 <text:s/></text:p>
          </table:table-cell>
          <table:table-cell office:value-type="float" office:value="195.385">
            <text:p>195.385</text:p>
          </table:table-cell>
          <table:table-cell office:value-type="float" office:value="27.84139">
            <text:p>27.84139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62">
            <text:p>20.62</text:p>
          </table:table-cell>
          <table:table-cell office:value-type="float" office:value="1.131">
            <text:p>1.131</text:p>
          </table:table-cell>
          <table:table-cell table:formula="of:=ROUND([.J7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GC 4923</text:p>
          </table:table-cell>
          <table:table-cell office:value-type="float" office:value="195.3825">
            <text:p>195.3825</text:p>
          </table:table-cell>
          <table:table-cell office:value-type="float" office:value="27.84753">
            <text:p>27.84753</text:p>
          </table:table-cell>
          <table:table-cell office:value-type="string">
            <text:p>G</text:p>
          </table:table-cell>
          <table:table-cell office:value-type="float" office:value="5484">
            <text:p>5484</text:p>
          </table:table-cell>
          <table:table-cell office:value-type="float" office:value="0.018293">
            <text:p>0.018293</text:p>
          </table:table-cell>
          <table:table-cell office:value-type="string">
            <text:p><text:s text:c="4"/></text:p>
          </table:table-cell>
          <table:table-cell office:value-type="string">
            <text:p>14.4g</text:p>
          </table:table-cell>
          <table:table-cell office:value-type="float" office:value="0.849">
            <text:p>0.849</text:p>
          </table:table-cell>
          <table:table-cell table:formula="of:=ROUND([.J8])"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string">
            <text:p>SDSS J130132.58+275018.0</text:p>
          </table:table-cell>
          <table:table-cell table:style-name="ce1" office:value-type="float" office:value="195.38578">
            <text:p>195.38578</text:p>
          </table:table-cell>
          <table:table-cell table:style-name="ce1" office:value-type="float" office:value="27.83835">
            <text:p>27.83835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8.6g</text:p>
          </table:table-cell>
          <table:table-cell table:style-name="ce1" office:value-type="float" office:value="1.273">
            <text:p>1.273</text:p>
          </table:table-cell>
          <table:table-cell table:style-name="ce1" table:formula="of:=ROUND([.J9])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DSS J130123.78+275051.6</text:p>
          </table:table-cell>
          <table:table-cell office:value-type="float" office:value="195.3491">
            <text:p>195.3491</text:p>
          </table:table-cell>
          <table:table-cell office:value-type="float" office:value="27.84767">
            <text:p>27.847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0.995">
            <text:p>0.995</text:p>
          </table:table-cell>
          <table:table-cell table:formula="of:=ROUND([.J10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DSS J130123.44+275104.3</text:p>
          </table:table-cell>
          <table:table-cell office:value-type="float" office:value="195.34769">
            <text:p>195.34769</text:p>
          </table:table-cell>
          <table:table-cell office:value-type="float" office:value="27.85121">
            <text:p>27.851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1.038">
            <text:p>1.038</text:p>
          </table:table-cell>
          <table:table-cell table:formula="of:=ROUND([.J11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DSS J130132.42+275155.6</text:p>
          </table:table-cell>
          <table:table-cell office:value-type="float" office:value="195.38509">
            <text:p>195.38509</text:p>
          </table:table-cell>
          <table:table-cell office:value-type="float" office:value="27.86546">
            <text:p>27.865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1.251">
            <text:p>1.251</text:p>
          </table:table-cell>
          <table:table-cell table:formula="of:=ROUND([.J12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DSS J130124.35+275048.8</text:p>
          </table:table-cell>
          <table:table-cell office:value-type="float" office:value="195.35146">
            <text:p>195.35146</text:p>
          </table:table-cell>
          <table:table-cell office:value-type="float" office:value="27.84689">
            <text:p>27.846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0.888">
            <text:p>0.888</text:p>
          </table:table-cell>
          <table:table-cell table:formula="of:=ROUND([.J13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DSS J130130.51+275032.6</text:p>
          </table:table-cell>
          <table:table-cell office:value-type="float" office:value="195.37713">
            <text:p>195.37713</text:p>
          </table:table-cell>
          <table:table-cell office:value-type="float" office:value="27.84239">
            <text:p>27.842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0.771">
            <text:p>0.771</text:p>
          </table:table-cell>
          <table:table-cell table:formula="of:=ROUND([.J14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DSS J130130.82+275119.6</text:p>
          </table:table-cell>
          <table:table-cell office:value-type="float" office:value="195.37844">
            <text:p>195.37844</text:p>
          </table:table-cell>
          <table:table-cell office:value-type="float" office:value="27.85546">
            <text:p>27.855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0.633">
            <text:p>0.633</text:p>
          </table:table-cell>
          <table:table-cell table:formula="of:=ROUND([.J15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DSS J130131.59+275116.5</text:p>
          </table:table-cell>
          <table:table-cell office:value-type="float" office:value="195.38165">
            <text:p>195.38165</text:p>
          </table:table-cell>
          <table:table-cell office:value-type="float" office:value="27.85458">
            <text:p>27.854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0.782">
            <text:p>0.782</text:p>
          </table:table-cell>
          <table:table-cell table:formula="of:=ROUND([.J1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DSS J130128.12+275229.9</text:p>
          </table:table-cell>
          <table:table-cell office:value-type="float" office:value="195.3672">
            <text:p>195.3672</text:p>
          </table:table-cell>
          <table:table-cell office:value-type="float" office:value="27.87498">
            <text:p>27.874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1.389">
            <text:p>1.389</text:p>
          </table:table-cell>
          <table:table-cell table:formula="of:=ROUND([.J17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DSS J130131.46+274955.3</text:p>
          </table:table-cell>
          <table:table-cell office:value-type="float" office:value="195.38109">
            <text:p>195.38109</text:p>
          </table:table-cell>
          <table:table-cell office:value-type="float" office:value="27.83204">
            <text:p>27.832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1.396">
            <text:p>1.396</text:p>
          </table:table-cell>
          <table:table-cell table:formula="of:=ROUND([.J18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DSS J130124.77+275020.5</text:p>
          </table:table-cell>
          <table:table-cell office:value-type="float" office:value="195.35323">
            <text:p>195.35323</text:p>
          </table:table-cell>
          <table:table-cell office:value-type="float" office:value="27.83904">
            <text:p>27.839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069">
            <text:p>1.069</text:p>
          </table:table-cell>
          <table:table-cell table:formula="of:=ROUND([.J19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DSS J130128.30+275142.8</text:p>
          </table:table-cell>
          <table:table-cell office:value-type="float" office:value="195.36795">
            <text:p>195.36795</text:p>
          </table:table-cell>
          <table:table-cell office:value-type="float" office:value="27.8619">
            <text:p>27.86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0.606">
            <text:p>0.606</text:p>
          </table:table-cell>
          <table:table-cell table:formula="of:=ROUND([.J20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DSS J130131.13+275024.1</text:p>
          </table:table-cell>
          <table:table-cell office:value-type="float" office:value="195.37972">
            <text:p>195.37972</text:p>
          </table:table-cell>
          <table:table-cell office:value-type="float" office:value="27.84004">
            <text:p>27.840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0.969">
            <text:p>0.969</text:p>
          </table:table-cell>
          <table:table-cell table:formula="of:=ROUND([.J21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DSS J130124.22+275116.7</text:p>
          </table:table-cell>
          <table:table-cell office:value-type="float" office:value="195.35095">
            <text:p>195.35095</text:p>
          </table:table-cell>
          <table:table-cell office:value-type="float" office:value="27.85465">
            <text:p>27.854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0.881">
            <text:p>0.881</text:p>
          </table:table-cell>
          <table:table-cell table:formula="of:=ROUND([.J2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DSS J130131.51+275206.1</text:p>
          </table:table-cell>
          <table:table-cell office:value-type="float" office:value="195.38129">
            <text:p>195.38129</text:p>
          </table:table-cell>
          <table:table-cell office:value-type="float" office:value="27.86838">
            <text:p>27.868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1.241">
            <text:p>1.241</text:p>
          </table:table-cell>
          <table:table-cell table:formula="of:=ROUND([.J23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DSS J130124.95+274953.7</text:p>
          </table:table-cell>
          <table:table-cell office:value-type="float" office:value="195.35398">
            <text:p>195.35398</text:p>
          </table:table-cell>
          <table:table-cell office:value-type="float" office:value="27.83159">
            <text:p>27.831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1.404">
            <text:p>1.404</text:p>
          </table:table-cell>
          <table:table-cell table:formula="of:=ROUND([.J24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DSS J130124.66+275101.7</text:p>
          </table:table-cell>
          <table:table-cell office:value-type="float" office:value="195.35278">
            <text:p>195.35278</text:p>
          </table:table-cell>
          <table:table-cell office:value-type="float" office:value="27.85049">
            <text:p>27.850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0.772">
            <text:p>0.772</text:p>
          </table:table-cell>
          <table:table-cell table:formula="of:=ROUND([.J25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DSS J130119.31+275137.6</text:p>
          </table:table-cell>
          <table:table-cell office:value-type="float" office:value="195.33048">
            <text:p>195.33048</text:p>
          </table:table-cell>
          <table:table-cell office:value-type="float" office:value="27.86048">
            <text:p>27.86048</text:p>
          </table:table-cell>
          <table:table-cell office:value-type="string">
            <text:p>G</text:p>
          </table:table-cell>
          <table:table-cell office:value-type="float" office:value="8209">
            <text:p>8209</text:p>
          </table:table-cell>
          <table:table-cell office:value-type="float" office:value="0.027382">
            <text:p>0.027382</text:p>
          </table:table-cell>
          <table:table-cell office:value-type="string">
            <text:p><text:s text:c="4"/></text:p>
          </table:table-cell>
          <table:table-cell office:value-type="float" office:value="17.28">
            <text:p>17.28</text:p>
          </table:table-cell>
          <table:table-cell office:value-type="float" office:value="2.018">
            <text:p>2.018</text:p>
          </table:table-cell>
          <table:table-cell table:formula="of:=ROUND([.J26])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DSS J130119.48+275002.8</text:p>
          </table:table-cell>
          <table:table-cell office:value-type="float" office:value="195.33118">
            <text:p>195.33118</text:p>
          </table:table-cell>
          <table:table-cell office:value-type="float" office:value="27.83413">
            <text:p>27.83413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5">
            <text:p>20.95</text:p>
          </table:table-cell>
          <table:table-cell office:value-type="float" office:value="2.188">
            <text:p>2.188</text:p>
          </table:table-cell>
          <table:table-cell table:formula="of:=ROUND([.J27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BELL 1656:[BDG95] +1240+0420 </text:p>
          </table:table-cell>
          <table:table-cell office:value-type="float" office:value="195.32833">
            <text:p>195.32833</text:p>
          </table:table-cell>
          <table:table-cell office:value-type="float" office:value="27.85389">
            <text:p>27.85389</text:p>
          </table:table-cell>
          <table:table-cell office:value-type="string">
            <text:p>G</text:p>
          </table:table-cell>
          <table:table-cell office:value-type="float" office:value="-57">
            <text:p>-57</text:p>
          </table:table-cell>
          <table:table-cell office:value-type="float" office:value="-0.00019">
            <text:p>-0.00019</text:p>
          </table:table-cell>
          <table:table-cell office:value-type="string">
            <text:p><text:s text:c="4"/></text:p>
          </table:table-cell>
          <table:table-cell office:value-type="string">
            <text:p><text:s text:c="5"/></text:p>
          </table:table-cell>
          <table:table-cell office:value-type="float" office:value="2.068">
            <text:p>2.068</text:p>
          </table:table-cell>
          <table:table-cell table:formula="of:=ROUND([.J28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BELL 1656:[BDG95] +1495+0455 </text:p>
          </table:table-cell>
          <table:table-cell office:value-type="float" office:value="195.40833">
            <text:p>195.40833</text:p>
          </table:table-cell>
          <table:table-cell office:value-type="float" office:value="27.84417">
            <text:p>27.84417</text:p>
          </table:table-cell>
          <table:table-cell office:value-type="string">
            <text:p>G</text:p>
          </table:table-cell>
          <table:table-cell office:value-type="float" office:value="-128">
            <text:p>-128</text:p>
          </table:table-cell>
          <table:table-cell office:value-type="float" office:value="-0.000427">
            <text:p>-0.000427</text:p>
          </table:table-cell>
          <table:table-cell office:value-type="string">
            <text:p><text:s text:c="4"/></text:p>
          </table:table-cell>
          <table:table-cell office:value-type="string">
            <text:p><text:s text:c="5"/></text:p>
          </table:table-cell>
          <table:table-cell office:value-type="float" office:value="2.227">
            <text:p>2.227</text:p>
          </table:table-cell>
          <table:table-cell table:formula="of:=ROUND([.J29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GC 4921</text:p>
          </table:table-cell>
          <table:table-cell office:value-type="float" office:value="195.35896">
            <text:p>195.35896</text:p>
          </table:table-cell>
          <table:table-cell office:value-type="float" office:value="27.88594">
            <text:p>27.88594</text:p>
          </table:table-cell>
          <table:table-cell office:value-type="string">
            <text:p>G</text:p>
          </table:table-cell>
          <table:table-cell office:value-type="float" office:value="5482">
            <text:p>5482</text:p>
          </table:table-cell>
          <table:table-cell office:value-type="float" office:value="0.018286">
            <text:p>0.018286</text:p>
          </table:table-cell>
          <table:table-cell office:value-type="string">
            <text:p><text:s text:c="4"/></text:p>
          </table:table-cell>
          <table:table-cell office:value-type="string">
            <text:p>13.1g</text:p>
          </table:table-cell>
          <table:table-cell office:value-type="float" office:value="2.094">
            <text:p>2.094</text:p>
          </table:table-cell>
          <table:table-cell table:formula="of:=ROUND([.J30])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BELL 1656:[EF2011] 3256</text:p>
          </table:table-cell>
          <table:table-cell office:value-type="float" office:value="195.35983">
            <text:p>195.35983</text:p>
          </table:table-cell>
          <table:table-cell office:value-type="float" office:value="27.87756">
            <text:p>27.87756</text:p>
          </table:table-cell>
          <table:table-cell office:value-type="string">
            <text:p>G</text:p>
          </table:table-cell>
          <table:table-cell office:value-type="float" office:value="79340">
            <text:p>79340</text:p>
          </table:table-cell>
          <table:table-cell office:value-type="float" office:value="0.26465">
            <text:p>0.26465</text:p>
          </table:table-cell>
          <table:table-cell office:value-type="string">
            <text:p>PHOT</text:p>
          </table:table-cell>
          <table:table-cell office:value-type="string">
            <text:p>18.7J</text:p>
          </table:table-cell>
          <table:table-cell office:value-type="float" office:value="1.593">
            <text:p>1.593</text:p>
          </table:table-cell>
          <table:table-cell table:formula="of:=ROUND([.J31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BELL 1656:[TCB2001] 17-007</text:p>
          </table:table-cell>
          <table:table-cell office:value-type="float" office:value="195.36083">
            <text:p>195.36083</text:p>
          </table:table-cell>
          <table:table-cell office:value-type="float" office:value="27.89231">
            <text:p>27.892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0V</text:p>
          </table:table-cell>
          <table:table-cell office:value-type="float" office:value="2.453">
            <text:p>2.453</text:p>
          </table:table-cell>
          <table:table-cell table:formula="of:=ROUND([.J32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DSS J130121.50+275240.8</text:p>
          </table:table-cell>
          <table:table-cell office:value-type="float" office:value="195.3396">
            <text:p>195.3396</text:p>
          </table:table-cell>
          <table:table-cell office:value-type="float" office:value="27.87801">
            <text:p>27.878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r</text:p>
          </table:table-cell>
          <table:table-cell office:value-type="float" office:value="2.149">
            <text:p>2.149</text:p>
          </table:table-cell>
          <table:table-cell table:formula="of:=ROUND([.J33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DSS J130121.01+275225.0</text:p>
          </table:table-cell>
          <table:table-cell office:value-type="float" office:value="195.33758">
            <text:p>195.33758</text:p>
          </table:table-cell>
          <table:table-cell office:value-type="float" office:value="27.87363">
            <text:p>27.873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2.046">
            <text:p>2.046</text:p>
          </table:table-cell>
          <table:table-cell table:formula="of:=ROUND([.J34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DSS J130120.33+275230.0</text:p>
          </table:table-cell>
          <table:table-cell office:value-type="float" office:value="195.33471">
            <text:p>195.33471</text:p>
          </table:table-cell>
          <table:table-cell office:value-type="float" office:value="27.87503">
            <text:p>27.875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2.217">
            <text:p>2.217</text:p>
          </table:table-cell>
          <table:table-cell table:formula="of:=ROUND([.J35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DSS J130134.84+275046.7</text:p>
          </table:table-cell>
          <table:table-cell office:value-type="float" office:value="195.3952">
            <text:p>195.3952</text:p>
          </table:table-cell>
          <table:table-cell office:value-type="float" office:value="27.84633">
            <text:p>27.846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1.519">
            <text:p>1.519</text:p>
          </table:table-cell>
          <table:table-cell table:formula="of:=ROUND([.J3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DSS J130120.78+275020.2</text:p>
          </table:table-cell>
          <table:table-cell office:value-type="float" office:value="195.33659">
            <text:p>195.33659</text:p>
          </table:table-cell>
          <table:table-cell office:value-type="float" office:value="27.83896">
            <text:p>27.838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1.801">
            <text:p>1.801</text:p>
          </table:table-cell>
          <table:table-cell table:formula="of:=ROUND([.J37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[IBG2003] J130133+274943</text:p>
          </table:table-cell>
          <table:table-cell office:value-type="float" office:value="195.38958">
            <text:p>195.38958</text:p>
          </table:table-cell>
          <table:table-cell office:value-type="float" office:value="27.82861">
            <text:p>27.828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1.829">
            <text:p>1.829</text:p>
          </table:table-cell>
          <table:table-cell table:formula="of:=ROUND([.J38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DSS J130128.57+274931.5</text:p>
          </table:table-cell>
          <table:table-cell office:value-type="float" office:value="195.36904">
            <text:p>195.36904</text:p>
          </table:table-cell>
          <table:table-cell office:value-type="float" office:value="27.82542">
            <text:p>27.825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1.587">
            <text:p>1.587</text:p>
          </table:table-cell>
          <table:table-cell table:formula="of:=ROUND([.J39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[IBG2003] J130136+275039</text:p>
          </table:table-cell>
          <table:table-cell office:value-type="float" office:value="195.40167">
            <text:p>195.40167</text:p>
          </table:table-cell>
          <table:table-cell office:value-type="float" office:value="27.84417">
            <text:p>27.844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1.883">
            <text:p>1.883</text:p>
          </table:table-cell>
          <table:table-cell table:formula="of:=ROUND([.J40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2" office:value-type="string">
            <text:p>SDSS J130123.95+275316.6</text:p>
          </table:table-cell>
          <table:table-cell table:style-name="ce2" office:value-type="float" office:value="195.34983">
            <text:p>195.34983</text:p>
          </table:table-cell>
          <table:table-cell table:style-name="ce2" office:value-type="float" office:value="27.88796">
            <text:p>27.88796</text:p>
          </table:table-cell>
          <table:table-cell table:style-name="ce2" office:value-type="string">
            <text:p>G</text:p>
          </table:table-cell>
          <table:table-cell table:style-name="ce2" office:value-type="float" office:value="5861">
            <text:p>5861</text:p>
          </table:table-cell>
          <table:table-cell table:style-name="ce2" office:value-type="float" office:value="0.01955">
            <text:p>0.01955</text:p>
          </table:table-cell>
          <table:table-cell table:style-name="ce2" office:value-type="string">
            <text:p>PHOT</text:p>
          </table:table-cell>
          <table:table-cell table:style-name="ce2" office:value-type="string">
            <text:p>21.0g</text:p>
          </table:table-cell>
          <table:table-cell table:style-name="ce2" office:value-type="float" office:value="2.357">
            <text:p>2.357</text:p>
          </table:table-cell>
          <table:table-cell table:formula="of:=ROUND([.J41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BELL 1656:[EF2011] 3284</text:p>
          </table:table-cell>
          <table:table-cell office:value-type="float" office:value="195.35091">
            <text:p>195.35091</text:p>
          </table:table-cell>
          <table:table-cell office:value-type="float" office:value="27.88445">
            <text:p>27.88445</text:p>
          </table:table-cell>
          <table:table-cell office:value-type="string">
            <text:p>G</text:p>
          </table:table-cell>
          <table:table-cell office:value-type="float" office:value="27302">
            <text:p>27302</text:p>
          </table:table-cell>
          <table:table-cell office:value-type="float" office:value="0.09107">
            <text:p>0.09107</text:p>
          </table:table-cell>
          <table:table-cell office:value-type="string">
            <text:p>PHOT</text:p>
          </table:table-cell>
          <table:table-cell office:value-type="string">
            <text:p>21.3g</text:p>
          </table:table-cell>
          <table:table-cell office:value-type="float" office:value="2.141">
            <text:p>2.141</text:p>
          </table:table-cell>
          <table:table-cell table:formula="of:=ROUND([.J42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DSS J130129.99+275235.9</text:p>
          </table:table-cell>
          <table:table-cell office:value-type="float" office:value="195.37499">
            <text:p>195.37499</text:p>
          </table:table-cell>
          <table:table-cell office:value-type="float" office:value="27.87665">
            <text:p>27.876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r</text:p>
          </table:table-cell>
          <table:table-cell office:value-type="float" office:value="1.545">
            <text:p>1.545</text:p>
          </table:table-cell>
          <table:table-cell table:formula="of:=ROUND([.J43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BELL 1656:[EF2011] 3347</text:p>
          </table:table-cell>
          <table:table-cell office:value-type="float" office:value="195.3656">
            <text:p>195.3656</text:p>
          </table:table-cell>
          <table:table-cell office:value-type="float" office:value="27.89315">
            <text:p>27.89315</text:p>
          </table:table-cell>
          <table:table-cell office:value-type="string">
            <text:p>G</text:p>
          </table:table-cell>
          <table:table-cell office:value-type="float" office:value="118244">
            <text:p>118244</text:p>
          </table:table-cell>
          <table:table-cell office:value-type="float" office:value="0.39442">
            <text:p>0.39442</text:p>
          </table:table-cell>
          <table:table-cell office:value-type="string">
            <text:p>PHOT</text:p>
          </table:table-cell>
          <table:table-cell office:value-type="string">
            <text:p>21.5g</text:p>
          </table:table-cell>
          <table:table-cell office:value-type="float" office:value="2.481">
            <text:p>2.481</text:p>
          </table:table-cell>
          <table:table-cell table:formula="of:=ROUND([.J44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DSS J130126.75+274928.8</text:p>
          </table:table-cell>
          <table:table-cell office:value-type="float" office:value="195.36147">
            <text:p>195.36147</text:p>
          </table:table-cell>
          <table:table-cell office:value-type="float" office:value="27.82468">
            <text:p>27.824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1.657">
            <text:p>1.657</text:p>
          </table:table-cell>
          <table:table-cell table:formula="of:=ROUND([.J4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DSS J130130.41+274915.9</text:p>
          </table:table-cell>
          <table:table-cell office:value-type="float" office:value="195.37674">
            <text:p>195.37674</text:p>
          </table:table-cell>
          <table:table-cell office:value-type="float" office:value="27.82109">
            <text:p>27.821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1.911">
            <text:p>1.911</text:p>
          </table:table-cell>
          <table:table-cell table:formula="of:=ROUND([.J4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DSS J130124.53+274911.9</text:p>
          </table:table-cell>
          <table:table-cell office:value-type="float" office:value="195.35222">
            <text:p>195.35222</text:p>
          </table:table-cell>
          <table:table-cell office:value-type="float" office:value="27.81998">
            <text:p>27.819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07">
            <text:p>2.07</text:p>
          </table:table-cell>
          <table:table-cell table:formula="of:=ROUND([.J4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DSS J130138.07+275123.6</text:p>
          </table:table-cell>
          <table:table-cell office:value-type="float" office:value="195.40864">
            <text:p>195.40864</text:p>
          </table:table-cell>
          <table:table-cell office:value-type="float" office:value="27.85656">
            <text:p>27.856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214">
            <text:p>2.214</text:p>
          </table:table-cell>
          <table:table-cell table:formula="of:=ROUND([.J4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DSS J130123.55+274910.4</text:p>
          </table:table-cell>
          <table:table-cell office:value-type="float" office:value="195.34814">
            <text:p>195.34814</text:p>
          </table:table-cell>
          <table:table-cell office:value-type="float" office:value="27.81956">
            <text:p>27.819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186">
            <text:p>2.186</text:p>
          </table:table-cell>
          <table:table-cell table:formula="of:=ROUND([.J4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DSS J130138.20+275057.8</text:p>
          </table:table-cell>
          <table:table-cell office:value-type="float" office:value="195.4092">
            <text:p>195.4092</text:p>
          </table:table-cell>
          <table:table-cell office:value-type="float" office:value="27.8494">
            <text:p>27.84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23">
            <text:p>2.23</text:p>
          </table:table-cell>
          <table:table-cell table:formula="of:=ROUND([.J5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DSS J130129.52+274847.5</text:p>
          </table:table-cell>
          <table:table-cell office:value-type="float" office:value="195.37301">
            <text:p>195.37301</text:p>
          </table:table-cell>
          <table:table-cell office:value-type="float" office:value="27.81321">
            <text:p>27.813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337">
            <text:p>2.337</text:p>
          </table:table-cell>
          <table:table-cell table:formula="of:=ROUND([.J5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DSS J130124.74+274939.0</text:p>
          </table:table-cell>
          <table:table-cell office:value-type="float" office:value="195.35309">
            <text:p>195.35309</text:p>
          </table:table-cell>
          <table:table-cell office:value-type="float" office:value="27.82752">
            <text:p>27.827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1.64">
            <text:p>1.64</text:p>
          </table:table-cell>
          <table:table-cell table:formula="of:=ROUND([.J5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DSS J130118.00+275013.9</text:p>
          </table:table-cell>
          <table:table-cell office:value-type="float" office:value="195.325">
            <text:p>195.325</text:p>
          </table:table-cell>
          <table:table-cell office:value-type="float" office:value="27.8372">
            <text:p>27.83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2.407">
            <text:p>2.407</text:p>
          </table:table-cell>
          <table:table-cell table:formula="of:=ROUND([.J5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DSS J130127.33+274927.6</text:p>
          </table:table-cell>
          <table:table-cell office:value-type="float" office:value="195.36389">
            <text:p>195.36389</text:p>
          </table:table-cell>
          <table:table-cell office:value-type="float" office:value="27.82435">
            <text:p>27.82435</text:p>
          </table:table-cell>
          <table:table-cell office:value-type="string">
            <text:p>G</text:p>
          </table:table-cell>
          <table:table-cell office:value-type="float" office:value="85441">
            <text:p>85441</text:p>
          </table:table-cell>
          <table:table-cell office:value-type="float" office:value="0.285">
            <text:p>0.285</text:p>
          </table:table-cell>
          <table:table-cell office:value-type="string">
            <text:p>PHOT</text:p>
          </table:table-cell>
          <table:table-cell office:value-type="string">
            <text:p>22.6g</text:p>
          </table:table-cell>
          <table:table-cell office:value-type="float" office:value="1.658">
            <text:p>1.658</text:p>
          </table:table-cell>
          <table:table-cell table:formula="of:=ROUND([.J54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DSS J130137.35+275215.4</text:p>
          </table:table-cell>
          <table:table-cell office:value-type="float" office:value="195.40566">
            <text:p>195.40566</text:p>
          </table:table-cell>
          <table:table-cell office:value-type="float" office:value="27.87095">
            <text:p>27.870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338">
            <text:p>2.338</text:p>
          </table:table-cell>
          <table:table-cell table:formula="of:=ROUND([.J5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DSS J130122.46+274922.5</text:p>
          </table:table-cell>
          <table:table-cell office:value-type="float" office:value="195.34359">
            <text:p>195.34359</text:p>
          </table:table-cell>
          <table:table-cell office:value-type="float" office:value="27.82293">
            <text:p>27.822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14">
            <text:p>2.14</text:p>
          </table:table-cell>
          <table:table-cell table:formula="of:=ROUND([.J5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DSS J130134.50+275242.8</text:p>
          </table:table-cell>
          <table:table-cell office:value-type="float" office:value="195.39377">
            <text:p>195.39377</text:p>
          </table:table-cell>
          <table:table-cell office:value-type="float" office:value="27.87857">
            <text:p>27.87857</text:p>
          </table:table-cell>
          <table:table-cell office:value-type="string">
            <text:p>G</text:p>
          </table:table-cell>
          <table:table-cell office:value-type="float" office:value="74606">
            <text:p>74606</text:p>
          </table:table-cell>
          <table:table-cell office:value-type="float" office:value="0.24886">
            <text:p>0.24886</text:p>
          </table:table-cell>
          <table:table-cell office:value-type="string">
            <text:p>PHOT</text:p>
          </table:table-cell>
          <table:table-cell office:value-type="string">
            <text:p>22.9g</text:p>
          </table:table-cell>
          <table:table-cell office:value-type="float" office:value="2.134">
            <text:p>2.134</text:p>
          </table:table-cell>
          <table:table-cell table:formula="of:=ROUND([.J57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DSS J130134.48+275230.7</text:p>
          </table:table-cell>
          <table:table-cell office:value-type="float" office:value="195.39368">
            <text:p>195.39368</text:p>
          </table:table-cell>
          <table:table-cell office:value-type="float" office:value="27.8752">
            <text:p>27.87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1.983">
            <text:p>1.983</text:p>
          </table:table-cell>
          <table:table-cell table:formula="of:=ROUND([.J5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DSS J130134.43+275017.1</text:p>
          </table:table-cell>
          <table:table-cell office:value-type="float" office:value="195.39346">
            <text:p>195.39346</text:p>
          </table:table-cell>
          <table:table-cell office:value-type="float" office:value="27.83809">
            <text:p>27.838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1.616">
            <text:p>1.616</text:p>
          </table:table-cell>
          <table:table-cell table:formula="of:=ROUND([.J5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DSS J130136.37+275039.3</text:p>
          </table:table-cell>
          <table:table-cell office:value-type="float" office:value="195.40156">
            <text:p>195.40156</text:p>
          </table:table-cell>
          <table:table-cell office:value-type="float" office:value="27.84426">
            <text:p>27.844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1.876">
            <text:p>1.876</text:p>
          </table:table-cell>
          <table:table-cell table:formula="of:=ROUND([.J6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DSS J130134.55+275010.6</text:p>
          </table:table-cell>
          <table:table-cell office:value-type="float" office:value="195.39398">
            <text:p>195.39398</text:p>
          </table:table-cell>
          <table:table-cell office:value-type="float" office:value="27.8363">
            <text:p>27.83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1.697">
            <text:p>1.697</text:p>
          </table:table-cell>
          <table:table-cell table:formula="of:=ROUND([.J6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DSS J130136.39+275035.6</text:p>
          </table:table-cell>
          <table:table-cell office:value-type="float" office:value="195.40165">
            <text:p>195.40165</text:p>
          </table:table-cell>
          <table:table-cell office:value-type="float" office:value="27.84325">
            <text:p>27.843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1.896">
            <text:p>1.896</text:p>
          </table:table-cell>
          <table:table-cell table:formula="of:=ROUND([.J6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DSS J130120.03+274950.6</text:p>
          </table:table-cell>
          <table:table-cell office:value-type="float" office:value="195.33346">
            <text:p>195.33346</text:p>
          </table:table-cell>
          <table:table-cell office:value-type="float" office:value="27.83074">
            <text:p>27.830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2.194">
            <text:p>2.194</text:p>
          </table:table-cell>
          <table:table-cell table:formula="of:=ROUND([.J6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DSS J130127.87+275329.3</text:p>
          </table:table-cell>
          <table:table-cell office:value-type="float" office:value="195.36615">
            <text:p>195.36615</text:p>
          </table:table-cell>
          <table:table-cell office:value-type="float" office:value="27.89149">
            <text:p>27.891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2.38">
            <text:p>2.38</text:p>
          </table:table-cell>
          <table:table-cell table:formula="of:=ROUND([.J6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DSS J130120.85+275203.5</text:p>
          </table:table-cell>
          <table:table-cell office:value-type="float" office:value="195.33688">
            <text:p>195.33688</text:p>
          </table:table-cell>
          <table:table-cell office:value-type="float" office:value="27.86766">
            <text:p>27.867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1.87">
            <text:p>1.87</text:p>
          </table:table-cell>
          <table:table-cell table:formula="of:=ROUND([.J6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DSS J130134.46+275026.6</text:p>
          </table:table-cell>
          <table:table-cell office:value-type="float" office:value="195.39362">
            <text:p>195.39362</text:p>
          </table:table-cell>
          <table:table-cell office:value-type="float" office:value="27.84073">
            <text:p>27.840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1.549">
            <text:p>1.549</text:p>
          </table:table-cell>
          <table:table-cell table:formula="of:=ROUND([.J6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DSS J130133.98+274956.6</text:p>
          </table:table-cell>
          <table:table-cell office:value-type="float" office:value="195.39162">
            <text:p>195.39162</text:p>
          </table:table-cell>
          <table:table-cell office:value-type="float" office:value="27.83241">
            <text:p>27.832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1.74">
            <text:p>1.74</text:p>
          </table:table-cell>
          <table:table-cell table:formula="of:=ROUND([.J6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DSS J130118.72+275204.5</text:p>
          </table:table-cell>
          <table:table-cell office:value-type="float" office:value="195.32803">
            <text:p>195.32803</text:p>
          </table:table-cell>
          <table:table-cell office:value-type="float" office:value="27.86794">
            <text:p>27.867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2.294">
            <text:p>2.294</text:p>
          </table:table-cell>
          <table:table-cell table:formula="of:=ROUND([.J6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DSS J130125.94+274938.7</text:p>
          </table:table-cell>
          <table:table-cell office:value-type="float" office:value="195.35811">
            <text:p>195.35811</text:p>
          </table:table-cell>
          <table:table-cell office:value-type="float" office:value="27.82743">
            <text:p>27.827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1.542">
            <text:p>1.542</text:p>
          </table:table-cell>
          <table:table-cell table:formula="of:=ROUND([.J6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NGC 4919</text:p>
          </table:table-cell>
          <table:table-cell office:value-type="float" office:value="195.3233">
            <text:p>195.3233</text:p>
          </table:table-cell>
          <table:table-cell office:value-type="float" office:value="27.80909">
            <text:p>27.80909</text:p>
          </table:table-cell>
          <table:table-cell office:value-type="string">
            <text:p>G</text:p>
          </table:table-cell>
          <table:table-cell office:value-type="float" office:value="7334">
            <text:p>7334</text:p>
          </table:table-cell>
          <table:table-cell office:value-type="float" office:value="0.024464">
            <text:p>0.024464</text:p>
          </table:table-cell>
          <table:table-cell office:value-type="string">
            <text:p><text:s text:c="4"/></text:p>
          </table:table-cell>
          <table:table-cell office:value-type="string">
            <text:p>14.6g</text:p>
          </table:table-cell>
          <table:table-cell office:value-type="float" office:value="3.466">
            <text:p>3.466</text:p>
          </table:table-cell>
          <table:table-cell table:formula="of:=ROUND([.J70])"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DSS J130115.89+275214.2</text:p>
          </table:table-cell>
          <table:table-cell office:value-type="float" office:value="195.31625">
            <text:p>195.31625</text:p>
          </table:table-cell>
          <table:table-cell office:value-type="float" office:value="27.87063">
            <text:p>27.870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2.931">
            <text:p>2.931</text:p>
          </table:table-cell>
          <table:table-cell table:formula="of:=ROUND([.J7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DSS J130120.99+274905.2</text:p>
          </table:table-cell>
          <table:table-cell office:value-type="float" office:value="195.33749">
            <text:p>195.33749</text:p>
          </table:table-cell>
          <table:table-cell office:value-type="float" office:value="27.81812">
            <text:p>27.818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2.566">
            <text:p>2.566</text:p>
          </table:table-cell>
          <table:table-cell table:formula="of:=ROUND([.J7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DSS J130118.21+275229.1</text:p>
          </table:table-cell>
          <table:table-cell office:value-type="float" office:value="195.32588">
            <text:p>195.32588</text:p>
          </table:table-cell>
          <table:table-cell office:value-type="float" office:value="27.87476">
            <text:p>27.874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2.59">
            <text:p>2.59</text:p>
          </table:table-cell>
          <table:table-cell table:formula="of:=ROUND([.J73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DSS J130116.23+275005.2</text:p>
          </table:table-cell>
          <table:table-cell office:value-type="float" office:value="195.31765">
            <text:p>195.31765</text:p>
          </table:table-cell>
          <table:table-cell office:value-type="float" office:value="27.8348">
            <text:p>27.83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2.823">
            <text:p>2.823</text:p>
          </table:table-cell>
          <table:table-cell table:formula="of:=ROUND([.J74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[IBG2003] J130130+275350</text:p>
          </table:table-cell>
          <table:table-cell office:value-type="float" office:value="195.37792">
            <text:p>195.37792</text:p>
          </table:table-cell>
          <table:table-cell office:value-type="float" office:value="27.89722">
            <text:p>27.897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2.782">
            <text:p>2.782</text:p>
          </table:table-cell>
          <table:table-cell table:formula="of:=ROUND([.J75]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DSS J130117.18+275243.6</text:p>
          </table:table-cell>
          <table:table-cell office:value-type="float" office:value="195.32159">
            <text:p>195.32159</text:p>
          </table:table-cell>
          <table:table-cell office:value-type="float" office:value="27.8788">
            <text:p>27.8788</text:p>
          </table:table-cell>
          <table:table-cell office:value-type="string">
            <text:p>G</text:p>
          </table:table-cell>
          <table:table-cell office:value-type="float" office:value="137560">
            <text:p>137560</text:p>
          </table:table-cell>
          <table:table-cell office:value-type="float" office:value="0.45885">
            <text:p>0.45885</text:p>
          </table:table-cell>
          <table:table-cell office:value-type="string">
            <text:p>PHOT</text:p>
          </table:table-cell>
          <table:table-cell office:value-type="string">
            <text:p>20.4r</text:p>
          </table:table-cell>
          <table:table-cell office:value-type="float" office:value="2.913">
            <text:p>2.913</text:p>
          </table:table-cell>
          <table:table-cell table:formula="of:=ROUND([.J76])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DSS J130120.45+275404.7</text:p>
          </table:table-cell>
          <table:table-cell office:value-type="float" office:value="195.33524">
            <text:p>195.33524</text:p>
          </table:table-cell>
          <table:table-cell office:value-type="float" office:value="27.90132">
            <text:p>27.901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3.421">
            <text:p>3.421</text:p>
          </table:table-cell>
          <table:table-cell table:formula="of:=ROUND([.J77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DSS J130138.14+275220.6</text:p>
          </table:table-cell>
          <table:table-cell office:value-type="float" office:value="195.40896">
            <text:p>195.40896</text:p>
          </table:table-cell>
          <table:table-cell office:value-type="float" office:value="27.8724">
            <text:p>27.87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2.534">
            <text:p>2.534</text:p>
          </table:table-cell>
          <table:table-cell table:formula="of:=ROUND([.J78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[IBG2003] J130120+275337</text:p>
          </table:table-cell>
          <table:table-cell office:value-type="float" office:value="195.33667">
            <text:p>195.33667</text:p>
          </table:table-cell>
          <table:table-cell office:value-type="float" office:value="27.89361">
            <text:p>27.893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2.986">
            <text:p>2.986</text:p>
          </table:table-cell>
          <table:table-cell table:formula="of:=ROUND([.J79]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DSS J130112.89+275037.3</text:p>
          </table:table-cell>
          <table:table-cell office:value-type="float" office:value="195.30375">
            <text:p>195.30375</text:p>
          </table:table-cell>
          <table:table-cell office:value-type="float" office:value="27.84371">
            <text:p>27.843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3.404">
            <text:p>3.404</text:p>
          </table:table-cell>
          <table:table-cell table:formula="of:=ROUND([.J80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DSS J130130.99+274800.4</text:p>
          </table:table-cell>
          <table:table-cell office:value-type="float" office:value="195.37914">
            <text:p>195.37914</text:p>
          </table:table-cell>
          <table:table-cell office:value-type="float" office:value="27.80012">
            <text:p>27.800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3.166">
            <text:p>3.166</text:p>
          </table:table-cell>
          <table:table-cell table:formula="of:=ROUND([.J8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DSS J130119.31+275253.1</text:p>
          </table:table-cell>
          <table:table-cell office:value-type="float" office:value="195.3305">
            <text:p>195.3305</text:p>
          </table:table-cell>
          <table:table-cell office:value-type="float" office:value="27.88144">
            <text:p>27.881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2.638">
            <text:p>2.638</text:p>
          </table:table-cell>
          <table:table-cell table:formula="of:=ROUND([.J8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DSS J130140.88+274952.2</text:p>
          </table:table-cell>
          <table:table-cell office:value-type="float" office:value="195.42036">
            <text:p>195.42036</text:p>
          </table:table-cell>
          <table:table-cell office:value-type="float" office:value="27.83119">
            <text:p>27.831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3.078">
            <text:p>3.078</text:p>
          </table:table-cell>
          <table:table-cell table:formula="of:=ROUND([.J83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[IBG2003] J130115+275018</text:p>
          </table:table-cell>
          <table:table-cell office:value-type="float" office:value="195.31615">
            <text:p>195.31615</text:p>
          </table:table-cell>
          <table:table-cell office:value-type="float" office:value="27.83866">
            <text:p>27.83866</text:p>
          </table:table-cell>
          <table:table-cell office:value-type="string">
            <text:p>G</text:p>
          </table:table-cell>
          <table:table-cell office:value-type="float" office:value="121125">
            <text:p>121125</text:p>
          </table:table-cell>
          <table:table-cell office:value-type="float" office:value="0.40403">
            <text:p>0.40403</text:p>
          </table:table-cell>
          <table:table-cell office:value-type="string">
            <text:p>PHOT</text:p>
          </table:table-cell>
          <table:table-cell office:value-type="string">
            <text:p>20.8r</text:p>
          </table:table-cell>
          <table:table-cell office:value-type="float" office:value="2.824">
            <text:p>2.824</text:p>
          </table:table-cell>
          <table:table-cell table:formula="of:=ROUND([.J84])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DSS J130131.34+275413.4</text:p>
          </table:table-cell>
          <table:table-cell office:value-type="float" office:value="195.3806">
            <text:p>195.3806</text:p>
          </table:table-cell>
          <table:table-cell office:value-type="float" office:value="27.90374">
            <text:p>27.903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3.195">
            <text:p>3.195</text:p>
          </table:table-cell>
          <table:table-cell table:formula="of:=ROUND([.J85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DSS J130140.73+275036.2</text:p>
          </table:table-cell>
          <table:table-cell office:value-type="float" office:value="195.41973">
            <text:p>195.41973</text:p>
          </table:table-cell>
          <table:table-cell office:value-type="float" office:value="27.8434">
            <text:p>27.8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2.83">
            <text:p>2.83</text:p>
          </table:table-cell>
          <table:table-cell table:formula="of:=ROUND([.J86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[IBG2003] J130113+275134</text:p>
          </table:table-cell>
          <table:table-cell office:value-type="float" office:value="195.30469">
            <text:p>195.30469</text:p>
          </table:table-cell>
          <table:table-cell office:value-type="float" office:value="27.85953">
            <text:p>27.859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3.351">
            <text:p>3.351</text:p>
          </table:table-cell>
          <table:table-cell table:formula="of:=ROUND([.J87])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DSS J130127.92+275409.2</text:p>
          </table:table-cell>
          <table:table-cell office:value-type="float" office:value="195.36635">
            <text:p>195.36635</text:p>
          </table:table-cell>
          <table:table-cell office:value-type="float" office:value="27.90257">
            <text:p>27.902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3.045">
            <text:p>3.045</text:p>
          </table:table-cell>
          <table:table-cell table:formula="of:=ROUND([.J8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DSS J130137.48+274824.5</text:p>
          </table:table-cell>
          <table:table-cell office:value-type="float" office:value="195.40618">
            <text:p>195.40618</text:p>
          </table:table-cell>
          <table:table-cell office:value-type="float" office:value="27.80681">
            <text:p>27.806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3.4">
            <text:p>3.4</text:p>
          </table:table-cell>
          <table:table-cell table:formula="of:=ROUND([.J8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DSS J130139.17+275309.6</text:p>
          </table:table-cell>
          <table:table-cell office:value-type="float" office:value="195.41322">
            <text:p>195.41322</text:p>
          </table:table-cell>
          <table:table-cell office:value-type="float" office:value="27.88602">
            <text:p>27.886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3.187">
            <text:p>3.187</text:p>
          </table:table-cell>
          <table:table-cell table:formula="of:=ROUND([.J9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DSS J130120.19+275254.1</text:p>
          </table:table-cell>
          <table:table-cell office:value-type="float" office:value="195.33415">
            <text:p>195.33415</text:p>
          </table:table-cell>
          <table:table-cell office:value-type="float" office:value="27.8817">
            <text:p>27.88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2.509">
            <text:p>2.509</text:p>
          </table:table-cell>
          <table:table-cell table:formula="of:=ROUND([.J9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DSS J130117.36+274903.5</text:p>
          </table:table-cell>
          <table:table-cell office:value-type="float" office:value="195.32234">
            <text:p>195.32234</text:p>
          </table:table-cell>
          <table:table-cell office:value-type="float" office:value="27.81765">
            <text:p>27.817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3.144">
            <text:p>3.144</text:p>
          </table:table-cell>
          <table:table-cell table:formula="of:=ROUND([.J9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DSS J130116.90+275307.3</text:p>
          </table:table-cell>
          <table:table-cell office:value-type="float" office:value="195.32045">
            <text:p>195.32045</text:p>
          </table:table-cell>
          <table:table-cell office:value-type="float" office:value="27.88538">
            <text:p>27.885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3.196">
            <text:p>3.196</text:p>
          </table:table-cell>
          <table:table-cell table:formula="of:=ROUND([.J9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DSS J130136.58+274916.8</text:p>
          </table:table-cell>
          <table:table-cell office:value-type="float" office:value="195.40243">
            <text:p>195.40243</text:p>
          </table:table-cell>
          <table:table-cell office:value-type="float" office:value="27.82136">
            <text:p>27.821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2.613">
            <text:p>2.613</text:p>
          </table:table-cell>
          <table:table-cell table:formula="of:=ROUND([.J9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DSS J130130.69+275350.0</text:p>
          </table:table-cell>
          <table:table-cell office:value-type="float" office:value="195.3779">
            <text:p>195.3779</text:p>
          </table:table-cell>
          <table:table-cell office:value-type="float" office:value="27.89723">
            <text:p>27.897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2.782">
            <text:p>2.782</text:p>
          </table:table-cell>
          <table:table-cell table:formula="of:=ROUND([.J9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DSS J130119.36+275306.9</text:p>
          </table:table-cell>
          <table:table-cell office:value-type="float" office:value="195.33067">
            <text:p>195.33067</text:p>
          </table:table-cell>
          <table:table-cell office:value-type="float" office:value="27.88525">
            <text:p>27.885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2.79">
            <text:p>2.79</text:p>
          </table:table-cell>
          <table:table-cell table:formula="of:=ROUND([.J9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DSS J130141.20+275148.1</text:p>
          </table:table-cell>
          <table:table-cell office:value-type="float" office:value="195.42169">
            <text:p>195.42169</text:p>
          </table:table-cell>
          <table:table-cell office:value-type="float" office:value="27.86338">
            <text:p>27.863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2.97">
            <text:p>2.97</text:p>
          </table:table-cell>
          <table:table-cell table:formula="of:=ROUND([.J9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DSS J130134.86+275308.9</text:p>
          </table:table-cell>
          <table:table-cell office:value-type="float" office:value="195.39528">
            <text:p>195.39528</text:p>
          </table:table-cell>
          <table:table-cell office:value-type="float" office:value="27.88582">
            <text:p>27.885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524">
            <text:p>2.524</text:p>
          </table:table-cell>
          <table:table-cell table:formula="of:=ROUND([.J9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DSS J130141.42+275108.3</text:p>
          </table:table-cell>
          <table:table-cell office:value-type="float" office:value="195.4226">
            <text:p>195.4226</text:p>
          </table:table-cell>
          <table:table-cell office:value-type="float" office:value="27.85231">
            <text:p>27.852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937">
            <text:p>2.937</text:p>
          </table:table-cell>
          <table:table-cell table:formula="of:=ROUND([.J9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SDSS J130115.02+275242.2</text:p>
          </table:table-cell>
          <table:table-cell office:value-type="float" office:value="195.31261">
            <text:p>195.31261</text:p>
          </table:table-cell>
          <table:table-cell office:value-type="float" office:value="27.87839">
            <text:p>27.878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307">
            <text:p>3.307</text:p>
          </table:table-cell>
          <table:table-cell table:formula="of:=ROUND([.J100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DSS J130139.17+275141.7</text:p>
          </table:table-cell>
          <table:table-cell office:value-type="float" office:value="195.41324">
            <text:p>195.41324</text:p>
          </table:table-cell>
          <table:table-cell office:value-type="float" office:value="27.86159">
            <text:p>27.861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509">
            <text:p>2.509</text:p>
          </table:table-cell>
          <table:table-cell table:formula="of:=ROUND([.J10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DSS J130120.63+275303.0</text:p>
          </table:table-cell>
          <table:table-cell office:value-type="float" office:value="195.33599">
            <text:p>195.33599</text:p>
          </table:table-cell>
          <table:table-cell office:value-type="float" office:value="27.88418">
            <text:p>27.884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553">
            <text:p>2.553</text:p>
          </table:table-cell>
          <table:table-cell table:formula="of:=ROUND([.J10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DSS J130139.77+275308.1</text:p>
          </table:table-cell>
          <table:table-cell office:value-type="float" office:value="195.41573">
            <text:p>195.41573</text:p>
          </table:table-cell>
          <table:table-cell office:value-type="float" office:value="27.88559">
            <text:p>27.885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274">
            <text:p>3.274</text:p>
          </table:table-cell>
          <table:table-cell table:formula="of:=ROUND([.J10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DSS J130125.91+274830.0</text:p>
          </table:table-cell>
          <table:table-cell office:value-type="float" office:value="195.35797">
            <text:p>195.35797</text:p>
          </table:table-cell>
          <table:table-cell office:value-type="float" office:value="27.80835">
            <text:p>27.808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2.655">
            <text:p>2.655</text:p>
          </table:table-cell>
          <table:table-cell table:formula="of:=ROUND([.J10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DSS J130125.47+275422.1</text:p>
          </table:table-cell>
          <table:table-cell office:value-type="float" office:value="195.35613">
            <text:p>195.35613</text:p>
          </table:table-cell>
          <table:table-cell office:value-type="float" office:value="27.90615">
            <text:p>27.906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312">
            <text:p>3.312</text:p>
          </table:table-cell>
          <table:table-cell table:formula="of:=ROUND([.J10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DSS J130113.08+275133.7</text:p>
          </table:table-cell>
          <table:table-cell office:value-type="float" office:value="195.30454">
            <text:p>195.30454</text:p>
          </table:table-cell>
          <table:table-cell office:value-type="float" office:value="27.85938">
            <text:p>27.859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357">
            <text:p>3.357</text:p>
          </table:table-cell>
          <table:table-cell table:formula="of:=ROUND([.J10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DSS J130114.72+275122.9</text:p>
          </table:table-cell>
          <table:table-cell office:value-type="float" office:value="195.31137">
            <text:p>195.31137</text:p>
          </table:table-cell>
          <table:table-cell office:value-type="float" office:value="27.85637">
            <text:p>27.856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2.977">
            <text:p>2.977</text:p>
          </table:table-cell>
          <table:table-cell table:formula="of:=ROUND([.J10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DSS J130139.22+274846.6</text:p>
          </table:table-cell>
          <table:table-cell office:value-type="float" office:value="195.41345">
            <text:p>195.41345</text:p>
          </table:table-cell>
          <table:table-cell office:value-type="float" office:value="27.81295">
            <text:p>27.812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384">
            <text:p>3.384</text:p>
          </table:table-cell>
          <table:table-cell table:formula="of:=ROUND([.J10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BELL 1656:[EF2011] 2936</text:p>
          </table:table-cell>
          <table:table-cell office:value-type="float" office:value="195.37984">
            <text:p>195.37984</text:p>
          </table:table-cell>
          <table:table-cell office:value-type="float" office:value="27.81018">
            <text:p>27.81018</text:p>
          </table:table-cell>
          <table:table-cell office:value-type="string">
            <text:p>G</text:p>
          </table:table-cell>
          <table:table-cell office:value-type="float" office:value="165015">
            <text:p>165015</text:p>
          </table:table-cell>
          <table:table-cell office:value-type="float" office:value="0.55043">
            <text:p>0.55043</text:p>
          </table:table-cell>
          <table:table-cell office:value-type="string">
            <text:p>PHOT</text:p>
          </table:table-cell>
          <table:table-cell office:value-type="string">
            <text:p>22.6g</text:p>
          </table:table-cell>
          <table:table-cell office:value-type="float" office:value="2.587">
            <text:p>2.587</text:p>
          </table:table-cell>
          <table:table-cell table:formula="of:=ROUND([.J109]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DSS J130134.76+275332.2</text:p>
          </table:table-cell>
          <table:table-cell office:value-type="float" office:value="195.39483">
            <text:p>195.39483</text:p>
          </table:table-cell>
          <table:table-cell office:value-type="float" office:value="27.89229">
            <text:p>27.892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2.835">
            <text:p>2.835</text:p>
          </table:table-cell>
          <table:table-cell table:formula="of:=ROUND([.J11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DSS J130118.95+274841.8</text:p>
          </table:table-cell>
          <table:table-cell office:value-type="float" office:value="195.32896">
            <text:p>195.32896</text:p>
          </table:table-cell>
          <table:table-cell office:value-type="float" office:value="27.81163">
            <text:p>27.811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153">
            <text:p>3.153</text:p>
          </table:table-cell>
          <table:table-cell table:formula="of:=ROUND([.J11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DSS J130113.29+275205.8</text:p>
          </table:table-cell>
          <table:table-cell office:value-type="float" office:value="195.30538">
            <text:p>195.30538</text:p>
          </table:table-cell>
          <table:table-cell office:value-type="float" office:value="27.8683">
            <text:p>27.86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427">
            <text:p>3.427</text:p>
          </table:table-cell>
          <table:table-cell table:formula="of:=ROUND([.J11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DSS J130121.48+274824.0</text:p>
          </table:table-cell>
          <table:table-cell office:value-type="float" office:value="195.33953">
            <text:p>195.33953</text:p>
          </table:table-cell>
          <table:table-cell office:value-type="float" office:value="27.80669">
            <text:p>27.806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082">
            <text:p>3.082</text:p>
          </table:table-cell>
          <table:table-cell table:formula="of:=ROUND([.J11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DSS J130139.78+274921.8</text:p>
          </table:table-cell>
          <table:table-cell office:value-type="float" office:value="195.41576">
            <text:p>195.41576</text:p>
          </table:table-cell>
          <table:table-cell office:value-type="float" office:value="27.82274">
            <text:p>27.822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11">
            <text:p>3.11</text:p>
          </table:table-cell>
          <table:table-cell table:formula="of:=ROUND([.J11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DSS J130116.17+275030.5</text:p>
          </table:table-cell>
          <table:table-cell office:value-type="float" office:value="195.31739">
            <text:p>195.31739</text:p>
          </table:table-cell>
          <table:table-cell office:value-type="float" office:value="27.84181">
            <text:p>27.841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712">
            <text:p>2.712</text:p>
          </table:table-cell>
          <table:table-cell table:formula="of:=ROUND([.J11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DSS J130128.13+275418.7</text:p>
          </table:table-cell>
          <table:table-cell office:value-type="float" office:value="195.36724">
            <text:p>195.36724</text:p>
          </table:table-cell>
          <table:table-cell office:value-type="float" office:value="27.90521">
            <text:p>27.905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203">
            <text:p>3.203</text:p>
          </table:table-cell>
          <table:table-cell table:formula="of:=ROUND([.J11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DSS J130112.86+275150.3</text:p>
          </table:table-cell>
          <table:table-cell office:value-type="float" office:value="195.3036">
            <text:p>195.3036</text:p>
          </table:table-cell>
          <table:table-cell office:value-type="float" office:value="27.86399">
            <text:p>27.863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455">
            <text:p>3.455</text:p>
          </table:table-cell>
          <table:table-cell table:formula="of:=ROUND([.J117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DSS J130115.97+274902.9</text:p>
          </table:table-cell>
          <table:table-cell office:value-type="float" office:value="195.31656">
            <text:p>195.31656</text:p>
          </table:table-cell>
          <table:table-cell office:value-type="float" office:value="27.81749">
            <text:p>27.817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388">
            <text:p>3.388</text:p>
          </table:table-cell>
          <table:table-cell table:formula="of:=ROUND([.J11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DSS J130116.92+275206.0</text:p>
          </table:table-cell>
          <table:table-cell office:value-type="float" office:value="195.32053">
            <text:p>195.32053</text:p>
          </table:table-cell>
          <table:table-cell office:value-type="float" office:value="27.86834">
            <text:p>27.868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2.669">
            <text:p>2.669</text:p>
          </table:table-cell>
          <table:table-cell table:formula="of:=ROUND([.J11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DSS J130135.22+275312.4</text:p>
          </table:table-cell>
          <table:table-cell office:value-type="float" office:value="195.39677">
            <text:p>195.39677</text:p>
          </table:table-cell>
          <table:table-cell office:value-type="float" office:value="27.8868">
            <text:p>27.88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2.618">
            <text:p>2.618</text:p>
          </table:table-cell>
          <table:table-cell table:formula="of:=ROUND([.J12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DSS J130116.14+275147.4</text:p>
          </table:table-cell>
          <table:table-cell office:value-type="float" office:value="195.31727">
            <text:p>195.31727</text:p>
          </table:table-cell>
          <table:table-cell office:value-type="float" office:value="27.86319">
            <text:p>27.863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2.738">
            <text:p>2.738</text:p>
          </table:table-cell>
          <table:table-cell table:formula="of:=ROUND([.J12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DSS J130120.72+275336.4</text:p>
          </table:table-cell>
          <table:table-cell office:value-type="float" office:value="195.33635">
            <text:p>195.33635</text:p>
          </table:table-cell>
          <table:table-cell office:value-type="float" office:value="27.89346">
            <text:p>27.893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2.988">
            <text:p>2.988</text:p>
          </table:table-cell>
          <table:table-cell table:formula="of:=ROUND([.J12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DSS J130132.84+274806.4</text:p>
          </table:table-cell>
          <table:table-cell office:value-type="float" office:value="195.38687">
            <text:p>195.38687</text:p>
          </table:table-cell>
          <table:table-cell office:value-type="float" office:value="27.8018">
            <text:p>27.80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3.177">
            <text:p>3.177</text:p>
          </table:table-cell>
          <table:table-cell table:formula="of:=ROUND([.J12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DSS J130142.55+275027.3</text:p>
          </table:table-cell>
          <table:table-cell office:value-type="float" office:value="195.4273">
            <text:p>195.4273</text:p>
          </table:table-cell>
          <table:table-cell office:value-type="float" office:value="27.84092">
            <text:p>27.840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3.252">
            <text:p>3.252</text:p>
          </table:table-cell>
          <table:table-cell table:formula="of:=ROUND([.J12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DSS J130125.86+274740.0</text:p>
          </table:table-cell>
          <table:table-cell office:value-type="float" office:value="195.35777">
            <text:p>195.35777</text:p>
          </table:table-cell>
          <table:table-cell office:value-type="float" office:value="27.79446">
            <text:p>27.794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3.479">
            <text:p>3.479</text:p>
          </table:table-cell>
          <table:table-cell table:formula="of:=ROUND([.J12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DSS J130124.50+274752.2</text:p>
          </table:table-cell>
          <table:table-cell office:value-type="float" office:value="195.35211">
            <text:p>195.35211</text:p>
          </table:table-cell>
          <table:table-cell office:value-type="float" office:value="27.79786">
            <text:p>27.797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3.336">
            <text:p>3.336</text:p>
          </table:table-cell>
          <table:table-cell table:formula="of:=ROUND([.J12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DSS J130141.96+275236.3</text:p>
          </table:table-cell>
          <table:table-cell office:value-type="float" office:value="195.42487">
            <text:p>195.42487</text:p>
          </table:table-cell>
          <table:table-cell office:value-type="float" office:value="27.87676">
            <text:p>27.876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3.403">
            <text:p>3.403</text:p>
          </table:table-cell>
          <table:table-cell table:formula="of:=ROUND([.J12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DSS J130141.44+275251.1</text:p>
          </table:table-cell>
          <table:table-cell office:value-type="float" office:value="195.42267">
            <text:p>195.42267</text:p>
          </table:table-cell>
          <table:table-cell office:value-type="float" office:value="27.88088">
            <text:p>27.88088</text:p>
          </table:table-cell>
          <table:table-cell office:value-type="string">
            <text:p>G</text:p>
          </table:table-cell>
          <table:table-cell office:value-type="float" office:value="124870">
            <text:p>124870</text:p>
          </table:table-cell>
          <table:table-cell office:value-type="float" office:value="0.41652">
            <text:p>0.41652</text:p>
          </table:table-cell>
          <table:table-cell office:value-type="string">
            <text:p>PHOT</text:p>
          </table:table-cell>
          <table:table-cell office:value-type="string">
            <text:p>23.6g</text:p>
          </table:table-cell>
          <table:table-cell office:value-type="float" office:value="3.418">
            <text:p>3.418</text:p>
          </table:table-cell>
          <table:table-cell table:formula="of:=ROUND([.J128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[ASU2006] 506</text:p>
          </table:table-cell>
          <table:table-cell office:value-type="float" office:value="195.30567">
            <text:p>195.30567</text:p>
          </table:table-cell>
          <table:table-cell office:value-type="float" office:value="27.84069">
            <text:p>27.840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R</text:p>
          </table:table-cell>
          <table:table-cell office:value-type="float" office:value="3.335">
            <text:p>3.335</text:p>
          </table:table-cell>
          <table:table-cell table:formula="of:=ROUND([.J129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[ASU2006] 504</text:p>
          </table:table-cell>
          <table:table-cell office:value-type="float" office:value="195.30542">
            <text:p>195.30542</text:p>
          </table:table-cell>
          <table:table-cell office:value-type="float" office:value="27.83514">
            <text:p>27.835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R</text:p>
          </table:table-cell>
          <table:table-cell office:value-type="float" office:value="3.43">
            <text:p>3.43</text:p>
          </table:table-cell>
          <table:table-cell table:formula="of:=ROUND([.J130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DSS J130140.13+275259.7</text:p>
          </table:table-cell>
          <table:table-cell office:value-type="float" office:value="195.41724">
            <text:p>195.41724</text:p>
          </table:table-cell>
          <table:table-cell office:value-type="float" office:value="27.88325">
            <text:p>27.883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1g</text:p>
          </table:table-cell>
          <table:table-cell office:value-type="float" office:value="3.254">
            <text:p>3.254</text:p>
          </table:table-cell>
          <table:table-cell table:formula="of:=ROUND([.J13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DSS J130133.84+275440.0</text:p>
          </table:table-cell>
          <table:table-cell office:value-type="float" office:value="195.391">
            <text:p>195.391</text:p>
          </table:table-cell>
          <table:table-cell office:value-type="float" office:value="27.9111">
            <text:p>27.9111</text:p>
          </table:table-cell>
          <table:table-cell office:value-type="string">
            <text:p>G</text:p>
          </table:table-cell>
          <table:table-cell office:value-type="float" office:value="6591">
            <text:p>6591</text:p>
          </table:table-cell>
          <table:table-cell office:value-type="float" office:value="0.021985">
            <text:p>0.021985</text:p>
          </table:table-cell>
          <table:table-cell office:value-type="string">
            <text:p><text:s text:c="4"/></text:p>
          </table:table-cell>
          <table:table-cell office:value-type="float" office:value="17.38">
            <text:p>17.38</text:p>
          </table:table-cell>
          <table:table-cell office:value-type="float" office:value="3.773">
            <text:p>3.773</text:p>
          </table:table-cell>
          <table:table-cell table:formula="of:=ROUND([.J132])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DSS J130145.18+274929.1</text:p>
          </table:table-cell>
          <table:table-cell office:value-type="float" office:value="195.43826">
            <text:p>195.43826</text:p>
          </table:table-cell>
          <table:table-cell office:value-type="float" office:value="27.82476">
            <text:p>27.8247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52">
            <text:p>19.52</text:p>
          </table:table-cell>
          <table:table-cell office:value-type="float" office:value="4.102">
            <text:p>4.102</text:p>
          </table:table-cell>
          <table:table-cell table:formula="of:=ROUND([.J133]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DSS J130108.45+275048.4</text:p>
          </table:table-cell>
          <table:table-cell office:value-type="float" office:value="195.28525">
            <text:p>195.28525</text:p>
          </table:table-cell>
          <table:table-cell office:value-type="float" office:value="27.84678">
            <text:p>27.84678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61">
            <text:p>19.61</text:p>
          </table:table-cell>
          <table:table-cell office:value-type="float" office:value="4.361">
            <text:p>4.361</text:p>
          </table:table-cell>
          <table:table-cell table:formula="of:=ROUND([.J134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GALEXASC J130131.45+275443.5 <text:s/></text:p>
          </table:table-cell>
          <table:table-cell office:value-type="float" office:value="195.38125">
            <text:p>195.38125</text:p>
          </table:table-cell>
          <table:table-cell office:value-type="float" office:value="27.91167">
            <text:p>27.91167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23">
            <text:p>20.23</text:p>
          </table:table-cell>
          <table:table-cell office:value-type="float" office:value="3.666">
            <text:p>3.666</text:p>
          </table:table-cell>
          <table:table-cell table:formula="of:=ROUND([.J135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[HB89] 1258+280</text:p>
          </table:table-cell>
          <table:table-cell office:value-type="float" office:value="195.29435">
            <text:p>195.29435</text:p>
          </table:table-cell>
          <table:table-cell office:value-type="float" office:value="27.81639">
            <text:p>27.81639</text:p>
          </table:table-cell>
          <table:table-cell office:value-type="string">
            <text:p>QSO</text:p>
          </table:table-cell>
          <table:table-cell office:value-type="float" office:value="578600">
            <text:p>578600</text:p>
          </table:table-cell>
          <table:table-cell office:value-type="float" office:value="1.93">
            <text:p>1.93</text:p>
          </table:table-cell>
          <table:table-cell office:value-type="string">
            <text:p><text:s text:c="4"/></text:p>
          </table:table-cell>
          <table:table-cell office:value-type="float" office:value="20.4">
            <text:p>20.4</text:p>
          </table:table-cell>
          <table:table-cell office:value-type="float" office:value="4.414">
            <text:p>4.414</text:p>
          </table:table-cell>
          <table:table-cell table:formula="of:=ROUND([.J136])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SDSS J130146.77+275130.4</text:p>
          </table:table-cell>
          <table:table-cell office:value-type="float" office:value="195.4449">
            <text:p>195.4449</text:p>
          </table:table-cell>
          <table:table-cell office:value-type="float" office:value="27.85847">
            <text:p>27.85847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78">
            <text:p>20.78</text:p>
          </table:table-cell>
          <table:table-cell office:value-type="float" office:value="4.139">
            <text:p>4.139</text:p>
          </table:table-cell>
          <table:table-cell table:formula="of:=ROUND([.J137]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ABELL 1656:[GMP83] 1946</text:p>
          </table:table-cell>
          <table:table-cell office:value-type="float" office:value="195.40833">
            <text:p>195.40833</text:p>
          </table:table-cell>
          <table:table-cell office:value-type="float" office:value="27.90111">
            <text:p>27.90111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">
            <text:p>20.9</text:p>
          </table:table-cell>
          <table:table-cell office:value-type="float" office:value="3.673">
            <text:p>3.673</text:p>
          </table:table-cell>
          <table:table-cell table:formula="of:=ROUND([.J138])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DSS J130143.23+275219.6</text:p>
          </table:table-cell>
          <table:table-cell office:value-type="float" office:value="195.43015">
            <text:p>195.43015</text:p>
          </table:table-cell>
          <table:table-cell office:value-type="float" office:value="27.87213">
            <text:p>27.87213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2">
            <text:p>20.92</text:p>
          </table:table-cell>
          <table:table-cell office:value-type="float" office:value="3.552">
            <text:p>3.552</text:p>
          </table:table-cell>
          <table:table-cell table:formula="of:=ROUND([.J139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ABELL 1656:[EF2011] 3433</text:p>
          </table:table-cell>
          <table:table-cell office:value-type="float" office:value="195.4071">
            <text:p>195.4071</text:p>
          </table:table-cell>
          <table:table-cell office:value-type="float" office:value="27.91418">
            <text:p>27.91418</text:p>
          </table:table-cell>
          <table:table-cell office:value-type="string">
            <text:p>G</text:p>
          </table:table-cell>
          <table:table-cell office:value-type="float" office:value="89227">
            <text:p>89227</text:p>
          </table:table-cell>
          <table:table-cell office:value-type="float" office:value="0.29763">
            <text:p>0.29763</text:p>
          </table:table-cell>
          <table:table-cell office:value-type="string">
            <text:p>PHOT</text:p>
          </table:table-cell>
          <table:table-cell office:value-type="string">
            <text:p><text:s text:c="5"/></text:p>
          </table:table-cell>
          <table:table-cell office:value-type="float" office:value="4.297">
            <text:p>4.297</text:p>
          </table:table-cell>
          <table:table-cell table:formula="of:=ROUND([.J140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MASX J13012843+2755357</text:p>
          </table:table-cell>
          <table:table-cell office:value-type="float" office:value="195.3686">
            <text:p>195.3686</text:p>
          </table:table-cell>
          <table:table-cell office:value-type="float" office:value="27.92657">
            <text:p>27.92657</text:p>
          </table:table-cell>
          <table:table-cell office:value-type="string">
            <text:p>G</text:p>
          </table:table-cell>
          <table:table-cell office:value-type="float" office:value="7491">
            <text:p>7491</text:p>
          </table:table-cell>
          <table:table-cell office:value-type="float" office:value="0.024987">
            <text:p>0.024987</text:p>
          </table:table-cell>
          <table:table-cell office:value-type="string">
            <text:p><text:s text:c="4"/></text:p>
          </table:table-cell>
          <table:table-cell office:value-type="string">
            <text:p>17.6g</text:p>
          </table:table-cell>
          <table:table-cell office:value-type="float" office:value="4.485">
            <text:p>4.485</text:p>
          </table:table-cell>
          <table:table-cell table:formula="of:=ROUND([.J141])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DSS J130118.99+274734.7</text:p>
          </table:table-cell>
          <table:table-cell office:value-type="float" office:value="195.32914">
            <text:p>195.32914</text:p>
          </table:table-cell>
          <table:table-cell office:value-type="float" office:value="27.79301">
            <text:p>27.79301</text:p>
          </table:table-cell>
          <table:table-cell office:value-type="string">
            <text:p>G</text:p>
          </table:table-cell>
          <table:table-cell office:value-type="float" office:value="26682">
            <text:p>26682</text:p>
          </table:table-cell>
          <table:table-cell office:value-type="float" office:value="0.089">
            <text:p>0.089</text:p>
          </table:table-cell>
          <table:table-cell office:value-type="string">
            <text:p><text:s text:c="4"/></text:p>
          </table:table-cell>
          <table:table-cell office:value-type="string">
            <text:p>17.8r</text:p>
          </table:table-cell>
          <table:table-cell office:value-type="float" office:value="4.067">
            <text:p>4.067</text:p>
          </table:table-cell>
          <table:table-cell table:formula="of:=ROUND([.J142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DSS J130130.28+274702.4</text:p>
          </table:table-cell>
          <table:table-cell office:value-type="float" office:value="195.37618">
            <text:p>195.37618</text:p>
          </table:table-cell>
          <table:table-cell office:value-type="float" office:value="27.78402">
            <text:p>27.78402</text:p>
          </table:table-cell>
          <table:table-cell office:value-type="string">
            <text:p>G</text:p>
          </table:table-cell>
          <table:table-cell office:value-type="float" office:value="69687">
            <text:p>69687</text:p>
          </table:table-cell>
          <table:table-cell office:value-type="float" office:value="0.23245">
            <text:p>0.23245</text:p>
          </table:table-cell>
          <table:table-cell office:value-type="string">
            <text:p>PHOT</text:p>
          </table:table-cell>
          <table:table-cell office:value-type="string">
            <text:p>18.8r</text:p>
          </table:table-cell>
          <table:table-cell office:value-type="float" office:value="4.095">
            <text:p>4.095</text:p>
          </table:table-cell>
          <table:table-cell table:formula="of:=ROUND([.J143]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[IBG2003] J130123+275501</text:p>
          </table:table-cell>
          <table:table-cell office:value-type="float" office:value="195.3475">
            <text:p>195.3475</text:p>
          </table:table-cell>
          <table:table-cell office:value-type="float" office:value="27.91694">
            <text:p>27.916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r</text:p>
          </table:table-cell>
          <table:table-cell office:value-type="float" office:value="4.045">
            <text:p>4.045</text:p>
          </table:table-cell>
          <table:table-cell table:formula="of:=ROUND([.J144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SDSS J130136.15+275506.4</text:p>
          </table:table-cell>
          <table:table-cell office:value-type="float" office:value="195.40066">
            <text:p>195.40066</text:p>
          </table:table-cell>
          <table:table-cell office:value-type="float" office:value="27.91845">
            <text:p>27.918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4.373">
            <text:p>4.373</text:p>
          </table:table-cell>
          <table:table-cell table:formula="of:=ROUND([.J145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SDSS J130107.92+275107.4</text:p>
          </table:table-cell>
          <table:table-cell office:value-type="float" office:value="195.28301">
            <text:p>195.28301</text:p>
          </table:table-cell>
          <table:table-cell office:value-type="float" office:value="27.85206">
            <text:p>27.852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4.469">
            <text:p>4.469</text:p>
          </table:table-cell>
          <table:table-cell table:formula="of:=ROUND([.J146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SDSS J130110.44+274926.4</text:p>
          </table:table-cell>
          <table:table-cell office:value-type="float" office:value="195.29354">
            <text:p>195.29354</text:p>
          </table:table-cell>
          <table:table-cell office:value-type="float" office:value="27.82403">
            <text:p>27.824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4.252">
            <text:p>4.252</text:p>
          </table:table-cell>
          <table:table-cell table:formula="of:=ROUND([.J147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DSS J130135.18+275424.0</text:p>
          </table:table-cell>
          <table:table-cell office:value-type="float" office:value="195.39662">
            <text:p>195.39662</text:p>
          </table:table-cell>
          <table:table-cell office:value-type="float" office:value="27.90667">
            <text:p>27.906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3.641">
            <text:p>3.641</text:p>
          </table:table-cell>
          <table:table-cell table:formula="of:=ROUND([.J148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SDSS J130111.93+275344.8</text:p>
          </table:table-cell>
          <table:table-cell office:value-type="float" office:value="195.29974">
            <text:p>195.29974</text:p>
          </table:table-cell>
          <table:table-cell office:value-type="float" office:value="27.8958">
            <text:p>27.89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4.448">
            <text:p>4.448</text:p>
          </table:table-cell>
          <table:table-cell table:formula="of:=ROUND([.J149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[IBG2003] J130131+275508</text:p>
          </table:table-cell>
          <table:table-cell office:value-type="float" office:value="195.3825">
            <text:p>195.3825</text:p>
          </table:table-cell>
          <table:table-cell office:value-type="float" office:value="27.91889">
            <text:p>27.918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4.104">
            <text:p>4.104</text:p>
          </table:table-cell>
          <table:table-cell table:formula="of:=ROUND([.J150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[IBG2003] J130138+275447</text:p>
          </table:table-cell>
          <table:table-cell office:value-type="float" office:value="195.40833">
            <text:p>195.40833</text:p>
          </table:table-cell>
          <table:table-cell office:value-type="float" office:value="27.91306">
            <text:p>27.913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4.271">
            <text:p>4.271</text:p>
          </table:table-cell>
          <table:table-cell table:formula="of:=ROUND([.J151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[IBG2003] J130137+275450</text:p>
          </table:table-cell>
          <table:table-cell office:value-type="float" office:value="195.4075">
            <text:p>195.4075</text:p>
          </table:table-cell>
          <table:table-cell office:value-type="float" office:value="27.91389">
            <text:p>27.913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4.292">
            <text:p>4.292</text:p>
          </table:table-cell>
          <table:table-cell table:formula="of:=ROUND([.J152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DSS J130114.90+274852.2</text:p>
          </table:table-cell>
          <table:table-cell office:value-type="float" office:value="195.31211">
            <text:p>195.31211</text:p>
          </table:table-cell>
          <table:table-cell office:value-type="float" office:value="27.81452">
            <text:p>27.814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3.683">
            <text:p>3.683</text:p>
          </table:table-cell>
          <table:table-cell table:formula="of:=ROUND([.J153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SDSS J130112.97+274855.9</text:p>
          </table:table-cell>
          <table:table-cell office:value-type="float" office:value="195.30408">
            <text:p>195.30408</text:p>
          </table:table-cell>
          <table:table-cell office:value-type="float" office:value="27.81555">
            <text:p>27.815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3.997">
            <text:p>3.997</text:p>
          </table:table-cell>
          <table:table-cell table:formula="of:=ROUND([.J154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DSS J130137.89+275404.3</text:p>
          </table:table-cell>
          <table:table-cell office:value-type="float" office:value="195.40789">
            <text:p>195.40789</text:p>
          </table:table-cell>
          <table:table-cell office:value-type="float" office:value="27.90119">
            <text:p>27.901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3.663">
            <text:p>3.663</text:p>
          </table:table-cell>
          <table:table-cell table:formula="of:=ROUND([.J15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[IBG2003] J130138+275408</text:p>
          </table:table-cell>
          <table:table-cell office:value-type="float" office:value="195.40917">
            <text:p>195.40917</text:p>
          </table:table-cell>
          <table:table-cell office:value-type="float" office:value="27.90222">
            <text:p>27.902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3.753">
            <text:p>3.753</text:p>
          </table:table-cell>
          <table:table-cell table:formula="of:=ROUND([.J156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DSS J130110.51+275156.2</text:p>
          </table:table-cell>
          <table:table-cell office:value-type="float" office:value="195.2938">
            <text:p>195.2938</text:p>
          </table:table-cell>
          <table:table-cell office:value-type="float" office:value="27.86561">
            <text:p>27.865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3.983">
            <text:p>3.983</text:p>
          </table:table-cell>
          <table:table-cell table:formula="of:=ROUND([.J157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DSS J130141.75+275352.1</text:p>
          </table:table-cell>
          <table:table-cell office:value-type="float" office:value="195.42398">
            <text:p>195.42398</text:p>
          </table:table-cell>
          <table:table-cell office:value-type="float" office:value="27.89783">
            <text:p>27.897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4.083">
            <text:p>4.083</text:p>
          </table:table-cell>
          <table:table-cell table:formula="of:=ROUND([.J158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DSS J130130.93+274702.4</text:p>
          </table:table-cell>
          <table:table-cell office:value-type="float" office:value="195.3789">
            <text:p>195.3789</text:p>
          </table:table-cell>
          <table:table-cell office:value-type="float" office:value="27.78401">
            <text:p>27.784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4.115">
            <text:p>4.115</text:p>
          </table:table-cell>
          <table:table-cell table:formula="of:=ROUND([.J159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[IBG2003] J130139+275443</text:p>
          </table:table-cell>
          <table:table-cell office:value-type="float" office:value="195.41583">
            <text:p>195.41583</text:p>
          </table:table-cell>
          <table:table-cell office:value-type="float" office:value="27.91194">
            <text:p>27.911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4.433">
            <text:p>4.433</text:p>
          </table:table-cell>
          <table:table-cell table:formula="of:=ROUND([.J160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DSS J130126.52+274711.7</text:p>
          </table:table-cell>
          <table:table-cell office:value-type="float" office:value="195.36051">
            <text:p>195.36051</text:p>
          </table:table-cell>
          <table:table-cell office:value-type="float" office:value="27.78658">
            <text:p>27.78658</text:p>
          </table:table-cell>
          <table:table-cell office:value-type="string">
            <text:p>G</text:p>
          </table:table-cell>
          <table:table-cell office:value-type="float" office:value="103794">
            <text:p>103794</text:p>
          </table:table-cell>
          <table:table-cell office:value-type="float" office:value="0.34622">
            <text:p>0.34622</text:p>
          </table:table-cell>
          <table:table-cell office:value-type="string">
            <text:p>PHOT</text:p>
          </table:table-cell>
          <table:table-cell office:value-type="string">
            <text:p>20.4r</text:p>
          </table:table-cell>
          <table:table-cell office:value-type="float" office:value="3.931">
            <text:p>3.931</text:p>
          </table:table-cell>
          <table:table-cell table:formula="of:=ROUND([.J161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[IBG2003] J130122+275503</text:p>
          </table:table-cell>
          <table:table-cell office:value-type="float" office:value="195.34542">
            <text:p>195.34542</text:p>
          </table:table-cell>
          <table:table-cell office:value-type="float" office:value="27.9175">
            <text:p>27.91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4.107">
            <text:p>4.107</text:p>
          </table:table-cell>
          <table:table-cell table:formula="of:=ROUND([.J162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SDSS J130147.81+275018.0</text:p>
          </table:table-cell>
          <table:table-cell office:value-type="float" office:value="195.44922">
            <text:p>195.44922</text:p>
          </table:table-cell>
          <table:table-cell office:value-type="float" office:value="27.83836">
            <text:p>27.838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4.423">
            <text:p>4.423</text:p>
          </table:table-cell>
          <table:table-cell table:formula="of:=ROUND([.J163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SDSS J130144.74+275032.9</text:p>
          </table:table-cell>
          <table:table-cell office:value-type="float" office:value="195.43643">
            <text:p>195.43643</text:p>
          </table:table-cell>
          <table:table-cell office:value-type="float" office:value="27.84248">
            <text:p>27.842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3.713">
            <text:p>3.713</text:p>
          </table:table-cell>
          <table:table-cell table:formula="of:=ROUND([.J164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DSS J130120.17+274706.0</text:p>
          </table:table-cell>
          <table:table-cell office:value-type="float" office:value="195.33407">
            <text:p>195.33407</text:p>
          </table:table-cell>
          <table:table-cell office:value-type="float" office:value="27.785">
            <text:p>27.7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4.379">
            <text:p>4.379</text:p>
          </table:table-cell>
          <table:table-cell table:formula="of:=ROUND([.J165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DSS J130127.55+275446.8</text:p>
          </table:table-cell>
          <table:table-cell office:value-type="float" office:value="195.36481">
            <text:p>195.36481</text:p>
          </table:table-cell>
          <table:table-cell office:value-type="float" office:value="27.91302">
            <text:p>27.913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3.674">
            <text:p>3.674</text:p>
          </table:table-cell>
          <table:table-cell table:formula="of:=ROUND([.J166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DSS J130109.06+275020.0</text:p>
          </table:table-cell>
          <table:table-cell office:value-type="float" office:value="195.28777">
            <text:p>195.28777</text:p>
          </table:table-cell>
          <table:table-cell office:value-type="float" office:value="27.83892">
            <text:p>27.838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4.287">
            <text:p>4.287</text:p>
          </table:table-cell>
          <table:table-cell table:formula="of:=ROUND([.J167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ABELL 1656:[EF2011] 3402</text:p>
          </table:table-cell>
          <table:table-cell office:value-type="float" office:value="195.3972">
            <text:p>195.3972</text:p>
          </table:table-cell>
          <table:table-cell office:value-type="float" office:value="27.90602">
            <text:p>27.90602</text:p>
          </table:table-cell>
          <table:table-cell office:value-type="string">
            <text:p>G</text:p>
          </table:table-cell>
          <table:table-cell office:value-type="float" office:value="87186">
            <text:p>87186</text:p>
          </table:table-cell>
          <table:table-cell office:value-type="float" office:value="0.29082">
            <text:p>0.29082</text:p>
          </table:table-cell>
          <table:table-cell office:value-type="string">
            <text:p>PHOT</text:p>
          </table:table-cell>
          <table:table-cell office:value-type="string">
            <text:p>20.8g</text:p>
          </table:table-cell>
          <table:table-cell office:value-type="float" office:value="3.619">
            <text:p>3.619</text:p>
          </table:table-cell>
          <table:table-cell table:formula="of:=ROUND([.J168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DSS J130116.78+275351.6</text:p>
          </table:table-cell>
          <table:table-cell office:value-type="float" office:value="195.31993">
            <text:p>195.31993</text:p>
          </table:table-cell>
          <table:table-cell office:value-type="float" office:value="27.89769">
            <text:p>27.897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3.725">
            <text:p>3.725</text:p>
          </table:table-cell>
          <table:table-cell table:formula="of:=ROUND([.J169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[IBG2003] J130140+274738</text:p>
          </table:table-cell>
          <table:table-cell office:value-type="float" office:value="195.41917">
            <text:p>195.41917</text:p>
          </table:table-cell>
          <table:table-cell office:value-type="float" office:value="27.79389">
            <text:p>27.793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4.435">
            <text:p>4.435</text:p>
          </table:table-cell>
          <table:table-cell table:formula="of:=ROUND([.J170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06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SDSS J130112.80+275304.9</text:p>
          </table:table-cell>
          <table:table-cell office:value-type="float" office:value="195.30337">
            <text:p>195.30337</text:p>
          </table:table-cell>
          <table:table-cell office:value-type="float" office:value="27.8847">
            <text:p>27.88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3.92">
            <text:p>3.92</text:p>
          </table:table-cell>
          <table:table-cell table:formula="of:=ROUND([.J171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DSS J130134.36+274752.0</text:p>
          </table:table-cell>
          <table:table-cell office:value-type="float" office:value="195.39319">
            <text:p>195.39319</text:p>
          </table:table-cell>
          <table:table-cell office:value-type="float" office:value="27.7978">
            <text:p>27.7978</text:p>
          </table:table-cell>
          <table:table-cell office:value-type="string">
            <text:p>G</text:p>
          </table:table-cell>
          <table:table-cell office:value-type="float" office:value="80773">
            <text:p>80773</text:p>
          </table:table-cell>
          <table:table-cell office:value-type="float" office:value="0.26943">
            <text:p>0.26943</text:p>
          </table:table-cell>
          <table:table-cell office:value-type="string">
            <text:p>PHOT</text:p>
          </table:table-cell>
          <table:table-cell office:value-type="string">
            <text:p>20.9r</text:p>
          </table:table-cell>
          <table:table-cell office:value-type="float" office:value="3.521">
            <text:p>3.521</text:p>
          </table:table-cell>
          <table:table-cell table:formula="of:=ROUND([.J172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DSS J130135.11+275445.3</text:p>
          </table:table-cell>
          <table:table-cell office:value-type="float" office:value="195.39633">
            <text:p>195.39633</text:p>
          </table:table-cell>
          <table:table-cell office:value-type="float" office:value="27.9126">
            <text:p>27.91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3.959">
            <text:p>3.959</text:p>
          </table:table-cell>
          <table:table-cell table:formula="of:=ROUND([.J173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SDSS J130146.79+275032.3</text:p>
          </table:table-cell>
          <table:table-cell office:value-type="float" office:value="195.44497">
            <text:p>195.44497</text:p>
          </table:table-cell>
          <table:table-cell office:value-type="float" office:value="27.84232">
            <text:p>27.842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4.162">
            <text:p>4.162</text:p>
          </table:table-cell>
          <table:table-cell table:formula="of:=ROUND([.J174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DSS J130123.31+275501.2</text:p>
          </table:table-cell>
          <table:table-cell office:value-type="float" office:value="195.34714">
            <text:p>195.34714</text:p>
          </table:table-cell>
          <table:table-cell office:value-type="float" office:value="27.917">
            <text:p>27.9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4.053">
            <text:p>4.053</text:p>
          </table:table-cell>
          <table:table-cell table:formula="of:=ROUND([.J17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SDSS J130137.70+275450.4</text:p>
          </table:table-cell>
          <table:table-cell office:value-type="float" office:value="195.40711">
            <text:p>195.40711</text:p>
          </table:table-cell>
          <table:table-cell office:value-type="float" office:value="27.91401">
            <text:p>27.914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4.288">
            <text:p>4.288</text:p>
          </table:table-cell>
          <table:table-cell table:formula="of:=ROUND([.J17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SDSS J130110.72+275117.0</text:p>
          </table:table-cell>
          <table:table-cell office:value-type="float" office:value="195.29469">
            <text:p>195.29469</text:p>
          </table:table-cell>
          <table:table-cell office:value-type="float" office:value="27.85472">
            <text:p>27.854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3.853">
            <text:p>3.853</text:p>
          </table:table-cell>
          <table:table-cell table:formula="of:=ROUND([.J177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SDSS J130138.09+275408.4</text:p>
          </table:table-cell>
          <table:table-cell office:value-type="float" office:value="195.40871">
            <text:p>195.40871</text:p>
          </table:table-cell>
          <table:table-cell office:value-type="float" office:value="27.90235">
            <text:p>27.902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3.745">
            <text:p>3.745</text:p>
          </table:table-cell>
          <table:table-cell table:formula="of:=ROUND([.J17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DSS J130109.85+275125.3</text:p>
          </table:table-cell>
          <table:table-cell office:value-type="float" office:value="195.29105">
            <text:p>195.29105</text:p>
          </table:table-cell>
          <table:table-cell office:value-type="float" office:value="27.85705">
            <text:p>27.857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4.054">
            <text:p>4.054</text:p>
          </table:table-cell>
          <table:table-cell table:formula="of:=ROUND([.J179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SDSS J130147.85+275101.5</text:p>
          </table:table-cell>
          <table:table-cell office:value-type="float" office:value="195.44938">
            <text:p>195.44938</text:p>
          </table:table-cell>
          <table:table-cell office:value-type="float" office:value="27.85042">
            <text:p>27.850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358">
            <text:p>4.358</text:p>
          </table:table-cell>
          <table:table-cell table:formula="of:=ROUND([.J18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DSS J130136.61+275447.1</text:p>
          </table:table-cell>
          <table:table-cell office:value-type="float" office:value="195.40254">
            <text:p>195.40254</text:p>
          </table:table-cell>
          <table:table-cell office:value-type="float" office:value="27.91309">
            <text:p>27.913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4.125">
            <text:p>4.125</text:p>
          </table:table-cell>
          <table:table-cell table:formula="of:=ROUND([.J18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DSS J130145.06+275251.2</text:p>
          </table:table-cell>
          <table:table-cell office:value-type="float" office:value="195.43777">
            <text:p>195.43777</text:p>
          </table:table-cell>
          <table:table-cell office:value-type="float" office:value="27.8809">
            <text:p>27.88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4.128">
            <text:p>4.128</text:p>
          </table:table-cell>
          <table:table-cell table:formula="of:=ROUND([.J18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SDSS J130137.99+275446.9</text:p>
          </table:table-cell>
          <table:table-cell office:value-type="float" office:value="195.40831">
            <text:p>195.40831</text:p>
          </table:table-cell>
          <table:table-cell office:value-type="float" office:value="27.91304">
            <text:p>27.913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4.27">
            <text:p>4.27</text:p>
          </table:table-cell>
          <table:table-cell table:formula="of:=ROUND([.J18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DSS J130113.15+274931.8</text:p>
          </table:table-cell>
          <table:table-cell office:value-type="float" office:value="195.30483">
            <text:p>195.30483</text:p>
          </table:table-cell>
          <table:table-cell office:value-type="float" office:value="27.82552">
            <text:p>27.825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669">
            <text:p>3.669</text:p>
          </table:table-cell>
          <table:table-cell table:formula="of:=ROUND([.J184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DSS J130141.34+275325.9</text:p>
          </table:table-cell>
          <table:table-cell office:value-type="float" office:value="195.42226">
            <text:p>195.42226</text:p>
          </table:table-cell>
          <table:table-cell office:value-type="float" office:value="27.89054">
            <text:p>27.890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729">
            <text:p>3.729</text:p>
          </table:table-cell>
          <table:table-cell table:formula="of:=ROUND([.J18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DSS J130145.34+275300.6</text:p>
          </table:table-cell>
          <table:table-cell office:value-type="float" office:value="195.43892">
            <text:p>195.43892</text:p>
          </table:table-cell>
          <table:table-cell office:value-type="float" office:value="27.88351">
            <text:p>27.883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251">
            <text:p>4.251</text:p>
          </table:table-cell>
          <table:table-cell table:formula="of:=ROUND([.J18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SDSS J130138.55+274747.8</text:p>
          </table:table-cell>
          <table:table-cell office:value-type="float" office:value="195.41065">
            <text:p>195.41065</text:p>
          </table:table-cell>
          <table:table-cell office:value-type="float" office:value="27.79662">
            <text:p>27.796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034">
            <text:p>4.034</text:p>
          </table:table-cell>
          <table:table-cell table:formula="of:=ROUND([.J18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SDSS J130146.08+275153.9</text:p>
          </table:table-cell>
          <table:table-cell office:value-type="float" office:value="195.44204">
            <text:p>195.44204</text:p>
          </table:table-cell>
          <table:table-cell office:value-type="float" office:value="27.86498">
            <text:p>27.864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045">
            <text:p>4.045</text:p>
          </table:table-cell>
          <table:table-cell table:formula="of:=ROUND([.J18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DSS J130109.82+274942.5</text:p>
          </table:table-cell>
          <table:table-cell office:value-type="float" office:value="195.29093">
            <text:p>195.29093</text:p>
          </table:table-cell>
          <table:table-cell office:value-type="float" office:value="27.8285">
            <text:p>27.82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284">
            <text:p>4.284</text:p>
          </table:table-cell>
          <table:table-cell table:formula="of:=ROUND([.J189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SDSS J130114.18+275311.7</text:p>
          </table:table-cell>
          <table:table-cell office:value-type="float" office:value="195.30911">
            <text:p>195.30911</text:p>
          </table:table-cell>
          <table:table-cell office:value-type="float" office:value="27.88661">
            <text:p>27.886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724">
            <text:p>3.724</text:p>
          </table:table-cell>
          <table:table-cell table:formula="of:=ROUND([.J19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SDSS J130115.58+275356.5</text:p>
          </table:table-cell>
          <table:table-cell office:value-type="float" office:value="195.31495">
            <text:p>195.31495</text:p>
          </table:table-cell>
          <table:table-cell office:value-type="float" office:value="27.89903">
            <text:p>27.899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964">
            <text:p>3.964</text:p>
          </table:table-cell>
          <table:table-cell table:formula="of:=ROUND([.J19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SDSS J130118.92+274724.9</text:p>
          </table:table-cell>
          <table:table-cell office:value-type="float" office:value="195.32885">
            <text:p>195.32885</text:p>
          </table:table-cell>
          <table:table-cell office:value-type="float" office:value="27.79026">
            <text:p>27.790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219">
            <text:p>4.219</text:p>
          </table:table-cell>
          <table:table-cell table:formula="of:=ROUND([.J19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DSS J130111.65+275145.5</text:p>
          </table:table-cell>
          <table:table-cell office:value-type="float" office:value="195.29856">
            <text:p>195.29856</text:p>
          </table:table-cell>
          <table:table-cell office:value-type="float" office:value="27.86266">
            <text:p>27.862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702">
            <text:p>3.702</text:p>
          </table:table-cell>
          <table:table-cell table:formula="of:=ROUND([.J193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SDSS J130113.99+275354.3</text:p>
          </table:table-cell>
          <table:table-cell office:value-type="float" office:value="195.30833">
            <text:p>195.30833</text:p>
          </table:table-cell>
          <table:table-cell office:value-type="float" office:value="27.89843">
            <text:p>27.898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194">
            <text:p>4.194</text:p>
          </table:table-cell>
          <table:table-cell table:formula="of:=ROUND([.J19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SDSS J130108.94+275149.3</text:p>
          </table:table-cell>
          <table:table-cell office:value-type="float" office:value="195.28729">
            <text:p>195.28729</text:p>
          </table:table-cell>
          <table:table-cell office:value-type="float" office:value="27.86371">
            <text:p>27.863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301">
            <text:p>4.301</text:p>
          </table:table-cell>
          <table:table-cell table:formula="of:=ROUND([.J195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SDSS J130142.77+275304.3</text:p>
          </table:table-cell>
          <table:table-cell office:value-type="float" office:value="195.42824">
            <text:p>195.42824</text:p>
          </table:table-cell>
          <table:table-cell office:value-type="float" office:value="27.88456">
            <text:p>27.884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785">
            <text:p>3.785</text:p>
          </table:table-cell>
          <table:table-cell table:formula="of:=ROUND([.J19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DSS J130136.21+275445.4</text:p>
          </table:table-cell>
          <table:table-cell office:value-type="float" office:value="195.40091">
            <text:p>195.40091</text:p>
          </table:table-cell>
          <table:table-cell office:value-type="float" office:value="27.91264">
            <text:p>27.912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062">
            <text:p>4.062</text:p>
          </table:table-cell>
          <table:table-cell table:formula="of:=ROUND([.J19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DSS J130136.99+275450.0</text:p>
          </table:table-cell>
          <table:table-cell office:value-type="float" office:value="195.40415">
            <text:p>195.40415</text:p>
          </table:table-cell>
          <table:table-cell office:value-type="float" office:value="27.9139">
            <text:p>27.91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208">
            <text:p>4.208</text:p>
          </table:table-cell>
          <table:table-cell table:formula="of:=ROUND([.J19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SDSS J130145.96+275237.9</text:p>
          </table:table-cell>
          <table:table-cell office:value-type="float" office:value="195.44154">
            <text:p>195.44154</text:p>
          </table:table-cell>
          <table:table-cell office:value-type="float" office:value="27.87721">
            <text:p>27.877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225">
            <text:p>4.225</text:p>
          </table:table-cell>
          <table:table-cell table:formula="of:=ROUND([.J19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SDSS J130115.26+274856.1</text:p>
          </table:table-cell>
          <table:table-cell office:value-type="float" office:value="195.31362">
            <text:p>195.31362</text:p>
          </table:table-cell>
          <table:table-cell office:value-type="float" office:value="27.81559">
            <text:p>27.815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581">
            <text:p>3.581</text:p>
          </table:table-cell>
          <table:table-cell table:formula="of:=ROUND([.J20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SDSS J130115.27+275324.6</text:p>
          </table:table-cell>
          <table:table-cell office:value-type="float" office:value="195.31365">
            <text:p>195.31365</text:p>
          </table:table-cell>
          <table:table-cell office:value-type="float" office:value="27.89018">
            <text:p>27.890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658">
            <text:p>3.658</text:p>
          </table:table-cell>
          <table:table-cell table:formula="of:=ROUND([.J20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SDSS J130113.84+274808.0</text:p>
          </table:table-cell>
          <table:table-cell office:value-type="float" office:value="195.30767">
            <text:p>195.30767</text:p>
          </table:table-cell>
          <table:table-cell office:value-type="float" office:value="27.80223">
            <text:p>27.80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342">
            <text:p>4.342</text:p>
          </table:table-cell>
          <table:table-cell table:formula="of:=ROUND([.J202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SDSS J130120.90+274700.2</text:p>
          </table:table-cell>
          <table:table-cell office:value-type="float" office:value="195.3371">
            <text:p>195.3371</text:p>
          </table:table-cell>
          <table:table-cell office:value-type="float" office:value="27.7834">
            <text:p>27.78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406">
            <text:p>4.406</text:p>
          </table:table-cell>
          <table:table-cell table:formula="of:=ROUND([.J20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SDSS J130140.55+274737.3</text:p>
          </table:table-cell>
          <table:table-cell office:value-type="float" office:value="195.41897">
            <text:p>195.41897</text:p>
          </table:table-cell>
          <table:table-cell office:value-type="float" office:value="27.79371">
            <text:p>27.793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437">
            <text:p>4.437</text:p>
          </table:table-cell>
          <table:table-cell table:formula="of:=ROUND([.J20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DSS J130112.00+275029.4</text:p>
          </table:table-cell>
          <table:table-cell office:value-type="float" office:value="195.30001">
            <text:p>195.30001</text:p>
          </table:table-cell>
          <table:table-cell office:value-type="float" office:value="27.8415">
            <text:p>27.84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62">
            <text:p>3.62</text:p>
          </table:table-cell>
          <table:table-cell table:formula="of:=ROUND([.J205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DSS J130126.40+275506.2</text:p>
          </table:table-cell>
          <table:table-cell office:value-type="float" office:value="195.36003">
            <text:p>195.36003</text:p>
          </table:table-cell>
          <table:table-cell office:value-type="float" office:value="27.91839">
            <text:p>27.918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012">
            <text:p>4.012</text:p>
          </table:table-cell>
          <table:table-cell table:formula="of:=ROUND([.J20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SDSS J130129.39+275514.4</text:p>
          </table:table-cell>
          <table:table-cell office:value-type="float" office:value="195.37248">
            <text:p>195.37248</text:p>
          </table:table-cell>
          <table:table-cell office:value-type="float" office:value="27.92068">
            <text:p>27.920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141">
            <text:p>4.141</text:p>
          </table:table-cell>
          <table:table-cell table:formula="of:=ROUND([.J20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DSS J130125.17+275505.1</text:p>
          </table:table-cell>
          <table:table-cell office:value-type="float" office:value="195.35489">
            <text:p>195.35489</text:p>
          </table:table-cell>
          <table:table-cell office:value-type="float" office:value="27.91809">
            <text:p>27.918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03">
            <text:p>4.03</text:p>
          </table:table-cell>
          <table:table-cell table:formula="of:=ROUND([.J20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SDSS J130116.67+274736.6</text:p>
          </table:table-cell>
          <table:table-cell office:value-type="float" office:value="195.31949">
            <text:p>195.31949</text:p>
          </table:table-cell>
          <table:table-cell office:value-type="float" office:value="27.7935">
            <text:p>27.79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321">
            <text:p>4.321</text:p>
          </table:table-cell>
          <table:table-cell table:formula="of:=ROUND([.J209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DSS J130116.12+275400.5</text:p>
          </table:table-cell>
          <table:table-cell office:value-type="float" office:value="195.31718">
            <text:p>195.31718</text:p>
          </table:table-cell>
          <table:table-cell office:value-type="float" office:value="27.90015">
            <text:p>27.900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3.932">
            <text:p>3.932</text:p>
          </table:table-cell>
          <table:table-cell table:formula="of:=ROUND([.J21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DSS J130139.35+275414.6</text:p>
          </table:table-cell>
          <table:table-cell office:value-type="float" office:value="195.414">
            <text:p>195.414</text:p>
          </table:table-cell>
          <table:table-cell office:value-type="float" office:value="27.90407">
            <text:p>27.904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3.997">
            <text:p>3.997</text:p>
          </table:table-cell>
          <table:table-cell table:formula="of:=ROUND([.J21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SDSS J130143.89+274900.9</text:p>
          </table:table-cell>
          <table:table-cell office:value-type="float" office:value="195.43289">
            <text:p>195.43289</text:p>
          </table:table-cell>
          <table:table-cell office:value-type="float" office:value="27.81692">
            <text:p>27.816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4.064">
            <text:p>4.064</text:p>
          </table:table-cell>
          <table:table-cell table:formula="of:=ROUND([.J21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SDSS J130109.42+274951.2</text:p>
          </table:table-cell>
          <table:table-cell office:value-type="float" office:value="195.28946">
            <text:p>195.28946</text:p>
          </table:table-cell>
          <table:table-cell office:value-type="float" office:value="27.83083">
            <text:p>27.83083</text:p>
          </table:table-cell>
          <table:table-cell office:value-type="string">
            <text:p>G</text:p>
          </table:table-cell>
          <table:table-cell office:value-type="float" office:value="180469">
            <text:p>180469</text:p>
          </table:table-cell>
          <table:table-cell office:value-type="float" office:value="0.60198">
            <text:p>0.60198</text:p>
          </table:table-cell>
          <table:table-cell office:value-type="string">
            <text:p>PHOT</text:p>
          </table:table-cell>
          <table:table-cell office:value-type="string">
            <text:p>23.2g</text:p>
          </table:table-cell>
          <table:table-cell office:value-type="float" office:value="4.315">
            <text:p>4.315</text:p>
          </table:table-cell>
          <table:table-cell table:formula="of:=ROUND([.J213])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SDSS J130147.15+275217.3</text:p>
          </table:table-cell>
          <table:table-cell office:value-type="float" office:value="195.44646">
            <text:p>195.44646</text:p>
          </table:table-cell>
          <table:table-cell office:value-type="float" office:value="27.87147">
            <text:p>27.871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4.364">
            <text:p>4.364</text:p>
          </table:table-cell>
          <table:table-cell table:formula="of:=ROUND([.J21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SDSS J130136.44+275440.5</text:p>
          </table:table-cell>
          <table:table-cell office:value-type="float" office:value="195.40184">
            <text:p>195.40184</text:p>
          </table:table-cell>
          <table:table-cell office:value-type="float" office:value="27.91126">
            <text:p>27.911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011">
            <text:p>4.011</text:p>
          </table:table-cell>
          <table:table-cell table:formula="of:=ROUND([.J21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SDSS J130129.98+274644.3</text:p>
          </table:table-cell>
          <table:table-cell office:value-type="float" office:value="195.37496">
            <text:p>195.37496</text:p>
          </table:table-cell>
          <table:table-cell office:value-type="float" office:value="27.779">
            <text:p>27.7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4.389">
            <text:p>4.389</text:p>
          </table:table-cell>
          <table:table-cell table:formula="of:=ROUND([.J21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SDSS J130144.04+274956.7</text:p>
          </table:table-cell>
          <table:table-cell office:value-type="float" office:value="195.43353">
            <text:p>195.43353</text:p>
          </table:table-cell>
          <table:table-cell office:value-type="float" office:value="27.83243">
            <text:p>27.832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3.704">
            <text:p>3.704</text:p>
          </table:table-cell>
          <table:table-cell table:formula="of:=ROUND([.J21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SDSS J130135.80+275438.9</text:p>
          </table:table-cell>
          <table:table-cell office:value-type="float" office:value="195.39917">
            <text:p>195.39917</text:p>
          </table:table-cell>
          <table:table-cell office:value-type="float" office:value="27.91083">
            <text:p>27.910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3.924">
            <text:p>3.924</text:p>
          </table:table-cell>
          <table:table-cell table:formula="of:=ROUND([.J21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SDSS J130125.83+274703.6</text:p>
          </table:table-cell>
          <table:table-cell office:value-type="float" office:value="195.35763">
            <text:p>195.35763</text:p>
          </table:table-cell>
          <table:table-cell office:value-type="float" office:value="27.78435">
            <text:p>27.784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4.081">
            <text:p>4.081</text:p>
          </table:table-cell>
          <table:table-cell table:formula="of:=ROUND([.J21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DSS J130131.90+274705.5</text:p>
          </table:table-cell>
          <table:table-cell office:value-type="float" office:value="195.38295">
            <text:p>195.38295</text:p>
          </table:table-cell>
          <table:table-cell office:value-type="float" office:value="27.78488">
            <text:p>27.78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4.102">
            <text:p>4.102</text:p>
          </table:table-cell>
          <table:table-cell table:formula="of:=ROUND([.J22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ABELL 1656:[EF2011] 2858</text:p>
          </table:table-cell>
          <table:table-cell office:value-type="float" office:value="195.31955">
            <text:p>195.31955</text:p>
          </table:table-cell>
          <table:table-cell office:value-type="float" office:value="27.79391">
            <text:p>27.79391</text:p>
          </table:table-cell>
          <table:table-cell office:value-type="string">
            <text:p>G</text:p>
          </table:table-cell>
          <table:table-cell office:value-type="float" office:value="133252">
            <text:p>133252</text:p>
          </table:table-cell>
          <table:table-cell office:value-type="float" office:value="0.44448">
            <text:p>0.44448</text:p>
          </table:table-cell>
          <table:table-cell office:value-type="string">
            <text:p>PHOT</text:p>
          </table:table-cell>
          <table:table-cell office:value-type="string">
            <text:p>24.0g</text:p>
          </table:table-cell>
          <table:table-cell office:value-type="float" office:value="4.299">
            <text:p>4.299</text:p>
          </table:table-cell>
          <table:table-cell table:formula="of:=ROUND([.J221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SDSS J130142.98+274812.6</text:p>
          </table:table-cell>
          <table:table-cell office:value-type="float" office:value="195.42908">
            <text:p>195.42908</text:p>
          </table:table-cell>
          <table:table-cell office:value-type="float" office:value="27.8035">
            <text:p>27.80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4.379">
            <text:p>4.379</text:p>
          </table:table-cell>
          <table:table-cell table:formula="of:=ROUND([.J222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[APS2006] J195.292572+27.87476</text:p>
          </table:table-cell>
          <table:table-cell office:value-type="float" office:value="195.29257">
            <text:p>195.29257</text:p>
          </table:table-cell>
          <table:table-cell office:value-type="float" office:value="27.87476">
            <text:p>27.874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R</text:p>
          </table:table-cell>
          <table:table-cell office:value-type="float" office:value="4.193">
            <text:p>4.193</text:p>
          </table:table-cell>
          <table:table-cell table:formula="of:=ROUND([.J223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DSS J130132.26+275509.8</text:p>
          </table:table-cell>
          <table:table-cell office:value-type="float" office:value="195.38442">
            <text:p>195.38442</text:p>
          </table:table-cell>
          <table:table-cell office:value-type="float" office:value="27.91941">
            <text:p>27.919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4.156">
            <text:p>4.156</text:p>
          </table:table-cell>
          <table:table-cell table:formula="of:=ROUND([.J22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SDSS J130129.29+274717.8</text:p>
          </table:table-cell>
          <table:table-cell office:value-type="float" office:value="195.37205">
            <text:p>195.37205</text:p>
          </table:table-cell>
          <table:table-cell office:value-type="float" office:value="27.7883">
            <text:p>27.78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3.82">
            <text:p>3.82</text:p>
          </table:table-cell>
          <table:table-cell table:formula="of:=ROUND([.J22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CGCG 160-093</text:p>
          </table:table-cell>
          <table:table-cell office:value-type="float" office:value="195.29459">
            <text:p>195.29459</text:p>
          </table:table-cell>
          <table:table-cell office:value-type="float" office:value="27.80291">
            <text:p>27.80291</text:p>
          </table:table-cell>
          <table:table-cell office:value-type="string">
            <text:p>G</text:p>
          </table:table-cell>
          <table:table-cell office:value-type="float" office:value="6708">
            <text:p>6708</text:p>
          </table:table-cell>
          <table:table-cell office:value-type="float" office:value="0.022375">
            <text:p>0.022375</text:p>
          </table:table-cell>
          <table:table-cell office:value-type="string">
            <text:p><text:s text:c="4"/></text:p>
          </table:table-cell>
          <table:table-cell office:value-type="float" office:value="15.7">
            <text:p>15.7</text:p>
          </table:table-cell>
          <table:table-cell office:value-type="float" office:value="4.845">
            <text:p>4.845</text:p>
          </table:table-cell>
          <table:table-cell table:formula="of:=ROUND([.J226])"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ABELL 1656:[GMP83] 2183</text:p>
          </table:table-cell>
          <table:table-cell office:value-type="float" office:value="195.31417">
            <text:p>195.31417</text:p>
          </table:table-cell>
          <table:table-cell office:value-type="float" office:value="27.92936">
            <text:p>27.9293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1">
            <text:p>20.1</text:p>
          </table:table-cell>
          <table:table-cell office:value-type="float" office:value="5.438">
            <text:p>5.438</text:p>
          </table:table-cell>
          <table:table-cell table:formula="of:=ROUND([.J227])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ABELL 1656:[GMP83] 1861</text:p>
          </table:table-cell>
          <table:table-cell office:value-type="float" office:value="195.44281">
            <text:p>195.44281</text:p>
          </table:table-cell>
          <table:table-cell office:value-type="float" office:value="27.88714">
            <text:p>27.88714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3">
            <text:p>20.3</text:p>
          </table:table-cell>
          <table:table-cell office:value-type="float" office:value="4.533">
            <text:p>4.533</text:p>
          </table:table-cell>
          <table:table-cell table:formula="of:=ROUND([.J228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SDSS J130109.28+275311.0</text:p>
          </table:table-cell>
          <table:table-cell office:value-type="float" office:value="195.28867">
            <text:p>195.28867</text:p>
          </table:table-cell>
          <table:table-cell office:value-type="float" office:value="27.88639">
            <text:p>27.88639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72">
            <text:p>20.72</text:p>
          </table:table-cell>
          <table:table-cell office:value-type="float" office:value="4.656">
            <text:p>4.656</text:p>
          </table:table-cell>
          <table:table-cell table:formula="of:=ROUND([.J229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ABELL 1656:[GMP83] 2262</text:p>
          </table:table-cell>
          <table:table-cell office:value-type="float" office:value="195.28708">
            <text:p>195.28708</text:p>
          </table:table-cell>
          <table:table-cell office:value-type="float" office:value="27.88508">
            <text:p>27.88508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88">
            <text:p>20.88</text:p>
          </table:table-cell>
          <table:table-cell office:value-type="float" office:value="4.697">
            <text:p>4.697</text:p>
          </table:table-cell>
          <table:table-cell table:formula="of:=ROUND([.J230])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06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ABELL 1656:[BDG95] +1640+0400 </text:p>
          </table:table-cell>
          <table:table-cell office:value-type="float" office:value="195.45417">
            <text:p>195.45417</text:p>
          </table:table-cell>
          <table:table-cell office:value-type="float" office:value="27.85944">
            <text:p>27.85944</text:p>
          </table:table-cell>
          <table:table-cell office:value-type="string">
            <text:p>G</text:p>
          </table:table-cell>
          <table:table-cell office:value-type="float" office:value="256">
            <text:p>256</text:p>
          </table:table-cell>
          <table:table-cell office:value-type="float" office:value="0.000854">
            <text:p>0.000854</text:p>
          </table:table-cell>
          <table:table-cell office:value-type="string">
            <text:p><text:s text:c="4"/></text:p>
          </table:table-cell>
          <table:table-cell office:value-type="string">
            <text:p><text:s text:c="5"/></text:p>
          </table:table-cell>
          <table:table-cell office:value-type="float" office:value="4.633">
            <text:p>4.633</text:p>
          </table:table-cell>
          <table:table-cell table:formula="of:=ROUND([.J231])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CGCG 160-100</text:p>
          </table:table-cell>
          <table:table-cell office:value-type="float" office:value="195.45924">
            <text:p>195.45924</text:p>
          </table:table-cell>
          <table:table-cell office:value-type="float" office:value="27.89356">
            <text:p>27.89356</text:p>
          </table:table-cell>
          <table:table-cell office:value-type="string">
            <text:p>G</text:p>
          </table:table-cell>
          <table:table-cell office:value-type="float" office:value="7556">
            <text:p>7556</text:p>
          </table:table-cell>
          <table:table-cell office:value-type="float" office:value="0.025204">
            <text:p>0.025204</text:p>
          </table:table-cell>
          <table:table-cell office:value-type="string">
            <text:p><text:s text:c="4"/></text:p>
          </table:table-cell>
          <table:table-cell office:value-type="string">
            <text:p>15.4g</text:p>
          </table:table-cell>
          <table:table-cell office:value-type="float" office:value="5.484">
            <text:p>5.484</text:p>
          </table:table-cell>
          <table:table-cell table:formula="of:=ROUND([.J232])"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CGCG 160-092</text:p>
          </table:table-cell>
          <table:table-cell office:value-type="float" office:value="195.28847">
            <text:p>195.28847</text:p>
          </table:table-cell>
          <table:table-cell office:value-type="float" office:value="27.81833">
            <text:p>27.81833</text:p>
          </table:table-cell>
          <table:table-cell office:value-type="string">
            <text:p>G</text:p>
          </table:table-cell>
          <table:table-cell office:value-type="float" office:value="5965">
            <text:p>5965</text:p>
          </table:table-cell>
          <table:table-cell office:value-type="float" office:value="0.019897">
            <text:p>0.019897</text:p>
          </table:table-cell>
          <table:table-cell office:value-type="string">
            <text:p><text:s text:c="4"/></text:p>
          </table:table-cell>
          <table:table-cell office:value-type="string">
            <text:p>16.1b</text:p>
          </table:table-cell>
          <table:table-cell office:value-type="float" office:value="4.638">
            <text:p>4.638</text:p>
          </table:table-cell>
          <table:table-cell table:formula="of:=ROUND([.J233])"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2MASX J13011362+2754512</text:p>
          </table:table-cell>
          <table:table-cell office:value-type="float" office:value="195.30678">
            <text:p>195.30678</text:p>
          </table:table-cell>
          <table:table-cell office:value-type="float" office:value="27.91427">
            <text:p>27.91427</text:p>
          </table:table-cell>
          <table:table-cell office:value-type="string">
            <text:p>G</text:p>
          </table:table-cell>
          <table:table-cell office:value-type="float" office:value="5852">
            <text:p>5852</text:p>
          </table:table-cell>
          <table:table-cell office:value-type="float" office:value="0.01952">
            <text:p>0.01952</text:p>
          </table:table-cell>
          <table:table-cell office:value-type="string">
            <text:p><text:s text:c="4"/></text:p>
          </table:table-cell>
          <table:table-cell office:value-type="string">
            <text:p>16.8b</text:p>
          </table:table-cell>
          <table:table-cell office:value-type="float" office:value="4.932">
            <text:p>4.932</text:p>
          </table:table-cell>
          <table:table-cell table:formula="of:=ROUND([.J234])"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SDSS J130124.85+274608.5</text:p>
          </table:table-cell>
          <table:table-cell office:value-type="float" office:value="195.35358">
            <text:p>195.35358</text:p>
          </table:table-cell>
          <table:table-cell office:value-type="float" office:value="27.76905">
            <text:p>27.769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8r</text:p>
          </table:table-cell>
          <table:table-cell office:value-type="float" office:value="5.019">
            <text:p>5.019</text:p>
          </table:table-cell>
          <table:table-cell table:formula="of:=ROUND([.J235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SDSS J130127.13+275538.9</text:p>
          </table:table-cell>
          <table:table-cell office:value-type="float" office:value="195.36306">
            <text:p>195.36306</text:p>
          </table:table-cell>
          <table:table-cell office:value-type="float" office:value="27.9275">
            <text:p>27.92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r</text:p>
          </table:table-cell>
          <table:table-cell office:value-type="float" office:value="4.546">
            <text:p>4.546</text:p>
          </table:table-cell>
          <table:table-cell table:formula="of:=ROUND([.J236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SDSS J130110.78+274754.0</text:p>
          </table:table-cell>
          <table:table-cell office:value-type="float" office:value="195.29494">
            <text:p>195.29494</text:p>
          </table:table-cell>
          <table:table-cell office:value-type="float" office:value="27.79833">
            <text:p>27.798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r</text:p>
          </table:table-cell>
          <table:table-cell office:value-type="float" office:value="5.002">
            <text:p>5.002</text:p>
          </table:table-cell>
          <table:table-cell table:formula="of:=ROUND([.J237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SDSS J130136.81+275603.0</text:p>
          </table:table-cell>
          <table:table-cell office:value-type="float" office:value="195.40342">
            <text:p>195.40342</text:p>
          </table:table-cell>
          <table:table-cell office:value-type="float" office:value="27.93422">
            <text:p>27.93422</text:p>
          </table:table-cell>
          <table:table-cell office:value-type="string">
            <text:p>G</text:p>
          </table:table-cell>
          <table:table-cell office:value-type="float" office:value="53813">
            <text:p>53813</text:p>
          </table:table-cell>
          <table:table-cell office:value-type="float" office:value="0.1795">
            <text:p>0.1795</text:p>
          </table:table-cell>
          <table:table-cell office:value-type="string">
            <text:p><text:s text:c="4"/></text:p>
          </table:table-cell>
          <table:table-cell office:value-type="string">
            <text:p>19.4g</text:p>
          </table:table-cell>
          <table:table-cell office:value-type="float" office:value="5.303">
            <text:p>5.303</text:p>
          </table:table-cell>
          <table:table-cell table:formula="of:=ROUND([.J238])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SDSS J130115.32+275544.7</text:p>
          </table:table-cell>
          <table:table-cell office:value-type="float" office:value="195.31386">
            <text:p>195.31386</text:p>
          </table:table-cell>
          <table:table-cell office:value-type="float" office:value="27.92909">
            <text:p>27.929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g</text:p>
          </table:table-cell>
          <table:table-cell office:value-type="float" office:value="5.432">
            <text:p>5.432</text:p>
          </table:table-cell>
          <table:table-cell table:formula="of:=ROUND([.J23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[IBG2003] J130108+274924</text:p>
          </table:table-cell>
          <table:table-cell office:value-type="float" office:value="195.28713">
            <text:p>195.28713</text:p>
          </table:table-cell>
          <table:table-cell office:value-type="float" office:value="27.82354">
            <text:p>27.823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4.577">
            <text:p>4.577</text:p>
          </table:table-cell>
          <table:table-cell table:formula="of:=ROUND([.J240])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SDSS J130108.69+274912.0</text:p>
          </table:table-cell>
          <table:table-cell office:value-type="float" office:value="195.28621">
            <text:p>195.28621</text:p>
          </table:table-cell>
          <table:table-cell office:value-type="float" office:value="27.82002">
            <text:p>27.820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4.704">
            <text:p>4.704</text:p>
          </table:table-cell>
          <table:table-cell table:formula="of:=ROUND([.J241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DSS J130140.17+274726.3</text:p>
          </table:table-cell>
          <table:table-cell office:value-type="float" office:value="195.4174">
            <text:p>195.4174</text:p>
          </table:table-cell>
          <table:table-cell office:value-type="float" office:value="27.79064">
            <text:p>27.79064</text:p>
          </table:table-cell>
          <table:table-cell office:value-type="string">
            <text:p>G</text:p>
          </table:table-cell>
          <table:table-cell office:value-type="float" office:value="150673">
            <text:p>150673</text:p>
          </table:table-cell>
          <table:table-cell office:value-type="float" office:value="0.50259">
            <text:p>0.50259</text:p>
          </table:table-cell>
          <table:table-cell office:value-type="string">
            <text:p>PHOT</text:p>
          </table:table-cell>
          <table:table-cell office:value-type="string">
            <text:p>19.7r</text:p>
          </table:table-cell>
          <table:table-cell office:value-type="float" office:value="4.534">
            <text:p>4.534</text:p>
          </table:table-cell>
          <table:table-cell table:formula="of:=ROUND([.J242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SDSS J130106.73+274819.6</text:p>
          </table:table-cell>
          <table:table-cell office:value-type="float" office:value="195.27808">
            <text:p>195.27808</text:p>
          </table:table-cell>
          <table:table-cell office:value-type="float" office:value="27.80545">
            <text:p>27.80545</text:p>
          </table:table-cell>
          <table:table-cell office:value-type="string">
            <text:p>G</text:p>
          </table:table-cell>
          <table:table-cell office:value-type="float" office:value="67124">
            <text:p>67124</text:p>
          </table:table-cell>
          <table:table-cell office:value-type="float" office:value="0.2239">
            <text:p>0.2239</text:p>
          </table:table-cell>
          <table:table-cell office:value-type="string">
            <text:p>PHOT</text:p>
          </table:table-cell>
          <table:table-cell office:value-type="string">
            <text:p>19.9g</text:p>
          </table:table-cell>
          <table:table-cell office:value-type="float" office:value="5.489">
            <text:p>5.489</text:p>
          </table:table-cell>
          <table:table-cell table:formula="of:=ROUND([.J243])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SDSS J130140.75+274729.7</text:p>
          </table:table-cell>
          <table:table-cell office:value-type="float" office:value="195.41982">
            <text:p>195.41982</text:p>
          </table:table-cell>
          <table:table-cell office:value-type="float" office:value="27.79159">
            <text:p>27.791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4.565">
            <text:p>4.565</text:p>
          </table:table-cell>
          <table:table-cell table:formula="of:=ROUND([.J244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DSS J130146.96+274907.7</text:p>
          </table:table-cell>
          <table:table-cell office:value-type="float" office:value="195.4457">
            <text:p>195.4457</text:p>
          </table:table-cell>
          <table:table-cell office:value-type="float" office:value="27.81882">
            <text:p>27.818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4.609">
            <text:p>4.609</text:p>
          </table:table-cell>
          <table:table-cell table:formula="of:=ROUND([.J245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SDSS J130107.26+275144.0</text:p>
          </table:table-cell>
          <table:table-cell office:value-type="float" office:value="195.28028">
            <text:p>195.28028</text:p>
          </table:table-cell>
          <table:table-cell office:value-type="float" office:value="27.86224">
            <text:p>27.862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4.655">
            <text:p>4.655</text:p>
          </table:table-cell>
          <table:table-cell table:formula="of:=ROUND([.J246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SDSS J130122.84+274617.4</text:p>
          </table:table-cell>
          <table:table-cell office:value-type="float" office:value="195.3452">
            <text:p>195.3452</text:p>
          </table:table-cell>
          <table:table-cell office:value-type="float" office:value="27.77151">
            <text:p>27.771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4.959">
            <text:p>4.959</text:p>
          </table:table-cell>
          <table:table-cell table:formula="of:=ROUND([.J247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SDSS J130106.61+275141.0</text:p>
          </table:table-cell>
          <table:table-cell office:value-type="float" office:value="195.27756">
            <text:p>195.27756</text:p>
          </table:table-cell>
          <table:table-cell office:value-type="float" office:value="27.86139">
            <text:p>27.861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V</text:p>
          </table:table-cell>
          <table:table-cell office:value-type="float" office:value="4.792">
            <text:p>4.792</text:p>
          </table:table-cell>
          <table:table-cell table:formula="of:=ROUND([.J248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SDSS J130112.74+275506.7</text:p>
          </table:table-cell>
          <table:table-cell office:value-type="float" office:value="195.3031">
            <text:p>195.3031</text:p>
          </table:table-cell>
          <table:table-cell office:value-type="float" office:value="27.91854">
            <text:p>27.918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5.253">
            <text:p>5.253</text:p>
          </table:table-cell>
          <table:table-cell table:formula="of:=ROUND([.J24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SDSS J130148.60+274821.2</text:p>
          </table:table-cell>
          <table:table-cell office:value-type="float" office:value="195.45253">
            <text:p>195.45253</text:p>
          </table:table-cell>
          <table:table-cell office:value-type="float" office:value="27.80591">
            <text:p>27.80591</text:p>
          </table:table-cell>
          <table:table-cell office:value-type="string">
            <text:p>G</text:p>
          </table:table-cell>
          <table:table-cell office:value-type="float" office:value="88841">
            <text:p>88841</text:p>
          </table:table-cell>
          <table:table-cell office:value-type="float" office:value="0.29634">
            <text:p>0.29634</text:p>
          </table:table-cell>
          <table:table-cell office:value-type="string">
            <text:p>PHOT</text:p>
          </table:table-cell>
          <table:table-cell office:value-type="string">
            <text:p>20.0g</text:p>
          </table:table-cell>
          <table:table-cell office:value-type="float" office:value="5.298">
            <text:p>5.298</text:p>
          </table:table-cell>
          <table:table-cell table:formula="of:=ROUND([.J250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SDSS J130123.54+275619.7</text:p>
          </table:table-cell>
          <table:table-cell office:value-type="float" office:value="195.34812">
            <text:p>195.34812</text:p>
          </table:table-cell>
          <table:table-cell office:value-type="float" office:value="27.93883">
            <text:p>27.938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5.318">
            <text:p>5.318</text:p>
          </table:table-cell>
          <table:table-cell table:formula="of:=ROUND([.J251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SDSS J130147.34+274924.7</text:p>
          </table:table-cell>
          <table:table-cell office:value-type="float" office:value="195.44729">
            <text:p>195.44729</text:p>
          </table:table-cell>
          <table:table-cell office:value-type="float" office:value="27.82353">
            <text:p>27.823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4.573">
            <text:p>4.573</text:p>
          </table:table-cell>
          <table:table-cell table:formula="of:=ROUND([.J252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SDSS J130129.78+274624.3</text:p>
          </table:table-cell>
          <table:table-cell office:value-type="float" office:value="195.37412">
            <text:p>195.37412</text:p>
          </table:table-cell>
          <table:table-cell office:value-type="float" office:value="27.77343">
            <text:p>27.77343</text:p>
          </table:table-cell>
          <table:table-cell office:value-type="string">
            <text:p>G</text:p>
          </table:table-cell>
          <table:table-cell office:value-type="float" office:value="84730">
            <text:p>84730</text:p>
          </table:table-cell>
          <table:table-cell office:value-type="float" office:value="0.28263">
            <text:p>0.28263</text:p>
          </table:table-cell>
          <table:table-cell office:value-type="string">
            <text:p>PHOT</text:p>
          </table:table-cell>
          <table:table-cell office:value-type="string">
            <text:p>20.2r</text:p>
          </table:table-cell>
          <table:table-cell office:value-type="float" office:value="4.718">
            <text:p>4.718</text:p>
          </table:table-cell>
          <table:table-cell table:formula="of:=ROUND([.J253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[IBG2003] J130118+274652</text:p>
          </table:table-cell>
          <table:table-cell office:value-type="float" office:value="195.32708">
            <text:p>195.32708</text:p>
          </table:table-cell>
          <table:table-cell office:value-type="float" office:value="27.78111">
            <text:p>27.781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4.748">
            <text:p>4.748</text:p>
          </table:table-cell>
          <table:table-cell table:formula="of:=ROUND([.J254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SDSS J130140.15+275537.0</text:p>
          </table:table-cell>
          <table:table-cell office:value-type="float" office:value="195.41731">
            <text:p>195.41731</text:p>
          </table:table-cell>
          <table:table-cell office:value-type="float" office:value="27.92696">
            <text:p>27.926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5.232">
            <text:p>5.232</text:p>
          </table:table-cell>
          <table:table-cell table:formula="of:=ROUND([.J255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SDSS J130125.26+275600.5</text:p>
          </table:table-cell>
          <table:table-cell office:value-type="float" office:value="195.35526">
            <text:p>195.35526</text:p>
          </table:table-cell>
          <table:table-cell office:value-type="float" office:value="27.93347">
            <text:p>27.933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4.94">
            <text:p>4.94</text:p>
          </table:table-cell>
          <table:table-cell table:formula="of:=ROUND([.J256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DSS J130112.07+274806.8</text:p>
          </table:table-cell>
          <table:table-cell office:value-type="float" office:value="195.3003">
            <text:p>195.3003</text:p>
          </table:table-cell>
          <table:table-cell office:value-type="float" office:value="27.80192">
            <text:p>27.801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4.646">
            <text:p>4.646</text:p>
          </table:table-cell>
          <table:table-cell table:formula="of:=ROUND([.J25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SDSS J130114.47+275503.2</text:p>
          </table:table-cell>
          <table:table-cell office:value-type="float" office:value="195.31033">
            <text:p>195.31033</text:p>
          </table:table-cell>
          <table:table-cell office:value-type="float" office:value="27.91756">
            <text:p>27.917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4.967">
            <text:p>4.967</text:p>
          </table:table-cell>
          <table:table-cell table:formula="of:=ROUND([.J25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DSS J130143.76+274746.3</text:p>
          </table:table-cell>
          <table:table-cell office:value-type="float" office:value="195.43234">
            <text:p>195.43234</text:p>
          </table:table-cell>
          <table:table-cell office:value-type="float" office:value="27.7962">
            <text:p>27.79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4.803">
            <text:p>4.803</text:p>
          </table:table-cell>
          <table:table-cell table:formula="of:=ROUND([.J259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DSS J130145.12+275424.4</text:p>
          </table:table-cell>
          <table:table-cell office:value-type="float" office:value="195.438">
            <text:p>195.438</text:p>
          </table:table-cell>
          <table:table-cell office:value-type="float" office:value="27.90678">
            <text:p>27.906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4.995">
            <text:p>4.995</text:p>
          </table:table-cell>
          <table:table-cell table:formula="of:=ROUND([.J26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DSS J130116.83+275535.4</text:p>
          </table:table-cell>
          <table:table-cell office:value-type="float" office:value="195.32014">
            <text:p>195.32014</text:p>
          </table:table-cell>
          <table:table-cell office:value-type="float" office:value="27.92653">
            <text:p>27.926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5.131">
            <text:p>5.131</text:p>
          </table:table-cell>
          <table:table-cell table:formula="of:=ROUND([.J261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SDSS J130103.66+275148.3</text:p>
          </table:table-cell>
          <table:table-cell office:value-type="float" office:value="195.26528">
            <text:p>195.26528</text:p>
          </table:table-cell>
          <table:table-cell office:value-type="float" office:value="27.86344">
            <text:p>27.863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5.454">
            <text:p>5.454</text:p>
          </table:table-cell>
          <table:table-cell table:formula="of:=ROUND([.J262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SDSS J130106.70+275134.2</text:p>
          </table:table-cell>
          <table:table-cell office:value-type="float" office:value="195.27794">
            <text:p>195.27794</text:p>
          </table:table-cell>
          <table:table-cell office:value-type="float" office:value="27.85951">
            <text:p>27.859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4.76">
            <text:p>4.76</text:p>
          </table:table-cell>
          <table:table-cell table:formula="of:=ROUND([.J263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SDSS J130123.48+274625.6</text:p>
          </table:table-cell>
          <table:table-cell office:value-type="float" office:value="195.34784">
            <text:p>195.34784</text:p>
          </table:table-cell>
          <table:table-cell office:value-type="float" office:value="27.7738">
            <text:p>27.77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4.794">
            <text:p>4.794</text:p>
          </table:table-cell>
          <table:table-cell table:formula="of:=ROUND([.J264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DSS J130151.76+275119.7</text:p>
          </table:table-cell>
          <table:table-cell office:value-type="float" office:value="195.46569">
            <text:p>195.46569</text:p>
          </table:table-cell>
          <table:table-cell office:value-type="float" office:value="27.85548">
            <text:p>27.85548</text:p>
          </table:table-cell>
          <table:table-cell office:value-type="string">
            <text:p>G</text:p>
          </table:table-cell>
          <table:table-cell office:value-type="float" office:value="77002">
            <text:p>77002</text:p>
          </table:table-cell>
          <table:table-cell office:value-type="float" office:value="0.25685">
            <text:p>0.25685</text:p>
          </table:table-cell>
          <table:table-cell office:value-type="string">
            <text:p>PHOT</text:p>
          </table:table-cell>
          <table:table-cell office:value-type="string">
            <text:p>20.6r</text:p>
          </table:table-cell>
          <table:table-cell office:value-type="float" office:value="5.227">
            <text:p>5.227</text:p>
          </table:table-cell>
          <table:table-cell table:formula="of:=ROUND([.J265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SDSS J130108.89+275307.0</text:p>
          </table:table-cell>
          <table:table-cell office:value-type="float" office:value="195.28707">
            <text:p>195.28707</text:p>
          </table:table-cell>
          <table:table-cell office:value-type="float" office:value="27.8853">
            <text:p>27.88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4.704">
            <text:p>4.704</text:p>
          </table:table-cell>
          <table:table-cell table:formula="of:=ROUND([.J266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DSS J130121.21+274649.1</text:p>
          </table:table-cell>
          <table:table-cell office:value-type="float" office:value="195.33841">
            <text:p>195.33841</text:p>
          </table:table-cell>
          <table:table-cell office:value-type="float" office:value="27.78031">
            <text:p>27.780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4.556">
            <text:p>4.556</text:p>
          </table:table-cell>
          <table:table-cell table:formula="of:=ROUND([.J267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SDSS J130113.32+274721.5</text:p>
          </table:table-cell>
          <table:table-cell office:value-type="float" office:value="195.30551">
            <text:p>195.30551</text:p>
          </table:table-cell>
          <table:table-cell office:value-type="float" office:value="27.78932">
            <text:p>27.789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4.98">
            <text:p>4.98</text:p>
          </table:table-cell>
          <table:table-cell table:formula="of:=ROUND([.J268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SDSS J130125.82+275605.1</text:p>
          </table:table-cell>
          <table:table-cell office:value-type="float" office:value="195.3576">
            <text:p>195.3576</text:p>
          </table:table-cell>
          <table:table-cell office:value-type="float" office:value="27.93475">
            <text:p>27.934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5.002">
            <text:p>5.002</text:p>
          </table:table-cell>
          <table:table-cell table:formula="of:=ROUND([.J269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SDSS J130119.02+274606.6</text:p>
          </table:table-cell>
          <table:table-cell office:value-type="float" office:value="195.32929">
            <text:p>195.32929</text:p>
          </table:table-cell>
          <table:table-cell office:value-type="float" office:value="27.76851">
            <text:p>27.768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5.39">
            <text:p>5.39</text:p>
          </table:table-cell>
          <table:table-cell table:formula="of:=ROUND([.J27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SDSS J130152.08+274958.4</text:p>
          </table:table-cell>
          <table:table-cell office:value-type="float" office:value="195.46701">
            <text:p>195.46701</text:p>
          </table:table-cell>
          <table:table-cell office:value-type="float" office:value="27.8329">
            <text:p>27.83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5.413">
            <text:p>5.413</text:p>
          </table:table-cell>
          <table:table-cell table:formula="of:=ROUND([.J271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SDSS J130118.54+274651.2</text:p>
          </table:table-cell>
          <table:table-cell office:value-type="float" office:value="195.32726">
            <text:p>195.32726</text:p>
          </table:table-cell>
          <table:table-cell office:value-type="float" office:value="27.78091">
            <text:p>27.780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4.755">
            <text:p>4.755</text:p>
          </table:table-cell>
          <table:table-cell table:formula="of:=ROUND([.J27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ABELL 1656:[EF2011] 3441</text:p>
          </table:table-cell>
          <table:table-cell office:value-type="float" office:value="195.31869">
            <text:p>195.31869</text:p>
          </table:table-cell>
          <table:table-cell office:value-type="float" office:value="27.91639">
            <text:p>27.91639</text:p>
          </table:table-cell>
          <table:table-cell office:value-type="string">
            <text:p>G</text:p>
          </table:table-cell>
          <table:table-cell office:value-type="float" office:value="63445">
            <text:p>63445</text:p>
          </table:table-cell>
          <table:table-cell office:value-type="float" office:value="0.21163">
            <text:p>0.21163</text:p>
          </table:table-cell>
          <table:table-cell office:value-type="string">
            <text:p>PHOT</text:p>
          </table:table-cell>
          <table:table-cell office:value-type="string">
            <text:p>21.3g</text:p>
          </table:table-cell>
          <table:table-cell office:value-type="float" office:value="4.652">
            <text:p>4.652</text:p>
          </table:table-cell>
          <table:table-cell table:formula="of:=ROUND([.J273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DSS J130116.30+275457.5</text:p>
          </table:table-cell>
          <table:table-cell office:value-type="float" office:value="195.31795">
            <text:p>195.31795</text:p>
          </table:table-cell>
          <table:table-cell office:value-type="float" office:value="27.91598">
            <text:p>27.915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4.653">
            <text:p>4.653</text:p>
          </table:table-cell>
          <table:table-cell table:formula="of:=ROUND([.J27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SDSS J130105.81+275145.2</text:p>
          </table:table-cell>
          <table:table-cell office:value-type="float" office:value="195.27424">
            <text:p>195.27424</text:p>
          </table:table-cell>
          <table:table-cell office:value-type="float" office:value="27.86257">
            <text:p>27.86257</text:p>
          </table:table-cell>
          <table:table-cell office:value-type="string">
            <text:p>G</text:p>
          </table:table-cell>
          <table:table-cell office:value-type="float" office:value="118754">
            <text:p>118754</text:p>
          </table:table-cell>
          <table:table-cell office:value-type="float" office:value="0.39612">
            <text:p>0.39612</text:p>
          </table:table-cell>
          <table:table-cell office:value-type="string">
            <text:p>PHOT</text:p>
          </table:table-cell>
          <table:table-cell office:value-type="string">
            <text:p>21.5g</text:p>
          </table:table-cell>
          <table:table-cell office:value-type="float" office:value="4.976">
            <text:p>4.976</text:p>
          </table:table-cell>
          <table:table-cell table:formula="of:=ROUND([.J275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SDSS J130151.63+275010.9</text:p>
          </table:table-cell>
          <table:table-cell office:value-type="float" office:value="195.46516">
            <text:p>195.46516</text:p>
          </table:table-cell>
          <table:table-cell office:value-type="float" office:value="27.83636">
            <text:p>27.83636</text:p>
          </table:table-cell>
          <table:table-cell office:value-type="string">
            <text:p>G</text:p>
          </table:table-cell>
          <table:table-cell office:value-type="float" office:value="118487">
            <text:p>118487</text:p>
          </table:table-cell>
          <table:table-cell office:value-type="float" office:value="0.39523">
            <text:p>0.39523</text:p>
          </table:table-cell>
          <table:table-cell office:value-type="string">
            <text:p>PHOT</text:p>
          </table:table-cell>
          <table:table-cell office:value-type="string">
            <text:p>21.6g</text:p>
          </table:table-cell>
          <table:table-cell office:value-type="float" office:value="5.277">
            <text:p>5.277</text:p>
          </table:table-cell>
          <table:table-cell table:formula="of:=ROUND([.J276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SDSS J130122.82+274557.0</text:p>
          </table:table-cell>
          <table:table-cell office:value-type="float" office:value="195.3451">
            <text:p>195.3451</text:p>
          </table:table-cell>
          <table:table-cell office:value-type="float" office:value="27.76586">
            <text:p>27.765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5.29">
            <text:p>5.29</text:p>
          </table:table-cell>
          <table:table-cell table:formula="of:=ROUND([.J27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SDSS J130132.36+275628.8</text:p>
          </table:table-cell>
          <table:table-cell office:value-type="float" office:value="195.38484">
            <text:p>195.38484</text:p>
          </table:table-cell>
          <table:table-cell office:value-type="float" office:value="27.94134">
            <text:p>27.941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5.451">
            <text:p>5.451</text:p>
          </table:table-cell>
          <table:table-cell table:formula="of:=ROUND([.J27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[APS2006] J195.319778+27.78728</text:p>
          </table:table-cell>
          <table:table-cell office:value-type="float" office:value="195.31978">
            <text:p>195.31978</text:p>
          </table:table-cell>
          <table:table-cell office:value-type="float" office:value="27.78728">
            <text:p>27.78728</text:p>
          </table:table-cell>
          <table:table-cell office:value-type="string">
            <text:p>G</text:p>
          </table:table-cell>
          <table:table-cell office:value-type="float" office:value="220099">
            <text:p>220099</text:p>
          </table:table-cell>
          <table:table-cell office:value-type="float" office:value="0.73417">
            <text:p>0.73417</text:p>
          </table:table-cell>
          <table:table-cell office:value-type="string">
            <text:p>PHOT</text:p>
          </table:table-cell>
          <table:table-cell office:value-type="string">
            <text:p>21.7R</text:p>
          </table:table-cell>
          <table:table-cell office:value-type="float" office:value="4.62">
            <text:p>4.62</text:p>
          </table:table-cell>
          <table:table-cell table:formula="of:=ROUND([.J279])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DSS J130115.36+275446.1</text:p>
          </table:table-cell>
          <table:table-cell office:value-type="float" office:value="195.31401">
            <text:p>195.31401</text:p>
          </table:table-cell>
          <table:table-cell office:value-type="float" office:value="27.91282">
            <text:p>27.912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622">
            <text:p>4.622</text:p>
          </table:table-cell>
          <table:table-cell table:formula="of:=ROUND([.J28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DSS J130145.69+274823.4</text:p>
          </table:table-cell>
          <table:table-cell office:value-type="float" office:value="195.4404">
            <text:p>195.4404</text:p>
          </table:table-cell>
          <table:table-cell office:value-type="float" office:value="27.80651">
            <text:p>27.806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4.739">
            <text:p>4.739</text:p>
          </table:table-cell>
          <table:table-cell table:formula="of:=ROUND([.J28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SDSS J130144.21+274801.0</text:p>
          </table:table-cell>
          <table:table-cell office:value-type="float" office:value="195.43422">
            <text:p>195.43422</text:p>
          </table:table-cell>
          <table:table-cell office:value-type="float" office:value="27.8003">
            <text:p>27.80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71">
            <text:p>4.71</text:p>
          </table:table-cell>
          <table:table-cell table:formula="of:=ROUND([.J282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SDSS J130126.36+275554.2</text:p>
          </table:table-cell>
          <table:table-cell office:value-type="float" office:value="195.35986">
            <text:p>195.35986</text:p>
          </table:table-cell>
          <table:table-cell office:value-type="float" office:value="27.93175">
            <text:p>27.931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811">
            <text:p>4.811</text:p>
          </table:table-cell>
          <table:table-cell table:formula="of:=ROUND([.J28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DSS J130137.64+275526.7</text:p>
          </table:table-cell>
          <table:table-cell office:value-type="float" office:value="195.40684">
            <text:p>195.40684</text:p>
          </table:table-cell>
          <table:table-cell office:value-type="float" office:value="27.92409">
            <text:p>27.924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817">
            <text:p>4.817</text:p>
          </table:table-cell>
          <table:table-cell table:formula="of:=ROUND([.J28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ABELL 1656:[EF2011] 2991</text:p>
          </table:table-cell>
          <table:table-cell office:value-type="float" office:value="195.2811">
            <text:p>195.2811</text:p>
          </table:table-cell>
          <table:table-cell office:value-type="float" office:value="27.82088">
            <text:p>27.82088</text:p>
          </table:table-cell>
          <table:table-cell office:value-type="string">
            <text:p>G</text:p>
          </table:table-cell>
          <table:table-cell office:value-type="float" office:value="152498">
            <text:p>152498</text:p>
          </table:table-cell>
          <table:table-cell office:value-type="float" office:value="0.50868">
            <text:p>0.50868</text:p>
          </table:table-cell>
          <table:table-cell office:value-type="string">
            <text:p>PHOT</text:p>
          </table:table-cell>
          <table:table-cell office:value-type="string">
            <text:p>22.1g</text:p>
          </table:table-cell>
          <table:table-cell office:value-type="float" office:value="4.934">
            <text:p>4.934</text:p>
          </table:table-cell>
          <table:table-cell table:formula="of:=ROUND([.J285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SDSS J130137.60+275552.6</text:p>
          </table:table-cell>
          <table:table-cell office:value-type="float" office:value="195.4067">
            <text:p>195.4067</text:p>
          </table:table-cell>
          <table:table-cell office:value-type="float" office:value="27.93129">
            <text:p>27.931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207">
            <text:p>5.207</text:p>
          </table:table-cell>
          <table:table-cell table:formula="of:=ROUND([.J28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SDSS J130128.26+274628.6</text:p>
          </table:table-cell>
          <table:table-cell office:value-type="float" office:value="195.36776">
            <text:p>195.36776</text:p>
          </table:table-cell>
          <table:table-cell office:value-type="float" office:value="27.77461">
            <text:p>27.774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633">
            <text:p>4.633</text:p>
          </table:table-cell>
          <table:table-cell table:formula="of:=ROUND([.J28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DSS J130107.49+275209.7</text:p>
          </table:table-cell>
          <table:table-cell office:value-type="float" office:value="195.28122">
            <text:p>195.28122</text:p>
          </table:table-cell>
          <table:table-cell office:value-type="float" office:value="27.86938">
            <text:p>27.86938</text:p>
          </table:table-cell>
          <table:table-cell office:value-type="string">
            <text:p>G</text:p>
          </table:table-cell>
          <table:table-cell office:value-type="float" office:value="79289">
            <text:p>79289</text:p>
          </table:table-cell>
          <table:table-cell office:value-type="float" office:value="0.26448">
            <text:p>0.26448</text:p>
          </table:table-cell>
          <table:table-cell office:value-type="string">
            <text:p>PHOT</text:p>
          </table:table-cell>
          <table:table-cell office:value-type="string">
            <text:p>22.2g</text:p>
          </table:table-cell>
          <table:table-cell office:value-type="float" office:value="4.683">
            <text:p>4.683</text:p>
          </table:table-cell>
          <table:table-cell table:formula="of:=ROUND([.J288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SDSS J130109.39+275318.1</text:p>
          </table:table-cell>
          <table:table-cell office:value-type="float" office:value="195.28913">
            <text:p>195.28913</text:p>
          </table:table-cell>
          <table:table-cell office:value-type="float" office:value="27.88838">
            <text:p>27.888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688">
            <text:p>4.688</text:p>
          </table:table-cell>
          <table:table-cell table:formula="of:=ROUND([.J289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SDSS J130106.72+275127.9</text:p>
          </table:table-cell>
          <table:table-cell office:value-type="float" office:value="195.27804">
            <text:p>195.27804</text:p>
          </table:table-cell>
          <table:table-cell office:value-type="float" office:value="27.85776">
            <text:p>27.857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746">
            <text:p>4.746</text:p>
          </table:table-cell>
          <table:table-cell table:formula="of:=ROUND([.J29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SDSS J130131.27+274623.5</text:p>
          </table:table-cell>
          <table:table-cell office:value-type="float" office:value="195.38029">
            <text:p>195.38029</text:p>
          </table:table-cell>
          <table:table-cell office:value-type="float" office:value="27.77322">
            <text:p>27.77322</text:p>
          </table:table-cell>
          <table:table-cell office:value-type="string">
            <text:p>G</text:p>
          </table:table-cell>
          <table:table-cell office:value-type="float" office:value="98602">
            <text:p>98602</text:p>
          </table:table-cell>
          <table:table-cell office:value-type="float" office:value="0.3289">
            <text:p>0.3289</text:p>
          </table:table-cell>
          <table:table-cell office:value-type="string">
            <text:p>PHOT</text:p>
          </table:table-cell>
          <table:table-cell office:value-type="string">
            <text:p>22.2g</text:p>
          </table:table-cell>
          <table:table-cell office:value-type="float" office:value="4.767">
            <text:p>4.767</text:p>
          </table:table-cell>
          <table:table-cell table:formula="of:=ROUND([.J291]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SDSS J130111.75+274713.9</text:p>
          </table:table-cell>
          <table:table-cell office:value-type="float" office:value="195.29897">
            <text:p>195.29897</text:p>
          </table:table-cell>
          <table:table-cell office:value-type="float" office:value="27.7872">
            <text:p>27.78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307">
            <text:p>5.307</text:p>
          </table:table-cell>
          <table:table-cell table:formula="of:=ROUND([.J292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DSS J130146.36+275349.6</text:p>
          </table:table-cell>
          <table:table-cell office:value-type="float" office:value="195.44319">
            <text:p>195.44319</text:p>
          </table:table-cell>
          <table:table-cell office:value-type="float" office:value="27.89711">
            <text:p>27.897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859">
            <text:p>4.859</text:p>
          </table:table-cell>
          <table:table-cell table:formula="of:=ROUND([.J29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DSS J130133.65+275605.4</text:p>
          </table:table-cell>
          <table:table-cell office:value-type="float" office:value="195.39025">
            <text:p>195.39025</text:p>
          </table:table-cell>
          <table:table-cell office:value-type="float" office:value="27.93484">
            <text:p>27.934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128">
            <text:p>5.128</text:p>
          </table:table-cell>
          <table:table-cell table:formula="of:=ROUND([.J29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DSS J130120.04+275611.4</text:p>
          </table:table-cell>
          <table:table-cell office:value-type="float" office:value="195.33351">
            <text:p>195.33351</text:p>
          </table:table-cell>
          <table:table-cell office:value-type="float" office:value="27.9365">
            <text:p>27.93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386">
            <text:p>5.386</text:p>
          </table:table-cell>
          <table:table-cell table:formula="of:=ROUND([.J29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DSS J130148.73+274922.7</text:p>
          </table:table-cell>
          <table:table-cell office:value-type="float" office:value="195.45307">
            <text:p>195.45307</text:p>
          </table:table-cell>
          <table:table-cell office:value-type="float" office:value="27.82299">
            <text:p>27.822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871">
            <text:p>4.871</text:p>
          </table:table-cell>
          <table:table-cell table:formula="of:=ROUND([.J29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DSS J130116.58+274655.4</text:p>
          </table:table-cell>
          <table:table-cell office:value-type="float" office:value="195.31912">
            <text:p>195.31912</text:p>
          </table:table-cell>
          <table:table-cell office:value-type="float" office:value="27.78208">
            <text:p>27.782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903">
            <text:p>4.903</text:p>
          </table:table-cell>
          <table:table-cell table:formula="of:=ROUND([.J297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SDSS J130136.05+274623.5</text:p>
          </table:table-cell>
          <table:table-cell office:value-type="float" office:value="195.40023">
            <text:p>195.40023</text:p>
          </table:table-cell>
          <table:table-cell office:value-type="float" office:value="27.77322">
            <text:p>27.773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031">
            <text:p>5.031</text:p>
          </table:table-cell>
          <table:table-cell table:formula="of:=ROUND([.J29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SDSS J130151.21+275115.2</text:p>
          </table:table-cell>
          <table:table-cell office:value-type="float" office:value="195.4634">
            <text:p>195.4634</text:p>
          </table:table-cell>
          <table:table-cell office:value-type="float" office:value="27.85424">
            <text:p>27.854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103">
            <text:p>5.103</text:p>
          </table:table-cell>
          <table:table-cell table:formula="of:=ROUND([.J29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SDSS J130152.44+275151.5</text:p>
          </table:table-cell>
          <table:table-cell office:value-type="float" office:value="195.46852">
            <text:p>195.46852</text:p>
          </table:table-cell>
          <table:table-cell office:value-type="float" office:value="27.86432">
            <text:p>27.864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424">
            <text:p>5.424</text:p>
          </table:table-cell>
          <table:table-cell table:formula="of:=ROUND([.J300]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SDSS J130152.64+275021.4</text:p>
          </table:table-cell>
          <table:table-cell office:value-type="float" office:value="195.46935">
            <text:p>195.46935</text:p>
          </table:table-cell>
          <table:table-cell office:value-type="float" office:value="27.83928">
            <text:p>27.839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469">
            <text:p>5.469</text:p>
          </table:table-cell>
          <table:table-cell table:formula="of:=ROUND([.J30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SDSS J130148.16+275003.6</text:p>
          </table:table-cell>
          <table:table-cell office:value-type="float" office:value="195.45068">
            <text:p>195.45068</text:p>
          </table:table-cell>
          <table:table-cell office:value-type="float" office:value="27.83436">
            <text:p>27.834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548">
            <text:p>4.548</text:p>
          </table:table-cell>
          <table:table-cell table:formula="of:=ROUND([.J30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SDSS J130124.56+275537.2</text:p>
          </table:table-cell>
          <table:table-cell office:value-type="float" office:value="195.35237">
            <text:p>195.35237</text:p>
          </table:table-cell>
          <table:table-cell office:value-type="float" office:value="27.92702">
            <text:p>27.927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58">
            <text:p>4.58</text:p>
          </table:table-cell>
          <table:table-cell table:formula="of:=ROUND([.J30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SDSS J130109.36+275315.5</text:p>
          </table:table-cell>
          <table:table-cell office:value-type="float" office:value="195.28903">
            <text:p>195.28903</text:p>
          </table:table-cell>
          <table:table-cell office:value-type="float" office:value="27.88766">
            <text:p>27.887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673">
            <text:p>4.673</text:p>
          </table:table-cell>
          <table:table-cell table:formula="of:=ROUND([.J304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DSS J130143.69+275417.3</text:p>
          </table:table-cell>
          <table:table-cell office:value-type="float" office:value="195.43206">
            <text:p>195.43206</text:p>
          </table:table-cell>
          <table:table-cell office:value-type="float" office:value="27.90483">
            <text:p>27.904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683">
            <text:p>4.683</text:p>
          </table:table-cell>
          <table:table-cell table:formula="of:=ROUND([.J30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SDSS J130145.81+275343.6</text:p>
          </table:table-cell>
          <table:table-cell office:value-type="float" office:value="195.44088">
            <text:p>195.44088</text:p>
          </table:table-cell>
          <table:table-cell office:value-type="float" office:value="27.89545">
            <text:p>27.895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702">
            <text:p>4.702</text:p>
          </table:table-cell>
          <table:table-cell table:formula="of:=ROUND([.J30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SDSS J130126.63+275548.9</text:p>
          </table:table-cell>
          <table:table-cell office:value-type="float" office:value="195.36098">
            <text:p>195.36098</text:p>
          </table:table-cell>
          <table:table-cell office:value-type="float" office:value="27.93027">
            <text:p>27.930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719">
            <text:p>4.719</text:p>
          </table:table-cell>
          <table:table-cell table:formula="of:=ROUND([.J30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DSS J130147.67+275320.3</text:p>
          </table:table-cell>
          <table:table-cell office:value-type="float" office:value="195.44865">
            <text:p>195.44865</text:p>
          </table:table-cell>
          <table:table-cell office:value-type="float" office:value="27.88899">
            <text:p>27.888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859">
            <text:p>4.859</text:p>
          </table:table-cell>
          <table:table-cell table:formula="of:=ROUND([.J30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DSS J130112.29+275449.3</text:p>
          </table:table-cell>
          <table:table-cell office:value-type="float" office:value="195.30123">
            <text:p>195.30123</text:p>
          </table:table-cell>
          <table:table-cell office:value-type="float" office:value="27.9137">
            <text:p>27.91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103">
            <text:p>5.103</text:p>
          </table:table-cell>
          <table:table-cell table:formula="of:=ROUND([.J309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DSS J130105.16+275139.3</text:p>
          </table:table-cell>
          <table:table-cell office:value-type="float" office:value="195.27151">
            <text:p>195.27151</text:p>
          </table:table-cell>
          <table:table-cell office:value-type="float" office:value="27.86093">
            <text:p>27.860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108">
            <text:p>5.108</text:p>
          </table:table-cell>
          <table:table-cell table:formula="of:=ROUND([.J31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SDSS J130144.99+275440.5</text:p>
          </table:table-cell>
          <table:table-cell office:value-type="float" office:value="195.4375">
            <text:p>195.4375</text:p>
          </table:table-cell>
          <table:table-cell office:value-type="float" office:value="27.91127">
            <text:p>27.911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158">
            <text:p>5.158</text:p>
          </table:table-cell>
          <table:table-cell table:formula="of:=ROUND([.J31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SDSS J130106.65+274837.5</text:p>
          </table:table-cell>
          <table:table-cell office:value-type="float" office:value="195.27771">
            <text:p>195.27771</text:p>
          </table:table-cell>
          <table:table-cell office:value-type="float" office:value="27.81042">
            <text:p>27.810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361">
            <text:p>5.361</text:p>
          </table:table-cell>
          <table:table-cell table:formula="of:=ROUND([.J312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SDSS J130116.19+275502.4</text:p>
          </table:table-cell>
          <table:table-cell office:value-type="float" office:value="195.31747">
            <text:p>195.31747</text:p>
          </table:table-cell>
          <table:table-cell office:value-type="float" office:value="27.91736">
            <text:p>27.917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736">
            <text:p>4.736</text:p>
          </table:table-cell>
          <table:table-cell table:formula="of:=ROUND([.J313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SDSS J130140.46+275507.4</text:p>
          </table:table-cell>
          <table:table-cell office:value-type="float" office:value="195.41862">
            <text:p>195.41862</text:p>
          </table:table-cell>
          <table:table-cell office:value-type="float" office:value="27.91873">
            <text:p>27.918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851">
            <text:p>4.851</text:p>
          </table:table-cell>
          <table:table-cell table:formula="of:=ROUND([.J31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ABELL 1656:[EF2011] 2766</text:p>
          </table:table-cell>
          <table:table-cell office:value-type="float" office:value="195.38307">
            <text:p>195.38307</text:p>
          </table:table-cell>
          <table:table-cell office:value-type="float" office:value="27.77199">
            <text:p>27.77199</text:p>
          </table:table-cell>
          <table:table-cell office:value-type="string">
            <text:p>G</text:p>
          </table:table-cell>
          <table:table-cell office:value-type="float" office:value="67219">
            <text:p>67219</text:p>
          </table:table-cell>
          <table:table-cell office:value-type="float" office:value="0.22422">
            <text:p>0.22422</text:p>
          </table:table-cell>
          <table:table-cell office:value-type="string">
            <text:p>PHOT</text:p>
          </table:table-cell>
          <table:table-cell office:value-type="string">
            <text:p>22.7g</text:p>
          </table:table-cell>
          <table:table-cell office:value-type="float" office:value="4.863">
            <text:p>4.863</text:p>
          </table:table-cell>
          <table:table-cell table:formula="of:=ROUND([.J315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SDSS J130105.50+275200.5</text:p>
          </table:table-cell>
          <table:table-cell office:value-type="float" office:value="195.27294">
            <text:p>195.27294</text:p>
          </table:table-cell>
          <table:table-cell office:value-type="float" office:value="27.86682">
            <text:p>27.866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083">
            <text:p>5.083</text:p>
          </table:table-cell>
          <table:table-cell table:formula="of:=ROUND([.J316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SDSS J130141.27+275538.8</text:p>
          </table:table-cell>
          <table:table-cell office:value-type="float" office:value="195.42198">
            <text:p>195.42198</text:p>
          </table:table-cell>
          <table:table-cell office:value-type="float" office:value="27.92745">
            <text:p>27.927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386">
            <text:p>5.386</text:p>
          </table:table-cell>
          <table:table-cell table:formula="of:=ROUND([.J317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SDSS J130136.19+275534.9</text:p>
          </table:table-cell>
          <table:table-cell office:value-type="float" office:value="195.40081">
            <text:p>195.40081</text:p>
          </table:table-cell>
          <table:table-cell office:value-type="float" office:value="27.92638">
            <text:p>27.926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815">
            <text:p>4.815</text:p>
          </table:table-cell>
          <table:table-cell table:formula="of:=ROUND([.J31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SDSS J130120.25+275554.6</text:p>
          </table:table-cell>
          <table:table-cell office:value-type="float" office:value="195.3344">
            <text:p>195.3344</text:p>
          </table:table-cell>
          <table:table-cell office:value-type="float" office:value="27.93185">
            <text:p>27.931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108">
            <text:p>5.108</text:p>
          </table:table-cell>
          <table:table-cell table:formula="of:=ROUND([.J31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SDSS J130147.18+274808.5</text:p>
          </table:table-cell>
          <table:table-cell office:value-type="float" office:value="195.4466">
            <text:p>195.4466</text:p>
          </table:table-cell>
          <table:table-cell office:value-type="float" office:value="27.80237">
            <text:p>27.802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151">
            <text:p>5.151</text:p>
          </table:table-cell>
          <table:table-cell table:formula="of:=ROUND([.J32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SDSS J130137.27+275601.6</text:p>
          </table:table-cell>
          <table:table-cell office:value-type="float" office:value="195.40533">
            <text:p>195.40533</text:p>
          </table:table-cell>
          <table:table-cell office:value-type="float" office:value="27.9338">
            <text:p>27.93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317">
            <text:p>5.317</text:p>
          </table:table-cell>
          <table:table-cell table:formula="of:=ROUND([.J32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DSS J130111.51+275457.5</text:p>
          </table:table-cell>
          <table:table-cell office:value-type="float" office:value="195.29798">
            <text:p>195.29798</text:p>
          </table:table-cell>
          <table:table-cell office:value-type="float" office:value="27.91599">
            <text:p>27.915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321">
            <text:p>5.321</text:p>
          </table:table-cell>
          <table:table-cell table:formula="of:=ROUND([.J322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DSS J130121.20+275542.9</text:p>
          </table:table-cell>
          <table:table-cell office:value-type="float" office:value="195.33835">
            <text:p>195.33835</text:p>
          </table:table-cell>
          <table:table-cell office:value-type="float" office:value="27.92861">
            <text:p>27.928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855">
            <text:p>4.855</text:p>
          </table:table-cell>
          <table:table-cell table:formula="of:=ROUND([.J32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SDSS J130142.21+275454.5</text:p>
          </table:table-cell>
          <table:table-cell office:value-type="float" office:value="195.42589">
            <text:p>195.42589</text:p>
          </table:table-cell>
          <table:table-cell office:value-type="float" office:value="27.91516">
            <text:p>27.915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91">
            <text:p>4.91</text:p>
          </table:table-cell>
          <table:table-cell table:formula="of:=ROUND([.J32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DSS J130148.22+274858.0</text:p>
          </table:table-cell>
          <table:table-cell office:value-type="float" office:value="195.45093">
            <text:p>195.45093</text:p>
          </table:table-cell>
          <table:table-cell office:value-type="float" office:value="27.81612">
            <text:p>27.816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93">
            <text:p>4.93</text:p>
          </table:table-cell>
          <table:table-cell table:formula="of:=ROUND([.J32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SDSS J130104.52+275035.6</text:p>
          </table:table-cell>
          <table:table-cell office:value-type="float" office:value="195.26884">
            <text:p>195.26884</text:p>
          </table:table-cell>
          <table:table-cell office:value-type="float" office:value="27.84322">
            <text:p>27.843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246">
            <text:p>5.246</text:p>
          </table:table-cell>
          <table:table-cell table:formula="of:=ROUND([.J326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SDSS J130138.66+274612.0</text:p>
          </table:table-cell>
          <table:table-cell office:value-type="float" office:value="195.4111">
            <text:p>195.4111</text:p>
          </table:table-cell>
          <table:table-cell office:value-type="float" office:value="27.77002">
            <text:p>27.770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432">
            <text:p>5.432</text:p>
          </table:table-cell>
          <table:table-cell table:formula="of:=ROUND([.J32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SDSS J130104.50+274929.6</text:p>
          </table:table-cell>
          <table:table-cell office:value-type="float" office:value="195.26878">
            <text:p>195.26878</text:p>
          </table:table-cell>
          <table:table-cell office:value-type="float" office:value="27.82489">
            <text:p>27.82489</text:p>
          </table:table-cell>
          <table:table-cell office:value-type="string">
            <text:p>G</text:p>
          </table:table-cell>
          <table:table-cell office:value-type="float" office:value="98887">
            <text:p>98887</text:p>
          </table:table-cell>
          <table:table-cell office:value-type="float" office:value="0.32985">
            <text:p>0.32985</text:p>
          </table:table-cell>
          <table:table-cell office:value-type="string">
            <text:p>PHOT</text:p>
          </table:table-cell>
          <table:table-cell office:value-type="string">
            <text:p>22.9g</text:p>
          </table:table-cell>
          <table:table-cell office:value-type="float" office:value="5.469">
            <text:p>5.469</text:p>
          </table:table-cell>
          <table:table-cell table:formula="of:=ROUND([.J328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DSS J130146.77+274837.4</text:p>
          </table:table-cell>
          <table:table-cell office:value-type="float" office:value="195.44489">
            <text:p>195.44489</text:p>
          </table:table-cell>
          <table:table-cell office:value-type="float" office:value="27.81042">
            <text:p>27.810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811">
            <text:p>4.811</text:p>
          </table:table-cell>
          <table:table-cell table:formula="of:=ROUND([.J32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DSS J130113.78+274715.1</text:p>
          </table:table-cell>
          <table:table-cell office:value-type="float" office:value="195.30745">
            <text:p>195.30745</text:p>
          </table:table-cell>
          <table:table-cell office:value-type="float" office:value="27.78754">
            <text:p>27.787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995">
            <text:p>4.995</text:p>
          </table:table-cell>
          <table:table-cell table:formula="of:=ROUND([.J33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SDSS J130145.76+275416.4</text:p>
          </table:table-cell>
          <table:table-cell office:value-type="float" office:value="195.44068">
            <text:p>195.44068</text:p>
          </table:table-cell>
          <table:table-cell office:value-type="float" office:value="27.90456">
            <text:p>27.904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018">
            <text:p>5.018</text:p>
          </table:table-cell>
          <table:table-cell table:formula="of:=ROUND([.J33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SDSS J130105.07+275000.4</text:p>
          </table:table-cell>
          <table:table-cell office:value-type="float" office:value="195.27115">
            <text:p>195.27115</text:p>
          </table:table-cell>
          <table:table-cell office:value-type="float" office:value="27.83346">
            <text:p>27.833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216">
            <text:p>5.216</text:p>
          </table:table-cell>
          <table:table-cell table:formula="of:=ROUND([.J332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SDSS J130150.40+275311.2</text:p>
          </table:table-cell>
          <table:table-cell office:value-type="float" office:value="195.46001">
            <text:p>195.46001</text:p>
          </table:table-cell>
          <table:table-cell office:value-type="float" office:value="27.88646">
            <text:p>27.886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341">
            <text:p>5.341</text:p>
          </table:table-cell>
          <table:table-cell table:formula="of:=ROUND([.J33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SDSS J130150.41+274857.6</text:p>
          </table:table-cell>
          <table:table-cell office:value-type="float" office:value="195.46007">
            <text:p>195.46007</text:p>
          </table:table-cell>
          <table:table-cell office:value-type="float" office:value="27.81602">
            <text:p>27.816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373">
            <text:p>5.373</text:p>
          </table:table-cell>
          <table:table-cell table:formula="of:=ROUND([.J33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SDSS J130126.19+275547.6</text:p>
          </table:table-cell>
          <table:table-cell office:value-type="float" office:value="195.35915">
            <text:p>195.35915</text:p>
          </table:table-cell>
          <table:table-cell office:value-type="float" office:value="27.92991">
            <text:p>27.929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705">
            <text:p>4.705</text:p>
          </table:table-cell>
          <table:table-cell table:formula="of:=ROUND([.J33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DSS J130132.15+274615.9</text:p>
          </table:table-cell>
          <table:table-cell office:value-type="float" office:value="195.38397">
            <text:p>195.38397</text:p>
          </table:table-cell>
          <table:table-cell office:value-type="float" office:value="27.77109">
            <text:p>27.771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925">
            <text:p>4.925</text:p>
          </table:table-cell>
          <table:table-cell table:formula="of:=ROUND([.J33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SDSS J130116.05+275517.7</text:p>
          </table:table-cell>
          <table:table-cell office:value-type="float" office:value="195.31689">
            <text:p>195.31689</text:p>
          </table:table-cell>
          <table:table-cell office:value-type="float" office:value="27.92161">
            <text:p>27.921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966">
            <text:p>4.966</text:p>
          </table:table-cell>
          <table:table-cell table:formula="of:=ROUND([.J33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DSS J130136.98+275556.1</text:p>
          </table:table-cell>
          <table:table-cell office:value-type="float" office:value="195.4041">
            <text:p>195.4041</text:p>
          </table:table-cell>
          <table:table-cell office:value-type="float" office:value="27.93227">
            <text:p>27.932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207">
            <text:p>5.207</text:p>
          </table:table-cell>
          <table:table-cell table:formula="of:=ROUND([.J33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DSS J130132.55+274613.4</text:p>
          </table:table-cell>
          <table:table-cell office:value-type="float" office:value="195.38563">
            <text:p>195.38563</text:p>
          </table:table-cell>
          <table:table-cell office:value-type="float" office:value="27.7704">
            <text:p>27.77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4.982">
            <text:p>4.982</text:p>
          </table:table-cell>
          <table:table-cell table:formula="of:=ROUND([.J33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DSS J130141.83+275513.1</text:p>
          </table:table-cell>
          <table:table-cell office:value-type="float" office:value="195.42433">
            <text:p>195.42433</text:p>
          </table:table-cell>
          <table:table-cell office:value-type="float" office:value="27.92031">
            <text:p>27.920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104">
            <text:p>5.104</text:p>
          </table:table-cell>
          <table:table-cell table:formula="of:=ROUND([.J34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ABELL 1656:[EF2011] 3510</text:p>
          </table:table-cell>
          <table:table-cell office:value-type="float" office:value="195.40308">
            <text:p>195.40308</text:p>
          </table:table-cell>
          <table:table-cell office:value-type="float" office:value="27.93189">
            <text:p>27.93189</text:p>
          </table:table-cell>
          <table:table-cell office:value-type="string">
            <text:p>G</text:p>
          </table:table-cell>
          <table:table-cell office:value-type="float" office:value="44144">
            <text:p>44144</text:p>
          </table:table-cell>
          <table:table-cell office:value-type="float" office:value="0.14725">
            <text:p>0.14725</text:p>
          </table:table-cell>
          <table:table-cell office:value-type="string">
            <text:p>PHOT</text:p>
          </table:table-cell>
          <table:table-cell office:value-type="string">
            <text:p>23.2g</text:p>
          </table:table-cell>
          <table:table-cell office:value-type="float" office:value="5.166">
            <text:p>5.166</text:p>
          </table:table-cell>
          <table:table-cell table:formula="of:=ROUND([.J341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SDSS J130133.34+274548.5</text:p>
          </table:table-cell>
          <table:table-cell office:value-type="float" office:value="195.38892">
            <text:p>195.38892</text:p>
          </table:table-cell>
          <table:table-cell office:value-type="float" office:value="27.76348">
            <text:p>27.763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424">
            <text:p>5.424</text:p>
          </table:table-cell>
          <table:table-cell table:formula="of:=ROUND([.J34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ABELL 1656:[EF2011] 3518</text:p>
          </table:table-cell>
          <table:table-cell office:value-type="float" office:value="195.38025">
            <text:p>195.38025</text:p>
          </table:table-cell>
          <table:table-cell office:value-type="float" office:value="27.93441">
            <text:p>27.93441</text:p>
          </table:table-cell>
          <table:table-cell office:value-type="string">
            <text:p>G</text:p>
          </table:table-cell>
          <table:table-cell office:value-type="float" office:value="170444">
            <text:p>170444</text:p>
          </table:table-cell>
          <table:table-cell office:value-type="float" office:value="0.56854">
            <text:p>0.56854</text:p>
          </table:table-cell>
          <table:table-cell office:value-type="string">
            <text:p>PHOT</text:p>
          </table:table-cell>
          <table:table-cell office:value-type="string">
            <text:p>23.3g</text:p>
          </table:table-cell>
          <table:table-cell office:value-type="float" office:value="5.003">
            <text:p>5.003</text:p>
          </table:table-cell>
          <table:table-cell table:formula="of:=ROUND([.J343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SDSS J130115.60+274652.1</text:p>
          </table:table-cell>
          <table:table-cell office:value-type="float" office:value="195.31501">
            <text:p>195.31501</text:p>
          </table:table-cell>
          <table:table-cell office:value-type="float" office:value="27.78114">
            <text:p>27.781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066">
            <text:p>5.066</text:p>
          </table:table-cell>
          <table:table-cell table:formula="of:=ROUND([.J344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SDSS J130137.22+274608.6</text:p>
          </table:table-cell>
          <table:table-cell office:value-type="float" office:value="195.40511">
            <text:p>195.40511</text:p>
          </table:table-cell>
          <table:table-cell office:value-type="float" office:value="27.76907">
            <text:p>27.769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357">
            <text:p>5.357</text:p>
          </table:table-cell>
          <table:table-cell table:formula="of:=ROUND([.J34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SDSS J130117.56+275458.1</text:p>
          </table:table-cell>
          <table:table-cell office:value-type="float" office:value="195.32319">
            <text:p>195.32319</text:p>
          </table:table-cell>
          <table:table-cell office:value-type="float" office:value="27.91616">
            <text:p>27.916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512">
            <text:p>4.512</text:p>
          </table:table-cell>
          <table:table-cell table:formula="of:=ROUND([.J34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DSS J130106.64+274938.3</text:p>
          </table:table-cell>
          <table:table-cell office:value-type="float" office:value="195.27767">
            <text:p>195.27767</text:p>
          </table:table-cell>
          <table:table-cell office:value-type="float" office:value="27.82731">
            <text:p>27.827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975">
            <text:p>4.975</text:p>
          </table:table-cell>
          <table:table-cell table:formula="of:=ROUND([.J347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SDSS J130107.10+275326.1</text:p>
          </table:table-cell>
          <table:table-cell office:value-type="float" office:value="195.27959">
            <text:p>195.27959</text:p>
          </table:table-cell>
          <table:table-cell office:value-type="float" office:value="27.89059">
            <text:p>27.890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199">
            <text:p>5.199</text:p>
          </table:table-cell>
          <table:table-cell table:formula="of:=ROUND([.J348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SDSS J130106.94+274934.2</text:p>
          </table:table-cell>
          <table:table-cell office:value-type="float" office:value="195.27892">
            <text:p>195.27892</text:p>
          </table:table-cell>
          <table:table-cell office:value-type="float" office:value="27.82619">
            <text:p>27.82619</text:p>
          </table:table-cell>
          <table:table-cell office:value-type="string">
            <text:p>G</text:p>
          </table:table-cell>
          <table:table-cell office:value-type="float" office:value="140093">
            <text:p>140093</text:p>
          </table:table-cell>
          <table:table-cell office:value-type="float" office:value="0.4673">
            <text:p>0.4673</text:p>
          </table:table-cell>
          <table:table-cell office:value-type="string">
            <text:p>PHOT</text:p>
          </table:table-cell>
          <table:table-cell office:value-type="string">
            <text:p>23.5g</text:p>
          </table:table-cell>
          <table:table-cell office:value-type="float" office:value="4.932">
            <text:p>4.932</text:p>
          </table:table-cell>
          <table:table-cell table:formula="of:=ROUND([.J349]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SDSS J130105.33+275225.9</text:p>
          </table:table-cell>
          <table:table-cell office:value-type="float" office:value="195.27223">
            <text:p>195.27223</text:p>
          </table:table-cell>
          <table:table-cell office:value-type="float" office:value="27.87388">
            <text:p>27.873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5.211">
            <text:p>5.211</text:p>
          </table:table-cell>
          <table:table-cell table:formula="of:=ROUND([.J35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SDSS J130138.46+275531.0</text:p>
          </table:table-cell>
          <table:table-cell office:value-type="float" office:value="195.41026">
            <text:p>195.41026</text:p>
          </table:table-cell>
          <table:table-cell office:value-type="float" office:value="27.92528">
            <text:p>27.925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4.963">
            <text:p>4.963</text:p>
          </table:table-cell>
          <table:table-cell table:formula="of:=ROUND([.J35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DSS J130122.69+275613.0</text:p>
          </table:table-cell>
          <table:table-cell office:value-type="float" office:value="195.34457">
            <text:p>195.34457</text:p>
          </table:table-cell>
          <table:table-cell office:value-type="float" office:value="27.93697">
            <text:p>27.936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5.248">
            <text:p>5.248</text:p>
          </table:table-cell>
          <table:table-cell table:formula="of:=ROUND([.J35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SDSS J130152.06+275212.8</text:p>
          </table:table-cell>
          <table:table-cell office:value-type="float" office:value="195.46692">
            <text:p>195.46692</text:p>
          </table:table-cell>
          <table:table-cell office:value-type="float" office:value="27.87025">
            <text:p>27.870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5.401">
            <text:p>5.401</text:p>
          </table:table-cell>
          <table:table-cell table:formula="of:=ROUND([.J35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SDSS J130148.38+274936.7</text:p>
          </table:table-cell>
          <table:table-cell office:value-type="float" office:value="195.45159">
            <text:p>195.45159</text:p>
          </table:table-cell>
          <table:table-cell office:value-type="float" office:value="27.82687">
            <text:p>27.826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4.719">
            <text:p>4.719</text:p>
          </table:table-cell>
          <table:table-cell table:formula="of:=ROUND([.J35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SDSS J130115.50+275543.8</text:p>
          </table:table-cell>
          <table:table-cell office:value-type="float" office:value="195.31459">
            <text:p>195.31459</text:p>
          </table:table-cell>
          <table:table-cell office:value-type="float" office:value="27.92885">
            <text:p>27.928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5.399">
            <text:p>5.399</text:p>
          </table:table-cell>
          <table:table-cell table:formula="of:=ROUND([.J35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[APS2006] J195.268967+27.87876</text:p>
          </table:table-cell>
          <table:table-cell office:value-type="float" office:value="195.26897">
            <text:p>195.26897</text:p>
          </table:table-cell>
          <table:table-cell office:value-type="float" office:value="27.87877">
            <text:p>27.878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R</text:p>
          </table:table-cell>
          <table:table-cell office:value-type="float" office:value="5.458">
            <text:p>5.458</text:p>
          </table:table-cell>
          <table:table-cell table:formula="of:=ROUND([.J356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SDSS J130117.67+275515.5</text:p>
          </table:table-cell>
          <table:table-cell office:value-type="float" office:value="195.32365">
            <text:p>195.32365</text:p>
          </table:table-cell>
          <table:table-cell office:value-type="float" office:value="27.92097">
            <text:p>27.920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4.75">
            <text:p>4.75</text:p>
          </table:table-cell>
          <table:table-cell table:formula="of:=ROUND([.J35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SDSS J130106.77+275159.5</text:p>
          </table:table-cell>
          <table:table-cell office:value-type="float" office:value="195.27823">
            <text:p>195.27823</text:p>
          </table:table-cell>
          <table:table-cell office:value-type="float" office:value="27.86654">
            <text:p>27.866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4.804">
            <text:p>4.804</text:p>
          </table:table-cell>
          <table:table-cell table:formula="of:=ROUND([.J358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SDSS J130106.33+274921.9</text:p>
          </table:table-cell>
          <table:table-cell office:value-type="float" office:value="195.27639">
            <text:p>195.27639</text:p>
          </table:table-cell>
          <table:table-cell office:value-type="float" office:value="27.82276">
            <text:p>27.822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5.126">
            <text:p>5.126</text:p>
          </table:table-cell>
          <table:table-cell table:formula="of:=ROUND([.J359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[APS2006] J195.303146+27.78330</text:p>
          </table:table-cell>
          <table:table-cell office:value-type="float" office:value="195.30315">
            <text:p>195.30315</text:p>
          </table:table-cell>
          <table:table-cell office:value-type="float" office:value="27.7833">
            <text:p>27.78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R</text:p>
          </table:table-cell>
          <table:table-cell office:value-type="float" office:value="5.336">
            <text:p>5.336</text:p>
          </table:table-cell>
          <table:table-cell table:formula="of:=ROUND([.J360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SDSS J130106.75+275221.8</text:p>
          </table:table-cell>
          <table:table-cell office:value-type="float" office:value="195.27813">
            <text:p>195.27813</text:p>
          </table:table-cell>
          <table:table-cell office:value-type="float" office:value="27.87274">
            <text:p>27.872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g</text:p>
          </table:table-cell>
          <table:table-cell office:value-type="float" office:value="4.891">
            <text:p>4.891</text:p>
          </table:table-cell>
          <table:table-cell table:formula="of:=ROUND([.J361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DSS J130108.68+275235.0</text:p>
          </table:table-cell>
          <table:table-cell office:value-type="float" office:value="195.28618">
            <text:p>195.28618</text:p>
          </table:table-cell>
          <table:table-cell office:value-type="float" office:value="27.87639">
            <text:p>27.876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8g</text:p>
          </table:table-cell>
          <table:table-cell office:value-type="float" office:value="4.546">
            <text:p>4.546</text:p>
          </table:table-cell>
          <table:table-cell table:formula="of:=ROUND([.J36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[APS2006] J195.291840+27.91051</text:p>
          </table:table-cell>
          <table:table-cell office:value-type="float" office:value="195.29184">
            <text:p>195.29184</text:p>
          </table:table-cell>
          <table:table-cell office:value-type="float" office:value="27.91051">
            <text:p>27.910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0R</text:p>
          </table:table-cell>
          <table:table-cell office:value-type="float" office:value="5.329">
            <text:p>5.329</text:p>
          </table:table-cell>
          <table:table-cell table:formula="of:=ROUND([.J363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DSS J130104.82+275330.3</text:p>
          </table:table-cell>
          <table:table-cell office:value-type="float" office:value="195.27008">
            <text:p>195.27008</text:p>
          </table:table-cell>
          <table:table-cell office:value-type="float" office:value="27.89175">
            <text:p>27.89175</text:p>
          </table:table-cell>
          <table:table-cell office:value-type="string">
            <text:p>G</text:p>
          </table:table-cell>
          <table:table-cell office:value-type="float" office:value="5774">
            <text:p>5774</text:p>
          </table:table-cell>
          <table:table-cell office:value-type="float" office:value="0.01926">
            <text:p>0.01926</text:p>
          </table:table-cell>
          <table:table-cell office:value-type="string">
            <text:p><text:s text:c="4"/></text:p>
          </table:table-cell>
          <table:table-cell office:value-type="float" office:value="17.33">
            <text:p>17.33</text:p>
          </table:table-cell>
          <table:table-cell office:value-type="float" office:value="5.683">
            <text:p>5.683</text:p>
          </table:table-cell>
          <table:table-cell table:formula="of:=ROUND([.J364])"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SDSS J130107.65+274628.2</text:p>
          </table:table-cell>
          <table:table-cell office:value-type="float" office:value="195.28189">
            <text:p>195.28189</text:p>
          </table:table-cell>
          <table:table-cell office:value-type="float" office:value="27.77452">
            <text:p>27.7745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23">
            <text:p>20.23</text:p>
          </table:table-cell>
          <table:table-cell office:value-type="float" office:value="6.483">
            <text:p>6.483</text:p>
          </table:table-cell>
          <table:table-cell table:formula="of:=ROUND([.J365])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DSS J130154.68+275103.3</text:p>
          </table:table-cell>
          <table:table-cell office:value-type="float" office:value="195.47783">
            <text:p>195.47783</text:p>
          </table:table-cell>
          <table:table-cell office:value-type="float" office:value="27.85094">
            <text:p>27.85094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83">
            <text:p>20.83</text:p>
          </table:table-cell>
          <table:table-cell office:value-type="float" office:value="5.867">
            <text:p>5.867</text:p>
          </table:table-cell>
          <table:table-cell table:formula="of:=ROUND([.J366]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SDSS J130106.80+275359.3</text:p>
          </table:table-cell>
          <table:table-cell office:value-type="float" office:value="195.27835">
            <text:p>195.27835</text:p>
          </table:table-cell>
          <table:table-cell office:value-type="float" office:value="27.89982">
            <text:p>27.8998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2">
            <text:p>20.92</text:p>
          </table:table-cell>
          <table:table-cell office:value-type="float" office:value="5.525">
            <text:p>5.525</text:p>
          </table:table-cell>
          <table:table-cell table:formula="of:=ROUND([.J367])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ABELL 1656:[BDG95] +1020+0450 </text:p>
          </table:table-cell>
          <table:table-cell office:value-type="float" office:value="195.25917">
            <text:p>195.25917</text:p>
          </table:table-cell>
          <table:table-cell office:value-type="float" office:value="27.84556">
            <text:p>27.84556</text:p>
          </table:table-cell>
          <table:table-cell office:value-type="string">
            <text:p>G</text:p>
          </table:table-cell>
          <table:table-cell office:value-type="float" office:value="26650">
            <text:p>26650</text:p>
          </table:table-cell>
          <table:table-cell office:value-type="float" office:value="0.088895">
            <text:p>0.088895</text:p>
          </table:table-cell>
          <table:table-cell office:value-type="string">
            <text:p><text:s text:c="4"/></text:p>
          </table:table-cell>
          <table:table-cell office:value-type="string">
            <text:p><text:s text:c="5"/></text:p>
          </table:table-cell>
          <table:table-cell office:value-type="float" office:value="5.746">
            <text:p>5.746</text:p>
          </table:table-cell>
          <table:table-cell table:formula="of:=ROUND([.J368])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SDSS J130142.08+275554.4</text:p>
          </table:table-cell>
          <table:table-cell office:value-type="float" office:value="195.42537">
            <text:p>195.42537</text:p>
          </table:table-cell>
          <table:table-cell office:value-type="float" office:value="27.93179">
            <text:p>27.931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7.6V</text:p>
          </table:table-cell>
          <table:table-cell office:value-type="float" office:value="5.702">
            <text:p>5.702</text:p>
          </table:table-cell>
          <table:table-cell table:formula="of:=ROUND([.J369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SDSS J130107.47+274640.2</text:p>
          </table:table-cell>
          <table:table-cell office:value-type="float" office:value="195.28113">
            <text:p>195.28113</text:p>
          </table:table-cell>
          <table:table-cell office:value-type="float" office:value="27.77785">
            <text:p>27.777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9r</text:p>
          </table:table-cell>
          <table:table-cell office:value-type="float" office:value="6.371">
            <text:p>6.371</text:p>
          </table:table-cell>
          <table:table-cell table:formula="of:=ROUND([.J370]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SDSS J130128.61+274445.6</text:p>
          </table:table-cell>
          <table:table-cell office:value-type="float" office:value="195.36921">
            <text:p>195.36921</text:p>
          </table:table-cell>
          <table:table-cell office:value-type="float" office:value="27.746">
            <text:p>27.7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0r</text:p>
          </table:table-cell>
          <table:table-cell office:value-type="float" office:value="6.35">
            <text:p>6.35</text:p>
          </table:table-cell>
          <table:table-cell table:formula="of:=ROUND([.J371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SDSS J130059.81+275036.1</text:p>
          </table:table-cell>
          <table:table-cell office:value-type="float" office:value="195.24924">
            <text:p>195.24924</text:p>
          </table:table-cell>
          <table:table-cell office:value-type="float" office:value="27.84338">
            <text:p>27.843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1r</text:p>
          </table:table-cell>
          <table:table-cell office:value-type="float" office:value="6.281">
            <text:p>6.281</text:p>
          </table:table-cell>
          <table:table-cell table:formula="of:=ROUND([.J372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SDSS J130100.45+275032.6</text:p>
          </table:table-cell>
          <table:table-cell office:value-type="float" office:value="195.25191">
            <text:p>195.25191</text:p>
          </table:table-cell>
          <table:table-cell office:value-type="float" office:value="27.84239">
            <text:p>27.84239</text:p>
          </table:table-cell>
          <table:table-cell office:value-type="string">
            <text:p>G</text:p>
          </table:table-cell>
          <table:table-cell office:value-type="float" office:value="87986">
            <text:p>87986</text:p>
          </table:table-cell>
          <table:table-cell office:value-type="float" office:value="0.29349">
            <text:p>0.29349</text:p>
          </table:table-cell>
          <table:table-cell office:value-type="string">
            <text:p>PHOT</text:p>
          </table:table-cell>
          <table:table-cell office:value-type="string">
            <text:p>19.3r</text:p>
          </table:table-cell>
          <table:table-cell office:value-type="float" office:value="6.145">
            <text:p>6.145</text:p>
          </table:table-cell>
          <table:table-cell table:formula="of:=ROUND([.J373]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SDSS J130152.84+275216.1</text:p>
          </table:table-cell>
          <table:table-cell office:value-type="float" office:value="195.47018">
            <text:p>195.47018</text:p>
          </table:table-cell>
          <table:table-cell office:value-type="float" office:value="27.87116">
            <text:p>27.871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4g</text:p>
          </table:table-cell>
          <table:table-cell office:value-type="float" office:value="5.582">
            <text:p>5.582</text:p>
          </table:table-cell>
          <table:table-cell table:formula="of:=ROUND([.J374]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SDSS J130146.64+275502.6</text:p>
          </table:table-cell>
          <table:table-cell office:value-type="float" office:value="195.44434">
            <text:p>195.44434</text:p>
          </table:table-cell>
          <table:table-cell office:value-type="float" office:value="27.91739">
            <text:p>27.917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4r</text:p>
          </table:table-cell>
          <table:table-cell office:value-type="float" office:value="5.674">
            <text:p>5.674</text:p>
          </table:table-cell>
          <table:table-cell table:formula="of:=ROUND([.J375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DSS J130123.27+274528.2</text:p>
          </table:table-cell>
          <table:table-cell office:value-type="float" office:value="195.34697">
            <text:p>195.34697</text:p>
          </table:table-cell>
          <table:table-cell office:value-type="float" office:value="27.75785">
            <text:p>27.757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r</text:p>
          </table:table-cell>
          <table:table-cell office:value-type="float" office:value="5.74">
            <text:p>5.74</text:p>
          </table:table-cell>
          <table:table-cell table:formula="of:=ROUND([.J376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SDSS J130115.25+275554.5</text:p>
          </table:table-cell>
          <table:table-cell office:value-type="float" office:value="195.31356">
            <text:p>195.31356</text:p>
          </table:table-cell>
          <table:table-cell office:value-type="float" office:value="27.93181">
            <text:p>27.931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5.58">
            <text:p>5.58</text:p>
          </table:table-cell>
          <table:table-cell table:formula="of:=ROUND([.J377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SDSS J130110.05+275553.3</text:p>
          </table:table-cell>
          <table:table-cell office:value-type="float" office:value="195.29191">
            <text:p>195.29191</text:p>
          </table:table-cell>
          <table:table-cell office:value-type="float" office:value="27.93148">
            <text:p>27.93148</text:p>
          </table:table-cell>
          <table:table-cell office:value-type="string">
            <text:p>G</text:p>
          </table:table-cell>
          <table:table-cell office:value-type="float" office:value="68904">
            <text:p>68904</text:p>
          </table:table-cell>
          <table:table-cell office:value-type="float" office:value="0.22984">
            <text:p>0.22984</text:p>
          </table:table-cell>
          <table:table-cell office:value-type="string">
            <text:p>PHOT</text:p>
          </table:table-cell>
          <table:table-cell office:value-type="string">
            <text:p>19.6r</text:p>
          </table:table-cell>
          <table:table-cell office:value-type="float" office:value="6.229">
            <text:p>6.229</text:p>
          </table:table-cell>
          <table:table-cell table:formula="of:=ROUND([.J378]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SDSS J130151.74+274821.9</text:p>
          </table:table-cell>
          <table:table-cell office:value-type="float" office:value="195.46561">
            <text:p>195.46561</text:p>
          </table:table-cell>
          <table:table-cell office:value-type="float" office:value="27.80609">
            <text:p>27.806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5.896">
            <text:p>5.896</text:p>
          </table:table-cell>
          <table:table-cell table:formula="of:=ROUND([.J379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SDSS J130101.58+275157.1</text:p>
          </table:table-cell>
          <table:table-cell office:value-type="float" office:value="195.25659">
            <text:p>195.25659</text:p>
          </table:table-cell>
          <table:table-cell office:value-type="float" office:value="27.86588">
            <text:p>27.865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5.93">
            <text:p>5.93</text:p>
          </table:table-cell>
          <table:table-cell table:formula="of:=ROUND([.J380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[IBG2003] J130141+275611</text:p>
          </table:table-cell>
          <table:table-cell office:value-type="float" office:value="195.42167">
            <text:p>195.42167</text:p>
          </table:table-cell>
          <table:table-cell office:value-type="float" office:value="27.93639">
            <text:p>27.936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5.837">
            <text:p>5.837</text:p>
          </table:table-cell>
          <table:table-cell table:formula="of:=ROUND([.J381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DSS J130138.94+274542.4</text:p>
          </table:table-cell>
          <table:table-cell office:value-type="float" office:value="195.41227">
            <text:p>195.41227</text:p>
          </table:table-cell>
          <table:table-cell office:value-type="float" office:value="27.7618">
            <text:p>27.76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5.906">
            <text:p>5.906</text:p>
          </table:table-cell>
          <table:table-cell table:formula="of:=ROUND([.J382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[IBG2003] J130141+275615</text:p>
          </table:table-cell>
          <table:table-cell office:value-type="float" office:value="195.42083">
            <text:p>195.42083</text:p>
          </table:table-cell>
          <table:table-cell office:value-type="float" office:value="27.9375">
            <text:p>27.93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5.874">
            <text:p>5.874</text:p>
          </table:table-cell>
          <table:table-cell table:formula="of:=ROUND([.J383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SDSS J130145.77+275550.5</text:p>
          </table:table-cell>
          <table:table-cell office:value-type="float" office:value="195.44074">
            <text:p>195.44074</text:p>
          </table:table-cell>
          <table:table-cell office:value-type="float" office:value="27.93071">
            <text:p>27.930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6.131">
            <text:p>6.131</text:p>
          </table:table-cell>
          <table:table-cell table:formula="of:=ROUND([.J384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SDSS J130130.45+274438.4</text:p>
          </table:table-cell>
          <table:table-cell office:value-type="float" office:value="195.37689">
            <text:p>195.37689</text:p>
          </table:table-cell>
          <table:table-cell office:value-type="float" office:value="27.74401">
            <text:p>27.744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6.489">
            <text:p>6.489</text:p>
          </table:table-cell>
          <table:table-cell table:formula="of:=ROUND([.J385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SDSS J130107.15+275412.9</text:p>
          </table:table-cell>
          <table:table-cell office:value-type="float" office:value="195.2798">
            <text:p>195.2798</text:p>
          </table:table-cell>
          <table:table-cell office:value-type="float" office:value="27.9036">
            <text:p>27.90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5.582">
            <text:p>5.582</text:p>
          </table:table-cell>
          <table:table-cell table:formula="of:=ROUND([.J386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SDSS J130138.35+275635.7</text:p>
          </table:table-cell>
          <table:table-cell office:value-type="float" office:value="195.40981">
            <text:p>195.40981</text:p>
          </table:table-cell>
          <table:table-cell office:value-type="float" office:value="27.94325">
            <text:p>27.943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5.932">
            <text:p>5.932</text:p>
          </table:table-cell>
          <table:table-cell table:formula="of:=ROUND([.J387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SDSS J130120.92+274455.8</text:p>
          </table:table-cell>
          <table:table-cell office:value-type="float" office:value="195.3372">
            <text:p>195.3372</text:p>
          </table:table-cell>
          <table:table-cell office:value-type="float" office:value="27.74885">
            <text:p>27.74885</text:p>
          </table:table-cell>
          <table:table-cell office:value-type="string">
            <text:p>G</text:p>
          </table:table-cell>
          <table:table-cell office:value-type="float" office:value="59263">
            <text:p>59263</text:p>
          </table:table-cell>
          <table:table-cell office:value-type="float" office:value="0.19768">
            <text:p>0.19768</text:p>
          </table:table-cell>
          <table:table-cell office:value-type="string">
            <text:p>PHOT</text:p>
          </table:table-cell>
          <table:table-cell office:value-type="string">
            <text:p>20.2g</text:p>
          </table:table-cell>
          <table:table-cell office:value-type="float" office:value="6.381">
            <text:p>6.381</text:p>
          </table:table-cell>
          <table:table-cell table:formula="of:=ROUND([.J388]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SDSS J130147.47+274615.4</text:p>
          </table:table-cell>
          <table:table-cell office:value-type="float" office:value="195.44781">
            <text:p>195.44781</text:p>
          </table:table-cell>
          <table:table-cell office:value-type="float" office:value="27.77096">
            <text:p>27.77096</text:p>
          </table:table-cell>
          <table:table-cell office:value-type="string">
            <text:p>G</text:p>
          </table:table-cell>
          <table:table-cell office:value-type="float" office:value="85234">
            <text:p>85234</text:p>
          </table:table-cell>
          <table:table-cell office:value-type="float" office:value="0.28431">
            <text:p>0.28431</text:p>
          </table:table-cell>
          <table:table-cell office:value-type="string">
            <text:p>PHOT</text:p>
          </table:table-cell>
          <table:table-cell office:value-type="string">
            <text:p>20.2g</text:p>
          </table:table-cell>
          <table:table-cell office:value-type="float" office:value="6.467">
            <text:p>6.467</text:p>
          </table:table-cell>
          <table:table-cell table:formula="of:=ROUND([.J389])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SDSS J130059.98+275013.2</text:p>
          </table:table-cell>
          <table:table-cell office:value-type="float" office:value="195.24994">
            <text:p>195.24994</text:p>
          </table:table-cell>
          <table:table-cell office:value-type="float" office:value="27.83702">
            <text:p>27.83702</text:p>
          </table:table-cell>
          <table:table-cell office:value-type="string">
            <text:p>G</text:p>
          </table:table-cell>
          <table:table-cell office:value-type="float" office:value="143771">
            <text:p>143771</text:p>
          </table:table-cell>
          <table:table-cell office:value-type="float" office:value="0.47957">
            <text:p>0.47957</text:p>
          </table:table-cell>
          <table:table-cell office:value-type="string">
            <text:p>PHOT</text:p>
          </table:table-cell>
          <table:table-cell office:value-type="string">
            <text:p>20.2r</text:p>
          </table:table-cell>
          <table:table-cell office:value-type="float" office:value="6.287">
            <text:p>6.287</text:p>
          </table:table-cell>
          <table:table-cell table:formula="of:=ROUND([.J390]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SDSS J130148.89+275410.1</text:p>
          </table:table-cell>
          <table:table-cell office:value-type="float" office:value="195.45371">
            <text:p>195.45371</text:p>
          </table:table-cell>
          <table:table-cell office:value-type="float" office:value="27.90283">
            <text:p>27.90283</text:p>
          </table:table-cell>
          <table:table-cell office:value-type="string">
            <text:p>G</text:p>
          </table:table-cell>
          <table:table-cell office:value-type="float" office:value="121689">
            <text:p>121689</text:p>
          </table:table-cell>
          <table:table-cell office:value-type="float" office:value="0.40591">
            <text:p>0.40591</text:p>
          </table:table-cell>
          <table:table-cell office:value-type="string">
            <text:p>PHOT</text:p>
          </table:table-cell>
          <table:table-cell office:value-type="string">
            <text:p>20.3r</text:p>
          </table:table-cell>
          <table:table-cell office:value-type="float" office:value="5.513">
            <text:p>5.513</text:p>
          </table:table-cell>
          <table:table-cell table:formula="of:=ROUND([.J391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SDSS J130102.77+275323.1</text:p>
          </table:table-cell>
          <table:table-cell office:value-type="float" office:value="195.26158">
            <text:p>195.26158</text:p>
          </table:table-cell>
          <table:table-cell office:value-type="float" office:value="27.88978">
            <text:p>27.889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6.05">
            <text:p>6.05</text:p>
          </table:table-cell>
          <table:table-cell table:formula="of:=ROUND([.J392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SDSS J130105.65+275451.3</text:p>
          </table:table-cell>
          <table:table-cell office:value-type="float" office:value="195.27355">
            <text:p>195.27355</text:p>
          </table:table-cell>
          <table:table-cell office:value-type="float" office:value="27.91425">
            <text:p>27.914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6.223">
            <text:p>6.223</text:p>
          </table:table-cell>
          <table:table-cell table:formula="of:=ROUND([.J393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SDSS J130148.09+275534.8</text:p>
          </table:table-cell>
          <table:table-cell office:value-type="float" office:value="195.45038">
            <text:p>195.45038</text:p>
          </table:table-cell>
          <table:table-cell office:value-type="float" office:value="27.92636">
            <text:p>27.926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6.279">
            <text:p>6.279</text:p>
          </table:table-cell>
          <table:table-cell table:formula="of:=ROUND([.J394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SDSS J130154.37+275347.0</text:p>
          </table:table-cell>
          <table:table-cell office:value-type="float" office:value="195.47656">
            <text:p>195.47656</text:p>
          </table:table-cell>
          <table:table-cell office:value-type="float" office:value="27.8964">
            <text:p>27.89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6.385">
            <text:p>6.385</text:p>
          </table:table-cell>
          <table:table-cell table:formula="of:=ROUND([.J395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SDSS J130102.06+274925.7</text:p>
          </table:table-cell>
          <table:table-cell office:value-type="float" office:value="195.2586">
            <text:p>195.2586</text:p>
          </table:table-cell>
          <table:table-cell office:value-type="float" office:value="27.82381">
            <text:p>27.823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6.004">
            <text:p>6.004</text:p>
          </table:table-cell>
          <table:table-cell table:formula="of:=ROUND([.J396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SDSS J130131.95+274501.9</text:p>
          </table:table-cell>
          <table:table-cell office:value-type="float" office:value="195.38315">
            <text:p>195.38315</text:p>
          </table:table-cell>
          <table:table-cell office:value-type="float" office:value="27.75054">
            <text:p>27.750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6.136">
            <text:p>6.136</text:p>
          </table:table-cell>
          <table:table-cell table:formula="of:=ROUND([.J397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SDSS J130156.54+275139.4</text:p>
          </table:table-cell>
          <table:table-cell office:value-type="float" office:value="195.4856">
            <text:p>195.4856</text:p>
          </table:table-cell>
          <table:table-cell office:value-type="float" office:value="27.86097">
            <text:p>27.860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6.302">
            <text:p>6.302</text:p>
          </table:table-cell>
          <table:table-cell table:formula="of:=ROUND([.J398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SDSS J130111.41+274651.7</text:p>
          </table:table-cell>
          <table:table-cell office:value-type="float" office:value="195.29756">
            <text:p>195.29756</text:p>
          </table:table-cell>
          <table:table-cell office:value-type="float" office:value="27.78104">
            <text:p>27.781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5.631">
            <text:p>5.631</text:p>
          </table:table-cell>
          <table:table-cell table:formula="of:=ROUND([.J399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SDSS J130103.73+275213.1</text:p>
          </table:table-cell>
          <table:table-cell office:value-type="float" office:value="195.26557">
            <text:p>195.26557</text:p>
          </table:table-cell>
          <table:table-cell office:value-type="float" office:value="27.87032">
            <text:p>27.870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5.507">
            <text:p>5.507</text:p>
          </table:table-cell>
          <table:table-cell table:formula="of:=ROUND([.J400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SDSS J130100.41+275139.7</text:p>
          </table:table-cell>
          <table:table-cell office:value-type="float" office:value="195.25172">
            <text:p>195.25172</text:p>
          </table:table-cell>
          <table:table-cell office:value-type="float" office:value="27.86104">
            <text:p>27.861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6.154">
            <text:p>6.154</text:p>
          </table:table-cell>
          <table:table-cell table:formula="of:=ROUND([.J401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[IBG2003] J130153+274946</text:p>
          </table:table-cell>
          <table:table-cell office:value-type="float" office:value="195.47458">
            <text:p>195.47458</text:p>
          </table:table-cell>
          <table:table-cell office:value-type="float" office:value="27.82944">
            <text:p>27.829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5.851">
            <text:p>5.851</text:p>
          </table:table-cell>
          <table:table-cell table:formula="of:=ROUND([.J402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SDSS J130155.66+275036.6</text:p>
          </table:table-cell>
          <table:table-cell office:value-type="float" office:value="195.48193">
            <text:p>195.48193</text:p>
          </table:table-cell>
          <table:table-cell office:value-type="float" office:value="27.84352">
            <text:p>27.843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6.104">
            <text:p>6.104</text:p>
          </table:table-cell>
          <table:table-cell table:formula="of:=ROUND([.J403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SDSS J130108.40+275528.5</text:p>
          </table:table-cell>
          <table:table-cell office:value-type="float" office:value="195.28501">
            <text:p>195.28501</text:p>
          </table:table-cell>
          <table:table-cell office:value-type="float" office:value="27.9246">
            <text:p>27.92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6.171">
            <text:p>6.171</text:p>
          </table:table-cell>
          <table:table-cell table:formula="of:=ROUND([.J404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SDSS J130153.22+274756.8</text:p>
          </table:table-cell>
          <table:table-cell office:value-type="float" office:value="195.47179">
            <text:p>195.47179</text:p>
          </table:table-cell>
          <table:table-cell office:value-type="float" office:value="27.79906">
            <text:p>27.799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6.387">
            <text:p>6.387</text:p>
          </table:table-cell>
          <table:table-cell table:formula="of:=ROUND([.J405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SDSS J130145.01+275625.3</text:p>
          </table:table-cell>
          <table:table-cell office:value-type="float" office:value="195.43756">
            <text:p>195.43756</text:p>
          </table:table-cell>
          <table:table-cell office:value-type="float" office:value="27.94039">
            <text:p>27.940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6.491">
            <text:p>6.491</text:p>
          </table:table-cell>
          <table:table-cell table:formula="of:=ROUND([.J406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SDSS J130141.17+275611.2</text:p>
          </table:table-cell>
          <table:table-cell office:value-type="float" office:value="195.42154">
            <text:p>195.42154</text:p>
          </table:table-cell>
          <table:table-cell office:value-type="float" office:value="27.93647">
            <text:p>27.93647</text:p>
          </table:table-cell>
          <table:table-cell office:value-type="string">
            <text:p>G</text:p>
          </table:table-cell>
          <table:table-cell office:value-type="float" office:value="86502">
            <text:p>86502</text:p>
          </table:table-cell>
          <table:table-cell office:value-type="float" office:value="0.28854">
            <text:p>0.28854</text:p>
          </table:table-cell>
          <table:table-cell office:value-type="string">
            <text:p>PHOT</text:p>
          </table:table-cell>
          <table:table-cell office:value-type="string">
            <text:p>21.0g</text:p>
          </table:table-cell>
          <table:table-cell office:value-type="float" office:value="5.838">
            <text:p>5.838</text:p>
          </table:table-cell>
          <table:table-cell table:formula="of:=ROUND([.J407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SDSS J130115.59+274618.1</text:p>
          </table:table-cell>
          <table:table-cell office:value-type="float" office:value="195.31496">
            <text:p>195.31496</text:p>
          </table:table-cell>
          <table:table-cell office:value-type="float" office:value="27.77171">
            <text:p>27.771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5.55">
            <text:p>5.55</text:p>
          </table:table-cell>
          <table:table-cell table:formula="of:=ROUND([.J40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SDSS J130148.06+275447.7</text:p>
          </table:table-cell>
          <table:table-cell office:value-type="float" office:value="195.45028">
            <text:p>195.45028</text:p>
          </table:table-cell>
          <table:table-cell office:value-type="float" office:value="27.91326">
            <text:p>27.913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5.743">
            <text:p>5.743</text:p>
          </table:table-cell>
          <table:table-cell table:formula="of:=ROUND([.J40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SDSS J130111.17+275532.3</text:p>
          </table:table-cell>
          <table:table-cell office:value-type="float" office:value="195.29655">
            <text:p>195.29655</text:p>
          </table:table-cell>
          <table:table-cell office:value-type="float" office:value="27.92565">
            <text:p>27.92565</text:p>
          </table:table-cell>
          <table:table-cell office:value-type="string">
            <text:p>G</text:p>
          </table:table-cell>
          <table:table-cell office:value-type="float" office:value="82560">
            <text:p>82560</text:p>
          </table:table-cell>
          <table:table-cell office:value-type="float" office:value="0.27539">
            <text:p>0.27539</text:p>
          </table:table-cell>
          <table:table-cell office:value-type="string">
            <text:p>PHOT</text:p>
          </table:table-cell>
          <table:table-cell office:value-type="string">
            <text:p>21.5g</text:p>
          </table:table-cell>
          <table:table-cell office:value-type="float" office:value="5.803">
            <text:p>5.803</text:p>
          </table:table-cell>
          <table:table-cell table:formula="of:=ROUND([.J410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SDSS J130110.23+275521.5</text:p>
          </table:table-cell>
          <table:table-cell office:value-type="float" office:value="195.29265">
            <text:p>195.29265</text:p>
          </table:table-cell>
          <table:table-cell office:value-type="float" office:value="27.92265">
            <text:p>27.922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5.806">
            <text:p>5.806</text:p>
          </table:table-cell>
          <table:table-cell table:formula="of:=ROUND([.J411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SDSS J130154.48+275040.5</text:p>
          </table:table-cell>
          <table:table-cell office:value-type="float" office:value="195.47702">
            <text:p>195.47702</text:p>
          </table:table-cell>
          <table:table-cell office:value-type="float" office:value="27.84459">
            <text:p>27.844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5.84">
            <text:p>5.84</text:p>
          </table:table-cell>
          <table:table-cell table:formula="of:=ROUND([.J41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SDSS J130155.44+275219.8</text:p>
          </table:table-cell>
          <table:table-cell office:value-type="float" office:value="195.48102">
            <text:p>195.48102</text:p>
          </table:table-cell>
          <table:table-cell office:value-type="float" office:value="27.87217">
            <text:p>27.872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157">
            <text:p>6.157</text:p>
          </table:table-cell>
          <table:table-cell table:formula="of:=ROUND([.J41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SDSS J130149.60+275355.0</text:p>
          </table:table-cell>
          <table:table-cell office:value-type="float" office:value="195.45669">
            <text:p>195.45669</text:p>
          </table:table-cell>
          <table:table-cell office:value-type="float" office:value="27.89862">
            <text:p>27.898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5.512">
            <text:p>5.512</text:p>
          </table:table-cell>
          <table:table-cell table:formula="of:=ROUND([.J41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SDSS J130149.93+275352.4</text:p>
          </table:table-cell>
          <table:table-cell office:value-type="float" office:value="195.45806">
            <text:p>195.45806</text:p>
          </table:table-cell>
          <table:table-cell office:value-type="float" office:value="27.8979">
            <text:p>27.89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5.553">
            <text:p>5.553</text:p>
          </table:table-cell>
          <table:table-cell table:formula="of:=ROUND([.J41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SDSS J130128.24+274509.2</text:p>
          </table:table-cell>
          <table:table-cell office:value-type="float" office:value="195.36768">
            <text:p>195.36768</text:p>
          </table:table-cell>
          <table:table-cell office:value-type="float" office:value="27.75257">
            <text:p>27.752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5.955">
            <text:p>5.955</text:p>
          </table:table-cell>
          <table:table-cell table:formula="of:=ROUND([.J41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SDSS J130101.15+275201.6</text:p>
          </table:table-cell>
          <table:table-cell office:value-type="float" office:value="195.25482">
            <text:p>195.25482</text:p>
          </table:table-cell>
          <table:table-cell office:value-type="float" office:value="27.86713">
            <text:p>27.867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034">
            <text:p>6.034</text:p>
          </table:table-cell>
          <table:table-cell table:formula="of:=ROUND([.J417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SDSS J130114.76+275600.3</text:p>
          </table:table-cell>
          <table:table-cell office:value-type="float" office:value="195.31151">
            <text:p>195.31151</text:p>
          </table:table-cell>
          <table:table-cell office:value-type="float" office:value="27.93344">
            <text:p>27.933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72">
            <text:p>5.72</text:p>
          </table:table-cell>
          <table:table-cell table:formula="of:=ROUND([.J41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SDSS J130152.38+274928.0</text:p>
          </table:table-cell>
          <table:table-cell office:value-type="float" office:value="195.46825">
            <text:p>195.46825</text:p>
          </table:table-cell>
          <table:table-cell office:value-type="float" office:value="27.82444">
            <text:p>27.824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605">
            <text:p>5.605</text:p>
          </table:table-cell>
          <table:table-cell table:formula="of:=ROUND([.J41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SDSS J130106.34+275442.5</text:p>
          </table:table-cell>
          <table:table-cell office:value-type="float" office:value="195.27646">
            <text:p>195.27646</text:p>
          </table:table-cell>
          <table:table-cell office:value-type="float" office:value="27.91183">
            <text:p>27.911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012">
            <text:p>6.012</text:p>
          </table:table-cell>
          <table:table-cell table:formula="of:=ROUND([.J420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SDSS J130133.97+275634.7</text:p>
          </table:table-cell>
          <table:table-cell office:value-type="float" office:value="195.39157">
            <text:p>195.39157</text:p>
          </table:table-cell>
          <table:table-cell office:value-type="float" office:value="27.94298">
            <text:p>27.942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619">
            <text:p>5.619</text:p>
          </table:table-cell>
          <table:table-cell table:formula="of:=ROUND([.J42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SDSS J130101.83+275252.9</text:p>
          </table:table-cell>
          <table:table-cell office:value-type="float" office:value="195.25766">
            <text:p>195.25766</text:p>
          </table:table-cell>
          <table:table-cell office:value-type="float" office:value="27.88137">
            <text:p>27.881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078">
            <text:p>6.078</text:p>
          </table:table-cell>
          <table:table-cell table:formula="of:=ROUND([.J422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SDSS J130131.41+275637.9</text:p>
          </table:table-cell>
          <table:table-cell office:value-type="float" office:value="195.38089">
            <text:p>195.38089</text:p>
          </table:table-cell>
          <table:table-cell office:value-type="float" office:value="27.94387">
            <text:p>27.943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57">
            <text:p>5.57</text:p>
          </table:table-cell>
          <table:table-cell table:formula="of:=ROUND([.J42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SDSS J130110.59+275511.6</text:p>
          </table:table-cell>
          <table:table-cell office:value-type="float" office:value="195.29413">
            <text:p>195.29413</text:p>
          </table:table-cell>
          <table:table-cell office:value-type="float" office:value="27.9199">
            <text:p>27.9199</text:p>
          </table:table-cell>
          <table:table-cell office:value-type="string">
            <text:p>G</text:p>
          </table:table-cell>
          <table:table-cell office:value-type="float" office:value="155224">
            <text:p>155224</text:p>
          </table:table-cell>
          <table:table-cell office:value-type="float" office:value="0.51777">
            <text:p>0.51777</text:p>
          </table:table-cell>
          <table:table-cell office:value-type="string">
            <text:p>PHOT</text:p>
          </table:table-cell>
          <table:table-cell office:value-type="string">
            <text:p>22.2g</text:p>
          </table:table-cell>
          <table:table-cell office:value-type="float" office:value="5.632">
            <text:p>5.632</text:p>
          </table:table-cell>
          <table:table-cell table:formula="of:=ROUND([.J424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SDSS J130119.89+275631.0</text:p>
          </table:table-cell>
          <table:table-cell office:value-type="float" office:value="195.33289">
            <text:p>195.33289</text:p>
          </table:table-cell>
          <table:table-cell office:value-type="float" office:value="27.94197">
            <text:p>27.941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707">
            <text:p>5.707</text:p>
          </table:table-cell>
          <table:table-cell table:formula="of:=ROUND([.J42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SDSS J130103.26+275118.4</text:p>
          </table:table-cell>
          <table:table-cell office:value-type="float" office:value="195.26359">
            <text:p>195.26359</text:p>
          </table:table-cell>
          <table:table-cell office:value-type="float" office:value="27.85513">
            <text:p>27.855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503">
            <text:p>5.503</text:p>
          </table:table-cell>
          <table:table-cell table:formula="of:=ROUND([.J426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SDSS J130150.33+275400.5</text:p>
          </table:table-cell>
          <table:table-cell office:value-type="float" office:value="195.45972">
            <text:p>195.45972</text:p>
          </table:table-cell>
          <table:table-cell office:value-type="float" office:value="27.90017">
            <text:p>27.900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698">
            <text:p>5.698</text:p>
          </table:table-cell>
          <table:table-cell table:formula="of:=ROUND([.J42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SDSS J130115.39+275636.8</text:p>
          </table:table-cell>
          <table:table-cell office:value-type="float" office:value="195.31413">
            <text:p>195.31413</text:p>
          </table:table-cell>
          <table:table-cell office:value-type="float" office:value="27.94358">
            <text:p>27.943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184">
            <text:p>6.184</text:p>
          </table:table-cell>
          <table:table-cell table:formula="of:=ROUND([.J42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SDSS J130135.73+275636.9</text:p>
          </table:table-cell>
          <table:table-cell office:value-type="float" office:value="195.39888">
            <text:p>195.39888</text:p>
          </table:table-cell>
          <table:table-cell office:value-type="float" office:value="27.94359">
            <text:p>27.943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756">
            <text:p>5.756</text:p>
          </table:table-cell>
          <table:table-cell table:formula="of:=ROUND([.J42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SDSS J130128.83+275703.5</text:p>
          </table:table-cell>
          <table:table-cell office:value-type="float" office:value="195.37015">
            <text:p>195.37015</text:p>
          </table:table-cell>
          <table:table-cell office:value-type="float" office:value="27.95099">
            <text:p>27.950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952">
            <text:p>5.952</text:p>
          </table:table-cell>
          <table:table-cell table:formula="of:=ROUND([.J43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SDSS J130144.75+274615.4</text:p>
          </table:table-cell>
          <table:table-cell office:value-type="float" office:value="195.43647">
            <text:p>195.43647</text:p>
          </table:table-cell>
          <table:table-cell office:value-type="float" office:value="27.77096">
            <text:p>27.770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086">
            <text:p>6.086</text:p>
          </table:table-cell>
          <table:table-cell table:formula="of:=ROUND([.J43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SDSS J130101.29+274858.1</text:p>
          </table:table-cell>
          <table:table-cell office:value-type="float" office:value="195.25541">
            <text:p>195.25541</text:p>
          </table:table-cell>
          <table:table-cell office:value-type="float" office:value="27.81615">
            <text:p>27.816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308">
            <text:p>6.308</text:p>
          </table:table-cell>
          <table:table-cell table:formula="of:=ROUND([.J432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SDSS J130117.70+274514.2</text:p>
          </table:table-cell>
          <table:table-cell office:value-type="float" office:value="195.32375">
            <text:p>195.32375</text:p>
          </table:table-cell>
          <table:table-cell office:value-type="float" office:value="27.75395">
            <text:p>27.753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31">
            <text:p>6.31</text:p>
          </table:table-cell>
          <table:table-cell table:formula="of:=ROUND([.J43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SDSS J130100.00+275238.8</text:p>
          </table:table-cell>
          <table:table-cell office:value-type="float" office:value="195.25003">
            <text:p>195.25003</text:p>
          </table:table-cell>
          <table:table-cell office:value-type="float" office:value="27.87747">
            <text:p>27.877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405">
            <text:p>6.405</text:p>
          </table:table-cell>
          <table:table-cell table:formula="of:=ROUND([.J434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SDSS J130102.97+275219.5</text:p>
          </table:table-cell>
          <table:table-cell office:value-type="float" office:value="195.26238">
            <text:p>195.26238</text:p>
          </table:table-cell>
          <table:table-cell office:value-type="float" office:value="27.8721">
            <text:p>27.87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694">
            <text:p>5.694</text:p>
          </table:table-cell>
          <table:table-cell table:formula="of:=ROUND([.J435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SDSS J130150.63+275414.4</text:p>
          </table:table-cell>
          <table:table-cell office:value-type="float" office:value="195.46097">
            <text:p>195.46097</text:p>
          </table:table-cell>
          <table:table-cell office:value-type="float" office:value="27.90402">
            <text:p>27.904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875">
            <text:p>5.875</text:p>
          </table:table-cell>
          <table:table-cell table:formula="of:=ROUND([.J43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SDSS J130151.42+275404.3</text:p>
          </table:table-cell>
          <table:table-cell office:value-type="float" office:value="195.46427">
            <text:p>195.46427</text:p>
          </table:table-cell>
          <table:table-cell office:value-type="float" office:value="27.9012">
            <text:p>27.90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938">
            <text:p>5.938</text:p>
          </table:table-cell>
          <table:table-cell table:formula="of:=ROUND([.J43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SDSS J130153.03+275045.5</text:p>
          </table:table-cell>
          <table:table-cell office:value-type="float" office:value="195.47098">
            <text:p>195.47098</text:p>
          </table:table-cell>
          <table:table-cell office:value-type="float" office:value="27.84599">
            <text:p>27.845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514">
            <text:p>5.514</text:p>
          </table:table-cell>
          <table:table-cell table:formula="of:=ROUND([.J43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SDSS J130125.02+274507.1</text:p>
          </table:table-cell>
          <table:table-cell office:value-type="float" office:value="195.35428">
            <text:p>195.35428</text:p>
          </table:table-cell>
          <table:table-cell office:value-type="float" office:value="27.752">
            <text:p>27.7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029">
            <text:p>6.029</text:p>
          </table:table-cell>
          <table:table-cell table:formula="of:=ROUND([.J43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SDSS J130146.15+274623.3</text:p>
          </table:table-cell>
          <table:table-cell office:value-type="float" office:value="195.44232">
            <text:p>195.44232</text:p>
          </table:table-cell>
          <table:table-cell office:value-type="float" office:value="27.77316">
            <text:p>27.773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176">
            <text:p>6.176</text:p>
          </table:table-cell>
          <table:table-cell table:formula="of:=ROUND([.J44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SDSS J130141.74+274534.3</text:p>
          </table:table-cell>
          <table:table-cell office:value-type="float" office:value="195.42395">
            <text:p>195.42395</text:p>
          </table:table-cell>
          <table:table-cell office:value-type="float" office:value="27.75955">
            <text:p>27.759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301">
            <text:p>6.301</text:p>
          </table:table-cell>
          <table:table-cell table:formula="of:=ROUND([.J44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SDSS J130156.96+275048.1</text:p>
          </table:table-cell>
          <table:table-cell office:value-type="float" office:value="195.48737">
            <text:p>195.48737</text:p>
          </table:table-cell>
          <table:table-cell office:value-type="float" office:value="27.84671">
            <text:p>27.846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38">
            <text:p>6.38</text:p>
          </table:table-cell>
          <table:table-cell table:formula="of:=ROUND([.J44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SDSS J130116.08+274517.7</text:p>
          </table:table-cell>
          <table:table-cell office:value-type="float" office:value="195.317">
            <text:p>195.317</text:p>
          </table:table-cell>
          <table:table-cell office:value-type="float" office:value="27.75494">
            <text:p>27.754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396">
            <text:p>6.396</text:p>
          </table:table-cell>
          <table:table-cell table:formula="of:=ROUND([.J443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SDSS J130152.90+275007.8</text:p>
          </table:table-cell>
          <table:table-cell office:value-type="float" office:value="195.47045">
            <text:p>195.47045</text:p>
          </table:table-cell>
          <table:table-cell office:value-type="float" office:value="27.83551">
            <text:p>27.835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562">
            <text:p>5.562</text:p>
          </table:table-cell>
          <table:table-cell table:formula="of:=ROUND([.J44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DSS J130153.73+275036.0</text:p>
          </table:table-cell>
          <table:table-cell office:value-type="float" office:value="195.4739">
            <text:p>195.4739</text:p>
          </table:table-cell>
          <table:table-cell office:value-type="float" office:value="27.84336">
            <text:p>27.843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681">
            <text:p>5.681</text:p>
          </table:table-cell>
          <table:table-cell table:formula="of:=ROUND([.J44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SDSS J130103.23+274758.4</text:p>
          </table:table-cell>
          <table:table-cell office:value-type="float" office:value="195.2635">
            <text:p>195.2635</text:p>
          </table:table-cell>
          <table:table-cell office:value-type="float" office:value="27.79958">
            <text:p>27.799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r</text:p>
          </table:table-cell>
          <table:table-cell office:value-type="float" office:value="6.335">
            <text:p>6.335</text:p>
          </table:table-cell>
          <table:table-cell table:formula="of:=ROUND([.J446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SDSS J130108.33+274737.5</text:p>
          </table:table-cell>
          <table:table-cell office:value-type="float" office:value="195.28471">
            <text:p>195.28471</text:p>
          </table:table-cell>
          <table:table-cell office:value-type="float" office:value="27.79378">
            <text:p>27.793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596">
            <text:p>5.596</text:p>
          </table:table-cell>
          <table:table-cell table:formula="of:=ROUND([.J447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SDSS J130124.31+274528.4</text:p>
          </table:table-cell>
          <table:table-cell office:value-type="float" office:value="195.35129">
            <text:p>195.35129</text:p>
          </table:table-cell>
          <table:table-cell office:value-type="float" office:value="27.75791">
            <text:p>27.757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698">
            <text:p>5.698</text:p>
          </table:table-cell>
          <table:table-cell table:formula="of:=ROUND([.J44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SDSS J130118.23+275642.1</text:p>
          </table:table-cell>
          <table:table-cell office:value-type="float" office:value="195.32598">
            <text:p>195.32598</text:p>
          </table:table-cell>
          <table:table-cell office:value-type="float" office:value="27.94503">
            <text:p>27.945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005">
            <text:p>6.005</text:p>
          </table:table-cell>
          <table:table-cell table:formula="of:=ROUND([.J44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SDSS J130147.87+274651.6</text:p>
          </table:table-cell>
          <table:table-cell office:value-type="float" office:value="195.44947">
            <text:p>195.44947</text:p>
          </table:table-cell>
          <table:table-cell office:value-type="float" office:value="27.78101">
            <text:p>27.781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09">
            <text:p>6.09</text:p>
          </table:table-cell>
          <table:table-cell table:formula="of:=ROUND([.J45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SDSS J130152.69+275355.5</text:p>
          </table:table-cell>
          <table:table-cell office:value-type="float" office:value="195.46957">
            <text:p>195.46957</text:p>
          </table:table-cell>
          <table:table-cell office:value-type="float" office:value="27.89876">
            <text:p>27.898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114">
            <text:p>6.114</text:p>
          </table:table-cell>
          <table:table-cell table:formula="of:=ROUND([.J45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SDSS J130137.75+274513.6</text:p>
          </table:table-cell>
          <table:table-cell office:value-type="float" office:value="195.40732">
            <text:p>195.40732</text:p>
          </table:table-cell>
          <table:table-cell office:value-type="float" office:value="27.75378">
            <text:p>27.753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255">
            <text:p>6.255</text:p>
          </table:table-cell>
          <table:table-cell table:formula="of:=ROUND([.J45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SDSS J130126.52+275645.4</text:p>
          </table:table-cell>
          <table:table-cell office:value-type="float" office:value="195.36054">
            <text:p>195.36054</text:p>
          </table:table-cell>
          <table:table-cell office:value-type="float" office:value="27.94596">
            <text:p>27.945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659">
            <text:p>5.659</text:p>
          </table:table-cell>
          <table:table-cell table:formula="of:=ROUND([.J45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SDSS J130131.01+274501.7</text:p>
          </table:table-cell>
          <table:table-cell office:value-type="float" office:value="195.37924">
            <text:p>195.37924</text:p>
          </table:table-cell>
          <table:table-cell office:value-type="float" office:value="27.75049">
            <text:p>27.750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113">
            <text:p>6.113</text:p>
          </table:table-cell>
          <table:table-cell table:formula="of:=ROUND([.J45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SDSS J130156.72+275220.8</text:p>
          </table:table-cell>
          <table:table-cell office:value-type="float" office:value="195.48635">
            <text:p>195.48635</text:p>
          </table:table-cell>
          <table:table-cell office:value-type="float" office:value="27.87245">
            <text:p>27.87245</text:p>
          </table:table-cell>
          <table:table-cell office:value-type="string">
            <text:p>G</text:p>
          </table:table-cell>
          <table:table-cell office:value-type="float" office:value="172794">
            <text:p>172794</text:p>
          </table:table-cell>
          <table:table-cell office:value-type="float" office:value="0.57638">
            <text:p>0.57638</text:p>
          </table:table-cell>
          <table:table-cell office:value-type="string">
            <text:p>PHOT</text:p>
          </table:table-cell>
          <table:table-cell office:value-type="string">
            <text:p>22.9g</text:p>
          </table:table-cell>
          <table:table-cell office:value-type="float" office:value="6.438">
            <text:p>6.438</text:p>
          </table:table-cell>
          <table:table-cell table:formula="of:=ROUND([.J455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SDSS J130102.35+275125.0</text:p>
          </table:table-cell>
          <table:table-cell office:value-type="float" office:value="195.2598">
            <text:p>195.2598</text:p>
          </table:table-cell>
          <table:table-cell office:value-type="float" office:value="27.85696">
            <text:p>27.856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708">
            <text:p>5.708</text:p>
          </table:table-cell>
          <table:table-cell table:formula="of:=ROUND([.J456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SDSS J130149.83+275421.3</text:p>
          </table:table-cell>
          <table:table-cell office:value-type="float" office:value="195.45763">
            <text:p>195.45763</text:p>
          </table:table-cell>
          <table:table-cell office:value-type="float" office:value="27.90592">
            <text:p>27.905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789">
            <text:p>5.789</text:p>
          </table:table-cell>
          <table:table-cell table:formula="of:=ROUND([.J45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SDSS J130147.74+275520.4</text:p>
          </table:table-cell>
          <table:table-cell office:value-type="float" office:value="195.44892">
            <text:p>195.44892</text:p>
          </table:table-cell>
          <table:table-cell office:value-type="float" office:value="27.92236">
            <text:p>27.922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056">
            <text:p>6.056</text:p>
          </table:table-cell>
          <table:table-cell table:formula="of:=ROUND([.J45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SDSS J130134.93+275704.4</text:p>
          </table:table-cell>
          <table:table-cell office:value-type="float" office:value="195.39557">
            <text:p>195.39557</text:p>
          </table:table-cell>
          <table:table-cell office:value-type="float" office:value="27.95123">
            <text:p>27.951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151">
            <text:p>6.151</text:p>
          </table:table-cell>
          <table:table-cell table:formula="of:=ROUND([.J45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SDSS J130144.22+274549.9</text:p>
          </table:table-cell>
          <table:table-cell office:value-type="float" office:value="195.43429">
            <text:p>195.43429</text:p>
          </table:table-cell>
          <table:table-cell office:value-type="float" office:value="27.76387">
            <text:p>27.763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365">
            <text:p>6.365</text:p>
          </table:table-cell>
          <table:table-cell table:formula="of:=ROUND([.J46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SDSS J130148.73+275430.3</text:p>
          </table:table-cell>
          <table:table-cell office:value-type="float" office:value="195.45307">
            <text:p>195.45307</text:p>
          </table:table-cell>
          <table:table-cell office:value-type="float" office:value="27.90842">
            <text:p>27.908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679">
            <text:p>5.679</text:p>
          </table:table-cell>
          <table:table-cell table:formula="of:=ROUND([.J46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SDSS J130150.33+275406.6</text:p>
          </table:table-cell>
          <table:table-cell office:value-type="float" office:value="195.45974">
            <text:p>195.45974</text:p>
          </table:table-cell>
          <table:table-cell office:value-type="float" office:value="27.90185">
            <text:p>27.901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751">
            <text:p>5.751</text:p>
          </table:table-cell>
          <table:table-cell table:formula="of:=ROUND([.J46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SDSS J130101.43+275050.0</text:p>
          </table:table-cell>
          <table:table-cell office:value-type="float" office:value="195.256">
            <text:p>195.256</text:p>
          </table:table-cell>
          <table:table-cell office:value-type="float" office:value="27.84724">
            <text:p>27.847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909">
            <text:p>5.909</text:p>
          </table:table-cell>
          <table:table-cell table:formula="of:=ROUND([.J463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SDSS J130154.44+274937.2</text:p>
          </table:table-cell>
          <table:table-cell office:value-type="float" office:value="195.47685">
            <text:p>195.47685</text:p>
          </table:table-cell>
          <table:table-cell office:value-type="float" office:value="27.82703">
            <text:p>27.827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002">
            <text:p>6.002</text:p>
          </table:table-cell>
          <table:table-cell table:formula="of:=ROUND([.J46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SDSS J130148.43+274644.0</text:p>
          </table:table-cell>
          <table:table-cell office:value-type="float" office:value="195.45182">
            <text:p>195.45182</text:p>
          </table:table-cell>
          <table:table-cell office:value-type="float" office:value="27.77891">
            <text:p>27.778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267">
            <text:p>6.267</text:p>
          </table:table-cell>
          <table:table-cell table:formula="of:=ROUND([.J46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SDSS J130157.30+275053.1</text:p>
          </table:table-cell>
          <table:table-cell office:value-type="float" office:value="195.48879">
            <text:p>195.48879</text:p>
          </table:table-cell>
          <table:table-cell office:value-type="float" office:value="27.8481">
            <text:p>27.84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451">
            <text:p>6.451</text:p>
          </table:table-cell>
          <table:table-cell table:formula="of:=ROUND([.J46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SDSS J130152.84+275027.8</text:p>
          </table:table-cell>
          <table:table-cell office:value-type="float" office:value="195.4702">
            <text:p>195.4702</text:p>
          </table:table-cell>
          <table:table-cell office:value-type="float" office:value="27.84107">
            <text:p>27.841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5">
            <text:p>5.5</text:p>
          </table:table-cell>
          <table:table-cell table:formula="of:=ROUND([.J46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SDSS J130146.91+274708.3</text:p>
          </table:table-cell>
          <table:table-cell office:value-type="float" office:value="195.4455">
            <text:p>195.4455</text:p>
          </table:table-cell>
          <table:table-cell office:value-type="float" office:value="27.78564">
            <text:p>27.785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745">
            <text:p>5.745</text:p>
          </table:table-cell>
          <table:table-cell table:formula="of:=ROUND([.J46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SDSS J130106.91+275426.7</text:p>
          </table:table-cell>
          <table:table-cell office:value-type="float" office:value="195.27881">
            <text:p>195.27881</text:p>
          </table:table-cell>
          <table:table-cell office:value-type="float" office:value="27.90744">
            <text:p>27.907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756">
            <text:p>5.756</text:p>
          </table:table-cell>
          <table:table-cell table:formula="of:=ROUND([.J469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SDSS J130137.84+275647.3</text:p>
          </table:table-cell>
          <table:table-cell office:value-type="float" office:value="195.4077">
            <text:p>195.4077</text:p>
          </table:table-cell>
          <table:table-cell office:value-type="float" office:value="27.94649">
            <text:p>27.946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071">
            <text:p>6.071</text:p>
          </table:table-cell>
          <table:table-cell table:formula="of:=ROUND([.J47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SDSS J130156.40+275027.2</text:p>
          </table:table-cell>
          <table:table-cell office:value-type="float" office:value="195.48501">
            <text:p>195.48501</text:p>
          </table:table-cell>
          <table:table-cell office:value-type="float" office:value="27.84089">
            <text:p>27.840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282">
            <text:p>6.282</text:p>
          </table:table-cell>
          <table:table-cell table:formula="of:=ROUND([.J47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SDSS J130124.85+274447.9</text:p>
          </table:table-cell>
          <table:table-cell office:value-type="float" office:value="195.35354">
            <text:p>195.35354</text:p>
          </table:table-cell>
          <table:table-cell office:value-type="float" office:value="27.74666">
            <text:p>27.746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352">
            <text:p>6.352</text:p>
          </table:table-cell>
          <table:table-cell table:formula="of:=ROUND([.J47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DSS J130151.30+274902.8</text:p>
          </table:table-cell>
          <table:table-cell office:value-type="float" office:value="195.46378">
            <text:p>195.46378</text:p>
          </table:table-cell>
          <table:table-cell office:value-type="float" office:value="27.81746">
            <text:p>27.817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521">
            <text:p>5.521</text:p>
          </table:table-cell>
          <table:table-cell table:formula="of:=ROUND([.J47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SDSS J130134.56+275636.2</text:p>
          </table:table-cell>
          <table:table-cell office:value-type="float" office:value="195.39403">
            <text:p>195.39403</text:p>
          </table:table-cell>
          <table:table-cell office:value-type="float" office:value="27.94341">
            <text:p>27.943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676">
            <text:p>5.676</text:p>
          </table:table-cell>
          <table:table-cell table:formula="of:=ROUND([.J47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DSS J130153.94+275238.5</text:p>
          </table:table-cell>
          <table:table-cell office:value-type="float" office:value="195.47479">
            <text:p>195.47479</text:p>
          </table:table-cell>
          <table:table-cell office:value-type="float" office:value="27.87737">
            <text:p>27.877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907">
            <text:p>5.907</text:p>
          </table:table-cell>
          <table:table-cell table:formula="of:=ROUND([.J47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SDSS J130130.88+274455.2</text:p>
          </table:table-cell>
          <table:table-cell office:value-type="float" office:value="195.3787">
            <text:p>195.3787</text:p>
          </table:table-cell>
          <table:table-cell office:value-type="float" office:value="27.74868">
            <text:p>27.74868</text:p>
          </table:table-cell>
          <table:table-cell office:value-type="string">
            <text:p>G</text:p>
          </table:table-cell>
          <table:table-cell office:value-type="float" office:value="76714">
            <text:p>76714</text:p>
          </table:table-cell>
          <table:table-cell office:value-type="float" office:value="0.25589">
            <text:p>0.25589</text:p>
          </table:table-cell>
          <table:table-cell office:value-type="string">
            <text:p>PHOT</text:p>
          </table:table-cell>
          <table:table-cell office:value-type="string">
            <text:p>23.4g</text:p>
          </table:table-cell>
          <table:table-cell office:value-type="float" office:value="6.218">
            <text:p>6.218</text:p>
          </table:table-cell>
          <table:table-cell table:formula="of:=ROUND([.J476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ABELL 1656:[EF2011] 7199</text:p>
          </table:table-cell>
          <table:table-cell office:value-type="float" office:value="195.25639">
            <text:p>195.25639</text:p>
          </table:table-cell>
          <table:table-cell office:value-type="float" office:value="27.84697">
            <text:p>27.84697</text:p>
          </table:table-cell>
          <table:table-cell office:value-type="string">
            <text:p>G</text:p>
          </table:table-cell>
          <table:table-cell office:value-type="float" office:value="89563">
            <text:p>89563</text:p>
          </table:table-cell>
          <table:table-cell office:value-type="float" office:value="0.29875">
            <text:p>0.29875</text:p>
          </table:table-cell>
          <table:table-cell office:value-type="string">
            <text:p>PHOT</text:p>
          </table:table-cell>
          <table:table-cell office:value-type="string">
            <text:p>23.5g</text:p>
          </table:table-cell>
          <table:table-cell office:value-type="float" office:value="5.888">
            <text:p>5.888</text:p>
          </table:table-cell>
          <table:table-cell table:formula="of:=ROUND([.J477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DSS J130153.75+275013.4</text:p>
          </table:table-cell>
          <table:table-cell office:value-type="float" office:value="195.47398">
            <text:p>195.47398</text:p>
          </table:table-cell>
          <table:table-cell office:value-type="float" office:value="27.83706">
            <text:p>27.837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5.731">
            <text:p>5.731</text:p>
          </table:table-cell>
          <table:table-cell table:formula="of:=ROUND([.J47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SDSS J130140.87+275618.7</text:p>
          </table:table-cell>
          <table:table-cell office:value-type="float" office:value="195.42032">
            <text:p>195.42032</text:p>
          </table:table-cell>
          <table:table-cell office:value-type="float" office:value="27.93855">
            <text:p>27.938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5.916">
            <text:p>5.916</text:p>
          </table:table-cell>
          <table:table-cell table:formula="of:=ROUND([.J47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SDSS J130132.98+274536.7</text:p>
          </table:table-cell>
          <table:table-cell office:value-type="float" office:value="195.38746">
            <text:p>195.38746</text:p>
          </table:table-cell>
          <table:table-cell office:value-type="float" office:value="27.7602">
            <text:p>27.76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5.601">
            <text:p>5.601</text:p>
          </table:table-cell>
          <table:table-cell table:formula="of:=ROUND([.J48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SDSS J130112.73+275551.0</text:p>
          </table:table-cell>
          <table:table-cell office:value-type="float" office:value="195.30307">
            <text:p>195.30307</text:p>
          </table:table-cell>
          <table:table-cell office:value-type="float" office:value="27.93085">
            <text:p>27.930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5.836">
            <text:p>5.836</text:p>
          </table:table-cell>
          <table:table-cell table:formula="of:=ROUND([.J481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SDSS J130112.43+275600.4</text:p>
          </table:table-cell>
          <table:table-cell office:value-type="float" office:value="195.30181">
            <text:p>195.30181</text:p>
          </table:table-cell>
          <table:table-cell office:value-type="float" office:value="27.93347">
            <text:p>27.933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6.003">
            <text:p>6.003</text:p>
          </table:table-cell>
          <table:table-cell table:formula="of:=ROUND([.J482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DSS J130148.21+275440.8</text:p>
          </table:table-cell>
          <table:table-cell office:value-type="float" office:value="195.45088">
            <text:p>195.45088</text:p>
          </table:table-cell>
          <table:table-cell office:value-type="float" office:value="27.91134">
            <text:p>27.911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5.694">
            <text:p>5.694</text:p>
          </table:table-cell>
          <table:table-cell table:formula="of:=ROUND([.J48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SDSS J130102.57+275313.6</text:p>
          </table:table-cell>
          <table:table-cell office:value-type="float" office:value="195.26073">
            <text:p>195.26073</text:p>
          </table:table-cell>
          <table:table-cell office:value-type="float" office:value="27.88712">
            <text:p>27.887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6.034">
            <text:p>6.034</text:p>
          </table:table-cell>
          <table:table-cell table:formula="of:=ROUND([.J484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SDSS J130142.12+275639.5</text:p>
          </table:table-cell>
          <table:table-cell office:value-type="float" office:value="195.42552">
            <text:p>195.42552</text:p>
          </table:table-cell>
          <table:table-cell office:value-type="float" office:value="27.94433">
            <text:p>27.944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6.352">
            <text:p>6.352</text:p>
          </table:table-cell>
          <table:table-cell table:formula="of:=ROUND([.J48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ABELL 1656:[EF2011] 3577</text:p>
          </table:table-cell>
          <table:table-cell office:value-type="float" office:value="195.373">
            <text:p>195.373</text:p>
          </table:table-cell>
          <table:table-cell office:value-type="float" office:value="27.94483">
            <text:p>27.94483</text:p>
          </table:table-cell>
          <table:table-cell office:value-type="string">
            <text:p>G</text:p>
          </table:table-cell>
          <table:table-cell office:value-type="float" office:value="170429">
            <text:p>170429</text:p>
          </table:table-cell>
          <table:table-cell office:value-type="float" office:value="0.56849">
            <text:p>0.56849</text:p>
          </table:table-cell>
          <table:table-cell office:value-type="string">
            <text:p>PHOT</text:p>
          </table:table-cell>
          <table:table-cell office:value-type="string">
            <text:p>23.9g</text:p>
          </table:table-cell>
          <table:table-cell office:value-type="float" office:value="5.589">
            <text:p>5.589</text:p>
          </table:table-cell>
          <table:table-cell table:formula="of:=ROUND([.J486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SDSS J130152.61+275249.6</text:p>
          </table:table-cell>
          <table:table-cell office:value-type="float" office:value="195.46923">
            <text:p>195.46923</text:p>
          </table:table-cell>
          <table:table-cell office:value-type="float" office:value="27.88047">
            <text:p>27.880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5.676">
            <text:p>5.676</text:p>
          </table:table-cell>
          <table:table-cell table:formula="of:=ROUND([.J48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SDSS J130149.92+274801.4</text:p>
          </table:table-cell>
          <table:table-cell office:value-type="float" office:value="195.458">
            <text:p>195.458</text:p>
          </table:table-cell>
          <table:table-cell office:value-type="float" office:value="27.8004">
            <text:p>27.80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5.719">
            <text:p>5.719</text:p>
          </table:table-cell>
          <table:table-cell table:formula="of:=ROUND([.J48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SDSS J130156.41+275043.2</text:p>
          </table:table-cell>
          <table:table-cell office:value-type="float" office:value="195.48505">
            <text:p>195.48505</text:p>
          </table:table-cell>
          <table:table-cell office:value-type="float" office:value="27.84536">
            <text:p>27.845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6.262">
            <text:p>6.262</text:p>
          </table:table-cell>
          <table:table-cell table:formula="of:=ROUND([.J48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[APS2006] J195.262573+27.80456</text:p>
          </table:table-cell>
          <table:table-cell office:value-type="float" office:value="195.26257">
            <text:p>195.26257</text:p>
          </table:table-cell>
          <table:table-cell office:value-type="float" office:value="27.80456">
            <text:p>27.804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R</text:p>
          </table:table-cell>
          <table:table-cell office:value-type="float" office:value="6.236">
            <text:p>6.236</text:p>
          </table:table-cell>
          <table:table-cell table:formula="of:=ROUND([.J490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[APS2006] J195.266861+27.87535</text:p>
          </table:table-cell>
          <table:table-cell office:value-type="float" office:value="195.26686">
            <text:p>195.26686</text:p>
          </table:table-cell>
          <table:table-cell office:value-type="float" office:value="27.87536">
            <text:p>27.875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R</text:p>
          </table:table-cell>
          <table:table-cell office:value-type="float" office:value="5.509">
            <text:p>5.509</text:p>
          </table:table-cell>
          <table:table-cell table:formula="of:=ROUND([.J491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SDSS J130134.01+274453.3</text:p>
          </table:table-cell>
          <table:table-cell office:value-type="float" office:value="195.39171">
            <text:p>195.39171</text:p>
          </table:table-cell>
          <table:table-cell office:value-type="float" office:value="27.74814">
            <text:p>27.748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g</text:p>
          </table:table-cell>
          <table:table-cell office:value-type="float" office:value="6.355">
            <text:p>6.355</text:p>
          </table:table-cell>
          <table:table-cell table:formula="of:=ROUND([.J49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SDSS J130151.40+275418.9</text:p>
          </table:table-cell>
          <table:table-cell office:value-type="float" office:value="195.4642">
            <text:p>195.4642</text:p>
          </table:table-cell>
          <table:table-cell office:value-type="float" office:value="27.90526">
            <text:p>27.905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6g</text:p>
          </table:table-cell>
          <table:table-cell office:value-type="float" office:value="6.059">
            <text:p>6.059</text:p>
          </table:table-cell>
          <table:table-cell table:formula="of:=ROUND([.J49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SDSS J130054.76+275031.3</text:p>
          </table:table-cell>
          <table:table-cell office:value-type="float" office:value="195.22821">
            <text:p>195.22821</text:p>
          </table:table-cell>
          <table:table-cell office:value-type="float" office:value="27.84203">
            <text:p>27.84203</text:p>
          </table:table-cell>
          <table:table-cell office:value-type="string">
            <text:p>G</text:p>
          </table:table-cell>
          <table:table-cell office:value-type="float" office:value="7082">
            <text:p>7082</text:p>
          </table:table-cell>
          <table:table-cell office:value-type="float" office:value="0.023623">
            <text:p>0.023623</text:p>
          </table:table-cell>
          <table:table-cell office:value-type="string">
            <text:p><text:s text:c="4"/></text:p>
          </table:table-cell>
          <table:table-cell office:value-type="float" office:value="16.83">
            <text:p>16.83</text:p>
          </table:table-cell>
          <table:table-cell office:value-type="float" office:value="7.4">
            <text:p>7.4</text:p>
          </table:table-cell>
          <table:table-cell table:formula="of:=ROUND([.J494])"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SDSS J130059.60+274742.6</text:p>
          </table:table-cell>
          <table:table-cell office:value-type="float" office:value="195.24833">
            <text:p>195.24833</text:p>
          </table:table-cell>
          <table:table-cell office:value-type="float" office:value="27.79517">
            <text:p>27.79517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14">
            <text:p>19.14</text:p>
          </table:table-cell>
          <table:table-cell office:value-type="float" office:value="7.168">
            <text:p>7.168</text:p>
          </table:table-cell>
          <table:table-cell table:formula="of:=ROUND([.J495])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628">
            <text:p>628</text:p>
          </table:table-cell>
          <table:table-cell table:style-name="ce2" office:value-type="string">
            <text:p>SDSS J130102.38+274631.2</text:p>
          </table:table-cell>
          <table:table-cell table:style-name="ce2" office:value-type="float" office:value="195.25995">
            <text:p>195.25995</text:p>
          </table:table-cell>
          <table:table-cell table:style-name="ce2" office:value-type="float" office:value="27.77534">
            <text:p>27.77534</text:p>
          </table:table-cell>
          <table:table-cell table:style-name="ce2" office:value-type="string">
            <text:p>G</text:p>
          </table:table-cell>
          <table:table-cell table:style-name="ce2" table:number-columns-repeated="3"/>
          <table:table-cell table:style-name="ce2" office:value-type="float" office:value="19.4">
            <text:p>19.4</text:p>
          </table:table-cell>
          <table:table-cell table:style-name="ce2" office:value-type="float" office:value="7.313">
            <text:p>7.313</text:p>
          </table:table-cell>
          <table:table-cell table:formula="of:=ROUND([.J496])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562">
            <text:p>562</text:p>
          </table:table-cell>
          <table:table-cell table:style-name="ce2" office:value-type="string">
            <text:p>SDSS J130100.60+275422.0</text:p>
          </table:table-cell>
          <table:table-cell table:style-name="ce2" office:value-type="float" office:value="195.25252">
            <text:p>195.25252</text:p>
          </table:table-cell>
          <table:table-cell table:style-name="ce2" office:value-type="float" office:value="27.90612">
            <text:p>27.90612</text:p>
          </table:table-cell>
          <table:table-cell table:style-name="ce2" office:value-type="string">
            <text:p>G</text:p>
          </table:table-cell>
          <table:table-cell table:style-name="ce2" table:number-columns-repeated="3"/>
          <table:table-cell table:style-name="ce2" office:value-type="float" office:value="19.46">
            <text:p>19.46</text:p>
          </table:table-cell>
          <table:table-cell table:style-name="ce2" office:value-type="float" office:value="6.902">
            <text:p>6.902</text:p>
          </table:table-cell>
          <table:table-cell table:formula="of:=ROUND([.J497])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ABELL 1656:[GMP83] 2268</text:p>
          </table:table-cell>
          <table:table-cell office:value-type="float" office:value="195.28117">
            <text:p>195.28117</text:p>
          </table:table-cell>
          <table:table-cell office:value-type="float" office:value="27.93432">
            <text:p>27.9343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73">
            <text:p>19.73</text:p>
          </table:table-cell>
          <table:table-cell office:value-type="float" office:value="6.733">
            <text:p>6.733</text:p>
          </table:table-cell>
          <table:table-cell table:formula="of:=ROUND([.J498])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SDSS J130157.95+274947.8</text:p>
          </table:table-cell>
          <table:table-cell office:value-type="float" office:value="195.49147">
            <text:p>195.49147</text:p>
          </table:table-cell>
          <table:table-cell office:value-type="float" office:value="27.82995">
            <text:p>27.82995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21">
            <text:p>20.21</text:p>
          </table:table-cell>
          <table:table-cell office:value-type="float" office:value="6.72">
            <text:p>6.72</text:p>
          </table:table-cell>
          <table:table-cell table:formula="of:=ROUND([.J499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GALEXASC J130152.06+275602.6 <text:s/></text:p>
          </table:table-cell>
          <table:table-cell office:value-type="float" office:value="195.46667">
            <text:p>195.46667</text:p>
          </table:table-cell>
          <table:table-cell office:value-type="float" office:value="27.93356">
            <text:p>27.9335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23">
            <text:p>20.23</text:p>
          </table:table-cell>
          <table:table-cell office:value-type="float" office:value="7.2">
            <text:p>7.2</text:p>
          </table:table-cell>
          <table:table-cell table:formula="of:=ROUND([.J500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SDSS J130129.35+274356.6</text:p>
          </table:table-cell>
          <table:table-cell office:value-type="float" office:value="195.3723">
            <text:p>195.3723</text:p>
          </table:table-cell>
          <table:table-cell office:value-type="float" office:value="27.73242">
            <text:p>27.7324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66">
            <text:p>20.66</text:p>
          </table:table-cell>
          <table:table-cell office:value-type="float" office:value="7.17">
            <text:p>7.17</text:p>
          </table:table-cell>
          <table:table-cell table:formula="of:=ROUND([.J501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SDSS J130156.32+275429.7</text:p>
          </table:table-cell>
          <table:table-cell office:value-type="float" office:value="195.48467">
            <text:p>195.48467</text:p>
          </table:table-cell>
          <table:table-cell office:value-type="float" office:value="27.90827">
            <text:p>27.90827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7">
            <text:p>20.7</text:p>
          </table:table-cell>
          <table:table-cell office:value-type="float" office:value="7.089">
            <text:p>7.089</text:p>
          </table:table-cell>
          <table:table-cell table:formula="of:=ROUND([.J502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SDSS J130159.80+275338.4</text:p>
          </table:table-cell>
          <table:table-cell office:value-type="float" office:value="195.49917">
            <text:p>195.49917</text:p>
          </table:table-cell>
          <table:table-cell office:value-type="float" office:value="27.89401">
            <text:p>27.89401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72">
            <text:p>20.72</text:p>
          </table:table-cell>
          <table:table-cell office:value-type="float" office:value="7.441">
            <text:p>7.441</text:p>
          </table:table-cell>
          <table:table-cell table:formula="of:=ROUND([.J503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CGCG 160-261</text:p>
          </table:table-cell>
          <table:table-cell office:value-type="float" office:value="195.24691">
            <text:p>195.24691</text:p>
          </table:table-cell>
          <table:table-cell office:value-type="float" office:value="27.89984">
            <text:p>27.89984</text:p>
          </table:table-cell>
          <table:table-cell office:value-type="string">
            <text:p>G</text:p>
          </table:table-cell>
          <table:table-cell office:value-type="float" office:value="6896">
            <text:p>6896</text:p>
          </table:table-cell>
          <table:table-cell office:value-type="float" office:value="0.023003">
            <text:p>0.023003</text:p>
          </table:table-cell>
          <table:table-cell office:value-type="string">
            <text:p><text:s text:c="4"/></text:p>
          </table:table-cell>
          <table:table-cell office:value-type="string">
            <text:p>15.3g</text:p>
          </table:table-cell>
          <table:table-cell office:value-type="float" office:value="7.003">
            <text:p>7.003</text:p>
          </table:table-cell>
          <table:table-cell table:formula="of:=ROUND([.J504])"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SDSS J130142.87+274451.2</text:p>
          </table:table-cell>
          <table:table-cell office:value-type="float" office:value="195.42863">
            <text:p>195.42863</text:p>
          </table:table-cell>
          <table:table-cell office:value-type="float" office:value="27.74757">
            <text:p>27.74757</text:p>
          </table:table-cell>
          <table:table-cell office:value-type="string">
            <text:p>G</text:p>
          </table:table-cell>
          <table:table-cell office:value-type="float" office:value="10614">
            <text:p>10614</text:p>
          </table:table-cell>
          <table:table-cell office:value-type="float" office:value="0.035404">
            <text:p>0.035404</text:p>
          </table:table-cell>
          <table:table-cell office:value-type="string">
            <text:p><text:s text:c="4"/></text:p>
          </table:table-cell>
          <table:table-cell office:value-type="string">
            <text:p>17.0g</text:p>
          </table:table-cell>
          <table:table-cell office:value-type="float" office:value="7.053">
            <text:p>7.053</text:p>
          </table:table-cell>
          <table:table-cell table:formula="of:=ROUND([.J505])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SDSS J130055.97+275105.7</text:p>
          </table:table-cell>
          <table:table-cell office:value-type="float" office:value="195.23324">
            <text:p>195.23324</text:p>
          </table:table-cell>
          <table:table-cell office:value-type="float" office:value="27.85159">
            <text:p>27.85159</text:p>
          </table:table-cell>
          <table:table-cell office:value-type="string">
            <text:p>*</text:p>
          </table:table-cell>
          <table:table-cell table:number-columns-repeated="3"/>
          <table:table-cell office:value-type="string">
            <text:p>17.9V</text:p>
          </table:table-cell>
          <table:table-cell office:value-type="float" office:value="7.109">
            <text:p>7.109</text:p>
          </table:table-cell>
          <table:table-cell table:formula="of:=ROUND([.J506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SDSS J130119.99+275739.6</text:p>
          </table:table-cell>
          <table:table-cell office:value-type="float" office:value="195.33331">
            <text:p>195.33331</text:p>
          </table:table-cell>
          <table:table-cell office:value-type="float" office:value="27.96103">
            <text:p>27.96103</text:p>
          </table:table-cell>
          <table:table-cell office:value-type="string">
            <text:p>G</text:p>
          </table:table-cell>
          <table:table-cell office:value-type="float" office:value="7891">
            <text:p>7891</text:p>
          </table:table-cell>
          <table:table-cell office:value-type="float" office:value="0.026321">
            <text:p>0.026321</text:p>
          </table:table-cell>
          <table:table-cell office:value-type="string">
            <text:p><text:s text:c="4"/></text:p>
          </table:table-cell>
          <table:table-cell office:value-type="string">
            <text:p>18.0g</text:p>
          </table:table-cell>
          <table:table-cell office:value-type="float" office:value="6.795">
            <text:p>6.795</text:p>
          </table:table-cell>
          <table:table-cell table:formula="of:=ROUND([.J507])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SDSS J130100.06+274827.1</text:p>
          </table:table-cell>
          <table:table-cell office:value-type="float" office:value="195.25029">
            <text:p>195.25029</text:p>
          </table:table-cell>
          <table:table-cell office:value-type="float" office:value="27.80753">
            <text:p>27.807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6g</text:p>
          </table:table-cell>
          <table:table-cell office:value-type="float" office:value="6.751">
            <text:p>6.751</text:p>
          </table:table-cell>
          <table:table-cell table:formula="of:=ROUND([.J508])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SDSS J130111.56+275714.8</text:p>
          </table:table-cell>
          <table:table-cell office:value-type="float" office:value="195.29818">
            <text:p>195.29818</text:p>
          </table:table-cell>
          <table:table-cell office:value-type="float" office:value="27.95413">
            <text:p>27.954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9g</text:p>
          </table:table-cell>
          <table:table-cell office:value-type="float" office:value="7.148">
            <text:p>7.148</text:p>
          </table:table-cell>
          <table:table-cell table:formula="of:=ROUND([.J509])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SDSS J130057.76+275056.4</text:p>
          </table:table-cell>
          <table:table-cell office:value-type="float" office:value="195.24071">
            <text:p>195.24071</text:p>
          </table:table-cell>
          <table:table-cell office:value-type="float" office:value="27.849">
            <text:p>27.8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0r</text:p>
          </table:table-cell>
          <table:table-cell office:value-type="float" office:value="6.715">
            <text:p>6.715</text:p>
          </table:table-cell>
          <table:table-cell table:formula="of:=ROUND([.J510])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SDSS J130105.14+274630.4</text:p>
          </table:table-cell>
          <table:table-cell office:value-type="float" office:value="195.27144">
            <text:p>195.27144</text:p>
          </table:table-cell>
          <table:table-cell office:value-type="float" office:value="27.77513">
            <text:p>27.775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1r</text:p>
          </table:table-cell>
          <table:table-cell office:value-type="float" office:value="6.858">
            <text:p>6.858</text:p>
          </table:table-cell>
          <table:table-cell table:formula="of:=ROUND([.J511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SDSS J130158.32+275112.1</text:p>
          </table:table-cell>
          <table:table-cell office:value-type="float" office:value="195.493">
            <text:p>195.493</text:p>
          </table:table-cell>
          <table:table-cell office:value-type="float" office:value="27.85337">
            <text:p>27.85337</text:p>
          </table:table-cell>
          <table:table-cell office:value-type="string">
            <text:p>G</text:p>
          </table:table-cell>
          <table:table-cell office:value-type="float" office:value="66803">
            <text:p>66803</text:p>
          </table:table-cell>
          <table:table-cell office:value-type="float" office:value="0.22283">
            <text:p>0.22283</text:p>
          </table:table-cell>
          <table:table-cell office:value-type="string">
            <text:p>PHOT</text:p>
          </table:table-cell>
          <table:table-cell office:value-type="string">
            <text:p>19.2r</text:p>
          </table:table-cell>
          <table:table-cell office:value-type="float" office:value="6.672">
            <text:p>6.672</text:p>
          </table:table-cell>
          <table:table-cell table:formula="of:=ROUND([.J512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SDSS J130136.51+275742.9</text:p>
          </table:table-cell>
          <table:table-cell office:value-type="float" office:value="195.40215">
            <text:p>195.40215</text:p>
          </table:table-cell>
          <table:table-cell office:value-type="float" office:value="27.96192">
            <text:p>27.961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g</text:p>
          </table:table-cell>
          <table:table-cell office:value-type="float" office:value="6.86">
            <text:p>6.86</text:p>
          </table:table-cell>
          <table:table-cell table:formula="of:=ROUND([.J513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SDSS J130139.63+275752.2</text:p>
          </table:table-cell>
          <table:table-cell office:value-type="float" office:value="195.41516">
            <text:p>195.41516</text:p>
          </table:table-cell>
          <table:table-cell office:value-type="float" office:value="27.9645">
            <text:p>27.9645</text:p>
          </table:table-cell>
          <table:table-cell office:value-type="string">
            <text:p>G</text:p>
          </table:table-cell>
          <table:table-cell office:value-type="float" office:value="53303">
            <text:p>53303</text:p>
          </table:table-cell>
          <table:table-cell office:value-type="float" office:value="0.1778">
            <text:p>0.1778</text:p>
          </table:table-cell>
          <table:table-cell office:value-type="string">
            <text:p>PHOT</text:p>
          </table:table-cell>
          <table:table-cell office:value-type="string">
            <text:p>19.3r</text:p>
          </table:table-cell>
          <table:table-cell office:value-type="float" office:value="7.222">
            <text:p>7.222</text:p>
          </table:table-cell>
          <table:table-cell table:formula="of:=ROUND([.J514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[IBG2003] J130152+275605</text:p>
          </table:table-cell>
          <table:table-cell office:value-type="float" office:value="195.4667">
            <text:p>195.4667</text:p>
          </table:table-cell>
          <table:table-cell office:value-type="float" office:value="27.93478">
            <text:p>27.93478</text:p>
          </table:table-cell>
          <table:table-cell office:value-type="string">
            <text:p>G</text:p>
          </table:table-cell>
          <table:table-cell office:value-type="float" office:value="113070">
            <text:p>113070</text:p>
          </table:table-cell>
          <table:table-cell office:value-type="float" office:value="0.37716">
            <text:p>0.37716</text:p>
          </table:table-cell>
          <table:table-cell office:value-type="string">
            <text:p>PHOT</text:p>
          </table:table-cell>
          <table:table-cell office:value-type="string">
            <text:p>19.3r</text:p>
          </table:table-cell>
          <table:table-cell office:value-type="float" office:value="7.252">
            <text:p>7.252</text:p>
          </table:table-cell>
          <table:table-cell table:formula="of:=ROUND([.J515])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SDSS J130155.55+274724.8</text:p>
          </table:table-cell>
          <table:table-cell office:value-type="float" office:value="195.4815">
            <text:p>195.4815</text:p>
          </table:table-cell>
          <table:table-cell office:value-type="float" office:value="27.79023">
            <text:p>27.790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4r</text:p>
          </table:table-cell>
          <table:table-cell office:value-type="float" office:value="7.1">
            <text:p>7.1</text:p>
          </table:table-cell>
          <table:table-cell table:formula="of:=ROUND([.J516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[IBG2003] J130117+275715</text:p>
          </table:table-cell>
          <table:table-cell office:value-type="float" office:value="195.32167">
            <text:p>195.32167</text:p>
          </table:table-cell>
          <table:table-cell office:value-type="float" office:value="27.95417">
            <text:p>27.954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r</text:p>
          </table:table-cell>
          <table:table-cell office:value-type="float" office:value="6.599">
            <text:p>6.599</text:p>
          </table:table-cell>
          <table:table-cell table:formula="of:=ROUND([.J517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SDSS J130124.73+274422.2</text:p>
          </table:table-cell>
          <table:table-cell office:value-type="float" office:value="195.35306">
            <text:p>195.35306</text:p>
          </table:table-cell>
          <table:table-cell office:value-type="float" office:value="27.73952">
            <text:p>27.739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r</text:p>
          </table:table-cell>
          <table:table-cell office:value-type="float" office:value="6.78">
            <text:p>6.78</text:p>
          </table:table-cell>
          <table:table-cell table:formula="of:=ROUND([.J518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SDSS J130130.98+274420.5</text:p>
          </table:table-cell>
          <table:table-cell office:value-type="float" office:value="195.37911">
            <text:p>195.37911</text:p>
          </table:table-cell>
          <table:table-cell office:value-type="float" office:value="27.73904">
            <text:p>27.73904</text:p>
          </table:table-cell>
          <table:table-cell office:value-type="string">
            <text:p>G</text:p>
          </table:table-cell>
          <table:table-cell office:value-type="float" office:value="26430">
            <text:p>26430</text:p>
          </table:table-cell>
          <table:table-cell office:value-type="float" office:value="0.08816">
            <text:p>0.08816</text:p>
          </table:table-cell>
          <table:table-cell office:value-type="string">
            <text:p>PHOT</text:p>
          </table:table-cell>
          <table:table-cell office:value-type="string">
            <text:p>19.5r</text:p>
          </table:table-cell>
          <table:table-cell office:value-type="float" office:value="6.796">
            <text:p>6.796</text:p>
          </table:table-cell>
          <table:table-cell table:formula="of:=ROUND([.J519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DSS J130128.92+275743.5</text:p>
          </table:table-cell>
          <table:table-cell office:value-type="float" office:value="195.3705">
            <text:p>195.3705</text:p>
          </table:table-cell>
          <table:table-cell office:value-type="float" office:value="27.96208">
            <text:p>27.962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6.618">
            <text:p>6.618</text:p>
          </table:table-cell>
          <table:table-cell table:formula="of:=ROUND([.J52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SDSS J130057.94+275010.2</text:p>
          </table:table-cell>
          <table:table-cell office:value-type="float" office:value="195.24144">
            <text:p>195.24144</text:p>
          </table:table-cell>
          <table:table-cell office:value-type="float" office:value="27.83617">
            <text:p>27.83617</text:p>
          </table:table-cell>
          <table:table-cell office:value-type="string">
            <text:p>G</text:p>
          </table:table-cell>
          <table:table-cell office:value-type="float" office:value="79820">
            <text:p>79820</text:p>
          </table:table-cell>
          <table:table-cell office:value-type="float" office:value="0.26625">
            <text:p>0.26625</text:p>
          </table:table-cell>
          <table:table-cell office:value-type="string">
            <text:p>PHOT</text:p>
          </table:table-cell>
          <table:table-cell office:value-type="string">
            <text:p>19.6r</text:p>
          </table:table-cell>
          <table:table-cell office:value-type="float" office:value="6.741">
            <text:p>6.741</text:p>
          </table:table-cell>
          <table:table-cell table:formula="of:=ROUND([.J521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SDSS J130157.17+275416.8</text:p>
          </table:table-cell>
          <table:table-cell office:value-type="float" office:value="195.48824">
            <text:p>195.48824</text:p>
          </table:table-cell>
          <table:table-cell office:value-type="float" office:value="27.90467">
            <text:p>27.904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7.158">
            <text:p>7.158</text:p>
          </table:table-cell>
          <table:table-cell table:formula="of:=ROUND([.J522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SDSS J130113.80+275648.2</text:p>
          </table:table-cell>
          <table:table-cell office:value-type="float" office:value="195.30754">
            <text:p>195.30754</text:p>
          </table:table-cell>
          <table:table-cell office:value-type="float" office:value="27.94674">
            <text:p>27.946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6.516">
            <text:p>6.516</text:p>
          </table:table-cell>
          <table:table-cell table:formula="of:=ROUND([.J523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SDSS J130201.51+275104.4</text:p>
          </table:table-cell>
          <table:table-cell office:value-type="float" office:value="195.5063">
            <text:p>195.5063</text:p>
          </table:table-cell>
          <table:table-cell office:value-type="float" office:value="27.85124">
            <text:p>27.851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7.377">
            <text:p>7.377</text:p>
          </table:table-cell>
          <table:table-cell table:formula="of:=ROUND([.J524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SDSS J130200.13+274859.6</text:p>
          </table:table-cell>
          <table:table-cell office:value-type="float" office:value="195.50058">
            <text:p>195.50058</text:p>
          </table:table-cell>
          <table:table-cell office:value-type="float" office:value="27.81658">
            <text:p>27.816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7.383">
            <text:p>7.383</text:p>
          </table:table-cell>
          <table:table-cell table:formula="of:=ROUND([.J525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SDSS J130054.43+275048.1</text:p>
          </table:table-cell>
          <table:table-cell office:value-type="float" office:value="195.22681">
            <text:p>195.22681</text:p>
          </table:table-cell>
          <table:table-cell office:value-type="float" office:value="27.8467">
            <text:p>27.84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V</text:p>
          </table:table-cell>
          <table:table-cell office:value-type="float" office:value="7.457">
            <text:p>7.457</text:p>
          </table:table-cell>
          <table:table-cell table:formula="of:=ROUND([.J526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SDSS J130120.75+275735.0</text:p>
          </table:table-cell>
          <table:table-cell office:value-type="float" office:value="195.3365">
            <text:p>195.3365</text:p>
          </table:table-cell>
          <table:table-cell office:value-type="float" office:value="27.95974">
            <text:p>27.959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6.677">
            <text:p>6.677</text:p>
          </table:table-cell>
          <table:table-cell table:formula="of:=ROUND([.J527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SDSS J130058.53+275248.7</text:p>
          </table:table-cell>
          <table:table-cell office:value-type="float" office:value="195.24391">
            <text:p>195.24391</text:p>
          </table:table-cell>
          <table:table-cell office:value-type="float" office:value="27.88021">
            <text:p>27.880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6.76">
            <text:p>6.76</text:p>
          </table:table-cell>
          <table:table-cell table:formula="of:=ROUND([.J528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SDSS J130139.78+274410.3</text:p>
          </table:table-cell>
          <table:table-cell office:value-type="float" office:value="195.41577">
            <text:p>195.41577</text:p>
          </table:table-cell>
          <table:table-cell office:value-type="float" office:value="27.7362">
            <text:p>27.73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7.4">
            <text:p>7.4</text:p>
          </table:table-cell>
          <table:table-cell table:formula="of:=ROUND([.J529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SDSS J130104.85+274644.1</text:p>
          </table:table-cell>
          <table:table-cell office:value-type="float" office:value="195.27024">
            <text:p>195.27024</text:p>
          </table:table-cell>
          <table:table-cell office:value-type="float" office:value="27.77893">
            <text:p>27.778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6.755">
            <text:p>6.755</text:p>
          </table:table-cell>
          <table:table-cell table:formula="of:=ROUND([.J530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SDSS J130151.95+275601.0</text:p>
          </table:table-cell>
          <table:table-cell office:value-type="float" office:value="195.46646">
            <text:p>195.46646</text:p>
          </table:table-cell>
          <table:table-cell office:value-type="float" office:value="27.93362">
            <text:p>27.933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7.195">
            <text:p>7.195</text:p>
          </table:table-cell>
          <table:table-cell table:formula="of:=ROUND([.J53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SDSS J130129.66+275750.9</text:p>
          </table:table-cell>
          <table:table-cell office:value-type="float" office:value="195.3736">
            <text:p>195.3736</text:p>
          </table:table-cell>
          <table:table-cell office:value-type="float" office:value="27.96415">
            <text:p>27.964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6.748">
            <text:p>6.748</text:p>
          </table:table-cell>
          <table:table-cell table:formula="of:=ROUND([.J532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SDSS J130105.73+275625.0</text:p>
          </table:table-cell>
          <table:table-cell office:value-type="float" office:value="195.27389">
            <text:p>195.27389</text:p>
          </table:table-cell>
          <table:table-cell office:value-type="float" office:value="27.9403">
            <text:p>27.9403</text:p>
          </table:table-cell>
          <table:table-cell office:value-type="string">
            <text:p>G</text:p>
          </table:table-cell>
          <table:table-cell office:value-type="float" office:value="166505">
            <text:p>166505</text:p>
          </table:table-cell>
          <table:table-cell office:value-type="float" office:value="0.5554">
            <text:p>0.5554</text:p>
          </table:table-cell>
          <table:table-cell office:value-type="string">
            <text:p>PHOT</text:p>
          </table:table-cell>
          <table:table-cell office:value-type="string">
            <text:p>20.1r</text:p>
          </table:table-cell>
          <table:table-cell office:value-type="float" office:value="7.259">
            <text:p>7.259</text:p>
          </table:table-cell>
          <table:table-cell table:formula="of:=ROUND([.J533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SDSS J130108.36+274501.4</text:p>
          </table:table-cell>
          <table:table-cell office:value-type="float" office:value="195.28484">
            <text:p>195.28484</text:p>
          </table:table-cell>
          <table:table-cell office:value-type="float" office:value="27.7504">
            <text:p>27.75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7.495">
            <text:p>7.495</text:p>
          </table:table-cell>
          <table:table-cell table:formula="of:=ROUND([.J534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SDSS J130157.61+275108.5</text:p>
          </table:table-cell>
          <table:table-cell office:value-type="float" office:value="195.49007">
            <text:p>195.49007</text:p>
          </table:table-cell>
          <table:table-cell office:value-type="float" office:value="27.85237">
            <text:p>27.852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6.516">
            <text:p>6.516</text:p>
          </table:table-cell>
          <table:table-cell table:formula="of:=ROUND([.J535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SDSS J130159.79+275143.9</text:p>
          </table:table-cell>
          <table:table-cell office:value-type="float" office:value="195.49914">
            <text:p>195.49914</text:p>
          </table:table-cell>
          <table:table-cell office:value-type="float" office:value="27.8622">
            <text:p>27.86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7.024">
            <text:p>7.024</text:p>
          </table:table-cell>
          <table:table-cell table:formula="of:=ROUND([.J536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SDSS J130132.11+275809.4</text:p>
          </table:table-cell>
          <table:table-cell office:value-type="float" office:value="195.38383">
            <text:p>195.38383</text:p>
          </table:table-cell>
          <table:table-cell office:value-type="float" office:value="27.96928">
            <text:p>27.96928</text:p>
          </table:table-cell>
          <table:table-cell office:value-type="string">
            <text:p>G</text:p>
          </table:table-cell>
          <table:table-cell office:value-type="float" office:value="32695">
            <text:p>32695</text:p>
          </table:table-cell>
          <table:table-cell office:value-type="float" office:value="0.10906">
            <text:p>0.10906</text:p>
          </table:table-cell>
          <table:table-cell office:value-type="string">
            <text:p>PHOT</text:p>
          </table:table-cell>
          <table:table-cell office:value-type="string">
            <text:p>20.3g</text:p>
          </table:table-cell>
          <table:table-cell office:value-type="float" office:value="7.102">
            <text:p>7.102</text:p>
          </table:table-cell>
          <table:table-cell table:formula="of:=ROUND([.J537])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[IBG2003] J130155+275403</text:p>
          </table:table-cell>
          <table:table-cell office:value-type="float" office:value="195.48208">
            <text:p>195.48208</text:p>
          </table:table-cell>
          <table:table-cell office:value-type="float" office:value="27.90083">
            <text:p>27.900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6.763">
            <text:p>6.763</text:p>
          </table:table-cell>
          <table:table-cell table:formula="of:=ROUND([.J538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SDSS J130130.87+274407.5</text:p>
          </table:table-cell>
          <table:table-cell office:value-type="float" office:value="195.37865">
            <text:p>195.37865</text:p>
          </table:table-cell>
          <table:table-cell office:value-type="float" office:value="27.73543">
            <text:p>27.735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7.01">
            <text:p>7.01</text:p>
          </table:table-cell>
          <table:table-cell table:formula="of:=ROUND([.J539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SDSS J130147.98+274519.2</text:p>
          </table:table-cell>
          <table:table-cell office:value-type="float" office:value="195.44996">
            <text:p>195.44996</text:p>
          </table:table-cell>
          <table:table-cell office:value-type="float" office:value="27.75533">
            <text:p>27.755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7.265">
            <text:p>7.265</text:p>
          </table:table-cell>
          <table:table-cell table:formula="of:=ROUND([.J54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SDSS J130135.52+274354.9</text:p>
          </table:table-cell>
          <table:table-cell office:value-type="float" office:value="195.39802">
            <text:p>195.39802</text:p>
          </table:table-cell>
          <table:table-cell office:value-type="float" office:value="27.73194">
            <text:p>27.73194</text:p>
          </table:table-cell>
          <table:table-cell office:value-type="string">
            <text:p>G</text:p>
          </table:table-cell>
          <table:table-cell office:value-type="float" office:value="99306">
            <text:p>99306</text:p>
          </table:table-cell>
          <table:table-cell office:value-type="float" office:value="0.33125">
            <text:p>0.33125</text:p>
          </table:table-cell>
          <table:table-cell office:value-type="string">
            <text:p>PHOT</text:p>
          </table:table-cell>
          <table:table-cell office:value-type="string">
            <text:p>20.3r</text:p>
          </table:table-cell>
          <table:table-cell office:value-type="float" office:value="7.376">
            <text:p>7.376</text:p>
          </table:table-cell>
          <table:table-cell table:formula="of:=ROUND([.J541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SDSS J130133.75+275740.6</text:p>
          </table:table-cell>
          <table:table-cell office:value-type="float" office:value="195.39066">
            <text:p>195.39066</text:p>
          </table:table-cell>
          <table:table-cell office:value-type="float" office:value="27.96129">
            <text:p>27.961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6.684">
            <text:p>6.684</text:p>
          </table:table-cell>
          <table:table-cell table:formula="of:=ROUND([.J542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[IBG2003] J130200+275147</text:p>
          </table:table-cell>
          <table:table-cell office:value-type="float" office:value="195.50167">
            <text:p>195.50167</text:p>
          </table:table-cell>
          <table:table-cell office:value-type="float" office:value="27.86306">
            <text:p>27.863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7.162">
            <text:p>7.162</text:p>
          </table:table-cell>
          <table:table-cell table:formula="of:=ROUND([.J543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SDSS J130057.53+275335.9</text:p>
          </table:table-cell>
          <table:table-cell office:value-type="float" office:value="195.23973">
            <text:p>195.23973</text:p>
          </table:table-cell>
          <table:table-cell office:value-type="float" office:value="27.89332">
            <text:p>27.893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7.207">
            <text:p>7.207</text:p>
          </table:table-cell>
          <table:table-cell table:formula="of:=ROUND([.J544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SDSS J130126.06+274348.2</text:p>
          </table:table-cell>
          <table:table-cell office:value-type="float" office:value="195.3586">
            <text:p>195.3586</text:p>
          </table:table-cell>
          <table:table-cell office:value-type="float" office:value="27.73006">
            <text:p>27.730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7.321">
            <text:p>7.321</text:p>
          </table:table-cell>
          <table:table-cell table:formula="of:=ROUND([.J545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SDSS J130106.39+274610.1</text:p>
          </table:table-cell>
          <table:table-cell office:value-type="float" office:value="195.27664">
            <text:p>195.27664</text:p>
          </table:table-cell>
          <table:table-cell office:value-type="float" office:value="27.76947">
            <text:p>27.769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6.895">
            <text:p>6.895</text:p>
          </table:table-cell>
          <table:table-cell table:formula="of:=ROUND([.J546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SDSS J130125.83+275737.0</text:p>
          </table:table-cell>
          <table:table-cell office:value-type="float" office:value="195.35766">
            <text:p>195.35766</text:p>
          </table:table-cell>
          <table:table-cell office:value-type="float" office:value="27.9603">
            <text:p>27.96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6.528">
            <text:p>6.528</text:p>
          </table:table-cell>
          <table:table-cell table:formula="of:=ROUND([.J547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SDSS J130101.96+274732.5</text:p>
          </table:table-cell>
          <table:table-cell office:value-type="float" office:value="195.2582">
            <text:p>195.2582</text:p>
          </table:table-cell>
          <table:table-cell office:value-type="float" office:value="27.79239">
            <text:p>27.792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6.797">
            <text:p>6.797</text:p>
          </table:table-cell>
          <table:table-cell table:formula="of:=ROUND([.J548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SDSS J130158.55+274959.6</text:p>
          </table:table-cell>
          <table:table-cell office:value-type="float" office:value="195.49398">
            <text:p>195.49398</text:p>
          </table:table-cell>
          <table:table-cell office:value-type="float" office:value="27.83323">
            <text:p>27.833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6.816">
            <text:p>6.816</text:p>
          </table:table-cell>
          <table:table-cell table:formula="of:=ROUND([.J549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SDSS J130122.56+274424.1</text:p>
          </table:table-cell>
          <table:table-cell office:value-type="float" office:value="195.34403">
            <text:p>195.34403</text:p>
          </table:table-cell>
          <table:table-cell office:value-type="float" office:value="27.74005">
            <text:p>27.740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6.819">
            <text:p>6.819</text:p>
          </table:table-cell>
          <table:table-cell table:formula="of:=ROUND([.J55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SDSS J130102.83+275505.1</text:p>
          </table:table-cell>
          <table:table-cell office:value-type="float" office:value="195.26182">
            <text:p>195.26182</text:p>
          </table:table-cell>
          <table:table-cell office:value-type="float" office:value="27.91809">
            <text:p>27.918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6.861">
            <text:p>6.861</text:p>
          </table:table-cell>
          <table:table-cell table:formula="of:=ROUND([.J551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SDSS J130128.47+275815.4</text:p>
          </table:table-cell>
          <table:table-cell office:value-type="float" office:value="195.36863">
            <text:p>195.36863</text:p>
          </table:table-cell>
          <table:table-cell office:value-type="float" office:value="27.97096">
            <text:p>27.970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7.149">
            <text:p>7.149</text:p>
          </table:table-cell>
          <table:table-cell table:formula="of:=ROUND([.J552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ABELL 1656:[EF2011] 3589</text:p>
          </table:table-cell>
          <table:table-cell office:value-type="float" office:value="195.3078">
            <text:p>195.3078</text:p>
          </table:table-cell>
          <table:table-cell office:value-type="float" office:value="27.94728">
            <text:p>27.94728</text:p>
          </table:table-cell>
          <table:table-cell office:value-type="string">
            <text:p>G</text:p>
          </table:table-cell>
          <table:table-cell office:value-type="float" office:value="45173">
            <text:p>45173</text:p>
          </table:table-cell>
          <table:table-cell office:value-type="float" office:value="0.15068">
            <text:p>0.15068</text:p>
          </table:table-cell>
          <table:table-cell office:value-type="string">
            <text:p>PHOT</text:p>
          </table:table-cell>
          <table:table-cell office:value-type="string">
            <text:p>20.8g</text:p>
          </table:table-cell>
          <table:table-cell office:value-type="float" office:value="6.538">
            <text:p>6.538</text:p>
          </table:table-cell>
          <table:table-cell table:formula="of:=ROUND([.J553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SDSS J130200.11+274953.8</text:p>
          </table:table-cell>
          <table:table-cell office:value-type="float" office:value="195.50047">
            <text:p>195.50047</text:p>
          </table:table-cell>
          <table:table-cell office:value-type="float" office:value="27.83163">
            <text:p>27.831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7.171">
            <text:p>7.171</text:p>
          </table:table-cell>
          <table:table-cell table:formula="of:=ROUND([.J554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SDSS J130058.56+275434.2</text:p>
          </table:table-cell>
          <table:table-cell office:value-type="float" office:value="195.24402">
            <text:p>195.24402</text:p>
          </table:table-cell>
          <table:table-cell office:value-type="float" office:value="27.90952">
            <text:p>27.909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7.396">
            <text:p>7.396</text:p>
          </table:table-cell>
          <table:table-cell table:formula="of:=ROUND([.J555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SDSS J130056.47+275034.6</text:p>
          </table:table-cell>
          <table:table-cell office:value-type="float" office:value="195.23531">
            <text:p>195.23531</text:p>
          </table:table-cell>
          <table:table-cell office:value-type="float" office:value="27.84297">
            <text:p>27.842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7.02">
            <text:p>7.02</text:p>
          </table:table-cell>
          <table:table-cell table:formula="of:=ROUND([.J556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SDSS J130100.85+274827.0</text:p>
          </table:table-cell>
          <table:table-cell office:value-type="float" office:value="195.25358">
            <text:p>195.25358</text:p>
          </table:table-cell>
          <table:table-cell office:value-type="float" office:value="27.80751">
            <text:p>27.807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592">
            <text:p>6.592</text:p>
          </table:table-cell>
          <table:table-cell table:formula="of:=ROUND([.J55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SDSS J130057.36+275307.7</text:p>
          </table:table-cell>
          <table:table-cell office:value-type="float" office:value="195.23903">
            <text:p>195.23903</text:p>
          </table:table-cell>
          <table:table-cell office:value-type="float" office:value="27.88549">
            <text:p>27.885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7.095">
            <text:p>7.095</text:p>
          </table:table-cell>
          <table:table-cell table:formula="of:=ROUND([.J558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SDSS J130055.62+275025.5</text:p>
          </table:table-cell>
          <table:table-cell office:value-type="float" office:value="195.23177">
            <text:p>195.23177</text:p>
          </table:table-cell>
          <table:table-cell office:value-type="float" office:value="27.84043">
            <text:p>27.840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22">
            <text:p>7.22</text:p>
          </table:table-cell>
          <table:table-cell table:formula="of:=ROUND([.J55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SDSS J130155.58+275403.0</text:p>
          </table:table-cell>
          <table:table-cell office:value-type="float" office:value="195.48159">
            <text:p>195.48159</text:p>
          </table:table-cell>
          <table:table-cell office:value-type="float" office:value="27.90085">
            <text:p>27.900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74">
            <text:p>6.74</text:p>
          </table:table-cell>
          <table:table-cell table:formula="of:=ROUND([.J56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SDSS J130143.29+274455.6</text:p>
          </table:table-cell>
          <table:table-cell office:value-type="float" office:value="195.43038">
            <text:p>195.43038</text:p>
          </table:table-cell>
          <table:table-cell office:value-type="float" office:value="27.74878">
            <text:p>27.748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032">
            <text:p>7.032</text:p>
          </table:table-cell>
          <table:table-cell table:formula="of:=ROUND([.J56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SDSS J130056.60+275308.4</text:p>
          </table:table-cell>
          <table:table-cell office:value-type="float" office:value="195.23586">
            <text:p>195.23586</text:p>
          </table:table-cell>
          <table:table-cell office:value-type="float" office:value="27.88567">
            <text:p>27.885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259">
            <text:p>7.259</text:p>
          </table:table-cell>
          <table:table-cell table:formula="of:=ROUND([.J562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ABELL 1656:[EF2011] 7169</text:p>
          </table:table-cell>
          <table:table-cell office:value-type="float" office:value="195.43159">
            <text:p>195.43159</text:p>
          </table:table-cell>
          <table:table-cell office:value-type="float" office:value="27.74792">
            <text:p>27.74792</text:p>
          </table:table-cell>
          <table:table-cell office:value-type="string">
            <text:p>G</text:p>
          </table:table-cell>
          <table:table-cell office:value-type="float" office:value="78938">
            <text:p>78938</text:p>
          </table:table-cell>
          <table:table-cell office:value-type="float" office:value="0.26331">
            <text:p>0.26331</text:p>
          </table:table-cell>
          <table:table-cell office:value-type="string">
            <text:p>PHOT</text:p>
          </table:table-cell>
          <table:table-cell office:value-type="string">
            <text:p>21.8g</text:p>
          </table:table-cell>
          <table:table-cell office:value-type="float" office:value="7.108">
            <text:p>7.108</text:p>
          </table:table-cell>
          <table:table-cell table:formula="of:=ROUND([.J563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SDSS J130155.25+275533.2</text:p>
          </table:table-cell>
          <table:table-cell office:value-type="float" office:value="195.48021">
            <text:p>195.48021</text:p>
          </table:table-cell>
          <table:table-cell office:value-type="float" office:value="27.9259">
            <text:p>27.92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459">
            <text:p>7.459</text:p>
          </table:table-cell>
          <table:table-cell table:formula="of:=ROUND([.J56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SDSS J130059.55+275348.9</text:p>
          </table:table-cell>
          <table:table-cell office:value-type="float" office:value="195.24814">
            <text:p>195.24814</text:p>
          </table:table-cell>
          <table:table-cell office:value-type="float" office:value="27.89693">
            <text:p>27.89693</text:p>
          </table:table-cell>
          <table:table-cell office:value-type="string">
            <text:p>G</text:p>
          </table:table-cell>
          <table:table-cell office:value-type="float" office:value="146554">
            <text:p>146554</text:p>
          </table:table-cell>
          <table:table-cell office:value-type="float" office:value="0.48885">
            <text:p>0.48885</text:p>
          </table:table-cell>
          <table:table-cell office:value-type="string">
            <text:p>PHOT</text:p>
          </table:table-cell>
          <table:table-cell office:value-type="string">
            <text:p>21.9g</text:p>
          </table:table-cell>
          <table:table-cell office:value-type="float" office:value="6.873">
            <text:p>6.873</text:p>
          </table:table-cell>
          <table:table-cell table:formula="of:=ROUND([.J565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SDSS J130123.00+274411.6</text:p>
          </table:table-cell>
          <table:table-cell office:value-type="float" office:value="195.34585">
            <text:p>195.34585</text:p>
          </table:table-cell>
          <table:table-cell office:value-type="float" office:value="27.73657">
            <text:p>27.736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008">
            <text:p>7.008</text:p>
          </table:table-cell>
          <table:table-cell table:formula="of:=ROUND([.J56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SDSS J130148.43+275607.9</text:p>
          </table:table-cell>
          <table:table-cell office:value-type="float" office:value="195.45183">
            <text:p>195.45183</text:p>
          </table:table-cell>
          <table:table-cell office:value-type="float" office:value="27.93553">
            <text:p>27.935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734">
            <text:p>6.734</text:p>
          </table:table-cell>
          <table:table-cell table:formula="of:=ROUND([.J56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SDSS J130157.92+274827.2</text:p>
          </table:table-cell>
          <table:table-cell office:value-type="float" office:value="195.49136">
            <text:p>195.49136</text:p>
          </table:table-cell>
          <table:table-cell office:value-type="float" office:value="27.80758">
            <text:p>27.807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1">
            <text:p>7.1</text:p>
          </table:table-cell>
          <table:table-cell table:formula="of:=ROUND([.J56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SDSS J130136.40+275806.1</text:p>
          </table:table-cell>
          <table:table-cell office:value-type="float" office:value="195.40167">
            <text:p>195.40167</text:p>
          </table:table-cell>
          <table:table-cell office:value-type="float" office:value="27.96837">
            <text:p>27.968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227">
            <text:p>7.227</text:p>
          </table:table-cell>
          <table:table-cell table:formula="of:=ROUND([.J56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SDSS J130154.64+275529.3</text:p>
          </table:table-cell>
          <table:table-cell office:value-type="float" office:value="195.47769">
            <text:p>195.47769</text:p>
          </table:table-cell>
          <table:table-cell office:value-type="float" office:value="27.92482">
            <text:p>27.924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313">
            <text:p>7.313</text:p>
          </table:table-cell>
          <table:table-cell table:formula="of:=ROUND([.J57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SDSS J130158.16+274750.2</text:p>
          </table:table-cell>
          <table:table-cell office:value-type="float" office:value="195.49236">
            <text:p>195.49236</text:p>
          </table:table-cell>
          <table:table-cell office:value-type="float" office:value="27.79729">
            <text:p>27.797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401">
            <text:p>7.401</text:p>
          </table:table-cell>
          <table:table-cell table:formula="of:=ROUND([.J57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SDSS J130120.25+275818.8</text:p>
          </table:table-cell>
          <table:table-cell office:value-type="float" office:value="195.33439">
            <text:p>195.33439</text:p>
          </table:table-cell>
          <table:table-cell office:value-type="float" office:value="27.9719">
            <text:p>27.97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412">
            <text:p>7.412</text:p>
          </table:table-cell>
          <table:table-cell table:formula="of:=ROUND([.J57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SDSS J130058.96+275331.2</text:p>
          </table:table-cell>
          <table:table-cell office:value-type="float" office:value="195.2457">
            <text:p>195.2457</text:p>
          </table:table-cell>
          <table:table-cell office:value-type="float" office:value="27.89201">
            <text:p>27.892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883">
            <text:p>6.883</text:p>
          </table:table-cell>
          <table:table-cell table:formula="of:=ROUND([.J573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SDSS J130154.94+275349.2</text:p>
          </table:table-cell>
          <table:table-cell office:value-type="float" office:value="195.47894">
            <text:p>195.47894</text:p>
          </table:table-cell>
          <table:table-cell office:value-type="float" office:value="27.89702">
            <text:p>27.897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515">
            <text:p>6.515</text:p>
          </table:table-cell>
          <table:table-cell table:formula="of:=ROUND([.J57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SDSS J130104.22+275523.0</text:p>
          </table:table-cell>
          <table:table-cell office:value-type="float" office:value="195.26761">
            <text:p>195.26761</text:p>
          </table:table-cell>
          <table:table-cell office:value-type="float" office:value="27.92306">
            <text:p>27.923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796">
            <text:p>6.796</text:p>
          </table:table-cell>
          <table:table-cell table:formula="of:=ROUND([.J575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SDSS J130118.30+275733.6</text:p>
          </table:table-cell>
          <table:table-cell office:value-type="float" office:value="195.32628">
            <text:p>195.32628</text:p>
          </table:table-cell>
          <table:table-cell office:value-type="float" office:value="27.95934">
            <text:p>27.959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807">
            <text:p>6.807</text:p>
          </table:table-cell>
          <table:table-cell table:formula="of:=ROUND([.J57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SDSS J130126.95+274349.5</text:p>
          </table:table-cell>
          <table:table-cell office:value-type="float" office:value="195.36232">
            <text:p>195.36232</text:p>
          </table:table-cell>
          <table:table-cell office:value-type="float" office:value="27.73044">
            <text:p>27.730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288">
            <text:p>7.288</text:p>
          </table:table-cell>
          <table:table-cell table:formula="of:=ROUND([.J57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SDSS J130154.33+274724.5</text:p>
          </table:table-cell>
          <table:table-cell office:value-type="float" office:value="195.47639">
            <text:p>195.47639</text:p>
          </table:table-cell>
          <table:table-cell office:value-type="float" office:value="27.79015">
            <text:p>27.790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873">
            <text:p>6.873</text:p>
          </table:table-cell>
          <table:table-cell table:formula="of:=ROUND([.J57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SDSS J130151.35+275557.9</text:p>
          </table:table-cell>
          <table:table-cell office:value-type="float" office:value="195.46399">
            <text:p>195.46399</text:p>
          </table:table-cell>
          <table:table-cell office:value-type="float" office:value="27.93278">
            <text:p>27.932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065">
            <text:p>7.065</text:p>
          </table:table-cell>
          <table:table-cell table:formula="of:=ROUND([.J57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SDSS J130102.18+275528.5</text:p>
          </table:table-cell>
          <table:table-cell office:value-type="float" office:value="195.25912">
            <text:p>195.25912</text:p>
          </table:table-cell>
          <table:table-cell office:value-type="float" office:value="27.92459">
            <text:p>27.924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207">
            <text:p>7.207</text:p>
          </table:table-cell>
          <table:table-cell table:formula="of:=ROUND([.J58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SDSS J130158.50+275354.0</text:p>
          </table:table-cell>
          <table:table-cell office:value-type="float" office:value="195.49376">
            <text:p>195.49376</text:p>
          </table:table-cell>
          <table:table-cell office:value-type="float" office:value="27.89834">
            <text:p>27.898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267">
            <text:p>7.267</text:p>
          </table:table-cell>
          <table:table-cell table:formula="of:=ROUND([.J58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SDSS J130156.96+275226.0</text:p>
          </table:table-cell>
          <table:table-cell office:value-type="float" office:value="195.48736">
            <text:p>195.48736</text:p>
          </table:table-cell>
          <table:table-cell office:value-type="float" office:value="27.87389">
            <text:p>27.873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507">
            <text:p>6.507</text:p>
          </table:table-cell>
          <table:table-cell table:formula="of:=ROUND([.J58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SDSS J130059.33+275244.6</text:p>
          </table:table-cell>
          <table:table-cell office:value-type="float" office:value="195.24724">
            <text:p>195.24724</text:p>
          </table:table-cell>
          <table:table-cell office:value-type="float" office:value="27.87907">
            <text:p>27.879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572">
            <text:p>6.572</text:p>
          </table:table-cell>
          <table:table-cell table:formula="of:=ROUND([.J583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SDSS J130153.10+274702.4</text:p>
          </table:table-cell>
          <table:table-cell office:value-type="float" office:value="195.47127">
            <text:p>195.47127</text:p>
          </table:table-cell>
          <table:table-cell office:value-type="float" office:value="27.78402">
            <text:p>27.784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857">
            <text:p>6.857</text:p>
          </table:table-cell>
          <table:table-cell table:formula="of:=ROUND([.J58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SDSS J130105.23+275604.1</text:p>
          </table:table-cell>
          <table:table-cell office:value-type="float" office:value="195.27183">
            <text:p>195.27183</text:p>
          </table:table-cell>
          <table:table-cell office:value-type="float" office:value="27.9345">
            <text:p>27.93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086">
            <text:p>7.086</text:p>
          </table:table-cell>
          <table:table-cell table:formula="of:=ROUND([.J585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SDSS J130105.94+275537.0</text:p>
          </table:table-cell>
          <table:table-cell office:value-type="float" office:value="195.27475">
            <text:p>195.27475</text:p>
          </table:table-cell>
          <table:table-cell office:value-type="float" office:value="27.92696">
            <text:p>27.926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662">
            <text:p>6.662</text:p>
          </table:table-cell>
          <table:table-cell table:formula="of:=ROUND([.J586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SDSS J130125.72+275750.0</text:p>
          </table:table-cell>
          <table:table-cell office:value-type="float" office:value="195.35721">
            <text:p>195.35721</text:p>
          </table:table-cell>
          <table:table-cell office:value-type="float" office:value="27.96389">
            <text:p>27.963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745">
            <text:p>6.745</text:p>
          </table:table-cell>
          <table:table-cell table:formula="of:=ROUND([.J58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SDSS J130057.66+274918.0</text:p>
          </table:table-cell>
          <table:table-cell office:value-type="float" office:value="195.24025">
            <text:p>195.24025</text:p>
          </table:table-cell>
          <table:table-cell office:value-type="float" office:value="27.82168">
            <text:p>27.821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977">
            <text:p>6.977</text:p>
          </table:table-cell>
          <table:table-cell table:formula="of:=ROUND([.J588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SDSS J130139.55+274435.8</text:p>
          </table:table-cell>
          <table:table-cell office:value-type="float" office:value="195.4148">
            <text:p>195.4148</text:p>
          </table:table-cell>
          <table:table-cell office:value-type="float" office:value="27.7433">
            <text:p>27.74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984">
            <text:p>6.984</text:p>
          </table:table-cell>
          <table:table-cell table:formula="of:=ROUND([.J58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SDSS J130123.65+274400.6</text:p>
          </table:table-cell>
          <table:table-cell office:value-type="float" office:value="195.34856">
            <text:p>195.34856</text:p>
          </table:table-cell>
          <table:table-cell office:value-type="float" office:value="27.73352">
            <text:p>27.733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168">
            <text:p>7.168</text:p>
          </table:table-cell>
          <table:table-cell table:formula="of:=ROUND([.J59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SDSS J130108.01+274610.9</text:p>
          </table:table-cell>
          <table:table-cell office:value-type="float" office:value="195.2834">
            <text:p>195.2834</text:p>
          </table:table-cell>
          <table:table-cell office:value-type="float" office:value="27.76972">
            <text:p>27.769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639">
            <text:p>6.639</text:p>
          </table:table-cell>
          <table:table-cell table:formula="of:=ROUND([.J591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SDSS J130156.93+274906.0</text:p>
          </table:table-cell>
          <table:table-cell office:value-type="float" office:value="195.48721">
            <text:p>195.48721</text:p>
          </table:table-cell>
          <table:table-cell office:value-type="float" office:value="27.81835">
            <text:p>27.818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674">
            <text:p>6.674</text:p>
          </table:table-cell>
          <table:table-cell table:formula="of:=ROUND([.J59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SDSS J130146.62+275627.9</text:p>
          </table:table-cell>
          <table:table-cell office:value-type="float" office:value="195.44427">
            <text:p>195.44427</text:p>
          </table:table-cell>
          <table:table-cell office:value-type="float" office:value="27.94111">
            <text:p>27.941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736">
            <text:p>6.736</text:p>
          </table:table-cell>
          <table:table-cell table:formula="of:=ROUND([.J59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SDSS J130159.05+275143.2</text:p>
          </table:table-cell>
          <table:table-cell office:value-type="float" office:value="195.49607">
            <text:p>195.49607</text:p>
          </table:table-cell>
          <table:table-cell office:value-type="float" office:value="27.86201">
            <text:p>27.862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861">
            <text:p>6.861</text:p>
          </table:table-cell>
          <table:table-cell table:formula="of:=ROUND([.J59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SDSS J130057.76+274936.2</text:p>
          </table:table-cell>
          <table:table-cell office:value-type="float" office:value="195.24067">
            <text:p>195.24067</text:p>
          </table:table-cell>
          <table:table-cell office:value-type="float" office:value="27.82674">
            <text:p>27.826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882">
            <text:p>6.882</text:p>
          </table:table-cell>
          <table:table-cell table:formula="of:=ROUND([.J595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SDSS J130159.61+275207.3</text:p>
          </table:table-cell>
          <table:table-cell office:value-type="float" office:value="195.4984">
            <text:p>195.4984</text:p>
          </table:table-cell>
          <table:table-cell office:value-type="float" office:value="27.8687">
            <text:p>27.86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03">
            <text:p>7.03</text:p>
          </table:table-cell>
          <table:table-cell table:formula="of:=ROUND([.J59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SDSS J130110.90+274507.3</text:p>
          </table:table-cell>
          <table:table-cell office:value-type="float" office:value="195.29544">
            <text:p>195.29544</text:p>
          </table:table-cell>
          <table:table-cell office:value-type="float" office:value="27.75205">
            <text:p>27.752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097">
            <text:p>7.097</text:p>
          </table:table-cell>
          <table:table-cell table:formula="of:=ROUND([.J597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SDSS J130156.92+275503.4</text:p>
          </table:table-cell>
          <table:table-cell office:value-type="float" office:value="195.48718">
            <text:p>195.48718</text:p>
          </table:table-cell>
          <table:table-cell office:value-type="float" office:value="27.91762">
            <text:p>27.917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486">
            <text:p>7.486</text:p>
          </table:table-cell>
          <table:table-cell table:formula="of:=ROUND([.J59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[APS2006] J195.233582+27.88889</text:p>
          </table:table-cell>
          <table:table-cell office:value-type="float" office:value="195.23358">
            <text:p>195.23358</text:p>
          </table:table-cell>
          <table:table-cell office:value-type="float" office:value="27.88889">
            <text:p>27.888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R</text:p>
          </table:table-cell>
          <table:table-cell office:value-type="float" office:value="7.43">
            <text:p>7.43</text:p>
          </table:table-cell>
          <table:table-cell table:formula="of:=ROUND([.J599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SDSS J130151.51+274707.0</text:p>
          </table:table-cell>
          <table:table-cell office:value-type="float" office:value="195.46463">
            <text:p>195.46463</text:p>
          </table:table-cell>
          <table:table-cell office:value-type="float" office:value="27.78531">
            <text:p>27.785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529">
            <text:p>6.529</text:p>
          </table:table-cell>
          <table:table-cell table:formula="of:=ROUND([.J60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SDSS J130111.42+274525.4</text:p>
          </table:table-cell>
          <table:table-cell office:value-type="float" office:value="195.29762">
            <text:p>195.29762</text:p>
          </table:table-cell>
          <table:table-cell office:value-type="float" office:value="27.75707">
            <text:p>27.757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781">
            <text:p>6.781</text:p>
          </table:table-cell>
          <table:table-cell table:formula="of:=ROUND([.J601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SDSS J130101.01+275430.7</text:p>
          </table:table-cell>
          <table:table-cell office:value-type="float" office:value="195.25425">
            <text:p>195.25425</text:p>
          </table:table-cell>
          <table:table-cell office:value-type="float" office:value="27.90853">
            <text:p>27.908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892">
            <text:p>6.892</text:p>
          </table:table-cell>
          <table:table-cell table:formula="of:=ROUND([.J602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SDSS J130106.08+275610.1</text:p>
          </table:table-cell>
          <table:table-cell office:value-type="float" office:value="195.27536">
            <text:p>195.27536</text:p>
          </table:table-cell>
          <table:table-cell office:value-type="float" office:value="27.93615">
            <text:p>27.936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024">
            <text:p>7.024</text:p>
          </table:table-cell>
          <table:table-cell table:formula="of:=ROUND([.J603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SDSS J130200.60+275026.2</text:p>
          </table:table-cell>
          <table:table-cell office:value-type="float" office:value="195.50253">
            <text:p>195.50253</text:p>
          </table:table-cell>
          <table:table-cell office:value-type="float" office:value="27.84061">
            <text:p>27.840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208">
            <text:p>7.208</text:p>
          </table:table-cell>
          <table:table-cell table:formula="of:=ROUND([.J60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SDSS J130055.28+275050.4</text:p>
          </table:table-cell>
          <table:table-cell office:value-type="float" office:value="195.23035">
            <text:p>195.23035</text:p>
          </table:table-cell>
          <table:table-cell office:value-type="float" office:value="27.84736">
            <text:p>27.847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268">
            <text:p>7.268</text:p>
          </table:table-cell>
          <table:table-cell table:formula="of:=ROUND([.J605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SDSS J130153.82+274732.6</text:p>
          </table:table-cell>
          <table:table-cell office:value-type="float" office:value="195.47428">
            <text:p>195.47428</text:p>
          </table:table-cell>
          <table:table-cell office:value-type="float" office:value="27.79239">
            <text:p>27.792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706">
            <text:p>6.706</text:p>
          </table:table-cell>
          <table:table-cell table:formula="of:=ROUND([.J60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SDSS J130154.93+274737.6</text:p>
          </table:table-cell>
          <table:table-cell office:value-type="float" office:value="195.47891">
            <text:p>195.47891</text:p>
          </table:table-cell>
          <table:table-cell office:value-type="float" office:value="27.7938">
            <text:p>27.79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872">
            <text:p>6.872</text:p>
          </table:table-cell>
          <table:table-cell table:formula="of:=ROUND([.J60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SDSS J130116.06+275741.4</text:p>
          </table:table-cell>
          <table:table-cell office:value-type="float" office:value="195.31693">
            <text:p>195.31693</text:p>
          </table:table-cell>
          <table:table-cell office:value-type="float" office:value="27.96151">
            <text:p>27.961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101">
            <text:p>7.101</text:p>
          </table:table-cell>
          <table:table-cell table:formula="of:=ROUND([.J60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ABELL 1656:[EF2011] 2597</text:p>
          </table:table-cell>
          <table:table-cell office:value-type="float" office:value="195.35677">
            <text:p>195.35677</text:p>
          </table:table-cell>
          <table:table-cell office:value-type="float" office:value="27.73108">
            <text:p>27.73108</text:p>
          </table:table-cell>
          <table:table-cell office:value-type="string">
            <text:p>G</text:p>
          </table:table-cell>
          <table:table-cell office:value-type="float" office:value="26085">
            <text:p>26085</text:p>
          </table:table-cell>
          <table:table-cell office:value-type="float" office:value="0.08701">
            <text:p>0.08701</text:p>
          </table:table-cell>
          <table:table-cell office:value-type="string">
            <text:p>PHOT</text:p>
          </table:table-cell>
          <table:table-cell office:value-type="string">
            <text:p>22.9g</text:p>
          </table:table-cell>
          <table:table-cell office:value-type="float" office:value="7.266">
            <text:p>7.266</text:p>
          </table:table-cell>
          <table:table-cell table:formula="of:=ROUND([.J609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SDSS J130157.03+274715.3</text:p>
          </table:table-cell>
          <table:table-cell office:value-type="float" office:value="195.48766">
            <text:p>195.48766</text:p>
          </table:table-cell>
          <table:table-cell office:value-type="float" office:value="27.78759">
            <text:p>27.787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462">
            <text:p>7.462</text:p>
          </table:table-cell>
          <table:table-cell table:formula="of:=ROUND([.J61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SDSS J130108.73+274610.4</text:p>
          </table:table-cell>
          <table:table-cell office:value-type="float" office:value="195.28641">
            <text:p>195.28641</text:p>
          </table:table-cell>
          <table:table-cell office:value-type="float" office:value="27.76957">
            <text:p>27.769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539">
            <text:p>6.539</text:p>
          </table:table-cell>
          <table:table-cell table:formula="of:=ROUND([.J611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DSS J130103.00+274717.2</text:p>
          </table:table-cell>
          <table:table-cell office:value-type="float" office:value="195.26253">
            <text:p>195.26253</text:p>
          </table:table-cell>
          <table:table-cell office:value-type="float" office:value="27.78814">
            <text:p>27.788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744">
            <text:p>6.744</text:p>
          </table:table-cell>
          <table:table-cell table:formula="of:=ROUND([.J612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SDSS J130056.72+275115.2</text:p>
          </table:table-cell>
          <table:table-cell office:value-type="float" office:value="195.23635">
            <text:p>195.23635</text:p>
          </table:table-cell>
          <table:table-cell office:value-type="float" office:value="27.85424">
            <text:p>27.854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945">
            <text:p>6.945</text:p>
          </table:table-cell>
          <table:table-cell table:formula="of:=ROUND([.J613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SDSS J130058.14+275401.3</text:p>
          </table:table-cell>
          <table:table-cell office:value-type="float" office:value="195.24228">
            <text:p>195.24228</text:p>
          </table:table-cell>
          <table:table-cell office:value-type="float" office:value="27.90036">
            <text:p>27.900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239">
            <text:p>7.239</text:p>
          </table:table-cell>
          <table:table-cell table:formula="of:=ROUND([.J61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SDSS J130155.72+274655.4</text:p>
          </table:table-cell>
          <table:table-cell office:value-type="float" office:value="195.48221">
            <text:p>195.48221</text:p>
          </table:table-cell>
          <table:table-cell office:value-type="float" office:value="27.78208">
            <text:p>27.782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398">
            <text:p>7.398</text:p>
          </table:table-cell>
          <table:table-cell table:formula="of:=ROUND([.J61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SDSS J130154.88+274814.9</text:p>
          </table:table-cell>
          <table:table-cell office:value-type="float" office:value="195.4787">
            <text:p>195.4787</text:p>
          </table:table-cell>
          <table:table-cell office:value-type="float" office:value="27.80414">
            <text:p>27.804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57">
            <text:p>6.57</text:p>
          </table:table-cell>
          <table:table-cell table:formula="of:=ROUND([.J61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CXO J130100.7+274830</text:p>
          </table:table-cell>
          <table:table-cell office:value-type="float" office:value="195.253">
            <text:p>195.253</text:p>
          </table:table-cell>
          <table:table-cell office:value-type="float" office:value="27.80846">
            <text:p>27.80846</text:p>
          </table:table-cell>
          <table:table-cell office:value-type="string">
            <text:p>G</text:p>
          </table:table-cell>
          <table:table-cell office:value-type="float" office:value="48659">
            <text:p>48659</text:p>
          </table:table-cell>
          <table:table-cell office:value-type="float" office:value="0.16231">
            <text:p>0.16231</text:p>
          </table:table-cell>
          <table:table-cell office:value-type="string">
            <text:p>PHOT</text:p>
          </table:table-cell>
          <table:table-cell office:value-type="string">
            <text:p>23.1g</text:p>
          </table:table-cell>
          <table:table-cell office:value-type="float" office:value="6.597">
            <text:p>6.597</text:p>
          </table:table-cell>
          <table:table-cell table:formula="of:=ROUND([.J617])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SDSS J130154.96+275424.1</text:p>
          </table:table-cell>
          <table:table-cell office:value-type="float" office:value="195.47902">
            <text:p>195.47902</text:p>
          </table:table-cell>
          <table:table-cell office:value-type="float" office:value="27.90672">
            <text:p>27.906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781">
            <text:p>6.781</text:p>
          </table:table-cell>
          <table:table-cell table:formula="of:=ROUND([.J61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SDSS J130157.25+274815.3</text:p>
          </table:table-cell>
          <table:table-cell office:value-type="float" office:value="195.48858">
            <text:p>195.48858</text:p>
          </table:table-cell>
          <table:table-cell office:value-type="float" office:value="27.80426">
            <text:p>27.804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042">
            <text:p>7.042</text:p>
          </table:table-cell>
          <table:table-cell table:formula="of:=ROUND([.J61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SDSS J130100.82+274716.0</text:p>
          </table:table-cell>
          <table:table-cell office:value-type="float" office:value="195.25345">
            <text:p>195.25345</text:p>
          </table:table-cell>
          <table:table-cell office:value-type="float" office:value="27.78779">
            <text:p>27.787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157">
            <text:p>7.157</text:p>
          </table:table-cell>
          <table:table-cell table:formula="of:=ROUND([.J62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DSS J130122.88+274352.0</text:p>
          </table:table-cell>
          <table:table-cell office:value-type="float" office:value="195.34536">
            <text:p>195.34536</text:p>
          </table:table-cell>
          <table:table-cell office:value-type="float" office:value="27.73113">
            <text:p>27.731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334">
            <text:p>7.334</text:p>
          </table:table-cell>
          <table:table-cell table:formula="of:=ROUND([.J62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SDSS J130059.57+274919.6</text:p>
          </table:table-cell>
          <table:table-cell office:value-type="float" office:value="195.24823">
            <text:p>195.24823</text:p>
          </table:table-cell>
          <table:table-cell office:value-type="float" office:value="27.82213">
            <text:p>27.822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561">
            <text:p>6.561</text:p>
          </table:table-cell>
          <table:table-cell table:formula="of:=ROUND([.J622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SDSS J130138.32+274448.4</text:p>
          </table:table-cell>
          <table:table-cell office:value-type="float" office:value="195.40967">
            <text:p>195.40967</text:p>
          </table:table-cell>
          <table:table-cell office:value-type="float" office:value="27.7468">
            <text:p>27.74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691">
            <text:p>6.691</text:p>
          </table:table-cell>
          <table:table-cell table:formula="of:=ROUND([.J62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SDSS J130059.05+274907.8</text:p>
          </table:table-cell>
          <table:table-cell office:value-type="float" office:value="195.24605">
            <text:p>195.24605</text:p>
          </table:table-cell>
          <table:table-cell office:value-type="float" office:value="27.81886">
            <text:p>27.818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728">
            <text:p>6.728</text:p>
          </table:table-cell>
          <table:table-cell table:formula="of:=ROUND([.J624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SDSS J130101.27+275438.5</text:p>
          </table:table-cell>
          <table:table-cell office:value-type="float" office:value="195.25533">
            <text:p>195.25533</text:p>
          </table:table-cell>
          <table:table-cell office:value-type="float" office:value="27.91071">
            <text:p>27.910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908">
            <text:p>6.908</text:p>
          </table:table-cell>
          <table:table-cell table:formula="of:=ROUND([.J625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SDSS J130057.61+275410.5</text:p>
          </table:table-cell>
          <table:table-cell office:value-type="float" office:value="195.24006">
            <text:p>195.24006</text:p>
          </table:table-cell>
          <table:table-cell office:value-type="float" office:value="27.90293">
            <text:p>27.902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41">
            <text:p>7.41</text:p>
          </table:table-cell>
          <table:table-cell table:formula="of:=ROUND([.J626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SDSS J130100.03+274911.5</text:p>
          </table:table-cell>
          <table:table-cell office:value-type="float" office:value="195.25016">
            <text:p>195.25016</text:p>
          </table:table-cell>
          <table:table-cell office:value-type="float" office:value="27.81987">
            <text:p>27.819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502">
            <text:p>6.502</text:p>
          </table:table-cell>
          <table:table-cell table:formula="of:=ROUND([.J627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SDSS J130058.62+275204.7</text:p>
          </table:table-cell>
          <table:table-cell office:value-type="float" office:value="195.24428">
            <text:p>195.24428</text:p>
          </table:table-cell>
          <table:table-cell office:value-type="float" office:value="27.86798">
            <text:p>27.867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594">
            <text:p>6.594</text:p>
          </table:table-cell>
          <table:table-cell table:formula="of:=ROUND([.J628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SDSS J130149.00+274613.1</text:p>
          </table:table-cell>
          <table:table-cell office:value-type="float" office:value="195.45418">
            <text:p>195.45418</text:p>
          </table:table-cell>
          <table:table-cell office:value-type="float" office:value="27.77031">
            <text:p>27.770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724">
            <text:p>6.724</text:p>
          </table:table-cell>
          <table:table-cell table:formula="of:=ROUND([.J62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SDSS J130058.40+275321.0</text:p>
          </table:table-cell>
          <table:table-cell office:value-type="float" office:value="195.24335">
            <text:p>195.24335</text:p>
          </table:table-cell>
          <table:table-cell office:value-type="float" office:value="27.88919">
            <text:p>27.889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944">
            <text:p>6.944</text:p>
          </table:table-cell>
          <table:table-cell table:formula="of:=ROUND([.J63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SDSS J130159.08+275219.6</text:p>
          </table:table-cell>
          <table:table-cell office:value-type="float" office:value="195.49619">
            <text:p>195.49619</text:p>
          </table:table-cell>
          <table:table-cell office:value-type="float" office:value="27.87211">
            <text:p>27.872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947">
            <text:p>6.947</text:p>
          </table:table-cell>
          <table:table-cell table:formula="of:=ROUND([.J63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SDSS J130117.60+274429.9</text:p>
          </table:table-cell>
          <table:table-cell office:value-type="float" office:value="195.32336">
            <text:p>195.32336</text:p>
          </table:table-cell>
          <table:table-cell office:value-type="float" office:value="27.74166">
            <text:p>27.741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009">
            <text:p>7.009</text:p>
          </table:table-cell>
          <table:table-cell table:formula="of:=ROUND([.J63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SDSS J130142.61+275723.6</text:p>
          </table:table-cell>
          <table:table-cell office:value-type="float" office:value="195.42757">
            <text:p>195.42757</text:p>
          </table:table-cell>
          <table:table-cell office:value-type="float" office:value="27.95656">
            <text:p>27.956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051">
            <text:p>7.051</text:p>
          </table:table-cell>
          <table:table-cell table:formula="of:=ROUND([.J63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SDSS J130107.28+275641.0</text:p>
          </table:table-cell>
          <table:table-cell office:value-type="float" office:value="195.28035">
            <text:p>195.28035</text:p>
          </table:table-cell>
          <table:table-cell office:value-type="float" office:value="27.94474">
            <text:p>27.944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233">
            <text:p>7.233</text:p>
          </table:table-cell>
          <table:table-cell table:formula="of:=ROUND([.J634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SDSS J130152.78+274557.7</text:p>
          </table:table-cell>
          <table:table-cell office:value-type="float" office:value="195.46994">
            <text:p>195.46994</text:p>
          </table:table-cell>
          <table:table-cell office:value-type="float" office:value="27.76605">
            <text:p>27.766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496">
            <text:p>7.496</text:p>
          </table:table-cell>
          <table:table-cell table:formula="of:=ROUND([.J63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[APS2006] J195.243149+27.85221</text:p>
          </table:table-cell>
          <table:table-cell office:value-type="float" office:value="195.24315">
            <text:p>195.24315</text:p>
          </table:table-cell>
          <table:table-cell office:value-type="float" office:value="27.85221">
            <text:p>27.85221</text:p>
          </table:table-cell>
          <table:table-cell office:value-type="string">
            <text:p>G</text:p>
          </table:table-cell>
          <table:table-cell office:value-type="float" office:value="56928">
            <text:p>56928</text:p>
          </table:table-cell>
          <table:table-cell office:value-type="float" office:value="0.18989">
            <text:p>0.18989</text:p>
          </table:table-cell>
          <table:table-cell office:value-type="string">
            <text:p>PHOT</text:p>
          </table:table-cell>
          <table:table-cell office:value-type="string">
            <text:p>23.4R</text:p>
          </table:table-cell>
          <table:table-cell office:value-type="float" office:value="6.584">
            <text:p>6.584</text:p>
          </table:table-cell>
          <table:table-cell table:formula="of:=ROUND([.J636])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[APS2006] J195.292435+27.74653</text:p>
          </table:table-cell>
          <table:table-cell office:value-type="float" office:value="195.29244">
            <text:p>195.29244</text:p>
          </table:table-cell>
          <table:table-cell office:value-type="float" office:value="27.74654">
            <text:p>27.746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R</text:p>
          </table:table-cell>
          <table:table-cell office:value-type="float" office:value="7.462">
            <text:p>7.462</text:p>
          </table:table-cell>
          <table:table-cell table:formula="of:=ROUND([.J637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SDSS J130100.86+275524.2</text:p>
          </table:table-cell>
          <table:table-cell office:value-type="float" office:value="195.25359">
            <text:p>195.25359</text:p>
          </table:table-cell>
          <table:table-cell office:value-type="float" office:value="27.9234">
            <text:p>27.92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401">
            <text:p>7.401</text:p>
          </table:table-cell>
          <table:table-cell table:formula="of:=ROUND([.J638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SDSS J130159.19+275329.3</text:p>
          </table:table-cell>
          <table:table-cell office:value-type="float" office:value="195.49665">
            <text:p>195.49665</text:p>
          </table:table-cell>
          <table:table-cell office:value-type="float" office:value="27.89148">
            <text:p>27.891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264">
            <text:p>7.264</text:p>
          </table:table-cell>
          <table:table-cell table:formula="of:=ROUND([.J63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SDSS J130133.82+275810.7</text:p>
          </table:table-cell>
          <table:table-cell office:value-type="float" office:value="195.39092">
            <text:p>195.39092</text:p>
          </table:table-cell>
          <table:table-cell office:value-type="float" office:value="27.96964">
            <text:p>27.969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7.18">
            <text:p>7.18</text:p>
          </table:table-cell>
          <table:table-cell table:formula="of:=ROUND([.J64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[APS2006] J195.298370+27.94438</text:p>
          </table:table-cell>
          <table:table-cell office:value-type="float" office:value="195.29837">
            <text:p>195.29837</text:p>
          </table:table-cell>
          <table:table-cell office:value-type="float" office:value="27.94438">
            <text:p>27.944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R</text:p>
          </table:table-cell>
          <table:table-cell office:value-type="float" office:value="6.647">
            <text:p>6.647</text:p>
          </table:table-cell>
          <table:table-cell table:formula="of:=ROUND([.J641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SDSS J130135.18+275806.0</text:p>
          </table:table-cell>
          <table:table-cell office:value-type="float" office:value="195.39662">
            <text:p>195.39662</text:p>
          </table:table-cell>
          <table:table-cell office:value-type="float" office:value="27.96834">
            <text:p>27.968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7.162">
            <text:p>7.162</text:p>
          </table:table-cell>
          <table:table-cell table:formula="of:=ROUND([.J64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SDSS J130057.03+274846.8</text:p>
          </table:table-cell>
          <table:table-cell office:value-type="float" office:value="195.23767">
            <text:p>195.23767</text:p>
          </table:table-cell>
          <table:table-cell office:value-type="float" office:value="27.81301">
            <text:p>27.813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7.259">
            <text:p>7.259</text:p>
          </table:table-cell>
          <table:table-cell table:formula="of:=ROUND([.J643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SDSS J130157.49+275227.6</text:p>
          </table:table-cell>
          <table:table-cell office:value-type="float" office:value="195.48956">
            <text:p>195.48956</text:p>
          </table:table-cell>
          <table:table-cell office:value-type="float" office:value="27.87435">
            <text:p>27.874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6.627">
            <text:p>6.627</text:p>
          </table:table-cell>
          <table:table-cell table:formula="of:=ROUND([.J64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[APS2006] J195.244904+27.83121</text:p>
          </table:table-cell>
          <table:table-cell office:value-type="float" office:value="195.2449">
            <text:p>195.2449</text:p>
          </table:table-cell>
          <table:table-cell office:value-type="float" office:value="27.83122">
            <text:p>27.83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R</text:p>
          </table:table-cell>
          <table:table-cell office:value-type="float" office:value="6.608">
            <text:p>6.608</text:p>
          </table:table-cell>
          <table:table-cell table:formula="of:=ROUND([.J645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SDSS J130156.74+275417.5</text:p>
          </table:table-cell>
          <table:table-cell office:value-type="float" office:value="195.48645">
            <text:p>195.48645</text:p>
          </table:table-cell>
          <table:table-cell office:value-type="float" office:value="27.90488">
            <text:p>27.90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7.078">
            <text:p>7.078</text:p>
          </table:table-cell>
          <table:table-cell table:formula="of:=ROUND([.J64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SDSS J130055.91+275040.0</text:p>
          </table:table-cell>
          <table:table-cell office:value-type="float" office:value="195.23298">
            <text:p>195.23298</text:p>
          </table:table-cell>
          <table:table-cell office:value-type="float" office:value="27.84445">
            <text:p>27.844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7.137">
            <text:p>7.137</text:p>
          </table:table-cell>
          <table:table-cell table:formula="of:=ROUND([.J647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ABELL 1656:[EF2011] 3434</text:p>
          </table:table-cell>
          <table:table-cell office:value-type="float" office:value="195.24589">
            <text:p>195.24589</text:p>
          </table:table-cell>
          <table:table-cell office:value-type="float" office:value="27.91435">
            <text:p>27.91435</text:p>
          </table:table-cell>
          <table:table-cell office:value-type="string">
            <text:p>G</text:p>
          </table:table-cell>
          <table:table-cell office:value-type="float" office:value="175529">
            <text:p>175529</text:p>
          </table:table-cell>
          <table:table-cell office:value-type="float" office:value="0.5855">
            <text:p>0.5855</text:p>
          </table:table-cell>
          <table:table-cell office:value-type="string">
            <text:p>PHOT</text:p>
          </table:table-cell>
          <table:table-cell office:value-type="string">
            <text:p>24.2g</text:p>
          </table:table-cell>
          <table:table-cell office:value-type="float" office:value="7.45">
            <text:p>7.45</text:p>
          </table:table-cell>
          <table:table-cell table:formula="of:=ROUND([.J648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[APS2006] J195.235138+27.86014</text:p>
          </table:table-cell>
          <table:table-cell office:value-type="float" office:value="195.23514">
            <text:p>195.23514</text:p>
          </table:table-cell>
          <table:table-cell office:value-type="float" office:value="27.86014">
            <text:p>27.860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R</text:p>
          </table:table-cell>
          <table:table-cell office:value-type="float" office:value="7.026">
            <text:p>7.026</text:p>
          </table:table-cell>
          <table:table-cell table:formula="of:=ROUND([.J649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[APS2006] J195.256485+27.79053</text:p>
          </table:table-cell>
          <table:table-cell office:value-type="float" office:value="195.25648">
            <text:p>195.25648</text:p>
          </table:table-cell>
          <table:table-cell office:value-type="float" office:value="27.79053">
            <text:p>27.790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R</text:p>
          </table:table-cell>
          <table:table-cell office:value-type="float" office:value="6.933">
            <text:p>6.933</text:p>
          </table:table-cell>
          <table:table-cell table:formula="of:=ROUND([.J650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SDSS J130134.14+275748.5</text:p>
          </table:table-cell>
          <table:table-cell office:value-type="float" office:value="195.39228">
            <text:p>195.39228</text:p>
          </table:table-cell>
          <table:table-cell office:value-type="float" office:value="27.96349">
            <text:p>27.963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6g</text:p>
          </table:table-cell>
          <table:table-cell office:value-type="float" office:value="6.83">
            <text:p>6.83</text:p>
          </table:table-cell>
          <table:table-cell table:formula="of:=ROUND([.J65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[APS2006] J195.292862+27.75415</text:p>
          </table:table-cell>
          <table:table-cell office:value-type="float" office:value="195.29286">
            <text:p>195.29286</text:p>
          </table:table-cell>
          <table:table-cell office:value-type="float" office:value="27.75415">
            <text:p>27.754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7R</text:p>
          </table:table-cell>
          <table:table-cell office:value-type="float" office:value="7.066">
            <text:p>7.066</text:p>
          </table:table-cell>
          <table:table-cell table:formula="of:=ROUND([.J652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SDSS J130159.35+275355.9</text:p>
          </table:table-cell>
          <table:table-cell office:value-type="float" office:value="195.49732">
            <text:p>195.49732</text:p>
          </table:table-cell>
          <table:table-cell office:value-type="float" office:value="27.89887">
            <text:p>27.898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8g</text:p>
          </table:table-cell>
          <table:table-cell office:value-type="float" office:value="7.454">
            <text:p>7.454</text:p>
          </table:table-cell>
          <table:table-cell table:formula="of:=ROUND([.J65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NGC 4911</text:p>
          </table:table-cell>
          <table:table-cell office:value-type="float" office:value="195.23366">
            <text:p>195.23366</text:p>
          </table:table-cell>
          <table:table-cell office:value-type="float" office:value="27.79084">
            <text:p>27.79084</text:p>
          </table:table-cell>
          <table:table-cell office:value-type="string">
            <text:p>G</text:p>
          </table:table-cell>
          <table:table-cell office:value-type="float" office:value="7985">
            <text:p>7985</text:p>
          </table:table-cell>
          <table:table-cell office:value-type="float" office:value="0.026635">
            <text:p>0.026635</text:p>
          </table:table-cell>
          <table:table-cell office:value-type="string">
            <text:p><text:s text:c="4"/></text:p>
          </table:table-cell>
          <table:table-cell office:value-type="float" office:value="13.55">
            <text:p>13.55</text:p>
          </table:table-cell>
          <table:table-cell office:value-type="float" office:value="7.978">
            <text:p>7.978</text:p>
          </table:table-cell>
          <table:table-cell table:formula="of:=ROUND([.J654])" office:value-type="float" office:value="8">
            <text:p>8</text:p>
          </table:table-cell>
          <table:table-cell office:value-type="float" office:value="177">
            <text:p>177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2MASX J13014616+2757277</text:p>
          </table:table-cell>
          <table:table-cell office:value-type="float" office:value="195.44247">
            <text:p>195.44247</text:p>
          </table:table-cell>
          <table:table-cell office:value-type="float" office:value="27.95779">
            <text:p>27.95779</text:p>
          </table:table-cell>
          <table:table-cell office:value-type="string">
            <text:p>G</text:p>
          </table:table-cell>
          <table:table-cell office:value-type="float" office:value="4706">
            <text:p>4706</text:p>
          </table:table-cell>
          <table:table-cell office:value-type="float" office:value="0.015697">
            <text:p>0.015697</text:p>
          </table:table-cell>
          <table:table-cell office:value-type="string">
            <text:p><text:s text:c="4"/></text:p>
          </table:table-cell>
          <table:table-cell office:value-type="float" office:value="15.7">
            <text:p>15.7</text:p>
          </table:table-cell>
          <table:table-cell office:value-type="float" office:value="7.505">
            <text:p>7.505</text:p>
          </table:table-cell>
          <table:table-cell table:formula="of:=ROUND([.J655])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SDSS J130055.93+275354.6</text:p>
          </table:table-cell>
          <table:table-cell office:value-type="float" office:value="195.23304">
            <text:p>195.23304</text:p>
          </table:table-cell>
          <table:table-cell office:value-type="float" office:value="27.8985">
            <text:p>27.8985</text:p>
          </table:table-cell>
          <table:table-cell office:value-type="string">
            <text:p>G</text:p>
          </table:table-cell>
          <table:table-cell office:value-type="float" office:value="6056">
            <text:p>6056</text:p>
          </table:table-cell>
          <table:table-cell office:value-type="float" office:value="0.0202">
            <text:p>0.0202</text:p>
          </table:table-cell>
          <table:table-cell office:value-type="string">
            <text:p><text:s text:c="4"/></text:p>
          </table:table-cell>
          <table:table-cell office:value-type="float" office:value="17.46">
            <text:p>17.46</text:p>
          </table:table-cell>
          <table:table-cell office:value-type="float" office:value="7.649">
            <text:p>7.649</text:p>
          </table:table-cell>
          <table:table-cell table:formula="of:=ROUND([.J656])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727">
            <text:p>727</text:p>
          </table:table-cell>
          <table:table-cell table:style-name="ce2" office:value-type="string">
            <text:p>SDSS J130201.60+274817.4</text:p>
          </table:table-cell>
          <table:table-cell table:style-name="ce2" office:value-type="float" office:value="195.50668">
            <text:p>195.50668</text:p>
          </table:table-cell>
          <table:table-cell table:style-name="ce2" office:value-type="float" office:value="27.80486">
            <text:p>27.80486</text:p>
          </table:table-cell>
          <table:table-cell table:style-name="ce2" office:value-type="string">
            <text:p>G</text:p>
          </table:table-cell>
          <table:table-cell table:style-name="ce2" table:number-columns-repeated="3"/>
          <table:table-cell table:style-name="ce2" office:value-type="float" office:value="18.1">
            <text:p>18.1</text:p>
          </table:table-cell>
          <table:table-cell table:style-name="ce2" office:value-type="float" office:value="7.917">
            <text:p>7.917</text:p>
          </table:table-cell>
          <table:table-cell table:formula="of:=ROUND([.J657])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SDSS J130111.22+274433.0</text:p>
          </table:table-cell>
          <table:table-cell office:value-type="float" office:value="195.29676">
            <text:p>195.29676</text:p>
          </table:table-cell>
          <table:table-cell office:value-type="float" office:value="27.74252">
            <text:p>27.74252</text:p>
          </table:table-cell>
          <table:table-cell office:value-type="string">
            <text:p>G</text:p>
          </table:table-cell>
          <table:table-cell office:value-type="float" office:value="7383">
            <text:p>7383</text:p>
          </table:table-cell>
          <table:table-cell office:value-type="float" office:value="0.024627">
            <text:p>0.024627</text:p>
          </table:table-cell>
          <table:table-cell office:value-type="string">
            <text:p><text:s text:c="4"/></text:p>
          </table:table-cell>
          <table:table-cell office:value-type="float" office:value="19.13">
            <text:p>19.13</text:p>
          </table:table-cell>
          <table:table-cell office:value-type="float" office:value="7.55">
            <text:p>7.55</text:p>
          </table:table-cell>
          <table:table-cell table:formula="of:=ROUND([.J658])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732">
            <text:p>732</text:p>
          </table:table-cell>
          <table:table-cell table:style-name="ce2" office:value-type="string">
            <text:p>SDSS J130152.16+274512.0</text:p>
          </table:table-cell>
          <table:table-cell table:style-name="ce2" office:value-type="float" office:value="195.46736">
            <text:p>195.46736</text:p>
          </table:table-cell>
          <table:table-cell table:style-name="ce2" office:value-type="float" office:value="27.75335">
            <text:p>27.75335</text:p>
          </table:table-cell>
          <table:table-cell table:style-name="ce2" office:value-type="string">
            <text:p>G</text:p>
          </table:table-cell>
          <table:table-cell table:style-name="ce2" table:number-columns-repeated="3"/>
          <table:table-cell table:style-name="ce2" office:value-type="float" office:value="19.48">
            <text:p>19.48</text:p>
          </table:table-cell>
          <table:table-cell table:style-name="ce2" office:value-type="float" office:value="7.946">
            <text:p>7.946</text:p>
          </table:table-cell>
          <table:table-cell table:formula="of:=ROUND([.J659])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ABELL 1656:[GMP83] 1764</text:p>
          </table:table-cell>
          <table:table-cell office:value-type="float" office:value="195.47208">
            <text:p>195.47208</text:p>
          </table:table-cell>
          <table:table-cell office:value-type="float" office:value="27.76614">
            <text:p>27.76614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62">
            <text:p>19.62</text:p>
          </table:table-cell>
          <table:table-cell office:value-type="float" office:value="7.575">
            <text:p>7.575</text:p>
          </table:table-cell>
          <table:table-cell table:formula="of:=ROUND([.J660]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SDSS J130130.58+274313.8</text:p>
          </table:table-cell>
          <table:table-cell office:value-type="float" office:value="195.37745">
            <text:p>195.37745</text:p>
          </table:table-cell>
          <table:table-cell office:value-type="float" office:value="27.72052">
            <text:p>27.7205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86">
            <text:p>19.86</text:p>
          </table:table-cell>
          <table:table-cell office:value-type="float" office:value="7.897">
            <text:p>7.897</text:p>
          </table:table-cell>
          <table:table-cell table:formula="of:=ROUND([.J661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ABELL 1656:[GMP83] 1702</text:p>
          </table:table-cell>
          <table:table-cell office:value-type="float" office:value="195.49292">
            <text:p>195.49292</text:p>
          </table:table-cell>
          <table:table-cell office:value-type="float" office:value="27.91472">
            <text:p>27.9147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16">
            <text:p>20.16</text:p>
          </table:table-cell>
          <table:table-cell office:value-type="float" office:value="7.659">
            <text:p>7.659</text:p>
          </table:table-cell>
          <table:table-cell table:formula="of:=ROUND([.J662])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SDSS J130115.84+275855.2</text:p>
          </table:table-cell>
          <table:table-cell office:value-type="float" office:value="195.316">
            <text:p>195.316</text:p>
          </table:table-cell>
          <table:table-cell office:value-type="float" office:value="27.982">
            <text:p>27.98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38">
            <text:p>20.38</text:p>
          </table:table-cell>
          <table:table-cell office:value-type="float" office:value="8.27">
            <text:p>8.27</text:p>
          </table:table-cell>
          <table:table-cell table:formula="of:=ROUND([.J663])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SDSS J130050.99+275143.5</text:p>
          </table:table-cell>
          <table:table-cell office:value-type="float" office:value="195.21249">
            <text:p>195.21249</text:p>
          </table:table-cell>
          <table:table-cell office:value-type="float" office:value="27.8621">
            <text:p>27.8621</text:p>
          </table:table-cell>
          <table:table-cell office:value-type="string">
            <text:p>G</text:p>
          </table:table-cell>
          <table:table-cell office:value-type="float" office:value="9324">
            <text:p>9324</text:p>
          </table:table-cell>
          <table:table-cell office:value-type="float" office:value="0.0311">
            <text:p>0.0311</text:p>
          </table:table-cell>
          <table:table-cell office:value-type="string">
            <text:p><text:s text:c="4"/></text:p>
          </table:table-cell>
          <table:table-cell office:value-type="float" office:value="20.45">
            <text:p>20.45</text:p>
          </table:table-cell>
          <table:table-cell office:value-type="float" office:value="8.233">
            <text:p>8.233</text:p>
          </table:table-cell>
          <table:table-cell table:formula="of:=ROUND([.J664])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SDSS J130201.38+274743.7</text:p>
          </table:table-cell>
          <table:table-cell office:value-type="float" office:value="195.50578">
            <text:p>195.50578</text:p>
          </table:table-cell>
          <table:table-cell office:value-type="float" office:value="27.79548">
            <text:p>27.79548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2">
            <text:p>20.92</text:p>
          </table:table-cell>
          <table:table-cell office:value-type="float" office:value="8.091">
            <text:p>8.091</text:p>
          </table:table-cell>
          <table:table-cell table:formula="of:=ROUND([.J665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SDSS J130132.29+275930.0</text:p>
          </table:table-cell>
          <table:table-cell office:value-type="float" office:value="195.38455">
            <text:p>195.38455</text:p>
          </table:table-cell>
          <table:table-cell office:value-type="float" office:value="27.99168">
            <text:p>27.99168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6">
            <text:p>20.96</text:p>
          </table:table-cell>
          <table:table-cell office:value-type="float" office:value="8.441">
            <text:p>8.441</text:p>
          </table:table-cell>
          <table:table-cell table:formula="of:=ROUND([.J666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SDSS J130135.11+275850.0</text:p>
          </table:table-cell>
          <table:table-cell office:value-type="float" office:value="195.39633">
            <text:p>195.39633</text:p>
          </table:table-cell>
          <table:table-cell office:value-type="float" office:value="27.98056">
            <text:p>27.9805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9">
            <text:p>20.99</text:p>
          </table:table-cell>
          <table:table-cell office:value-type="float" office:value="7.876">
            <text:p>7.876</text:p>
          </table:table-cell>
          <table:table-cell table:formula="of:=ROUND([.J667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KUG 1259+280</text:p>
          </table:table-cell>
          <table:table-cell office:value-type="float" office:value="195.50054">
            <text:p>195.50054</text:p>
          </table:table-cell>
          <table:table-cell office:value-type="float" office:value="27.78267">
            <text:p>27.78267</text:p>
          </table:table-cell>
          <table:table-cell office:value-type="string">
            <text:p>G</text:p>
          </table:table-cell>
          <table:table-cell office:value-type="float" office:value="7070">
            <text:p>7070</text:p>
          </table:table-cell>
          <table:table-cell office:value-type="float" office:value="0.023583">
            <text:p>0.023583</text:p>
          </table:table-cell>
          <table:table-cell office:value-type="string">
            <text:p><text:s text:c="4"/></text:p>
          </table:table-cell>
          <table:table-cell office:value-type="string">
            <text:p>15.4g</text:p>
          </table:table-cell>
          <table:table-cell office:value-type="float" office:value="8.201">
            <text:p>8.201</text:p>
          </table:table-cell>
          <table:table-cell table:formula="of:=ROUND([.J668])"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SDSS J130052.72+274932.2</text:p>
          </table:table-cell>
          <table:table-cell office:value-type="float" office:value="195.21967">
            <text:p>195.21967</text:p>
          </table:table-cell>
          <table:table-cell office:value-type="float" office:value="27.82565">
            <text:p>27.82565</text:p>
          </table:table-cell>
          <table:table-cell office:value-type="string">
            <text:p>G</text:p>
          </table:table-cell>
          <table:table-cell office:value-type="float" office:value="4966">
            <text:p>4966</text:p>
          </table:table-cell>
          <table:table-cell office:value-type="float" office:value="0.016566">
            <text:p>0.016566</text:p>
          </table:table-cell>
          <table:table-cell office:value-type="string">
            <text:p><text:s text:c="4"/></text:p>
          </table:table-cell>
          <table:table-cell office:value-type="string">
            <text:p>17.9g</text:p>
          </table:table-cell>
          <table:table-cell office:value-type="float" office:value="7.986">
            <text:p>7.986</text:p>
          </table:table-cell>
          <table:table-cell table:formula="of:=ROUND([.J669])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SDSS J130052.49+274817.8</text:p>
          </table:table-cell>
          <table:table-cell office:value-type="float" office:value="195.21874">
            <text:p>195.21874</text:p>
          </table:table-cell>
          <table:table-cell office:value-type="float" office:value="27.80497">
            <text:p>27.80497</text:p>
          </table:table-cell>
          <table:table-cell office:value-type="string">
            <text:p>G</text:p>
          </table:table-cell>
          <table:table-cell office:value-type="float" office:value="6834">
            <text:p>6834</text:p>
          </table:table-cell>
          <table:table-cell office:value-type="float" office:value="0.022795">
            <text:p>0.022795</text:p>
          </table:table-cell>
          <table:table-cell office:value-type="string">
            <text:p><text:s text:c="4"/></text:p>
          </table:table-cell>
          <table:table-cell office:value-type="string">
            <text:p>18.3g</text:p>
          </table:table-cell>
          <table:table-cell office:value-type="float" office:value="8.367">
            <text:p>8.367</text:p>
          </table:table-cell>
          <table:table-cell table:formula="of:=ROUND([.J670])"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SDSS J130158.22+274600.8</text:p>
          </table:table-cell>
          <table:table-cell office:value-type="float" office:value="195.49262">
            <text:p>195.49262</text:p>
          </table:table-cell>
          <table:table-cell office:value-type="float" office:value="27.76691">
            <text:p>27.766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9r</text:p>
          </table:table-cell>
          <table:table-cell office:value-type="float" office:value="8.38">
            <text:p>8.38</text:p>
          </table:table-cell>
          <table:table-cell table:formula="of:=ROUND([.J67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[IBG2003] J130158+275453 NED02</text:p>
          </table:table-cell>
          <table:table-cell office:value-type="float" office:value="195.49375">
            <text:p>195.49375</text:p>
          </table:table-cell>
          <table:table-cell office:value-type="float" office:value="27.91472">
            <text:p>27.914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0r</text:p>
          </table:table-cell>
          <table:table-cell office:value-type="float" office:value="7.697">
            <text:p>7.697</text:p>
          </table:table-cell>
          <table:table-cell table:formula="of:=ROUND([.J672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SDSS J130158.68+274645.5</text:p>
          </table:table-cell>
          <table:table-cell office:value-type="float" office:value="195.49453">
            <text:p>195.49453</text:p>
          </table:table-cell>
          <table:table-cell office:value-type="float" office:value="27.77932">
            <text:p>27.779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0r</text:p>
          </table:table-cell>
          <table:table-cell office:value-type="float" office:value="8.034">
            <text:p>8.034</text:p>
          </table:table-cell>
          <table:table-cell table:formula="of:=ROUND([.J67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SDSS J130142.97+274344.2</text:p>
          </table:table-cell>
          <table:table-cell office:value-type="float" office:value="195.42906">
            <text:p>195.42906</text:p>
          </table:table-cell>
          <table:table-cell office:value-type="float" office:value="27.72897">
            <text:p>27.728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1r</text:p>
          </table:table-cell>
          <table:table-cell office:value-type="float" office:value="8.069">
            <text:p>8.069</text:p>
          </table:table-cell>
          <table:table-cell table:formula="of:=ROUND([.J67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SDSS J130056.69+274733.4</text:p>
          </table:table-cell>
          <table:table-cell office:value-type="float" office:value="195.23621">
            <text:p>195.23621</text:p>
          </table:table-cell>
          <table:table-cell office:value-type="float" office:value="27.79264">
            <text:p>27.792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2g</text:p>
          </table:table-cell>
          <table:table-cell office:value-type="float" office:value="7.808">
            <text:p>7.808</text:p>
          </table:table-cell>
          <table:table-cell table:formula="of:=ROUND([.J67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SDSS J130120.98+275924.8</text:p>
          </table:table-cell>
          <table:table-cell office:value-type="float" office:value="195.33742">
            <text:p>195.33742</text:p>
          </table:table-cell>
          <table:table-cell office:value-type="float" office:value="27.99025">
            <text:p>27.99025</text:p>
          </table:table-cell>
          <table:table-cell office:value-type="string">
            <text:p>G</text:p>
          </table:table-cell>
          <table:table-cell office:value-type="float" office:value="47400">
            <text:p>47400</text:p>
          </table:table-cell>
          <table:table-cell office:value-type="float" office:value="0.15811">
            <text:p>0.15811</text:p>
          </table:table-cell>
          <table:table-cell office:value-type="string">
            <text:p>PHOT</text:p>
          </table:table-cell>
          <table:table-cell office:value-type="string">
            <text:p>19.2r</text:p>
          </table:table-cell>
          <table:table-cell office:value-type="float" office:value="8.455">
            <text:p>8.455</text:p>
          </table:table-cell>
          <table:table-cell table:formula="of:=ROUND([.J676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[IBG2003] J130147+275728</text:p>
          </table:table-cell>
          <table:table-cell office:value-type="float" office:value="195.44792">
            <text:p>195.44792</text:p>
          </table:table-cell>
          <table:table-cell office:value-type="float" office:value="27.95778">
            <text:p>27.957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r</text:p>
          </table:table-cell>
          <table:table-cell office:value-type="float" office:value="7.662">
            <text:p>7.662</text:p>
          </table:table-cell>
          <table:table-cell table:formula="of:=ROUND([.J677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SDSS J130124.20+274252.8</text:p>
          </table:table-cell>
          <table:table-cell office:value-type="float" office:value="195.35084">
            <text:p>195.35084</text:p>
          </table:table-cell>
          <table:table-cell office:value-type="float" office:value="27.71467">
            <text:p>27.714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4r</text:p>
          </table:table-cell>
          <table:table-cell office:value-type="float" office:value="8.275">
            <text:p>8.275</text:p>
          </table:table-cell>
          <table:table-cell table:formula="of:=ROUND([.J678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SDSS J130125.62+275900.4</text:p>
          </table:table-cell>
          <table:table-cell office:value-type="float" office:value="195.35676">
            <text:p>195.35676</text:p>
          </table:table-cell>
          <table:table-cell office:value-type="float" office:value="27.98346">
            <text:p>27.983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r</text:p>
          </table:table-cell>
          <table:table-cell office:value-type="float" office:value="7.918">
            <text:p>7.918</text:p>
          </table:table-cell>
          <table:table-cell table:formula="of:=ROUND([.J679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SDSS J130148.79+274423.7</text:p>
          </table:table-cell>
          <table:table-cell office:value-type="float" office:value="195.4533">
            <text:p>195.4533</text:p>
          </table:table-cell>
          <table:table-cell office:value-type="float" office:value="27.73994">
            <text:p>27.739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r</text:p>
          </table:table-cell>
          <table:table-cell office:value-type="float" office:value="8.119">
            <text:p>8.119</text:p>
          </table:table-cell>
          <table:table-cell table:formula="of:=ROUND([.J68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SDSS J130146.34+274350.3</text:p>
          </table:table-cell>
          <table:table-cell office:value-type="float" office:value="195.44309">
            <text:p>195.44309</text:p>
          </table:table-cell>
          <table:table-cell office:value-type="float" office:value="27.73066">
            <text:p>27.730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8.31">
            <text:p>8.31</text:p>
          </table:table-cell>
          <table:table-cell table:formula="of:=ROUND([.J68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SDSS J130116.65+274341.0</text:p>
          </table:table-cell>
          <table:table-cell office:value-type="float" office:value="195.31938">
            <text:p>195.31938</text:p>
          </table:table-cell>
          <table:table-cell office:value-type="float" office:value="27.72806">
            <text:p>27.72806</text:p>
          </table:table-cell>
          <table:table-cell office:value-type="string">
            <text:p>G</text:p>
          </table:table-cell>
          <table:table-cell office:value-type="float" office:value="54586">
            <text:p>54586</text:p>
          </table:table-cell>
          <table:table-cell office:value-type="float" office:value="0.18208">
            <text:p>0.18208</text:p>
          </table:table-cell>
          <table:table-cell office:value-type="string">
            <text:p>PHOT</text:p>
          </table:table-cell>
          <table:table-cell office:value-type="string">
            <text:p>19.7g</text:p>
          </table:table-cell>
          <table:table-cell office:value-type="float" office:value="7.849">
            <text:p>7.849</text:p>
          </table:table-cell>
          <table:table-cell table:formula="of:=ROUND([.J682])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SDSS J130122.48+274333.3</text:p>
          </table:table-cell>
          <table:table-cell office:value-type="float" office:value="195.34367">
            <text:p>195.34367</text:p>
          </table:table-cell>
          <table:table-cell office:value-type="float" office:value="27.72593">
            <text:p>27.725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7.657">
            <text:p>7.657</text:p>
          </table:table-cell>
          <table:table-cell table:formula="of:=ROUND([.J68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SDSS J130116.95+274311.3</text:p>
          </table:table-cell>
          <table:table-cell office:value-type="float" office:value="195.32063">
            <text:p>195.32063</text:p>
          </table:table-cell>
          <table:table-cell office:value-type="float" office:value="27.71981">
            <text:p>27.719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8.299">
            <text:p>8.299</text:p>
          </table:table-cell>
          <table:table-cell table:formula="of:=ROUND([.J684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SDSS J130157.36+274656.6</text:p>
          </table:table-cell>
          <table:table-cell office:value-type="float" office:value="195.48901">
            <text:p>195.48901</text:p>
          </table:table-cell>
          <table:table-cell office:value-type="float" office:value="27.78241">
            <text:p>27.782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7.687">
            <text:p>7.687</text:p>
          </table:table-cell>
          <table:table-cell table:formula="of:=ROUND([.J68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GALEXASC J130203.23+275045.9 <text:s/></text:p>
          </table:table-cell>
          <table:table-cell office:value-type="float" office:value="195.51329">
            <text:p>195.51329</text:p>
          </table:table-cell>
          <table:table-cell office:value-type="float" office:value="27.84636">
            <text:p>27.846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7.755">
            <text:p>7.755</text:p>
          </table:table-cell>
          <table:table-cell table:formula="of:=ROUND([.J686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SDSS J130051.99+274917.5</text:p>
          </table:table-cell>
          <table:table-cell office:value-type="float" office:value="195.21664">
            <text:p>195.21664</text:p>
          </table:table-cell>
          <table:table-cell office:value-type="float" office:value="27.82155">
            <text:p>27.821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8.195">
            <text:p>8.195</text:p>
          </table:table-cell>
          <table:table-cell table:formula="of:=ROUND([.J687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SDSS J130114.46+275837.6</text:p>
          </table:table-cell>
          <table:table-cell office:value-type="float" office:value="195.31025">
            <text:p>195.31025</text:p>
          </table:table-cell>
          <table:table-cell office:value-type="float" office:value="27.97711">
            <text:p>27.97711</text:p>
          </table:table-cell>
          <table:table-cell office:value-type="string">
            <text:p>G</text:p>
          </table:table-cell>
          <table:table-cell office:value-type="float" office:value="30570">
            <text:p>30570</text:p>
          </table:table-cell>
          <table:table-cell office:value-type="float" office:value="0.10197">
            <text:p>0.10197</text:p>
          </table:table-cell>
          <table:table-cell office:value-type="string">
            <text:p>PHOT</text:p>
          </table:table-cell>
          <table:table-cell office:value-type="string">
            <text:p>19.9g</text:p>
          </table:table-cell>
          <table:table-cell office:value-type="float" office:value="8.102">
            <text:p>8.102</text:p>
          </table:table-cell>
          <table:table-cell table:formula="of:=ROUND([.J688])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SDSS J130149.62+275805.4</text:p>
          </table:table-cell>
          <table:table-cell office:value-type="float" office:value="195.45677">
            <text:p>195.45677</text:p>
          </table:table-cell>
          <table:table-cell office:value-type="float" office:value="27.96817">
            <text:p>27.96817</text:p>
          </table:table-cell>
          <table:table-cell office:value-type="string">
            <text:p>G</text:p>
          </table:table-cell>
          <table:table-cell office:value-type="float" office:value="57257">
            <text:p>57257</text:p>
          </table:table-cell>
          <table:table-cell office:value-type="float" office:value="0.19099">
            <text:p>0.19099</text:p>
          </table:table-cell>
          <table:table-cell office:value-type="string">
            <text:p>PHOT</text:p>
          </table:table-cell>
          <table:table-cell office:value-type="string">
            <text:p>19.9g</text:p>
          </table:table-cell>
          <table:table-cell office:value-type="float" office:value="8.442">
            <text:p>8.442</text:p>
          </table:table-cell>
          <table:table-cell table:formula="of:=ROUND([.J689])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SDSS J130154.40+274607.4</text:p>
          </table:table-cell>
          <table:table-cell office:value-type="float" office:value="195.47671">
            <text:p>195.47671</text:p>
          </table:table-cell>
          <table:table-cell office:value-type="float" office:value="27.76874">
            <text:p>27.768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7.655">
            <text:p>7.655</text:p>
          </table:table-cell>
          <table:table-cell table:formula="of:=ROUND([.J69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SDSS J130116.24+274345.5</text:p>
          </table:table-cell>
          <table:table-cell office:value-type="float" office:value="195.31754">
            <text:p>195.31754</text:p>
          </table:table-cell>
          <table:table-cell office:value-type="float" office:value="27.72931">
            <text:p>27.72931</text:p>
          </table:table-cell>
          <table:table-cell office:value-type="string">
            <text:p>G</text:p>
          </table:table-cell>
          <table:table-cell office:value-type="float" office:value="77796">
            <text:p>77796</text:p>
          </table:table-cell>
          <table:table-cell office:value-type="float" office:value="0.2595">
            <text:p>0.2595</text:p>
          </table:table-cell>
          <table:table-cell office:value-type="string">
            <text:p><text:s text:c="4"/></text:p>
          </table:table-cell>
          <table:table-cell office:value-type="string">
            <text:p>20.0g</text:p>
          </table:table-cell>
          <table:table-cell office:value-type="float" office:value="7.81">
            <text:p>7.81</text:p>
          </table:table-cell>
          <table:table-cell table:formula="of:=ROUND([.J691])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SDSS J130137.78+275828.5</text:p>
          </table:table-cell>
          <table:table-cell office:value-type="float" office:value="195.40746">
            <text:p>195.40746</text:p>
          </table:table-cell>
          <table:table-cell office:value-type="float" office:value="27.9746">
            <text:p>27.97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7.669">
            <text:p>7.669</text:p>
          </table:table-cell>
          <table:table-cell table:formula="of:=ROUND([.J69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[IBG2003] J130158+275457</text:p>
          </table:table-cell>
          <table:table-cell office:value-type="float" office:value="195.49375">
            <text:p>195.49375</text:p>
          </table:table-cell>
          <table:table-cell office:value-type="float" office:value="27.91583">
            <text:p>27.915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7.73">
            <text:p>7.73</text:p>
          </table:table-cell>
          <table:table-cell table:formula="of:=ROUND([.J693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SDSS J130201.00+275350.0</text:p>
          </table:table-cell>
          <table:table-cell office:value-type="float" office:value="195.50417">
            <text:p>195.50417</text:p>
          </table:table-cell>
          <table:table-cell office:value-type="float" office:value="27.89723">
            <text:p>27.89723</text:p>
          </table:table-cell>
          <table:table-cell office:value-type="string">
            <text:p>G</text:p>
          </table:table-cell>
          <table:table-cell office:value-type="float" office:value="52955">
            <text:p>52955</text:p>
          </table:table-cell>
          <table:table-cell office:value-type="float" office:value="0.17664">
            <text:p>0.17664</text:p>
          </table:table-cell>
          <table:table-cell office:value-type="string">
            <text:p>PHOT</text:p>
          </table:table-cell>
          <table:table-cell office:value-type="string">
            <text:p>20.1r</text:p>
          </table:table-cell>
          <table:table-cell office:value-type="float" office:value="7.756">
            <text:p>7.756</text:p>
          </table:table-cell>
          <table:table-cell table:formula="of:=ROUND([.J694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SDSS J130155.75+274605.0</text:p>
          </table:table-cell>
          <table:table-cell office:value-type="float" office:value="195.48231">
            <text:p>195.48231</text:p>
          </table:table-cell>
          <table:table-cell office:value-type="float" office:value="27.76808">
            <text:p>27.768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7.908">
            <text:p>7.908</text:p>
          </table:table-cell>
          <table:table-cell table:formula="of:=ROUND([.J69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SDSS J130157.37+274610.7</text:p>
          </table:table-cell>
          <table:table-cell office:value-type="float" office:value="195.48906">
            <text:p>195.48906</text:p>
          </table:table-cell>
          <table:table-cell office:value-type="float" office:value="27.76966">
            <text:p>27.769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8.13">
            <text:p>8.13</text:p>
          </table:table-cell>
          <table:table-cell table:formula="of:=ROUND([.J696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SDSS J130120.28+275908.0</text:p>
          </table:table-cell>
          <table:table-cell office:value-type="float" office:value="195.33451">
            <text:p>195.33451</text:p>
          </table:table-cell>
          <table:table-cell office:value-type="float" office:value="27.98558">
            <text:p>27.985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8.211">
            <text:p>8.211</text:p>
          </table:table-cell>
          <table:table-cell table:formula="of:=ROUND([.J69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SDSS J130120.66+274306.0</text:p>
          </table:table-cell>
          <table:table-cell office:value-type="float" office:value="195.33612">
            <text:p>195.33612</text:p>
          </table:table-cell>
          <table:table-cell office:value-type="float" office:value="27.71835">
            <text:p>27.718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8.177">
            <text:p>8.177</text:p>
          </table:table-cell>
          <table:table-cell table:formula="of:=ROUND([.J698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[IBG2003] J130204+275230</text:p>
          </table:table-cell>
          <table:table-cell office:value-type="float" office:value="195.51958">
            <text:p>195.51958</text:p>
          </table:table-cell>
          <table:table-cell office:value-type="float" office:value="27.875">
            <text:p>27.8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8.199">
            <text:p>8.199</text:p>
          </table:table-cell>
          <table:table-cell table:formula="of:=ROUND([.J699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SDSS J130112.27+275833.1</text:p>
          </table:table-cell>
          <table:table-cell office:value-type="float" office:value="195.30115">
            <text:p>195.30115</text:p>
          </table:table-cell>
          <table:table-cell office:value-type="float" office:value="27.97588">
            <text:p>27.975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8.227">
            <text:p>8.227</text:p>
          </table:table-cell>
          <table:table-cell table:formula="of:=ROUND([.J700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SDSS J130201.51+275503.7</text:p>
          </table:table-cell>
          <table:table-cell office:value-type="float" office:value="195.50632">
            <text:p>195.50632</text:p>
          </table:table-cell>
          <table:table-cell office:value-type="float" office:value="27.9177">
            <text:p>27.91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8.367">
            <text:p>8.367</text:p>
          </table:table-cell>
          <table:table-cell table:formula="of:=ROUND([.J70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SDSS J130143.71+274323.3</text:p>
          </table:table-cell>
          <table:table-cell office:value-type="float" office:value="195.43214">
            <text:p>195.43214</text:p>
          </table:table-cell>
          <table:table-cell office:value-type="float" office:value="27.72315">
            <text:p>27.723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8.454">
            <text:p>8.454</text:p>
          </table:table-cell>
          <table:table-cell table:formula="of:=ROUND([.J70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SDSS J130206.39+275121.9</text:p>
          </table:table-cell>
          <table:table-cell office:value-type="float" office:value="195.52666">
            <text:p>195.52666</text:p>
          </table:table-cell>
          <table:table-cell office:value-type="float" office:value="27.85611">
            <text:p>27.856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8.46">
            <text:p>8.46</text:p>
          </table:table-cell>
          <table:table-cell table:formula="of:=ROUND([.J70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SDSS J130107.50+275815.8</text:p>
          </table:table-cell>
          <table:table-cell office:value-type="float" office:value="195.28127">
            <text:p>195.28127</text:p>
          </table:table-cell>
          <table:table-cell office:value-type="float" office:value="27.97108">
            <text:p>27.971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8.484">
            <text:p>8.484</text:p>
          </table:table-cell>
          <table:table-cell table:formula="of:=ROUND([.J704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SDSS J130054.00+275010.5</text:p>
          </table:table-cell>
          <table:table-cell office:value-type="float" office:value="195.22501">
            <text:p>195.22501</text:p>
          </table:table-cell>
          <table:table-cell office:value-type="float" office:value="27.83628">
            <text:p>27.83628</text:p>
          </table:table-cell>
          <table:table-cell office:value-type="string">
            <text:p>G</text:p>
          </table:table-cell>
          <table:table-cell office:value-type="float" office:value="19307">
            <text:p>19307</text:p>
          </table:table-cell>
          <table:table-cell office:value-type="float" office:value="0.0644">
            <text:p>0.0644</text:p>
          </table:table-cell>
          <table:table-cell office:value-type="string">
            <text:p><text:s text:c="4"/></text:p>
          </table:table-cell>
          <table:table-cell office:value-type="string">
            <text:p>20.3g</text:p>
          </table:table-cell>
          <table:table-cell office:value-type="float" office:value="7.604">
            <text:p>7.604</text:p>
          </table:table-cell>
          <table:table-cell table:formula="of:=ROUND([.J705])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SDSS J130112.46+274411.9</text:p>
          </table:table-cell>
          <table:table-cell office:value-type="float" office:value="195.30194">
            <text:p>195.30194</text:p>
          </table:table-cell>
          <table:table-cell office:value-type="float" office:value="27.73666">
            <text:p>27.73666</text:p>
          </table:table-cell>
          <table:table-cell office:value-type="string">
            <text:p>G</text:p>
          </table:table-cell>
          <table:table-cell office:value-type="float" office:value="160557">
            <text:p>160557</text:p>
          </table:table-cell>
          <table:table-cell office:value-type="float" office:value="0.53556">
            <text:p>0.53556</text:p>
          </table:table-cell>
          <table:table-cell office:value-type="string">
            <text:p>PHOT</text:p>
          </table:table-cell>
          <table:table-cell office:value-type="string">
            <text:p>20.3r</text:p>
          </table:table-cell>
          <table:table-cell office:value-type="float" office:value="7.731">
            <text:p>7.731</text:p>
          </table:table-cell>
          <table:table-cell table:formula="of:=ROUND([.J706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SDSS J130202.26+274852.2</text:p>
          </table:table-cell>
          <table:table-cell office:value-type="float" office:value="195.50943">
            <text:p>195.50943</text:p>
          </table:table-cell>
          <table:table-cell office:value-type="float" office:value="27.8145">
            <text:p>27.81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7.869">
            <text:p>7.869</text:p>
          </table:table-cell>
          <table:table-cell table:formula="of:=ROUND([.J707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SDSS J130102.24+275652.5</text:p>
          </table:table-cell>
          <table:table-cell office:value-type="float" office:value="195.25937">
            <text:p>195.25937</text:p>
          </table:table-cell>
          <table:table-cell office:value-type="float" office:value="27.94793">
            <text:p>27.947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8.122">
            <text:p>8.122</text:p>
          </table:table-cell>
          <table:table-cell table:formula="of:=ROUND([.J708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[IBG2003] J130115+274328</text:p>
          </table:table-cell>
          <table:table-cell office:value-type="float" office:value="195.31292">
            <text:p>195.31292</text:p>
          </table:table-cell>
          <table:table-cell office:value-type="float" office:value="27.72444">
            <text:p>27.724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8.169">
            <text:p>8.169</text:p>
          </table:table-cell>
          <table:table-cell table:formula="of:=ROUND([.J709])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SDSS J130149.62+274427.5</text:p>
          </table:table-cell>
          <table:table-cell office:value-type="float" office:value="195.45676">
            <text:p>195.45676</text:p>
          </table:table-cell>
          <table:table-cell office:value-type="float" office:value="27.74098">
            <text:p>27.740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8.173">
            <text:p>8.173</text:p>
          </table:table-cell>
          <table:table-cell table:formula="of:=ROUND([.J71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SDSS J130131.98+274250.0</text:p>
          </table:table-cell>
          <table:table-cell office:value-type="float" office:value="195.38326">
            <text:p>195.38326</text:p>
          </table:table-cell>
          <table:table-cell office:value-type="float" office:value="27.7139">
            <text:p>27.71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8.319">
            <text:p>8.319</text:p>
          </table:table-cell>
          <table:table-cell table:formula="of:=ROUND([.J71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762">
            <text:p>762</text:p>
          </table:table-cell>
          <table:table-cell table:style-name="ce2" office:value-type="string">
            <text:p>ABELL 1656:[EF2011] 2822</text:p>
          </table:table-cell>
          <table:table-cell table:style-name="ce2" office:value-type="float" office:value="195.2308">
            <text:p>195.2308</text:p>
          </table:table-cell>
          <table:table-cell table:style-name="ce2" office:value-type="float" office:value="27.79202">
            <text:p>27.79202</text:p>
          </table:table-cell>
          <table:table-cell table:style-name="ce2" office:value-type="string">
            <text:p>G</text:p>
          </table:table-cell>
          <table:table-cell table:style-name="ce2" office:value-type="float" office:value="7174">
            <text:p>7174</text:p>
          </table:table-cell>
          <table:table-cell table:style-name="ce2" office:value-type="float" office:value="0.02393">
            <text:p>0.02393</text:p>
          </table:table-cell>
          <table:table-cell table:style-name="ce2" office:value-type="string">
            <text:p>PHOT</text:p>
          </table:table-cell>
          <table:table-cell table:style-name="ce2" office:value-type="string">
            <text:p>20.4g</text:p>
          </table:table-cell>
          <table:table-cell table:style-name="ce2" office:value-type="float" office:value="8.081">
            <text:p>8.081</text:p>
          </table:table-cell>
          <table:table-cell table:formula="of:=ROUND([.J712])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769">
            <text:p>769</text:p>
          </table:table-cell>
          <table:table-cell table:style-name="ce2" office:value-type="string">
            <text:p>SDSS J130055.21+274734.1</text:p>
          </table:table-cell>
          <table:table-cell table:style-name="ce2" office:value-type="float" office:value="195.23005">
            <text:p>195.23005</text:p>
          </table:table-cell>
          <table:table-cell table:style-name="ce2" office:value-type="float" office:value="27.79281">
            <text:p>27.79281</text:p>
          </table:table-cell>
          <table:table-cell table:style-name="ce2" office:value-type="string">
            <text:p>G</text:p>
          </table:table-cell>
          <table:table-cell table:style-name="ce2" table:number-columns-repeated="3"/>
          <table:table-cell table:style-name="ce2" office:value-type="string">
            <text:p>20.4g</text:p>
          </table:table-cell>
          <table:table-cell table:style-name="ce2" office:value-type="float" office:value="8.096">
            <text:p>8.096</text:p>
          </table:table-cell>
          <table:table-cell table:formula="of:=ROUND([.J713])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SDSS J130155.91+275619.8</text:p>
          </table:table-cell>
          <table:table-cell office:value-type="float" office:value="195.48298">
            <text:p>195.48298</text:p>
          </table:table-cell>
          <table:table-cell office:value-type="float" office:value="27.93884">
            <text:p>27.938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8.057">
            <text:p>8.057</text:p>
          </table:table-cell>
          <table:table-cell table:formula="of:=ROUND([.J71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SDSS J130124.02+275930.0</text:p>
          </table:table-cell>
          <table:table-cell office:value-type="float" office:value="195.3501">
            <text:p>195.3501</text:p>
          </table:table-cell>
          <table:table-cell office:value-type="float" office:value="27.99169">
            <text:p>27.991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8.441">
            <text:p>8.441</text:p>
          </table:table-cell>
          <table:table-cell table:formula="of:=ROUND([.J71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SDSS J130202.69+274936.6</text:p>
          </table:table-cell>
          <table:table-cell office:value-type="float" office:value="195.51124">
            <text:p>195.51124</text:p>
          </table:table-cell>
          <table:table-cell office:value-type="float" office:value="27.82685">
            <text:p>27.826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7.785">
            <text:p>7.785</text:p>
          </table:table-cell>
          <table:table-cell table:formula="of:=ROUND([.J716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[IBG2003] J130204+275030</text:p>
          </table:table-cell>
          <table:table-cell office:value-type="float" office:value="195.51958">
            <text:p>195.51958</text:p>
          </table:table-cell>
          <table:table-cell office:value-type="float" office:value="27.84167">
            <text:p>27.841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8.105">
            <text:p>8.105</text:p>
          </table:table-cell>
          <table:table-cell table:formula="of:=ROUND([.J717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SDSS J130201.89+275427.6</text:p>
          </table:table-cell>
          <table:table-cell office:value-type="float" office:value="195.50788">
            <text:p>195.50788</text:p>
          </table:table-cell>
          <table:table-cell office:value-type="float" office:value="27.90769">
            <text:p>27.907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8.177">
            <text:p>8.177</text:p>
          </table:table-cell>
          <table:table-cell table:formula="of:=ROUND([.J718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SDSS J130105.54+275736.6</text:p>
          </table:table-cell>
          <table:table-cell office:value-type="float" office:value="195.27311">
            <text:p>195.27311</text:p>
          </table:table-cell>
          <table:table-cell office:value-type="float" office:value="27.96019">
            <text:p>27.960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8.197">
            <text:p>8.197</text:p>
          </table:table-cell>
          <table:table-cell table:formula="of:=ROUND([.J719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DSS J130141.49+275903.9</text:p>
          </table:table-cell>
          <table:table-cell office:value-type="float" office:value="195.4229">
            <text:p>195.4229</text:p>
          </table:table-cell>
          <table:table-cell office:value-type="float" office:value="27.98443">
            <text:p>27.984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8.486">
            <text:p>8.486</text:p>
          </table:table-cell>
          <table:table-cell table:formula="of:=ROUND([.J72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SDSS J130202.88+274855.4</text:p>
          </table:table-cell>
          <table:table-cell office:value-type="float" office:value="195.51202">
            <text:p>195.51202</text:p>
          </table:table-cell>
          <table:table-cell office:value-type="float" office:value="27.8154">
            <text:p>27.81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7.986">
            <text:p>7.986</text:p>
          </table:table-cell>
          <table:table-cell table:formula="of:=ROUND([.J72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[IBG2003] J130159+274628</text:p>
          </table:table-cell>
          <table:table-cell office:value-type="float" office:value="195.49708">
            <text:p>195.49708</text:p>
          </table:table-cell>
          <table:table-cell office:value-type="float" office:value="27.77444">
            <text:p>27.774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8.308">
            <text:p>8.308</text:p>
          </table:table-cell>
          <table:table-cell table:formula="of:=ROUND([.J722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SDSS J130159.31+274612.7</text:p>
          </table:table-cell>
          <table:table-cell office:value-type="float" office:value="195.49713">
            <text:p>195.49713</text:p>
          </table:table-cell>
          <table:table-cell office:value-type="float" office:value="27.77021">
            <text:p>27.770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8.455">
            <text:p>8.455</text:p>
          </table:table-cell>
          <table:table-cell table:formula="of:=ROUND([.J72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SDSS J130115.12+274327.5</text:p>
          </table:table-cell>
          <table:table-cell office:value-type="float" office:value="195.31304">
            <text:p>195.31304</text:p>
          </table:table-cell>
          <table:table-cell office:value-type="float" office:value="27.72432">
            <text:p>27.72432</text:p>
          </table:table-cell>
          <table:table-cell office:value-type="string">
            <text:p>G</text:p>
          </table:table-cell>
          <table:table-cell office:value-type="float" office:value="84901">
            <text:p>84901</text:p>
          </table:table-cell>
          <table:table-cell office:value-type="float" office:value="0.2832">
            <text:p>0.2832</text:p>
          </table:table-cell>
          <table:table-cell office:value-type="string">
            <text:p><text:s text:c="4"/></text:p>
          </table:table-cell>
          <table:table-cell office:value-type="string">
            <text:p>20.7g</text:p>
          </table:table-cell>
          <table:table-cell office:value-type="float" office:value="8.174">
            <text:p>8.174</text:p>
          </table:table-cell>
          <table:table-cell table:formula="of:=ROUND([.J72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SDSS J130119.51+274336.6</text:p>
          </table:table-cell>
          <table:table-cell office:value-type="float" office:value="195.33133">
            <text:p>195.33133</text:p>
          </table:table-cell>
          <table:table-cell office:value-type="float" office:value="27.72684">
            <text:p>27.726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7.738">
            <text:p>7.738</text:p>
          </table:table-cell>
          <table:table-cell table:formula="of:=ROUND([.J72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SDSS J130140.91+275820.6</text:p>
          </table:table-cell>
          <table:table-cell office:value-type="float" office:value="195.4205">
            <text:p>195.4205</text:p>
          </table:table-cell>
          <table:table-cell office:value-type="float" office:value="27.97241">
            <text:p>27.972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7.767">
            <text:p>7.767</text:p>
          </table:table-cell>
          <table:table-cell table:formula="of:=ROUND([.J726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[IBG2003] J130052+274907</text:p>
          </table:table-cell>
          <table:table-cell office:value-type="float" office:value="195.22083">
            <text:p>195.22083</text:p>
          </table:table-cell>
          <table:table-cell office:value-type="float" office:value="27.81861">
            <text:p>27.818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8.02">
            <text:p>8.02</text:p>
          </table:table-cell>
          <table:table-cell table:formula="of:=ROUND([.J727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SDSS J130056.34+275344.9</text:p>
          </table:table-cell>
          <table:table-cell office:value-type="float" office:value="195.23477">
            <text:p>195.23477</text:p>
          </table:table-cell>
          <table:table-cell office:value-type="float" office:value="27.89581">
            <text:p>27.895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7.506">
            <text:p>7.506</text:p>
          </table:table-cell>
          <table:table-cell table:formula="of:=ROUND([.J72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SDSS J130204.50+275229.1</text:p>
          </table:table-cell>
          <table:table-cell office:value-type="float" office:value="195.51875">
            <text:p>195.51875</text:p>
          </table:table-cell>
          <table:table-cell office:value-type="float" office:value="27.87478">
            <text:p>27.874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8.153">
            <text:p>8.153</text:p>
          </table:table-cell>
          <table:table-cell table:formula="of:=ROUND([.J72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SDSS J130200.86+274834.3</text:p>
          </table:table-cell>
          <table:table-cell office:value-type="float" office:value="195.50362">
            <text:p>195.50362</text:p>
          </table:table-cell>
          <table:table-cell office:value-type="float" office:value="27.80954">
            <text:p>27.809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7.668">
            <text:p>7.668</text:p>
          </table:table-cell>
          <table:table-cell table:formula="of:=ROUND([.J73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SDSS J130052.32+275237.5</text:p>
          </table:table-cell>
          <table:table-cell office:value-type="float" office:value="195.21803">
            <text:p>195.21803</text:p>
          </table:table-cell>
          <table:table-cell office:value-type="float" office:value="27.87708">
            <text:p>27.877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8.059">
            <text:p>8.059</text:p>
          </table:table-cell>
          <table:table-cell table:formula="of:=ROUND([.J731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SDSS J130143.49+274346.0</text:p>
          </table:table-cell>
          <table:table-cell office:value-type="float" office:value="195.43123">
            <text:p>195.43123</text:p>
          </table:table-cell>
          <table:table-cell office:value-type="float" office:value="27.72945">
            <text:p>27.729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8.089">
            <text:p>8.089</text:p>
          </table:table-cell>
          <table:table-cell table:formula="of:=ROUND([.J73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SDSS J130128.39+275929.8</text:p>
          </table:table-cell>
          <table:table-cell office:value-type="float" office:value="195.36832">
            <text:p>195.36832</text:p>
          </table:table-cell>
          <table:table-cell office:value-type="float" office:value="27.99161">
            <text:p>27.991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8.387">
            <text:p>8.387</text:p>
          </table:table-cell>
          <table:table-cell table:formula="of:=ROUND([.J73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SDSS J130148.56+274401.1</text:p>
          </table:table-cell>
          <table:table-cell office:value-type="float" office:value="195.45237">
            <text:p>195.45237</text:p>
          </table:table-cell>
          <table:table-cell office:value-type="float" office:value="27.73364">
            <text:p>27.733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8.408">
            <text:p>8.408</text:p>
          </table:table-cell>
          <table:table-cell table:formula="of:=ROUND([.J73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SDSS J130155.46+275552.6</text:p>
          </table:table-cell>
          <table:table-cell office:value-type="float" office:value="195.4811">
            <text:p>195.4811</text:p>
          </table:table-cell>
          <table:table-cell office:value-type="float" office:value="27.93129">
            <text:p>27.931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7.693">
            <text:p>7.693</text:p>
          </table:table-cell>
          <table:table-cell table:formula="of:=ROUND([.J73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SDSS J130052.42+274948.3</text:p>
          </table:table-cell>
          <table:table-cell office:value-type="float" office:value="195.21843">
            <text:p>195.21843</text:p>
          </table:table-cell>
          <table:table-cell office:value-type="float" office:value="27.83008">
            <text:p>27.830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003">
            <text:p>8.003</text:p>
          </table:table-cell>
          <table:table-cell table:formula="of:=ROUND([.J73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SDSS J130156.86+275607.6</text:p>
          </table:table-cell>
          <table:table-cell office:value-type="float" office:value="195.48693">
            <text:p>195.48693</text:p>
          </table:table-cell>
          <table:table-cell office:value-type="float" office:value="27.93546">
            <text:p>27.935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091">
            <text:p>8.091</text:p>
          </table:table-cell>
          <table:table-cell table:formula="of:=ROUND([.J73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SDSS J130054.01+275319.5</text:p>
          </table:table-cell>
          <table:table-cell office:value-type="float" office:value="195.22507">
            <text:p>195.22507</text:p>
          </table:table-cell>
          <table:table-cell office:value-type="float" office:value="27.88877">
            <text:p>27.888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86">
            <text:p>7.86</text:p>
          </table:table-cell>
          <table:table-cell table:formula="of:=ROUND([.J738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SDSS J130113.59+275831.6</text:p>
          </table:table-cell>
          <table:table-cell office:value-type="float" office:value="195.30666">
            <text:p>195.30666</text:p>
          </table:table-cell>
          <table:table-cell office:value-type="float" office:value="27.97547">
            <text:p>27.975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084">
            <text:p>8.084</text:p>
          </table:table-cell>
          <table:table-cell table:formula="of:=ROUND([.J73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SDSS J130130.58+275915.9</text:p>
          </table:table-cell>
          <table:table-cell office:value-type="float" office:value="195.37746">
            <text:p>195.37746</text:p>
          </table:table-cell>
          <table:table-cell office:value-type="float" office:value="27.98776">
            <text:p>27.987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174">
            <text:p>8.174</text:p>
          </table:table-cell>
          <table:table-cell table:formula="of:=ROUND([.J74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SDSS J130121.04+275909.4</text:p>
          </table:table-cell>
          <table:table-cell office:value-type="float" office:value="195.3377">
            <text:p>195.3377</text:p>
          </table:table-cell>
          <table:table-cell office:value-type="float" office:value="27.98596">
            <text:p>27.985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199">
            <text:p>8.199</text:p>
          </table:table-cell>
          <table:table-cell table:formula="of:=ROUND([.J74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SDSS J130054.50+275302.2</text:p>
          </table:table-cell>
          <table:table-cell office:value-type="float" office:value="195.22709">
            <text:p>195.22709</text:p>
          </table:table-cell>
          <table:table-cell office:value-type="float" office:value="27.88397">
            <text:p>27.883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68">
            <text:p>7.68</text:p>
          </table:table-cell>
          <table:table-cell table:formula="of:=ROUND([.J74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SDSS J130156.74+275530.3</text:p>
          </table:table-cell>
          <table:table-cell office:value-type="float" office:value="195.48645">
            <text:p>195.48645</text:p>
          </table:table-cell>
          <table:table-cell office:value-type="float" office:value="27.92508">
            <text:p>27.925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699">
            <text:p>7.699</text:p>
          </table:table-cell>
          <table:table-cell table:formula="of:=ROUND([.J74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SDSS J130056.98+274711.4</text:p>
          </table:table-cell>
          <table:table-cell office:value-type="float" office:value="195.23745">
            <text:p>195.23745</text:p>
          </table:table-cell>
          <table:table-cell office:value-type="float" office:value="27.78652">
            <text:p>27.786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924">
            <text:p>7.924</text:p>
          </table:table-cell>
          <table:table-cell table:formula="of:=ROUND([.J74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SDSS J130051.12+274944.1</text:p>
          </table:table-cell>
          <table:table-cell office:value-type="float" office:value="195.21302">
            <text:p>195.21302</text:p>
          </table:table-cell>
          <table:table-cell office:value-type="float" office:value="27.82894">
            <text:p>27.82894</text:p>
          </table:table-cell>
          <table:table-cell office:value-type="string">
            <text:p>*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297">
            <text:p>8.297</text:p>
          </table:table-cell>
          <table:table-cell table:formula="of:=ROUND([.J745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[APS2006] J195.291321+27.96686</text:p>
          </table:table-cell>
          <table:table-cell office:value-type="float" office:value="195.29132">
            <text:p>195.29132</text:p>
          </table:table-cell>
          <table:table-cell office:value-type="float" office:value="27.96687">
            <text:p>27.96687</text:p>
          </table:table-cell>
          <table:table-cell office:value-type="string">
            <text:p>G</text:p>
          </table:table-cell>
          <table:table-cell office:value-type="float" office:value="58627">
            <text:p>58627</text:p>
          </table:table-cell>
          <table:table-cell office:value-type="float" office:value="0.19556">
            <text:p>0.19556</text:p>
          </table:table-cell>
          <table:table-cell office:value-type="string">
            <text:p>PHOT</text:p>
          </table:table-cell>
          <table:table-cell office:value-type="string">
            <text:p>21.6R</text:p>
          </table:table-cell>
          <table:table-cell office:value-type="float" office:value="7.991">
            <text:p>7.991</text:p>
          </table:table-cell>
          <table:table-cell table:formula="of:=ROUND([.J746])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DSS J130145.77+274422.1</text:p>
          </table:table-cell>
          <table:table-cell office:value-type="float" office:value="195.44074">
            <text:p>195.44074</text:p>
          </table:table-cell>
          <table:table-cell office:value-type="float" office:value="27.7395">
            <text:p>27.73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787">
            <text:p>7.787</text:p>
          </table:table-cell>
          <table:table-cell table:formula="of:=ROUND([.J74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SDSS J130127.31+274301.8</text:p>
          </table:table-cell>
          <table:table-cell office:value-type="float" office:value="195.36383">
            <text:p>195.36383</text:p>
          </table:table-cell>
          <table:table-cell office:value-type="float" office:value="27.71717">
            <text:p>27.717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081">
            <text:p>8.081</text:p>
          </table:table-cell>
          <table:table-cell table:formula="of:=ROUND([.J74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SDSS J130158.34+275457.0</text:p>
          </table:table-cell>
          <table:table-cell office:value-type="float" office:value="195.49312">
            <text:p>195.49312</text:p>
          </table:table-cell>
          <table:table-cell office:value-type="float" office:value="27.91583">
            <text:p>27.915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701">
            <text:p>7.701</text:p>
          </table:table-cell>
          <table:table-cell table:formula="of:=ROUND([.J74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SDSS J130200.81+275453.1</text:p>
          </table:table-cell>
          <table:table-cell office:value-type="float" office:value="195.50339">
            <text:p>195.50339</text:p>
          </table:table-cell>
          <table:table-cell office:value-type="float" office:value="27.91475">
            <text:p>27.914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148">
            <text:p>8.148</text:p>
          </table:table-cell>
          <table:table-cell table:formula="of:=ROUND([.J75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SDSS J130119.14+275834.2</text:p>
          </table:table-cell>
          <table:table-cell office:value-type="float" office:value="195.32977">
            <text:p>195.32977</text:p>
          </table:table-cell>
          <table:table-cell office:value-type="float" office:value="27.97619">
            <text:p>27.976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722">
            <text:p>7.722</text:p>
          </table:table-cell>
          <table:table-cell table:formula="of:=ROUND([.J75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SDSS J130110.29+274426.4</text:p>
          </table:table-cell>
          <table:table-cell office:value-type="float" office:value="195.2929">
            <text:p>195.2929</text:p>
          </table:table-cell>
          <table:table-cell office:value-type="float" office:value="27.74069">
            <text:p>27.740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748">
            <text:p>7.748</text:p>
          </table:table-cell>
          <table:table-cell table:formula="of:=ROUND([.J75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ABELL 1656:[EF2011] 7198</text:p>
          </table:table-cell>
          <table:table-cell office:value-type="float" office:value="195.23421">
            <text:p>195.23421</text:p>
          </table:table-cell>
          <table:table-cell office:value-type="float" office:value="27.78955">
            <text:p>27.78955</text:p>
          </table:table-cell>
          <table:table-cell office:value-type="string">
            <text:p>G</text:p>
          </table:table-cell>
          <table:table-cell office:value-type="float" office:value="46504">
            <text:p>46504</text:p>
          </table:table-cell>
          <table:table-cell office:value-type="float" office:value="0.15512">
            <text:p>0.15512</text:p>
          </table:table-cell>
          <table:table-cell office:value-type="string">
            <text:p>PHOT</text:p>
          </table:table-cell>
          <table:table-cell office:value-type="string">
            <text:p>21.9g</text:p>
          </table:table-cell>
          <table:table-cell office:value-type="float" office:value="7.988">
            <text:p>7.988</text:p>
          </table:table-cell>
          <table:table-cell table:formula="of:=ROUND([.J753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SDSS J130117.59+274326.2</text:p>
          </table:table-cell>
          <table:table-cell office:value-type="float" office:value="195.32331">
            <text:p>195.32331</text:p>
          </table:table-cell>
          <table:table-cell office:value-type="float" office:value="27.72395">
            <text:p>27.723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019">
            <text:p>8.019</text:p>
          </table:table-cell>
          <table:table-cell table:formula="of:=ROUND([.J75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SDSS J130158.49+274625.2</text:p>
          </table:table-cell>
          <table:table-cell office:value-type="float" office:value="195.49372">
            <text:p>195.49372</text:p>
          </table:table-cell>
          <table:table-cell office:value-type="float" office:value="27.77368">
            <text:p>27.773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187">
            <text:p>8.187</text:p>
          </table:table-cell>
          <table:table-cell table:formula="of:=ROUND([.J75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SDSS J130125.30+275923.0</text:p>
          </table:table-cell>
          <table:table-cell office:value-type="float" office:value="195.35544">
            <text:p>195.35544</text:p>
          </table:table-cell>
          <table:table-cell office:value-type="float" office:value="27.98973">
            <text:p>27.98973</text:p>
          </table:table-cell>
          <table:table-cell office:value-type="string">
            <text:p>G</text:p>
          </table:table-cell>
          <table:table-cell office:value-type="float" office:value="72784">
            <text:p>72784</text:p>
          </table:table-cell>
          <table:table-cell office:value-type="float" office:value="0.24278">
            <text:p>0.24278</text:p>
          </table:table-cell>
          <table:table-cell office:value-type="string">
            <text:p>PHOT</text:p>
          </table:table-cell>
          <table:table-cell office:value-type="string">
            <text:p>21.9g</text:p>
          </table:table-cell>
          <table:table-cell office:value-type="float" office:value="8.298">
            <text:p>8.298</text:p>
          </table:table-cell>
          <table:table-cell table:formula="of:=ROUND([.J756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SDSS J130205.97+275102.0</text:p>
          </table:table-cell>
          <table:table-cell office:value-type="float" office:value="195.52489">
            <text:p>195.52489</text:p>
          </table:table-cell>
          <table:table-cell office:value-type="float" office:value="27.85056">
            <text:p>27.850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363">
            <text:p>8.363</text:p>
          </table:table-cell>
          <table:table-cell table:formula="of:=ROUND([.J75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[IBG2003] J130057+274653</text:p>
          </table:table-cell>
          <table:table-cell office:value-type="float" office:value="195.23994">
            <text:p>195.23994</text:p>
          </table:table-cell>
          <table:table-cell office:value-type="float" office:value="27.7813">
            <text:p>27.78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r</text:p>
          </table:table-cell>
          <table:table-cell office:value-type="float" office:value="7.972">
            <text:p>7.972</text:p>
          </table:table-cell>
          <table:table-cell table:formula="of:=ROUND([.J758])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SDSS J130103.89+274544.9</text:p>
          </table:table-cell>
          <table:table-cell office:value-type="float" office:value="195.26621">
            <text:p>195.26621</text:p>
          </table:table-cell>
          <table:table-cell office:value-type="float" office:value="27.76248">
            <text:p>27.762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582">
            <text:p>7.582</text:p>
          </table:table-cell>
          <table:table-cell table:formula="of:=ROUND([.J75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SDSS J130132.92+275849.0</text:p>
          </table:table-cell>
          <table:table-cell office:value-type="float" office:value="195.3872">
            <text:p>195.3872</text:p>
          </table:table-cell>
          <table:table-cell office:value-type="float" office:value="27.98028">
            <text:p>27.980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78">
            <text:p>7.78</text:p>
          </table:table-cell>
          <table:table-cell table:formula="of:=ROUND([.J76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SDSS J130142.29+274352.5</text:p>
          </table:table-cell>
          <table:table-cell office:value-type="float" office:value="195.42621">
            <text:p>195.42621</text:p>
          </table:table-cell>
          <table:table-cell office:value-type="float" office:value="27.73126">
            <text:p>27.731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882">
            <text:p>7.882</text:p>
          </table:table-cell>
          <table:table-cell table:formula="of:=ROUND([.J76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SDSS J130127.43+275848.8</text:p>
          </table:table-cell>
          <table:table-cell office:value-type="float" office:value="195.36431">
            <text:p>195.36431</text:p>
          </table:table-cell>
          <table:table-cell office:value-type="float" office:value="27.98023">
            <text:p>27.980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706">
            <text:p>7.706</text:p>
          </table:table-cell>
          <table:table-cell table:formula="of:=ROUND([.J76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SDSS J130053.78+275228.7</text:p>
          </table:table-cell>
          <table:table-cell office:value-type="float" office:value="195.2241">
            <text:p>195.2241</text:p>
          </table:table-cell>
          <table:table-cell office:value-type="float" office:value="27.87466">
            <text:p>27.874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716">
            <text:p>7.716</text:p>
          </table:table-cell>
          <table:table-cell table:formula="of:=ROUND([.J76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SDSS J130052.30+275332.8</text:p>
          </table:table-cell>
          <table:table-cell office:value-type="float" office:value="195.21795">
            <text:p>195.21795</text:p>
          </table:table-cell>
          <table:table-cell office:value-type="float" office:value="27.89245">
            <text:p>27.892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286">
            <text:p>8.286</text:p>
          </table:table-cell>
          <table:table-cell table:formula="of:=ROUND([.J76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SDSS J130144.51+274330.8</text:p>
          </table:table-cell>
          <table:table-cell office:value-type="float" office:value="195.43546">
            <text:p>195.43546</text:p>
          </table:table-cell>
          <table:table-cell office:value-type="float" office:value="27.72524">
            <text:p>27.725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414">
            <text:p>8.414</text:p>
          </table:table-cell>
          <table:table-cell table:formula="of:=ROUND([.J76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SDSS J130153.61+275610.1</text:p>
          </table:table-cell>
          <table:table-cell office:value-type="float" office:value="195.47338">
            <text:p>195.47338</text:p>
          </table:table-cell>
          <table:table-cell office:value-type="float" office:value="27.93617">
            <text:p>27.936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568">
            <text:p>7.568</text:p>
          </table:table-cell>
          <table:table-cell table:formula="of:=ROUND([.J76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SDSS J130135.89+274331.6</text:p>
          </table:table-cell>
          <table:table-cell office:value-type="float" office:value="195.39957">
            <text:p>195.39957</text:p>
          </table:table-cell>
          <table:table-cell office:value-type="float" office:value="27.72545">
            <text:p>27.725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774">
            <text:p>7.774</text:p>
          </table:table-cell>
          <table:table-cell table:formula="of:=ROUND([.J76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SDSS J130133.58+274323.5</text:p>
          </table:table-cell>
          <table:table-cell office:value-type="float" office:value="195.38992">
            <text:p>195.38992</text:p>
          </table:table-cell>
          <table:table-cell office:value-type="float" office:value="27.7232">
            <text:p>27.72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811">
            <text:p>7.811</text:p>
          </table:table-cell>
          <table:table-cell table:formula="of:=ROUND([.J76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SDSS J130052.86+274906.8</text:p>
          </table:table-cell>
          <table:table-cell office:value-type="float" office:value="195.22026">
            <text:p>195.22026</text:p>
          </table:table-cell>
          <table:table-cell office:value-type="float" office:value="27.81856">
            <text:p>27.818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05">
            <text:p>8.05</text:p>
          </table:table-cell>
          <table:table-cell table:formula="of:=ROUND([.J769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SDSS J130152.17+275717.9</text:p>
          </table:table-cell>
          <table:table-cell office:value-type="float" office:value="195.46738">
            <text:p>195.46738</text:p>
          </table:table-cell>
          <table:table-cell office:value-type="float" office:value="27.95498">
            <text:p>27.954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154">
            <text:p>8.154</text:p>
          </table:table-cell>
          <table:table-cell table:formula="of:=ROUND([.J77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SDSS J130147.49+274404.1</text:p>
          </table:table-cell>
          <table:table-cell office:value-type="float" office:value="195.44789">
            <text:p>195.44789</text:p>
          </table:table-cell>
          <table:table-cell office:value-type="float" office:value="27.73447">
            <text:p>27.734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24">
            <text:p>8.24</text:p>
          </table:table-cell>
          <table:table-cell table:formula="of:=ROUND([.J77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SDSS J130147.63+274457.4</text:p>
          </table:table-cell>
          <table:table-cell office:value-type="float" office:value="195.44846">
            <text:p>195.44846</text:p>
          </table:table-cell>
          <table:table-cell office:value-type="float" office:value="27.74929">
            <text:p>27.749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512">
            <text:p>7.512</text:p>
          </table:table-cell>
          <table:table-cell table:formula="of:=ROUND([.J77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SDSS J130110.12+274411.8</text:p>
          </table:table-cell>
          <table:table-cell office:value-type="float" office:value="195.2922">
            <text:p>195.2922</text:p>
          </table:table-cell>
          <table:table-cell office:value-type="float" office:value="27.73662">
            <text:p>27.736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978">
            <text:p>7.978</text:p>
          </table:table-cell>
          <table:table-cell table:formula="of:=ROUND([.J77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SDSS J130116.15+274314.6</text:p>
          </table:table-cell>
          <table:table-cell office:value-type="float" office:value="195.31733">
            <text:p>195.31733</text:p>
          </table:table-cell>
          <table:table-cell office:value-type="float" office:value="27.72074">
            <text:p>27.720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299">
            <text:p>8.299</text:p>
          </table:table-cell>
          <table:table-cell table:formula="of:=ROUND([.J77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SDSS J130131.36+274249.2</text:p>
          </table:table-cell>
          <table:table-cell office:value-type="float" office:value="195.38067">
            <text:p>195.38067</text:p>
          </table:table-cell>
          <table:table-cell office:value-type="float" office:value="27.71369">
            <text:p>27.713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319">
            <text:p>8.319</text:p>
          </table:table-cell>
          <table:table-cell table:formula="of:=ROUND([.J77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SDSS J130052.24+275124.7</text:p>
          </table:table-cell>
          <table:table-cell office:value-type="float" office:value="195.21769">
            <text:p>195.21769</text:p>
          </table:table-cell>
          <table:table-cell office:value-type="float" office:value="27.85686">
            <text:p>27.856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939">
            <text:p>7.939</text:p>
          </table:table-cell>
          <table:table-cell table:formula="of:=ROUND([.J776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SDSS J130118.81+274320.0</text:p>
          </table:table-cell>
          <table:table-cell office:value-type="float" office:value="195.32839">
            <text:p>195.32839</text:p>
          </table:table-cell>
          <table:table-cell office:value-type="float" office:value="27.72223">
            <text:p>27.72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045">
            <text:p>8.045</text:p>
          </table:table-cell>
          <table:table-cell table:formula="of:=ROUND([.J77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SDSS J130157.13+274556.1</text:p>
          </table:table-cell>
          <table:table-cell office:value-type="float" office:value="195.48806">
            <text:p>195.48806</text:p>
          </table:table-cell>
          <table:table-cell office:value-type="float" office:value="27.7656">
            <text:p>27.76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239">
            <text:p>8.239</text:p>
          </table:table-cell>
          <table:table-cell table:formula="of:=ROUND([.J77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SDSS J130146.61+275805.2</text:p>
          </table:table-cell>
          <table:table-cell office:value-type="float" office:value="195.44423">
            <text:p>195.44423</text:p>
          </table:table-cell>
          <table:table-cell office:value-type="float" office:value="27.96813">
            <text:p>27.968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084">
            <text:p>8.084</text:p>
          </table:table-cell>
          <table:table-cell table:formula="of:=ROUND([.J77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SDSS J130053.67+275356.0</text:p>
          </table:table-cell>
          <table:table-cell office:value-type="float" office:value="195.22366">
            <text:p>195.22366</text:p>
          </table:table-cell>
          <table:table-cell office:value-type="float" office:value="27.89891">
            <text:p>27.898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123">
            <text:p>8.123</text:p>
          </table:table-cell>
          <table:table-cell table:formula="of:=ROUND([.J78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SDSS J130051.51+275023.9</text:p>
          </table:table-cell>
          <table:table-cell office:value-type="float" office:value="195.21463">
            <text:p>195.21463</text:p>
          </table:table-cell>
          <table:table-cell office:value-type="float" office:value="27.83999">
            <text:p>27.839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128">
            <text:p>8.128</text:p>
          </table:table-cell>
          <table:table-cell table:formula="of:=ROUND([.J78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SDSS J130117.31+274320.3</text:p>
          </table:table-cell>
          <table:table-cell office:value-type="float" office:value="195.32215">
            <text:p>195.32215</text:p>
          </table:table-cell>
          <table:table-cell office:value-type="float" office:value="27.72231">
            <text:p>27.722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131">
            <text:p>8.131</text:p>
          </table:table-cell>
          <table:table-cell table:formula="of:=ROUND([.J78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SDSS J130119.75+275831.3</text:p>
          </table:table-cell>
          <table:table-cell office:value-type="float" office:value="195.33231">
            <text:p>195.33231</text:p>
          </table:table-cell>
          <table:table-cell office:value-type="float" office:value="27.97537">
            <text:p>27.975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64">
            <text:p>7.64</text:p>
          </table:table-cell>
          <table:table-cell table:formula="of:=ROUND([.J78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SDSS J130055.18+274821.2</text:p>
          </table:table-cell>
          <table:table-cell office:value-type="float" office:value="195.22993">
            <text:p>195.22993</text:p>
          </table:table-cell>
          <table:table-cell office:value-type="float" office:value="27.8059">
            <text:p>27.80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79">
            <text:p>7.79</text:p>
          </table:table-cell>
          <table:table-cell table:formula="of:=ROUND([.J78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SDSS J130106.20+274448.8</text:p>
          </table:table-cell>
          <table:table-cell office:value-type="float" office:value="195.27587">
            <text:p>195.27587</text:p>
          </table:table-cell>
          <table:table-cell office:value-type="float" office:value="27.7469">
            <text:p>27.74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947">
            <text:p>7.947</text:p>
          </table:table-cell>
          <table:table-cell table:formula="of:=ROUND([.J78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SDSS J130204.56+275029.5</text:p>
          </table:table-cell>
          <table:table-cell office:value-type="float" office:value="195.51902">
            <text:p>195.51902</text:p>
          </table:table-cell>
          <table:table-cell office:value-type="float" office:value="27.84154">
            <text:p>27.841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075">
            <text:p>8.075</text:p>
          </table:table-cell>
          <table:table-cell table:formula="of:=ROUND([.J78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SDSS J130137.01+274348.7</text:p>
          </table:table-cell>
          <table:table-cell office:value-type="float" office:value="195.40421">
            <text:p>195.40421</text:p>
          </table:table-cell>
          <table:table-cell office:value-type="float" office:value="27.73021">
            <text:p>27.730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556">
            <text:p>7.556</text:p>
          </table:table-cell>
          <table:table-cell table:formula="of:=ROUND([.J78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SDSS J130201.28+274851.9</text:p>
          </table:table-cell>
          <table:table-cell office:value-type="float" office:value="195.50536">
            <text:p>195.50536</text:p>
          </table:table-cell>
          <table:table-cell office:value-type="float" office:value="27.81442">
            <text:p>27.814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664">
            <text:p>7.664</text:p>
          </table:table-cell>
          <table:table-cell table:formula="of:=ROUND([.J78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SDSS J130103.44+275653.6</text:p>
          </table:table-cell>
          <table:table-cell office:value-type="float" office:value="195.26435">
            <text:p>195.26435</text:p>
          </table:table-cell>
          <table:table-cell office:value-type="float" office:value="27.94823">
            <text:p>27.948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951">
            <text:p>7.951</text:p>
          </table:table-cell>
          <table:table-cell table:formula="of:=ROUND([.J789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SDSS J130155.08+274522.2</text:p>
          </table:table-cell>
          <table:table-cell office:value-type="float" office:value="195.47952">
            <text:p>195.47952</text:p>
          </table:table-cell>
          <table:table-cell office:value-type="float" office:value="27.75619">
            <text:p>27.756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272">
            <text:p>8.272</text:p>
          </table:table-cell>
          <table:table-cell table:formula="of:=ROUND([.J79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SDSS J130202.14+275041.7</text:p>
          </table:table-cell>
          <table:table-cell office:value-type="float" office:value="195.50892">
            <text:p>195.50892</text:p>
          </table:table-cell>
          <table:table-cell office:value-type="float" office:value="27.84493">
            <text:p>27.844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527">
            <text:p>7.527</text:p>
          </table:table-cell>
          <table:table-cell table:formula="of:=ROUND([.J79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SDSS J130158.93+275432.6</text:p>
          </table:table-cell>
          <table:table-cell office:value-type="float" office:value="195.49558">
            <text:p>195.49558</text:p>
          </table:table-cell>
          <table:table-cell office:value-type="float" office:value="27.90907">
            <text:p>27.909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623">
            <text:p>7.623</text:p>
          </table:table-cell>
          <table:table-cell table:formula="of:=ROUND([.J79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SDSS J130203.54+275046.0</text:p>
          </table:table-cell>
          <table:table-cell office:value-type="float" office:value="195.51477">
            <text:p>195.51477</text:p>
          </table:table-cell>
          <table:table-cell office:value-type="float" office:value="27.84612">
            <text:p>27.846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834">
            <text:p>7.834</text:p>
          </table:table-cell>
          <table:table-cell table:formula="of:=ROUND([.J79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SDSS J130203.74+275218.7</text:p>
          </table:table-cell>
          <table:table-cell office:value-type="float" office:value="195.51559">
            <text:p>195.51559</text:p>
          </table:table-cell>
          <table:table-cell office:value-type="float" office:value="27.87186">
            <text:p>27.87186</text:p>
          </table:table-cell>
          <table:table-cell office:value-type="string">
            <text:p>G</text:p>
          </table:table-cell>
          <table:table-cell office:value-type="float" office:value="38230">
            <text:p>38230</text:p>
          </table:table-cell>
          <table:table-cell office:value-type="float" office:value="0.12752">
            <text:p>0.12752</text:p>
          </table:table-cell>
          <table:table-cell office:value-type="string">
            <text:p>PHOT</text:p>
          </table:table-cell>
          <table:table-cell office:value-type="string">
            <text:p>22.8g</text:p>
          </table:table-cell>
          <table:table-cell office:value-type="float" office:value="7.96">
            <text:p>7.96</text:p>
          </table:table-cell>
          <table:table-cell table:formula="of:=ROUND([.J79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SDSS J130127.70+275914.8</text:p>
          </table:table-cell>
          <table:table-cell office:value-type="float" office:value="195.36545">
            <text:p>195.36545</text:p>
          </table:table-cell>
          <table:table-cell office:value-type="float" office:value="27.98746">
            <text:p>27.987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139">
            <text:p>8.139</text:p>
          </table:table-cell>
          <table:table-cell table:formula="of:=ROUND([.J79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SDSS J130113.09+275855.5</text:p>
          </table:table-cell>
          <table:table-cell office:value-type="float" office:value="195.30457">
            <text:p>195.30457</text:p>
          </table:table-cell>
          <table:table-cell office:value-type="float" office:value="27.9821">
            <text:p>27.98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493">
            <text:p>8.493</text:p>
          </table:table-cell>
          <table:table-cell table:formula="of:=ROUND([.J79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SDSS J130126.93+274332.9</text:p>
          </table:table-cell>
          <table:table-cell office:value-type="float" office:value="195.36221">
            <text:p>195.36221</text:p>
          </table:table-cell>
          <table:table-cell office:value-type="float" office:value="27.72583">
            <text:p>27.725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564">
            <text:p>7.564</text:p>
          </table:table-cell>
          <table:table-cell table:formula="of:=ROUND([.J79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SDSS J130202.39+275150.6</text:p>
          </table:table-cell>
          <table:table-cell office:value-type="float" office:value="195.50997">
            <text:p>195.50997</text:p>
          </table:table-cell>
          <table:table-cell office:value-type="float" office:value="27.86407">
            <text:p>27.864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606">
            <text:p>7.606</text:p>
          </table:table-cell>
          <table:table-cell table:formula="of:=ROUND([.J79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SDSS J130159.14+274741.0</text:p>
          </table:table-cell>
          <table:table-cell office:value-type="float" office:value="195.49645">
            <text:p>195.49645</text:p>
          </table:table-cell>
          <table:table-cell office:value-type="float" office:value="27.79474">
            <text:p>27.794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664">
            <text:p>7.664</text:p>
          </table:table-cell>
          <table:table-cell table:formula="of:=ROUND([.J79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SDSS J130058.21+275509.4</text:p>
          </table:table-cell>
          <table:table-cell office:value-type="float" office:value="195.24255">
            <text:p>195.24255</text:p>
          </table:table-cell>
          <table:table-cell office:value-type="float" office:value="27.9193">
            <text:p>27.91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754">
            <text:p>7.754</text:p>
          </table:table-cell>
          <table:table-cell table:formula="of:=ROUND([.J80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SDSS J130155.83+275554.6</text:p>
          </table:table-cell>
          <table:table-cell office:value-type="float" office:value="195.48265">
            <text:p>195.48265</text:p>
          </table:table-cell>
          <table:table-cell office:value-type="float" office:value="27.93185">
            <text:p>27.931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779">
            <text:p>7.779</text:p>
          </table:table-cell>
          <table:table-cell table:formula="of:=ROUND([.J80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SDSS J130118.40+275843.2</text:p>
          </table:table-cell>
          <table:table-cell office:value-type="float" office:value="195.32669">
            <text:p>195.32669</text:p>
          </table:table-cell>
          <table:table-cell office:value-type="float" office:value="27.97867">
            <text:p>27.978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909">
            <text:p>7.909</text:p>
          </table:table-cell>
          <table:table-cell table:formula="of:=ROUND([.J80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SDSS J130126.42+275902.8</text:p>
          </table:table-cell>
          <table:table-cell office:value-type="float" office:value="195.36012">
            <text:p>195.36012</text:p>
          </table:table-cell>
          <table:table-cell office:value-type="float" office:value="27.98412">
            <text:p>27.984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946">
            <text:p>7.946</text:p>
          </table:table-cell>
          <table:table-cell table:formula="of:=ROUND([.J80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SDSS J130102.18+274534.9</text:p>
          </table:table-cell>
          <table:table-cell office:value-type="float" office:value="195.25912">
            <text:p>195.25912</text:p>
          </table:table-cell>
          <table:table-cell office:value-type="float" office:value="27.75969">
            <text:p>27.759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968">
            <text:p>7.968</text:p>
          </table:table-cell>
          <table:table-cell table:formula="of:=ROUND([.J80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SDSS J130204.38+275106.2</text:p>
          </table:table-cell>
          <table:table-cell office:value-type="float" office:value="195.51829">
            <text:p>195.51829</text:p>
          </table:table-cell>
          <table:table-cell office:value-type="float" office:value="27.85174">
            <text:p>27.851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013">
            <text:p>8.013</text:p>
          </table:table-cell>
          <table:table-cell table:formula="of:=ROUND([.J80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SDSS J130052.14+275306.9</text:p>
          </table:table-cell>
          <table:table-cell office:value-type="float" office:value="195.21728">
            <text:p>195.21728</text:p>
          </table:table-cell>
          <table:table-cell office:value-type="float" office:value="27.88527">
            <text:p>27.885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204">
            <text:p>8.204</text:p>
          </table:table-cell>
          <table:table-cell table:formula="of:=ROUND([.J806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SDSS J130203.94+275056.2</text:p>
          </table:table-cell>
          <table:table-cell office:value-type="float" office:value="195.51643">
            <text:p>195.51643</text:p>
          </table:table-cell>
          <table:table-cell office:value-type="float" office:value="27.84897">
            <text:p>27.848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916">
            <text:p>7.916</text:p>
          </table:table-cell>
          <table:table-cell table:formula="of:=ROUND([.J80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SDSS J130153.88+275700.1</text:p>
          </table:table-cell>
          <table:table-cell office:value-type="float" office:value="195.47451">
            <text:p>195.47451</text:p>
          </table:table-cell>
          <table:table-cell office:value-type="float" office:value="27.95003">
            <text:p>27.950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189">
            <text:p>8.189</text:p>
          </table:table-cell>
          <table:table-cell table:formula="of:=ROUND([.J80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SDSS J130127.00+274240.2</text:p>
          </table:table-cell>
          <table:table-cell office:value-type="float" office:value="195.36254">
            <text:p>195.36254</text:p>
          </table:table-cell>
          <table:table-cell office:value-type="float" office:value="27.71117">
            <text:p>27.711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443">
            <text:p>8.443</text:p>
          </table:table-cell>
          <table:table-cell table:formula="of:=ROUND([.J80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SDSS J130113.92+274415.2</text:p>
          </table:table-cell>
          <table:table-cell office:value-type="float" office:value="195.30804">
            <text:p>195.30804</text:p>
          </table:table-cell>
          <table:table-cell office:value-type="float" office:value="27.73757">
            <text:p>27.737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541">
            <text:p>7.541</text:p>
          </table:table-cell>
          <table:table-cell table:formula="of:=ROUND([.J81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SDSS J130151.42+274505.2</text:p>
          </table:table-cell>
          <table:table-cell office:value-type="float" office:value="195.46429">
            <text:p>195.46429</text:p>
          </table:table-cell>
          <table:table-cell office:value-type="float" office:value="27.75146">
            <text:p>27.751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924">
            <text:p>7.924</text:p>
          </table:table-cell>
          <table:table-cell table:formula="of:=ROUND([.J81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SDSS J130100.16+275558.7</text:p>
          </table:table-cell>
          <table:table-cell office:value-type="float" office:value="195.25069">
            <text:p>195.25069</text:p>
          </table:table-cell>
          <table:table-cell office:value-type="float" office:value="27.93298">
            <text:p>27.932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869">
            <text:p>7.869</text:p>
          </table:table-cell>
          <table:table-cell table:formula="of:=ROUND([.J81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SDSS J130059.91+274618.7</text:p>
          </table:table-cell>
          <table:table-cell office:value-type="float" office:value="195.24966">
            <text:p>195.24966</text:p>
          </table:table-cell>
          <table:table-cell office:value-type="float" office:value="27.77188">
            <text:p>27.771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871">
            <text:p>7.871</text:p>
          </table:table-cell>
          <table:table-cell table:formula="of:=ROUND([.J81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SDSS J130202.47+275312.1</text:p>
          </table:table-cell>
          <table:table-cell office:value-type="float" office:value="195.51033">
            <text:p>195.51033</text:p>
          </table:table-cell>
          <table:table-cell office:value-type="float" office:value="27.8867">
            <text:p>27.88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872">
            <text:p>7.872</text:p>
          </table:table-cell>
          <table:table-cell table:formula="of:=ROUND([.J81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SDSS J130152.53+274449.0</text:p>
          </table:table-cell>
          <table:table-cell office:value-type="float" office:value="195.46891">
            <text:p>195.46891</text:p>
          </table:table-cell>
          <table:table-cell office:value-type="float" office:value="27.74697">
            <text:p>27.746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288">
            <text:p>8.288</text:p>
          </table:table-cell>
          <table:table-cell table:formula="of:=ROUND([.J81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SDSS J130201.79+274951.4</text:p>
          </table:table-cell>
          <table:table-cell office:value-type="float" office:value="195.50749">
            <text:p>195.50749</text:p>
          </table:table-cell>
          <table:table-cell office:value-type="float" office:value="27.83095">
            <text:p>27.830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545">
            <text:p>7.545</text:p>
          </table:table-cell>
          <table:table-cell table:formula="of:=ROUND([.J81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SDSS J130053.68+274832.1</text:p>
          </table:table-cell>
          <table:table-cell office:value-type="float" office:value="195.2237">
            <text:p>195.2237</text:p>
          </table:table-cell>
          <table:table-cell office:value-type="float" office:value="27.80894">
            <text:p>27.808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039">
            <text:p>8.039</text:p>
          </table:table-cell>
          <table:table-cell table:formula="of:=ROUND([.J817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DSS J130205.04+275226.7</text:p>
          </table:table-cell>
          <table:table-cell office:value-type="float" office:value="195.52101">
            <text:p>195.52101</text:p>
          </table:table-cell>
          <table:table-cell office:value-type="float" office:value="27.87409">
            <text:p>27.874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265">
            <text:p>8.265</text:p>
          </table:table-cell>
          <table:table-cell table:formula="of:=ROUND([.J81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SDSS J130052.44+275228.1</text:p>
          </table:table-cell>
          <table:table-cell office:value-type="float" office:value="195.21852">
            <text:p>195.21852</text:p>
          </table:table-cell>
          <table:table-cell office:value-type="float" office:value="27.87448">
            <text:p>27.874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006">
            <text:p>8.006</text:p>
          </table:table-cell>
          <table:table-cell table:formula="of:=ROUND([.J819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DSS J130152.79+274452.2</text:p>
          </table:table-cell>
          <table:table-cell office:value-type="float" office:value="195.46998">
            <text:p>195.46998</text:p>
          </table:table-cell>
          <table:table-cell office:value-type="float" office:value="27.74786">
            <text:p>27.747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285">
            <text:p>8.285</text:p>
          </table:table-cell>
          <table:table-cell table:formula="of:=ROUND([.J82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SDSS J130102.40+275716.9</text:p>
          </table:table-cell>
          <table:table-cell office:value-type="float" office:value="195.26002">
            <text:p>195.26002</text:p>
          </table:table-cell>
          <table:table-cell office:value-type="float" office:value="27.95472">
            <text:p>27.954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393">
            <text:p>8.393</text:p>
          </table:table-cell>
          <table:table-cell table:formula="of:=ROUND([.J82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SDSS J130056.83+274701.3</text:p>
          </table:table-cell>
          <table:table-cell office:value-type="float" office:value="195.23682">
            <text:p>195.23682</text:p>
          </table:table-cell>
          <table:table-cell office:value-type="float" office:value="27.7837">
            <text:p>27.78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038">
            <text:p>8.038</text:p>
          </table:table-cell>
          <table:table-cell table:formula="of:=ROUND([.J82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SDSS J130143.91+274351.6</text:p>
          </table:table-cell>
          <table:table-cell office:value-type="float" office:value="195.43298">
            <text:p>195.43298</text:p>
          </table:table-cell>
          <table:table-cell office:value-type="float" office:value="27.73102">
            <text:p>27.731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045">
            <text:p>8.045</text:p>
          </table:table-cell>
          <table:table-cell table:formula="of:=ROUND([.J82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SDSS J130101.53+274523.1</text:p>
          </table:table-cell>
          <table:table-cell office:value-type="float" office:value="195.25638">
            <text:p>195.25638</text:p>
          </table:table-cell>
          <table:table-cell office:value-type="float" office:value="27.75642">
            <text:p>27.756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209">
            <text:p>8.209</text:p>
          </table:table-cell>
          <table:table-cell table:formula="of:=ROUND([.J82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SDSS J130203.83+275404.7</text:p>
          </table:table-cell>
          <table:table-cell office:value-type="float" office:value="195.51597">
            <text:p>195.51597</text:p>
          </table:table-cell>
          <table:table-cell office:value-type="float" office:value="27.90133">
            <text:p>27.901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429">
            <text:p>8.429</text:p>
          </table:table-cell>
          <table:table-cell table:formula="of:=ROUND([.J82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SDSS J130200.86+275322.3</text:p>
          </table:table-cell>
          <table:table-cell office:value-type="float" office:value="195.50359">
            <text:p>195.50359</text:p>
          </table:table-cell>
          <table:table-cell office:value-type="float" office:value="27.88954">
            <text:p>27.889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577">
            <text:p>7.577</text:p>
          </table:table-cell>
          <table:table-cell table:formula="of:=ROUND([.J82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SDSS J130146.85+275739.7</text:p>
          </table:table-cell>
          <table:table-cell office:value-type="float" office:value="195.44523">
            <text:p>195.44523</text:p>
          </table:table-cell>
          <table:table-cell office:value-type="float" office:value="27.96105">
            <text:p>27.961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749">
            <text:p>7.749</text:p>
          </table:table-cell>
          <table:table-cell table:formula="of:=ROUND([.J82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SDSS J130201.94+275315.6</text:p>
          </table:table-cell>
          <table:table-cell office:value-type="float" office:value="195.50811">
            <text:p>195.50811</text:p>
          </table:table-cell>
          <table:table-cell office:value-type="float" office:value="27.88769">
            <text:p>27.887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775">
            <text:p>7.775</text:p>
          </table:table-cell>
          <table:table-cell table:formula="of:=ROUND([.J82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SDSS J130203.37+275211.2</text:p>
          </table:table-cell>
          <table:table-cell office:value-type="float" office:value="195.51408">
            <text:p>195.51408</text:p>
          </table:table-cell>
          <table:table-cell office:value-type="float" office:value="27.86978">
            <text:p>27.869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863">
            <text:p>7.863</text:p>
          </table:table-cell>
          <table:table-cell table:formula="of:=ROUND([.J82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SDSS J130147.83+275803.1</text:p>
          </table:table-cell>
          <table:table-cell office:value-type="float" office:value="195.4493">
            <text:p>195.4493</text:p>
          </table:table-cell>
          <table:table-cell office:value-type="float" office:value="27.96754">
            <text:p>27.967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193">
            <text:p>8.193</text:p>
          </table:table-cell>
          <table:table-cell table:formula="of:=ROUND([.J83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SDSS J130202.23+275248.7</text:p>
          </table:table-cell>
          <table:table-cell office:value-type="float" office:value="195.50933">
            <text:p>195.50933</text:p>
          </table:table-cell>
          <table:table-cell office:value-type="float" office:value="27.88022">
            <text:p>27.880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726">
            <text:p>7.726</text:p>
          </table:table-cell>
          <table:table-cell table:formula="of:=ROUND([.J83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SDSS J130111.93+275837.2</text:p>
          </table:table-cell>
          <table:table-cell office:value-type="float" office:value="195.29973">
            <text:p>195.29973</text:p>
          </table:table-cell>
          <table:table-cell office:value-type="float" office:value="27.97703">
            <text:p>27.977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8.321">
            <text:p>8.321</text:p>
          </table:table-cell>
          <table:table-cell table:formula="of:=ROUND([.J83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[APS2006] J195.228775+27.88651</text:p>
          </table:table-cell>
          <table:table-cell office:value-type="float" office:value="195.22878">
            <text:p>195.22878</text:p>
          </table:table-cell>
          <table:table-cell office:value-type="float" office:value="27.88651">
            <text:p>27.886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R</text:p>
          </table:table-cell>
          <table:table-cell office:value-type="float" office:value="7.634">
            <text:p>7.634</text:p>
          </table:table-cell>
          <table:table-cell table:formula="of:=ROUND([.J833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SDSS J130058.08+274623.7</text:p>
          </table:table-cell>
          <table:table-cell office:value-type="float" office:value="195.24204">
            <text:p>195.24204</text:p>
          </table:table-cell>
          <table:table-cell office:value-type="float" office:value="27.77327">
            <text:p>27.773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8.147">
            <text:p>8.147</text:p>
          </table:table-cell>
          <table:table-cell table:formula="of:=ROUND([.J83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[APS2006] J195.264694+27.95268</text:p>
          </table:table-cell>
          <table:table-cell office:value-type="float" office:value="195.26469">
            <text:p>195.26469</text:p>
          </table:table-cell>
          <table:table-cell office:value-type="float" office:value="27.95268">
            <text:p>27.952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R</text:p>
          </table:table-cell>
          <table:table-cell office:value-type="float" office:value="8.136">
            <text:p>8.136</text:p>
          </table:table-cell>
          <table:table-cell table:formula="of:=ROUND([.J835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[APS2006] J195.268036+27.95289</text:p>
          </table:table-cell>
          <table:table-cell office:value-type="float" office:value="195.26804">
            <text:p>195.26804</text:p>
          </table:table-cell>
          <table:table-cell office:value-type="float" office:value="27.9529">
            <text:p>27.95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R</text:p>
          </table:table-cell>
          <table:table-cell office:value-type="float" office:value="8.028">
            <text:p>8.028</text:p>
          </table:table-cell>
          <table:table-cell table:formula="of:=ROUND([.J836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[APS2006] J195.223907+27.84993</text:p>
          </table:table-cell>
          <table:table-cell office:value-type="float" office:value="195.22391">
            <text:p>195.22391</text:p>
          </table:table-cell>
          <table:table-cell office:value-type="float" office:value="27.84993">
            <text:p>27.849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R</text:p>
          </table:table-cell>
          <table:table-cell office:value-type="float" office:value="7.605">
            <text:p>7.605</text:p>
          </table:table-cell>
          <table:table-cell table:formula="of:=ROUND([.J837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[APS2006] J195.227951+27.87445</text:p>
          </table:table-cell>
          <table:table-cell office:value-type="float" office:value="195.22795">
            <text:p>195.22795</text:p>
          </table:table-cell>
          <table:table-cell office:value-type="float" office:value="27.87445">
            <text:p>27.874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R</text:p>
          </table:table-cell>
          <table:table-cell office:value-type="float" office:value="7.513">
            <text:p>7.513</text:p>
          </table:table-cell>
          <table:table-cell table:formula="of:=ROUND([.J838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[APS2006] J195.278488+27.74225</text:p>
          </table:table-cell>
          <table:table-cell office:value-type="float" office:value="195.27849">
            <text:p>195.27849</text:p>
          </table:table-cell>
          <table:table-cell office:value-type="float" office:value="27.74225">
            <text:p>27.742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R</text:p>
          </table:table-cell>
          <table:table-cell office:value-type="float" office:value="8.088">
            <text:p>8.088</text:p>
          </table:table-cell>
          <table:table-cell table:formula="of:=ROUND([.J839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[APS2006] J195.268463+27.75978</text:p>
          </table:table-cell>
          <table:table-cell office:value-type="float" office:value="195.26846">
            <text:p>195.26846</text:p>
          </table:table-cell>
          <table:table-cell office:value-type="float" office:value="27.75978">
            <text:p>27.759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6R</text:p>
          </table:table-cell>
          <table:table-cell office:value-type="float" office:value="7.615">
            <text:p>7.615</text:p>
          </table:table-cell>
          <table:table-cell table:formula="of:=ROUND([.J840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ABELL 1656:[EF2011] 2538</text:p>
          </table:table-cell>
          <table:table-cell office:value-type="float" office:value="195.36189">
            <text:p>195.36189</text:p>
          </table:table-cell>
          <table:table-cell office:value-type="float" office:value="27.71567">
            <text:p>27.71567</text:p>
          </table:table-cell>
          <table:table-cell office:value-type="string">
            <text:p>G</text:p>
          </table:table-cell>
          <table:table-cell office:value-type="float" office:value="154153">
            <text:p>154153</text:p>
          </table:table-cell>
          <table:table-cell office:value-type="float" office:value="0.5142">
            <text:p>0.5142</text:p>
          </table:table-cell>
          <table:table-cell office:value-type="string">
            <text:p>PHOT</text:p>
          </table:table-cell>
          <table:table-cell office:value-type="string">
            <text:p>25.1g</text:p>
          </table:table-cell>
          <table:table-cell office:value-type="float" office:value="8.174">
            <text:p>8.174</text:p>
          </table:table-cell>
          <table:table-cell table:formula="of:=ROUND([.J841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[APS2006] J195.214844+27.87949</text:p>
          </table:table-cell>
          <table:table-cell office:value-type="float" office:value="195.21484">
            <text:p>195.21484</text:p>
          </table:table-cell>
          <table:table-cell office:value-type="float" office:value="27.8795">
            <text:p>27.87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1R</text:p>
          </table:table-cell>
          <table:table-cell office:value-type="float" office:value="8.253">
            <text:p>8.253</text:p>
          </table:table-cell>
          <table:table-cell table:formula="of:=ROUND([.J842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ABELL 1656:[EF2011] 3750</text:p>
          </table:table-cell>
          <table:table-cell office:value-type="float" office:value="195.29875">
            <text:p>195.29875</text:p>
          </table:table-cell>
          <table:table-cell office:value-type="float" office:value="27.97724">
            <text:p>27.97724</text:p>
          </table:table-cell>
          <table:table-cell office:value-type="string">
            <text:p>G</text:p>
          </table:table-cell>
          <table:table-cell office:value-type="float" office:value="149513">
            <text:p>149513</text:p>
          </table:table-cell>
          <table:table-cell office:value-type="float" office:value="0.49872">
            <text:p>0.49872</text:p>
          </table:table-cell>
          <table:table-cell office:value-type="string">
            <text:p>PHOT</text:p>
          </table:table-cell>
          <table:table-cell office:value-type="string">
            <text:p>26.4g</text:p>
          </table:table-cell>
          <table:table-cell office:value-type="float" office:value="8.356">
            <text:p>8.356</text:p>
          </table:table-cell>
          <table:table-cell table:formula="of:=ROUND([.J843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SDSS J130136.51+274228.5</text:p>
          </table:table-cell>
          <table:table-cell office:value-type="float" office:value="195.40216">
            <text:p>195.40216</text:p>
          </table:table-cell>
          <table:table-cell office:value-type="float" office:value="27.70795">
            <text:p>27.70795</text:p>
          </table:table-cell>
          <table:table-cell office:value-type="string">
            <text:p>G</text:p>
          </table:table-cell>
          <table:table-cell office:value-type="float" office:value="7915">
            <text:p>7915</text:p>
          </table:table-cell>
          <table:table-cell office:value-type="float" office:value="0.026402">
            <text:p>0.026402</text:p>
          </table:table-cell>
          <table:table-cell office:value-type="string">
            <text:p><text:s text:c="4"/></text:p>
          </table:table-cell>
          <table:table-cell office:value-type="float" office:value="17.15">
            <text:p>17.15</text:p>
          </table:table-cell>
          <table:table-cell office:value-type="float" office:value="8.829">
            <text:p>8.829</text:p>
          </table:table-cell>
          <table:table-cell table:formula="of:=ROUND([.J844])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SDSS J130148.28+274342.4</text:p>
          </table:table-cell>
          <table:table-cell office:value-type="float" office:value="195.4512">
            <text:p>195.4512</text:p>
          </table:table-cell>
          <table:table-cell office:value-type="float" office:value="27.72846">
            <text:p>27.72846</text:p>
          </table:table-cell>
          <table:table-cell office:value-type="string">
            <text:p>G</text:p>
          </table:table-cell>
          <table:table-cell office:value-type="float" office:value="5480">
            <text:p>5480</text:p>
          </table:table-cell>
          <table:table-cell office:value-type="float" office:value="0.01828">
            <text:p>0.01828</text:p>
          </table:table-cell>
          <table:table-cell office:value-type="string">
            <text:p><text:s text:c="4"/></text:p>
          </table:table-cell>
          <table:table-cell office:value-type="float" office:value="18.89">
            <text:p>18.89</text:p>
          </table:table-cell>
          <table:table-cell office:value-type="float" office:value="8.64">
            <text:p>8.64</text:p>
          </table:table-cell>
          <table:table-cell table:formula="of:=ROUND([.J845])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SDSS J130048.20+275007.5</text:p>
          </table:table-cell>
          <table:table-cell office:value-type="float" office:value="195.20085">
            <text:p>195.20085</text:p>
          </table:table-cell>
          <table:table-cell office:value-type="float" office:value="27.83543">
            <text:p>27.83543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9">
            <text:p>19.9</text:p>
          </table:table-cell>
          <table:table-cell office:value-type="float" office:value="8.883">
            <text:p>8.883</text:p>
          </table:table-cell>
          <table:table-cell table:formula="of:=ROUND([.J846])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SDSS J130107.16+275859.2</text:p>
          </table:table-cell>
          <table:table-cell office:value-type="float" office:value="195.27986">
            <text:p>195.27986</text:p>
          </table:table-cell>
          <table:table-cell office:value-type="float" office:value="27.98312">
            <text:p>27.9831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9">
            <text:p>19.9</text:p>
          </table:table-cell>
          <table:table-cell office:value-type="float" office:value="9.139">
            <text:p>9.139</text:p>
          </table:table-cell>
          <table:table-cell table:formula="of:=ROUND([.J847])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SDSS J130105.63+275855.5</text:p>
          </table:table-cell>
          <table:table-cell office:value-type="float" office:value="195.27346">
            <text:p>195.27346</text:p>
          </table:table-cell>
          <table:table-cell office:value-type="float" office:value="27.98208">
            <text:p>27.98208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03">
            <text:p>20.03</text:p>
          </table:table-cell>
          <table:table-cell office:value-type="float" office:value="9.263">
            <text:p>9.263</text:p>
          </table:table-cell>
          <table:table-cell table:formula="of:=ROUND([.J848])"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SDSS J130104.15+275850.8</text:p>
          </table:table-cell>
          <table:table-cell office:value-type="float" office:value="195.26732">
            <text:p>195.26732</text:p>
          </table:table-cell>
          <table:table-cell office:value-type="float" office:value="27.9808">
            <text:p>27.9808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24">
            <text:p>20.24</text:p>
          </table:table-cell>
          <table:table-cell office:value-type="float" office:value="9.379">
            <text:p>9.379</text:p>
          </table:table-cell>
          <table:table-cell table:formula="of:=ROUND([.J849])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SDSS J130122.01+274142.6</text:p>
          </table:table-cell>
          <table:table-cell office:value-type="float" office:value="195.34174">
            <text:p>195.34174</text:p>
          </table:table-cell>
          <table:table-cell office:value-type="float" office:value="27.69517">
            <text:p>27.69517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6">
            <text:p>20.6</text:p>
          </table:table-cell>
          <table:table-cell office:value-type="float" office:value="9.496">
            <text:p>9.496</text:p>
          </table:table-cell>
          <table:table-cell table:formula="of:=ROUND([.J850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SDSS J130050.20+275341.2</text:p>
          </table:table-cell>
          <table:table-cell office:value-type="float" office:value="195.2092">
            <text:p>195.2092</text:p>
          </table:table-cell>
          <table:table-cell office:value-type="float" office:value="27.89479">
            <text:p>27.89479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61">
            <text:p>20.61</text:p>
          </table:table-cell>
          <table:table-cell office:value-type="float" office:value="8.77">
            <text:p>8.77</text:p>
          </table:table-cell>
          <table:table-cell table:formula="of:=ROUND([.J851])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SDSS J130153.40+274349.0</text:p>
          </table:table-cell>
          <table:table-cell office:value-type="float" office:value="195.47252">
            <text:p>195.47252</text:p>
          </table:table-cell>
          <table:table-cell office:value-type="float" office:value="27.73028">
            <text:p>27.73028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73">
            <text:p>20.73</text:p>
          </table:table-cell>
          <table:table-cell office:value-type="float" office:value="9.187">
            <text:p>9.187</text:p>
          </table:table-cell>
          <table:table-cell table:formula="of:=ROUND([.J852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SDSS J130207.30+274912.9</text:p>
          </table:table-cell>
          <table:table-cell office:value-type="float" office:value="195.53045">
            <text:p>195.53045</text:p>
          </table:table-cell>
          <table:table-cell office:value-type="float" office:value="27.82026">
            <text:p>27.8202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84">
            <text:p>20.84</text:p>
          </table:table-cell>
          <table:table-cell office:value-type="float" office:value="8.863">
            <text:p>8.863</text:p>
          </table:table-cell>
          <table:table-cell table:formula="of:=ROUND([.J853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ABELL 1656:[GMP83] 2386</text:p>
          </table:table-cell>
          <table:table-cell office:value-type="float" office:value="195.22879">
            <text:p>195.22879</text:p>
          </table:table-cell>
          <table:table-cell office:value-type="float" office:value="27.93781">
            <text:p>27.93781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2">
            <text:p>20.92</text:p>
          </table:table-cell>
          <table:table-cell office:value-type="float" office:value="8.974">
            <text:p>8.974</text:p>
          </table:table-cell>
          <table:table-cell table:formula="of:=ROUND([.J854])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NGC 4911A</text:p>
          </table:table-cell>
          <table:table-cell office:value-type="float" office:value="195.22549">
            <text:p>195.22549</text:p>
          </table:table-cell>
          <table:table-cell office:value-type="float" office:value="27.78372">
            <text:p>27.78372</text:p>
          </table:table-cell>
          <table:table-cell office:value-type="string">
            <text:p>G</text:p>
          </table:table-cell>
          <table:table-cell office:value-type="float" office:value="8359">
            <text:p>8359</text:p>
          </table:table-cell>
          <table:table-cell office:value-type="float" office:value="0.027883">
            <text:p>0.027883</text:p>
          </table:table-cell>
          <table:table-cell office:value-type="string">
            <text:p><text:s text:c="4"/></text:p>
          </table:table-cell>
          <table:table-cell office:value-type="string">
            <text:p>15.9g</text:p>
          </table:table-cell>
          <table:table-cell office:value-type="float" office:value="8.561">
            <text:p>8.561</text:p>
          </table:table-cell>
          <table:table-cell table:formula="of:=ROUND([.J855])"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2MASX J13012713+2759566</text:p>
          </table:table-cell>
          <table:table-cell office:value-type="float" office:value="195.36311">
            <text:p>195.36311</text:p>
          </table:table-cell>
          <table:table-cell office:value-type="float" office:value="27.9992">
            <text:p>27.9992</text:p>
          </table:table-cell>
          <table:table-cell office:value-type="string">
            <text:p>G</text:p>
          </table:table-cell>
          <table:table-cell office:value-type="float" office:value="7652">
            <text:p>7652</text:p>
          </table:table-cell>
          <table:table-cell office:value-type="float" office:value="0.025524">
            <text:p>0.025524</text:p>
          </table:table-cell>
          <table:table-cell office:value-type="string">
            <text:p><text:s text:c="4"/></text:p>
          </table:table-cell>
          <table:table-cell office:value-type="string">
            <text:p>16.4g</text:p>
          </table:table-cell>
          <table:table-cell office:value-type="float" office:value="8.845">
            <text:p>8.845</text:p>
          </table:table-cell>
          <table:table-cell table:formula="of:=ROUND([.J856])"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SDSS J130209.09+275040.7</text:p>
          </table:table-cell>
          <table:table-cell office:value-type="float" office:value="195.53788">
            <text:p>195.53788</text:p>
          </table:table-cell>
          <table:table-cell office:value-type="float" office:value="27.84466">
            <text:p>27.844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5r</text:p>
          </table:table-cell>
          <table:table-cell office:value-type="float" office:value="9.062">
            <text:p>9.062</text:p>
          </table:table-cell>
          <table:table-cell table:formula="of:=ROUND([.J857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SDSS J130057.67+274542.5</text:p>
          </table:table-cell>
          <table:table-cell office:value-type="float" office:value="195.24038">
            <text:p>195.24038</text:p>
          </table:table-cell>
          <table:table-cell office:value-type="float" office:value="27.76186">
            <text:p>27.76186</text:p>
          </table:table-cell>
          <table:table-cell office:value-type="string">
            <text:p>G</text:p>
          </table:table-cell>
          <table:table-cell office:value-type="float" office:value="22934">
            <text:p>22934</text:p>
          </table:table-cell>
          <table:table-cell office:value-type="float" office:value="0.0765">
            <text:p>0.0765</text:p>
          </table:table-cell>
          <table:table-cell office:value-type="string">
            <text:p><text:s text:c="4"/></text:p>
          </table:table-cell>
          <table:table-cell office:value-type="string">
            <text:p>18.7g</text:p>
          </table:table-cell>
          <table:table-cell office:value-type="float" office:value="8.63">
            <text:p>8.63</text:p>
          </table:table-cell>
          <table:table-cell table:formula="of:=ROUND([.J858])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[IBG2003] J130205+274841</text:p>
          </table:table-cell>
          <table:table-cell office:value-type="float" office:value="195.52417">
            <text:p>195.52417</text:p>
          </table:table-cell>
          <table:table-cell office:value-type="float" office:value="27.81139">
            <text:p>27.811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1r</text:p>
          </table:table-cell>
          <table:table-cell office:value-type="float" office:value="8.672">
            <text:p>8.672</text:p>
          </table:table-cell>
          <table:table-cell table:formula="of:=ROUND([.J859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SDSS J130207.73+274931.1</text:p>
          </table:table-cell>
          <table:table-cell office:value-type="float" office:value="195.53222">
            <text:p>195.53222</text:p>
          </table:table-cell>
          <table:table-cell office:value-type="float" office:value="27.82531">
            <text:p>27.82531</text:p>
          </table:table-cell>
          <table:table-cell office:value-type="string">
            <text:p>G</text:p>
          </table:table-cell>
          <table:table-cell office:value-type="float" office:value="59968">
            <text:p>59968</text:p>
          </table:table-cell>
          <table:table-cell office:value-type="float" office:value="0.200031">
            <text:p>0.200031</text:p>
          </table:table-cell>
          <table:table-cell office:value-type="string">
            <text:p><text:s text:c="4"/></text:p>
          </table:table-cell>
          <table:table-cell office:value-type="string">
            <text:p>19.2g</text:p>
          </table:table-cell>
          <table:table-cell office:value-type="float" office:value="8.896">
            <text:p>8.896</text:p>
          </table:table-cell>
          <table:table-cell table:formula="of:=ROUND([.J860])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SDSS J130048.77+274925.9</text:p>
          </table:table-cell>
          <table:table-cell office:value-type="float" office:value="195.20322">
            <text:p>195.20322</text:p>
          </table:table-cell>
          <table:table-cell office:value-type="float" office:value="27.82387">
            <text:p>27.823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2r</text:p>
          </table:table-cell>
          <table:table-cell office:value-type="float" office:value="8.863">
            <text:p>8.863</text:p>
          </table:table-cell>
          <table:table-cell table:formula="of:=ROUND([.J861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[IBG2003] J130113+275908</text:p>
          </table:table-cell>
          <table:table-cell office:value-type="float" office:value="195.30667">
            <text:p>195.30667</text:p>
          </table:table-cell>
          <table:table-cell office:value-type="float" office:value="27.98556">
            <text:p>27.985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r</text:p>
          </table:table-cell>
          <table:table-cell office:value-type="float" office:value="8.643">
            <text:p>8.643</text:p>
          </table:table-cell>
          <table:table-cell table:formula="of:=ROUND([.J862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SDSS J130144.56+275922.1</text:p>
          </table:table-cell>
          <table:table-cell office:value-type="float" office:value="195.43568">
            <text:p>195.43568</text:p>
          </table:table-cell>
          <table:table-cell office:value-type="float" office:value="27.98949">
            <text:p>27.989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4r</text:p>
          </table:table-cell>
          <table:table-cell office:value-type="float" office:value="9.021">
            <text:p>9.021</text:p>
          </table:table-cell>
          <table:table-cell table:formula="of:=ROUND([.J86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SDSS J130100.72+274458.9</text:p>
          </table:table-cell>
          <table:table-cell office:value-type="float" office:value="195.25302">
            <text:p>195.25302</text:p>
          </table:table-cell>
          <table:table-cell office:value-type="float" office:value="27.74972">
            <text:p>27.749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g</text:p>
          </table:table-cell>
          <table:table-cell office:value-type="float" office:value="8.619">
            <text:p>8.619</text:p>
          </table:table-cell>
          <table:table-cell table:formula="of:=ROUND([.J864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SDSS J130205.13+274835.0</text:p>
          </table:table-cell>
          <table:table-cell office:value-type="float" office:value="195.52139">
            <text:p>195.52139</text:p>
          </table:table-cell>
          <table:table-cell office:value-type="float" office:value="27.80973">
            <text:p>27.809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8.56">
            <text:p>8.56</text:p>
          </table:table-cell>
          <table:table-cell table:formula="of:=ROUND([.J86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SDSS J130204.10+274754.7</text:p>
          </table:table-cell>
          <table:table-cell office:value-type="float" office:value="195.51709">
            <text:p>195.51709</text:p>
          </table:table-cell>
          <table:table-cell office:value-type="float" office:value="27.79855">
            <text:p>27.798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8.569">
            <text:p>8.569</text:p>
          </table:table-cell>
          <table:table-cell table:formula="of:=ROUND([.J86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SDSS J130121.36+280008.3</text:p>
          </table:table-cell>
          <table:table-cell office:value-type="float" office:value="195.33903">
            <text:p>195.33903</text:p>
          </table:table-cell>
          <table:table-cell office:value-type="float" office:value="28.00233">
            <text:p>28.002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9.153">
            <text:p>9.153</text:p>
          </table:table-cell>
          <table:table-cell table:formula="of:=ROUND([.J867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SDSS J130051.25+275531.1</text:p>
          </table:table-cell>
          <table:table-cell office:value-type="float" office:value="195.21354">
            <text:p>195.21354</text:p>
          </table:table-cell>
          <table:table-cell office:value-type="float" office:value="27.92531">
            <text:p>27.925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9.267">
            <text:p>9.267</text:p>
          </table:table-cell>
          <table:table-cell table:formula="of:=ROUND([.J868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ABELL 1656:[GMP83] 2288</text:p>
          </table:table-cell>
          <table:table-cell office:value-type="float" office:value="195.2737">
            <text:p>195.2737</text:p>
          </table:table-cell>
          <table:table-cell office:value-type="float" office:value="27.97096">
            <text:p>27.97096</text:p>
          </table:table-cell>
          <table:table-cell office:value-type="string">
            <text:p>G</text:p>
          </table:table-cell>
          <table:table-cell office:value-type="float" office:value="65804">
            <text:p>65804</text:p>
          </table:table-cell>
          <table:table-cell office:value-type="float" office:value="0.2195">
            <text:p>0.2195</text:p>
          </table:table-cell>
          <table:table-cell office:value-type="string">
            <text:p><text:s text:c="4"/></text:p>
          </table:table-cell>
          <table:table-cell office:value-type="string">
            <text:p>19.7g</text:p>
          </table:table-cell>
          <table:table-cell office:value-type="float" office:value="8.7">
            <text:p>8.7</text:p>
          </table:table-cell>
          <table:table-cell table:formula="of:=ROUND([.J869])"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SDSS J130105.66+275815.3</text:p>
          </table:table-cell>
          <table:table-cell office:value-type="float" office:value="195.27362">
            <text:p>195.27362</text:p>
          </table:table-cell>
          <table:table-cell office:value-type="float" office:value="27.97094">
            <text:p>27.970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g</text:p>
          </table:table-cell>
          <table:table-cell office:value-type="float" office:value="8.702">
            <text:p>8.702</text:p>
          </table:table-cell>
          <table:table-cell table:formula="of:=ROUND([.J87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[IBG2003] J130048+274925</text:p>
          </table:table-cell>
          <table:table-cell office:value-type="float" office:value="195.20042">
            <text:p>195.20042</text:p>
          </table:table-cell>
          <table:table-cell office:value-type="float" office:value="27.82361">
            <text:p>27.823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9.012">
            <text:p>9.012</text:p>
          </table:table-cell>
          <table:table-cell table:formula="of:=ROUND([.J871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SDSS J130158.49+274547.1</text:p>
          </table:table-cell>
          <table:table-cell office:value-type="float" office:value="195.49372">
            <text:p>195.49372</text:p>
          </table:table-cell>
          <table:table-cell office:value-type="float" office:value="27.7631">
            <text:p>27.76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8.567">
            <text:p>8.567</text:p>
          </table:table-cell>
          <table:table-cell table:formula="of:=ROUND([.J872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SDSS J130120.22+275949.4</text:p>
          </table:table-cell>
          <table:table-cell office:value-type="float" office:value="195.33427">
            <text:p>195.33427</text:p>
          </table:table-cell>
          <table:table-cell office:value-type="float" office:value="27.99706">
            <text:p>27.997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8.888">
            <text:p>8.888</text:p>
          </table:table-cell>
          <table:table-cell table:formula="of:=ROUND([.J87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SDSS J130154.87+274426.9</text:p>
          </table:table-cell>
          <table:table-cell office:value-type="float" office:value="195.47865">
            <text:p>195.47865</text:p>
          </table:table-cell>
          <table:table-cell office:value-type="float" office:value="27.74083">
            <text:p>27.740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8.906">
            <text:p>8.906</text:p>
          </table:table-cell>
          <table:table-cell table:formula="of:=ROUND([.J874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SDSS J130127.41+280005.3</text:p>
          </table:table-cell>
          <table:table-cell office:value-type="float" office:value="195.36423">
            <text:p>195.36423</text:p>
          </table:table-cell>
          <table:table-cell office:value-type="float" office:value="28.00147">
            <text:p>28.001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8.98">
            <text:p>8.98</text:p>
          </table:table-cell>
          <table:table-cell table:formula="of:=ROUND([.J87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SDSS J130053.03+274617.6</text:p>
          </table:table-cell>
          <table:table-cell office:value-type="float" office:value="195.221">
            <text:p>195.221</text:p>
          </table:table-cell>
          <table:table-cell office:value-type="float" office:value="27.77157">
            <text:p>27.771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9.134">
            <text:p>9.134</text:p>
          </table:table-cell>
          <table:table-cell table:formula="of:=ROUND([.J876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SDSS J130056.82+275706.0</text:p>
          </table:table-cell>
          <table:table-cell office:value-type="float" office:value="195.23679">
            <text:p>195.23679</text:p>
          </table:table-cell>
          <table:table-cell office:value-type="float" office:value="27.95169">
            <text:p>27.95169</text:p>
          </table:table-cell>
          <table:table-cell office:value-type="string">
            <text:p>G</text:p>
          </table:table-cell>
          <table:table-cell office:value-type="float" office:value="21228">
            <text:p>21228</text:p>
          </table:table-cell>
          <table:table-cell office:value-type="float" office:value="0.07081">
            <text:p>0.07081</text:p>
          </table:table-cell>
          <table:table-cell office:value-type="string">
            <text:p>PHOT</text:p>
          </table:table-cell>
          <table:table-cell office:value-type="string">
            <text:p>19.9r</text:p>
          </table:table-cell>
          <table:table-cell office:value-type="float" office:value="9.152">
            <text:p>9.152</text:p>
          </table:table-cell>
          <table:table-cell table:formula="of:=ROUND([.J877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SDSS J130204.38+275550.1</text:p>
          </table:table-cell>
          <table:table-cell office:value-type="float" office:value="195.51827">
            <text:p>195.51827</text:p>
          </table:table-cell>
          <table:table-cell office:value-type="float" office:value="27.9306">
            <text:p>27.93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9.299">
            <text:p>9.299</text:p>
          </table:table-cell>
          <table:table-cell table:formula="of:=ROUND([.J878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[IBG2003] J130048+275247</text:p>
          </table:table-cell>
          <table:table-cell office:value-type="float" office:value="195.20208">
            <text:p>195.20208</text:p>
          </table:table-cell>
          <table:table-cell office:value-type="float" office:value="27.87972">
            <text:p>27.879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8.919">
            <text:p>8.919</text:p>
          </table:table-cell>
          <table:table-cell table:formula="of:=ROUND([.J879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SDSS J130111.38+275917.1</text:p>
          </table:table-cell>
          <table:table-cell office:value-type="float" office:value="195.29745">
            <text:p>195.29745</text:p>
          </table:table-cell>
          <table:table-cell office:value-type="float" office:value="27.98809">
            <text:p>27.988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8.975">
            <text:p>8.975</text:p>
          </table:table-cell>
          <table:table-cell table:formula="of:=ROUND([.J880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SDSS J130101.79+274453.8</text:p>
          </table:table-cell>
          <table:table-cell office:value-type="float" office:value="195.25747">
            <text:p>195.25747</text:p>
          </table:table-cell>
          <table:table-cell office:value-type="float" office:value="27.74828">
            <text:p>27.748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8.517">
            <text:p>8.517</text:p>
          </table:table-cell>
          <table:table-cell table:formula="of:=ROUND([.J88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SDSS J130109.01+275857.4</text:p>
          </table:table-cell>
          <table:table-cell office:value-type="float" office:value="195.28756">
            <text:p>195.28756</text:p>
          </table:table-cell>
          <table:table-cell office:value-type="float" office:value="27.98263">
            <text:p>27.982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8.913">
            <text:p>8.913</text:p>
          </table:table-cell>
          <table:table-cell table:formula="of:=ROUND([.J882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SDSS J130209.22+275137.6</text:p>
          </table:table-cell>
          <table:table-cell office:value-type="float" office:value="195.53845">
            <text:p>195.53845</text:p>
          </table:table-cell>
          <table:table-cell office:value-type="float" office:value="27.86047">
            <text:p>27.86047</text:p>
          </table:table-cell>
          <table:table-cell office:value-type="string">
            <text:p>G</text:p>
          </table:table-cell>
          <table:table-cell office:value-type="float" office:value="56487">
            <text:p>56487</text:p>
          </table:table-cell>
          <table:table-cell office:value-type="float" office:value="0.18842">
            <text:p>0.18842</text:p>
          </table:table-cell>
          <table:table-cell office:value-type="string">
            <text:p>PHOT</text:p>
          </table:table-cell>
          <table:table-cell office:value-type="string">
            <text:p>20.2r</text:p>
          </table:table-cell>
          <table:table-cell office:value-type="float" office:value="9.097">
            <text:p>9.097</text:p>
          </table:table-cell>
          <table:table-cell table:formula="of:=ROUND([.J883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SDSS J130047.39+274823.4</text:p>
          </table:table-cell>
          <table:table-cell office:value-type="float" office:value="195.19748">
            <text:p>195.19748</text:p>
          </table:table-cell>
          <table:table-cell office:value-type="float" office:value="27.80652">
            <text:p>27.806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9.409">
            <text:p>9.409</text:p>
          </table:table-cell>
          <table:table-cell table:formula="of:=ROUND([.J884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SDSS J130138.05+275921.9</text:p>
          </table:table-cell>
          <table:table-cell office:value-type="float" office:value="195.40858">
            <text:p>195.40858</text:p>
          </table:table-cell>
          <table:table-cell office:value-type="float" office:value="27.98943">
            <text:p>27.98943</text:p>
          </table:table-cell>
          <table:table-cell office:value-type="string">
            <text:p>G</text:p>
          </table:table-cell>
          <table:table-cell office:value-type="float" office:value="86553">
            <text:p>86553</text:p>
          </table:table-cell>
          <table:table-cell office:value-type="float" office:value="0.28871">
            <text:p>0.28871</text:p>
          </table:table-cell>
          <table:table-cell office:value-type="string">
            <text:p>PHOT</text:p>
          </table:table-cell>
          <table:table-cell office:value-type="string">
            <text:p>20.3g</text:p>
          </table:table-cell>
          <table:table-cell office:value-type="float" office:value="8.542">
            <text:p>8.542</text:p>
          </table:table-cell>
          <table:table-cell table:formula="of:=ROUND([.J885])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SDSS J130054.89+275615.7</text:p>
          </table:table-cell>
          <table:table-cell office:value-type="float" office:value="195.22874">
            <text:p>195.22874</text:p>
          </table:table-cell>
          <table:table-cell office:value-type="float" office:value="27.93771">
            <text:p>27.937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8.973">
            <text:p>8.973</text:p>
          </table:table-cell>
          <table:table-cell table:formula="of:=ROUND([.J88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SDSS J130049.82+274857.1</text:p>
          </table:table-cell>
          <table:table-cell office:value-type="float" office:value="195.20762">
            <text:p>195.20762</text:p>
          </table:table-cell>
          <table:table-cell office:value-type="float" office:value="27.81588">
            <text:p>27.815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8.74">
            <text:p>8.74</text:p>
          </table:table-cell>
          <table:table-cell table:formula="of:=ROUND([.J887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SDSS J130141.51+274252.8</text:p>
          </table:table-cell>
          <table:table-cell office:value-type="float" office:value="195.42299">
            <text:p>195.42299</text:p>
          </table:table-cell>
          <table:table-cell office:value-type="float" office:value="27.71467">
            <text:p>27.714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8.745">
            <text:p>8.745</text:p>
          </table:table-cell>
          <table:table-cell table:formula="of:=ROUND([.J888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DSS J130156.62+274457.2</text:p>
          </table:table-cell>
          <table:table-cell office:value-type="float" office:value="195.48596">
            <text:p>195.48596</text:p>
          </table:table-cell>
          <table:table-cell office:value-type="float" office:value="27.74922">
            <text:p>27.749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8.809">
            <text:p>8.809</text:p>
          </table:table-cell>
          <table:table-cell table:formula="of:=ROUND([.J88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SDSS J130139.09+275956.4</text:p>
          </table:table-cell>
          <table:table-cell office:value-type="float" office:value="195.41291">
            <text:p>195.41291</text:p>
          </table:table-cell>
          <table:table-cell office:value-type="float" office:value="27.99903">
            <text:p>27.99903</text:p>
          </table:table-cell>
          <table:table-cell office:value-type="string">
            <text:p>G</text:p>
          </table:table-cell>
          <table:table-cell office:value-type="float" office:value="165941">
            <text:p>165941</text:p>
          </table:table-cell>
          <table:table-cell office:value-type="float" office:value="0.55352">
            <text:p>0.55352</text:p>
          </table:table-cell>
          <table:table-cell office:value-type="string">
            <text:p>PHOT</text:p>
          </table:table-cell>
          <table:table-cell office:value-type="string">
            <text:p>20.3r</text:p>
          </table:table-cell>
          <table:table-cell office:value-type="float" office:value="9.158">
            <text:p>9.158</text:p>
          </table:table-cell>
          <table:table-cell table:formula="of:=ROUND([.J890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SDSS J130057.38+274458.3</text:p>
          </table:table-cell>
          <table:table-cell office:value-type="float" office:value="195.23911">
            <text:p>195.23911</text:p>
          </table:table-cell>
          <table:table-cell office:value-type="float" office:value="27.74956">
            <text:p>27.74956</text:p>
          </table:table-cell>
          <table:table-cell office:value-type="string">
            <text:p>G</text:p>
          </table:table-cell>
          <table:table-cell office:value-type="float" office:value="91551">
            <text:p>91551</text:p>
          </table:table-cell>
          <table:table-cell office:value-type="float" office:value="0.30538">
            <text:p>0.30538</text:p>
          </table:table-cell>
          <table:table-cell office:value-type="string">
            <text:p>PHOT</text:p>
          </table:table-cell>
          <table:table-cell office:value-type="string">
            <text:p>20.3r</text:p>
          </table:table-cell>
          <table:table-cell office:value-type="float" office:value="9.16">
            <text:p>9.16</text:p>
          </table:table-cell>
          <table:table-cell table:formula="of:=ROUND([.J891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SDSS J130047.48+275405.2</text:p>
          </table:table-cell>
          <table:table-cell office:value-type="float" office:value="195.19785">
            <text:p>195.19785</text:p>
          </table:table-cell>
          <table:table-cell office:value-type="float" office:value="27.90146">
            <text:p>27.90146</text:p>
          </table:table-cell>
          <table:table-cell office:value-type="string">
            <text:p>G</text:p>
          </table:table-cell>
          <table:table-cell office:value-type="float" office:value="124936">
            <text:p>124936</text:p>
          </table:table-cell>
          <table:table-cell office:value-type="float" office:value="0.41674">
            <text:p>0.41674</text:p>
          </table:table-cell>
          <table:table-cell office:value-type="string">
            <text:p>PHOT</text:p>
          </table:table-cell>
          <table:table-cell office:value-type="string">
            <text:p>20.3r</text:p>
          </table:table-cell>
          <table:table-cell office:value-type="float" office:value="9.465">
            <text:p>9.465</text:p>
          </table:table-cell>
          <table:table-cell table:formula="of:=ROUND([.J892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SDSS J130052.44+274708.2</text:p>
          </table:table-cell>
          <table:table-cell office:value-type="float" office:value="195.21852">
            <text:p>195.21852</text:p>
          </table:table-cell>
          <table:table-cell office:value-type="float" office:value="27.78563">
            <text:p>27.785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8.835">
            <text:p>8.835</text:p>
          </table:table-cell>
          <table:table-cell table:formula="of:=ROUND([.J893])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[IBG2003] J130049+274935</text:p>
          </table:table-cell>
          <table:table-cell office:value-type="float" office:value="195.205">
            <text:p>195.205</text:p>
          </table:table-cell>
          <table:table-cell office:value-type="float" office:value="27.82639">
            <text:p>27.826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8.743">
            <text:p>8.743</text:p>
          </table:table-cell>
          <table:table-cell table:formula="of:=ROUND([.J894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06"/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[IBG2003] J130048+275248</text:p>
          </table:table-cell>
          <table:table-cell office:value-type="float" office:value="195.20125">
            <text:p>195.20125</text:p>
          </table:table-cell>
          <table:table-cell office:value-type="float" office:value="27.88">
            <text:p>27.88</text:p>
          </table:table-cell>
          <table:table-cell office:value-type="string">
            <text:p>*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8.966">
            <text:p>8.966</text:p>
          </table:table-cell>
          <table:table-cell table:formula="of:=ROUND([.J895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SDSS J130159.86+274526.6</text:p>
          </table:table-cell>
          <table:table-cell office:value-type="float" office:value="195.49943">
            <text:p>195.49943</text:p>
          </table:table-cell>
          <table:table-cell office:value-type="float" office:value="27.75739">
            <text:p>27.757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9.017">
            <text:p>9.017</text:p>
          </table:table-cell>
          <table:table-cell table:formula="of:=ROUND([.J89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SDSS J130104.29+275830.6</text:p>
          </table:table-cell>
          <table:table-cell office:value-type="float" office:value="195.2679">
            <text:p>195.2679</text:p>
          </table:table-cell>
          <table:table-cell office:value-type="float" office:value="27.97518">
            <text:p>27.975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9.085">
            <text:p>9.085</text:p>
          </table:table-cell>
          <table:table-cell table:formula="of:=ROUND([.J897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SDSS J130208.07+275418.6</text:p>
          </table:table-cell>
          <table:table-cell office:value-type="float" office:value="195.53363">
            <text:p>195.53363</text:p>
          </table:table-cell>
          <table:table-cell office:value-type="float" office:value="27.90518">
            <text:p>27.905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9.387">
            <text:p>9.387</text:p>
          </table:table-cell>
          <table:table-cell table:formula="of:=ROUND([.J89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SDSS J130144.31+274316.3</text:p>
          </table:table-cell>
          <table:table-cell office:value-type="float" office:value="195.43467">
            <text:p>195.43467</text:p>
          </table:table-cell>
          <table:table-cell office:value-type="float" office:value="27.72122">
            <text:p>27.72122</text:p>
          </table:table-cell>
          <table:table-cell office:value-type="string">
            <text:p>G</text:p>
          </table:table-cell>
          <table:table-cell office:value-type="float" office:value="135677">
            <text:p>135677</text:p>
          </table:table-cell>
          <table:table-cell office:value-type="float" office:value="0.45257">
            <text:p>0.45257</text:p>
          </table:table-cell>
          <table:table-cell office:value-type="string">
            <text:p>PHOT</text:p>
          </table:table-cell>
          <table:table-cell office:value-type="string">
            <text:p>20.5r</text:p>
          </table:table-cell>
          <table:table-cell office:value-type="float" office:value="8.615">
            <text:p>8.615</text:p>
          </table:table-cell>
          <table:table-cell table:formula="of:=ROUND([.J899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SDSS J130107.20+274343.5</text:p>
          </table:table-cell>
          <table:table-cell office:value-type="float" office:value="195.28001">
            <text:p>195.28001</text:p>
          </table:table-cell>
          <table:table-cell office:value-type="float" office:value="27.72877">
            <text:p>27.728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8.715">
            <text:p>8.715</text:p>
          </table:table-cell>
          <table:table-cell table:formula="of:=ROUND([.J900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SDSS J130112.98+274238.4</text:p>
          </table:table-cell>
          <table:table-cell office:value-type="float" office:value="195.30409">
            <text:p>195.30409</text:p>
          </table:table-cell>
          <table:table-cell office:value-type="float" office:value="27.71069">
            <text:p>27.71069</text:p>
          </table:table-cell>
          <table:table-cell office:value-type="string">
            <text:p>G</text:p>
          </table:table-cell>
          <table:table-cell office:value-type="float" office:value="61161">
            <text:p>61161</text:p>
          </table:table-cell>
          <table:table-cell office:value-type="float" office:value="0.20401">
            <text:p>0.20401</text:p>
          </table:table-cell>
          <table:table-cell office:value-type="string">
            <text:p>PHOT</text:p>
          </table:table-cell>
          <table:table-cell office:value-type="string">
            <text:p>20.5r</text:p>
          </table:table-cell>
          <table:table-cell office:value-type="float" office:value="9.108">
            <text:p>9.108</text:p>
          </table:table-cell>
          <table:table-cell table:formula="of:=ROUND([.J901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SDSS J130058.46+274418.6</text:p>
          </table:table-cell>
          <table:table-cell office:value-type="float" office:value="195.24362">
            <text:p>195.24362</text:p>
          </table:table-cell>
          <table:table-cell office:value-type="float" office:value="27.7385">
            <text:p>27.7385</text:p>
          </table:table-cell>
          <table:table-cell office:value-type="string">
            <text:p>G</text:p>
          </table:table-cell>
          <table:table-cell office:value-type="float" office:value="65358">
            <text:p>65358</text:p>
          </table:table-cell>
          <table:table-cell office:value-type="float" office:value="0.21801">
            <text:p>0.21801</text:p>
          </table:table-cell>
          <table:table-cell office:value-type="string">
            <text:p>PHOT</text:p>
          </table:table-cell>
          <table:table-cell office:value-type="string">
            <text:p>20.5r</text:p>
          </table:table-cell>
          <table:table-cell office:value-type="float" office:value="9.449">
            <text:p>9.449</text:p>
          </table:table-cell>
          <table:table-cell table:formula="of:=ROUND([.J902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SDSS J130050.47+274837.4</text:p>
          </table:table-cell>
          <table:table-cell office:value-type="float" office:value="195.21031">
            <text:p>195.21031</text:p>
          </table:table-cell>
          <table:table-cell office:value-type="float" office:value="27.81039">
            <text:p>27.81039</text:p>
          </table:table-cell>
          <table:table-cell office:value-type="string">
            <text:p>G</text:p>
          </table:table-cell>
          <table:table-cell office:value-type="float" office:value="76309">
            <text:p>76309</text:p>
          </table:table-cell>
          <table:table-cell office:value-type="float" office:value="0.25454">
            <text:p>0.25454</text:p>
          </table:table-cell>
          <table:table-cell office:value-type="string">
            <text:p>PHOT</text:p>
          </table:table-cell>
          <table:table-cell office:value-type="string">
            <text:p>20.6g</text:p>
          </table:table-cell>
          <table:table-cell office:value-type="float" office:value="8.691">
            <text:p>8.691</text:p>
          </table:table-cell>
          <table:table-cell table:formula="of:=ROUND([.J903])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SDSS J130053.51+275631.4</text:p>
          </table:table-cell>
          <table:table-cell office:value-type="float" office:value="195.22297">
            <text:p>195.22297</text:p>
          </table:table-cell>
          <table:table-cell office:value-type="float" office:value="27.94208">
            <text:p>27.942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9.373">
            <text:p>9.373</text:p>
          </table:table-cell>
          <table:table-cell table:formula="of:=ROUND([.J904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SDSS J130109.17+275850.4</text:p>
          </table:table-cell>
          <table:table-cell office:value-type="float" office:value="195.28822">
            <text:p>195.28822</text:p>
          </table:table-cell>
          <table:table-cell office:value-type="float" office:value="27.98067">
            <text:p>27.980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8.793">
            <text:p>8.793</text:p>
          </table:table-cell>
          <table:table-cell table:formula="of:=ROUND([.J905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SDSS J130128.47+274218.8</text:p>
          </table:table-cell>
          <table:table-cell office:value-type="float" office:value="195.36863">
            <text:p>195.36863</text:p>
          </table:table-cell>
          <table:table-cell office:value-type="float" office:value="27.70523">
            <text:p>27.70523</text:p>
          </table:table-cell>
          <table:table-cell office:value-type="string">
            <text:p>G</text:p>
          </table:table-cell>
          <table:table-cell office:value-type="float" office:value="50608">
            <text:p>50608</text:p>
          </table:table-cell>
          <table:table-cell office:value-type="float" office:value="0.16881">
            <text:p>0.16881</text:p>
          </table:table-cell>
          <table:table-cell office:value-type="string">
            <text:p>PHOT</text:p>
          </table:table-cell>
          <table:table-cell office:value-type="string">
            <text:p>20.6r</text:p>
          </table:table-cell>
          <table:table-cell office:value-type="float" office:value="8.796">
            <text:p>8.796</text:p>
          </table:table-cell>
          <table:table-cell table:formula="of:=ROUND([.J906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SDSS J130101.98+274425.1</text:p>
          </table:table-cell>
          <table:table-cell office:value-type="float" office:value="195.25829">
            <text:p>195.25829</text:p>
          </table:table-cell>
          <table:table-cell office:value-type="float" office:value="27.74031">
            <text:p>27.740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8.844">
            <text:p>8.844</text:p>
          </table:table-cell>
          <table:table-cell table:formula="of:=ROUND([.J907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[IBG2003] J130154+275746</text:p>
          </table:table-cell>
          <table:table-cell office:value-type="float" office:value="195.47917">
            <text:p>195.47917</text:p>
          </table:table-cell>
          <table:table-cell office:value-type="float" office:value="27.96278">
            <text:p>27.962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8.918">
            <text:p>8.918</text:p>
          </table:table-cell>
          <table:table-cell table:formula="of:=ROUND([.J908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SDSS J130140.73+274253.8</text:p>
          </table:table-cell>
          <table:table-cell office:value-type="float" office:value="195.41971">
            <text:p>195.41971</text:p>
          </table:table-cell>
          <table:table-cell office:value-type="float" office:value="27.71496">
            <text:p>27.714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8.671">
            <text:p>8.671</text:p>
          </table:table-cell>
          <table:table-cell table:formula="of:=ROUND([.J90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SDSS J130127.01+274151.8</text:p>
          </table:table-cell>
          <table:table-cell office:value-type="float" office:value="195.36257">
            <text:p>195.36257</text:p>
          </table:table-cell>
          <table:table-cell office:value-type="float" office:value="27.69773">
            <text:p>27.697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9.249">
            <text:p>9.249</text:p>
          </table:table-cell>
          <table:table-cell table:formula="of:=ROUND([.J91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SDSS J130051.10+274620.3</text:p>
          </table:table-cell>
          <table:table-cell office:value-type="float" office:value="195.21293">
            <text:p>195.21293</text:p>
          </table:table-cell>
          <table:table-cell office:value-type="float" office:value="27.77233">
            <text:p>27.772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9.477">
            <text:p>9.477</text:p>
          </table:table-cell>
          <table:table-cell table:formula="of:=ROUND([.J911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SDSS J130154.00+274433.7</text:p>
          </table:table-cell>
          <table:table-cell office:value-type="float" office:value="195.47503">
            <text:p>195.47503</text:p>
          </table:table-cell>
          <table:table-cell office:value-type="float" office:value="27.74272">
            <text:p>27.742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8.694">
            <text:p>8.694</text:p>
          </table:table-cell>
          <table:table-cell table:formula="of:=ROUND([.J912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[IBG2003] J130053+275533</text:p>
          </table:table-cell>
          <table:table-cell office:value-type="float" office:value="195.2235">
            <text:p>195.2235</text:p>
          </table:table-cell>
          <table:table-cell office:value-type="float" office:value="27.92576">
            <text:p>27.925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8.82">
            <text:p>8.82</text:p>
          </table:table-cell>
          <table:table-cell table:formula="of:=ROUND([.J913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SDSS J130140.80+274239.2</text:p>
          </table:table-cell>
          <table:table-cell office:value-type="float" office:value="195.42001">
            <text:p>195.42001</text:p>
          </table:table-cell>
          <table:table-cell office:value-type="float" office:value="27.71091">
            <text:p>27.710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8.907">
            <text:p>8.907</text:p>
          </table:table-cell>
          <table:table-cell table:formula="of:=ROUND([.J914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SDSS J130120.16+275956.5</text:p>
          </table:table-cell>
          <table:table-cell office:value-type="float" office:value="195.334">
            <text:p>195.334</text:p>
          </table:table-cell>
          <table:table-cell office:value-type="float" office:value="27.99905">
            <text:p>27.999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9.008">
            <text:p>9.008</text:p>
          </table:table-cell>
          <table:table-cell table:formula="of:=ROUND([.J91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SDSS J130056.57+275658.5</text:p>
          </table:table-cell>
          <table:table-cell office:value-type="float" office:value="195.23572">
            <text:p>195.23572</text:p>
          </table:table-cell>
          <table:table-cell office:value-type="float" office:value="27.94959">
            <text:p>27.949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9.113">
            <text:p>9.113</text:p>
          </table:table-cell>
          <table:table-cell table:formula="of:=ROUND([.J916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SDSS J130046.15+275232.4</text:p>
          </table:table-cell>
          <table:table-cell office:value-type="float" office:value="195.1923">
            <text:p>195.1923</text:p>
          </table:table-cell>
          <table:table-cell office:value-type="float" office:value="27.87568">
            <text:p>27.875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9.39">
            <text:p>9.39</text:p>
          </table:table-cell>
          <table:table-cell table:formula="of:=ROUND([.J917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SDSS J130101.54+275832.7</text:p>
          </table:table-cell>
          <table:table-cell office:value-type="float" office:value="195.25643">
            <text:p>195.25643</text:p>
          </table:table-cell>
          <table:table-cell office:value-type="float" office:value="27.97576">
            <text:p>27.975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9.477">
            <text:p>9.477</text:p>
          </table:table-cell>
          <table:table-cell table:formula="of:=ROUND([.J918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SDSS J130047.91+275312.1</text:p>
          </table:table-cell>
          <table:table-cell office:value-type="float" office:value="195.19966">
            <text:p>195.19966</text:p>
          </table:table-cell>
          <table:table-cell office:value-type="float" office:value="27.88672">
            <text:p>27.886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133">
            <text:p>9.133</text:p>
          </table:table-cell>
          <table:table-cell table:formula="of:=ROUND([.J91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SDSS J130210.23+274922.3</text:p>
          </table:table-cell>
          <table:table-cell office:value-type="float" office:value="195.54263">
            <text:p>195.54263</text:p>
          </table:table-cell>
          <table:table-cell office:value-type="float" office:value="27.82287">
            <text:p>27.822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466">
            <text:p>9.466</text:p>
          </table:table-cell>
          <table:table-cell table:formula="of:=ROUND([.J92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SDSS J130113.55+275908.6</text:p>
          </table:table-cell>
          <table:table-cell office:value-type="float" office:value="195.30646">
            <text:p>195.30646</text:p>
          </table:table-cell>
          <table:table-cell office:value-type="float" office:value="27.98572">
            <text:p>27.985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656">
            <text:p>8.656</text:p>
          </table:table-cell>
          <table:table-cell table:formula="of:=ROUND([.J92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SDSS J130114.10+274302.0</text:p>
          </table:table-cell>
          <table:table-cell office:value-type="float" office:value="195.30878">
            <text:p>195.30878</text:p>
          </table:table-cell>
          <table:table-cell office:value-type="float" office:value="27.71724">
            <text:p>27.717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651">
            <text:p>8.651</text:p>
          </table:table-cell>
          <table:table-cell table:formula="of:=ROUND([.J922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SDSS J130055.11+275559.7</text:p>
          </table:table-cell>
          <table:table-cell office:value-type="float" office:value="195.22963">
            <text:p>195.22963</text:p>
          </table:table-cell>
          <table:table-cell office:value-type="float" office:value="27.93325">
            <text:p>27.933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782">
            <text:p>8.782</text:p>
          </table:table-cell>
          <table:table-cell table:formula="of:=ROUND([.J92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SDSS J130110.99+274241.7</text:p>
          </table:table-cell>
          <table:table-cell office:value-type="float" office:value="195.29581">
            <text:p>195.29581</text:p>
          </table:table-cell>
          <table:table-cell office:value-type="float" office:value="27.71159">
            <text:p>27.711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229">
            <text:p>9.229</text:p>
          </table:table-cell>
          <table:table-cell table:formula="of:=ROUND([.J924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SDSS J130122.10+275946.6</text:p>
          </table:table-cell>
          <table:table-cell office:value-type="float" office:value="195.34209">
            <text:p>195.34209</text:p>
          </table:table-cell>
          <table:table-cell office:value-type="float" office:value="27.9963">
            <text:p>27.99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77">
            <text:p>8.77</text:p>
          </table:table-cell>
          <table:table-cell table:formula="of:=ROUND([.J92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SDSS J130048.05+274924.9</text:p>
          </table:table-cell>
          <table:table-cell office:value-type="float" office:value="195.20025">
            <text:p>195.20025</text:p>
          </table:table-cell>
          <table:table-cell office:value-type="float" office:value="27.8236">
            <text:p>27.82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021">
            <text:p>9.021</text:p>
          </table:table-cell>
          <table:table-cell table:formula="of:=ROUND([.J92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SDSS J130113.46+275858.5</text:p>
          </table:table-cell>
          <table:table-cell office:value-type="float" office:value="195.30611">
            <text:p>195.30611</text:p>
          </table:table-cell>
          <table:table-cell office:value-type="float" office:value="27.98294">
            <text:p>27.982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509">
            <text:p>8.509</text:p>
          </table:table-cell>
          <table:table-cell table:formula="of:=ROUND([.J927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SDSS J130133.21+275941.9</text:p>
          </table:table-cell>
          <table:table-cell office:value-type="float" office:value="195.3884">
            <text:p>195.3884</text:p>
          </table:table-cell>
          <table:table-cell office:value-type="float" office:value="27.99498">
            <text:p>27.994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662">
            <text:p>8.662</text:p>
          </table:table-cell>
          <table:table-cell table:formula="of:=ROUND([.J92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ABELL 1656:[EF2011] 2834</text:p>
          </table:table-cell>
          <table:table-cell office:value-type="float" office:value="195.52608">
            <text:p>195.52608</text:p>
          </table:table-cell>
          <table:table-cell office:value-type="float" office:value="27.78681">
            <text:p>27.78681</text:p>
          </table:table-cell>
          <table:table-cell office:value-type="string">
            <text:p>G</text:p>
          </table:table-cell>
          <table:table-cell office:value-type="float" office:value="138381">
            <text:p>138381</text:p>
          </table:table-cell>
          <table:table-cell office:value-type="float" office:value="0.46159">
            <text:p>0.46159</text:p>
          </table:table-cell>
          <table:table-cell office:value-type="string">
            <text:p>PHOT</text:p>
          </table:table-cell>
          <table:table-cell office:value-type="string">
            <text:p>21.7g</text:p>
          </table:table-cell>
          <table:table-cell office:value-type="float" office:value="9.287">
            <text:p>9.287</text:p>
          </table:table-cell>
          <table:table-cell table:formula="of:=ROUND([.J929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SDSS J130109.38+274246.8</text:p>
          </table:table-cell>
          <table:table-cell office:value-type="float" office:value="195.28912">
            <text:p>195.28912</text:p>
          </table:table-cell>
          <table:table-cell office:value-type="float" office:value="27.71303">
            <text:p>27.713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303">
            <text:p>9.303</text:p>
          </table:table-cell>
          <table:table-cell table:formula="of:=ROUND([.J93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SDSS J130052.03+275555.7</text:p>
          </table:table-cell>
          <table:table-cell office:value-type="float" office:value="195.21682">
            <text:p>195.21682</text:p>
          </table:table-cell>
          <table:table-cell office:value-type="float" office:value="27.93214">
            <text:p>27.932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32">
            <text:p>9.32</text:p>
          </table:table-cell>
          <table:table-cell table:formula="of:=ROUND([.J93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SDSS J130130.81+275946.7</text:p>
          </table:table-cell>
          <table:table-cell office:value-type="float" office:value="195.37842">
            <text:p>195.37842</text:p>
          </table:table-cell>
          <table:table-cell office:value-type="float" office:value="27.99632">
            <text:p>27.996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69">
            <text:p>8.69</text:p>
          </table:table-cell>
          <table:table-cell table:formula="of:=ROUND([.J93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SDSS J130048.37+275247.6</text:p>
          </table:table-cell>
          <table:table-cell office:value-type="float" office:value="195.20157">
            <text:p>195.20157</text:p>
          </table:table-cell>
          <table:table-cell office:value-type="float" office:value="27.87991">
            <text:p>27.879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948">
            <text:p>8.948</text:p>
          </table:table-cell>
          <table:table-cell table:formula="of:=ROUND([.J93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SDSS J130119.78+274153.5</text:p>
          </table:table-cell>
          <table:table-cell office:value-type="float" office:value="195.33245">
            <text:p>195.33245</text:p>
          </table:table-cell>
          <table:table-cell office:value-type="float" office:value="27.6982">
            <text:p>27.69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401">
            <text:p>9.401</text:p>
          </table:table-cell>
          <table:table-cell table:formula="of:=ROUND([.J93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SDSS J130105.05+274353.5</text:p>
          </table:table-cell>
          <table:table-cell office:value-type="float" office:value="195.27106">
            <text:p>195.27106</text:p>
          </table:table-cell>
          <table:table-cell office:value-type="float" office:value="27.73155">
            <text:p>27.731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84">
            <text:p>8.84</text:p>
          </table:table-cell>
          <table:table-cell table:formula="of:=ROUND([.J93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SDSS J130148.74+274326.6</text:p>
          </table:table-cell>
          <table:table-cell office:value-type="float" office:value="195.45309">
            <text:p>195.45309</text:p>
          </table:table-cell>
          <table:table-cell office:value-type="float" office:value="27.72408">
            <text:p>27.724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917">
            <text:p>8.917</text:p>
          </table:table-cell>
          <table:table-cell table:formula="of:=ROUND([.J93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SDSS J130208.27+275222.4</text:p>
          </table:table-cell>
          <table:table-cell office:value-type="float" office:value="195.53449">
            <text:p>195.53449</text:p>
          </table:table-cell>
          <table:table-cell office:value-type="float" office:value="27.87289">
            <text:p>27.872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961">
            <text:p>8.961</text:p>
          </table:table-cell>
          <table:table-cell table:formula="of:=ROUND([.J93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SDSS J130048.11+275249.0</text:p>
          </table:table-cell>
          <table:table-cell office:value-type="float" office:value="195.20047">
            <text:p>195.20047</text:p>
          </table:table-cell>
          <table:table-cell office:value-type="float" office:value="27.88028">
            <text:p>27.880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01">
            <text:p>9.01</text:p>
          </table:table-cell>
          <table:table-cell table:formula="of:=ROUND([.J938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SDSS J130049.88+274818.2</text:p>
          </table:table-cell>
          <table:table-cell office:value-type="float" office:value="195.20784">
            <text:p>195.20784</text:p>
          </table:table-cell>
          <table:table-cell office:value-type="float" office:value="27.80507">
            <text:p>27.805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911">
            <text:p>8.911</text:p>
          </table:table-cell>
          <table:table-cell table:formula="of:=ROUND([.J93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SDSS J130151.69+274331.9</text:p>
          </table:table-cell>
          <table:table-cell office:value-type="float" office:value="195.46539">
            <text:p>195.46539</text:p>
          </table:table-cell>
          <table:table-cell office:value-type="float" office:value="27.72553">
            <text:p>27.725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195">
            <text:p>9.195</text:p>
          </table:table-cell>
          <table:table-cell table:formula="of:=ROUND([.J94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SDSS J130206.49+275505.8</text:p>
          </table:table-cell>
          <table:table-cell office:value-type="float" office:value="195.52707">
            <text:p>195.52707</text:p>
          </table:table-cell>
          <table:table-cell office:value-type="float" office:value="27.9183">
            <text:p>27.91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367">
            <text:p>9.367</text:p>
          </table:table-cell>
          <table:table-cell table:formula="of:=ROUND([.J94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SDSS J130206.66+275516.9</text:p>
          </table:table-cell>
          <table:table-cell office:value-type="float" office:value="195.52777">
            <text:p>195.52777</text:p>
          </table:table-cell>
          <table:table-cell office:value-type="float" office:value="27.92137">
            <text:p>27.921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48">
            <text:p>9.48</text:p>
          </table:table-cell>
          <table:table-cell table:formula="of:=ROUND([.J94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SDSS J130058.42+274540.4</text:p>
          </table:table-cell>
          <table:table-cell office:value-type="float" office:value="195.24343">
            <text:p>195.24343</text:p>
          </table:table-cell>
          <table:table-cell office:value-type="float" office:value="27.76122">
            <text:p>27.76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529">
            <text:p>8.529</text:p>
          </table:table-cell>
          <table:table-cell table:formula="of:=ROUND([.J94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ABELL 1656:[EF2011] 2722</text:p>
          </table:table-cell>
          <table:table-cell office:value-type="float" office:value="195.24292">
            <text:p>195.24292</text:p>
          </table:table-cell>
          <table:table-cell office:value-type="float" office:value="27.7606">
            <text:p>27.7606</text:p>
          </table:table-cell>
          <table:table-cell office:value-type="string">
            <text:p>G</text:p>
          </table:table-cell>
          <table:table-cell office:value-type="float" office:value="28801">
            <text:p>28801</text:p>
          </table:table-cell>
          <table:table-cell office:value-type="float" office:value="0.09607">
            <text:p>0.09607</text:p>
          </table:table-cell>
          <table:table-cell office:value-type="string">
            <text:p>PHOT</text:p>
          </table:table-cell>
          <table:table-cell office:value-type="string">
            <text:p>22.1g</text:p>
          </table:table-cell>
          <table:table-cell office:value-type="float" office:value="8.573">
            <text:p>8.573</text:p>
          </table:table-cell>
          <table:table-cell table:formula="of:=ROUND([.J944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SDSS J130201.56+275546.0</text:p>
          </table:table-cell>
          <table:table-cell office:value-type="float" office:value="195.50654">
            <text:p>195.50654</text:p>
          </table:table-cell>
          <table:table-cell office:value-type="float" office:value="27.92946">
            <text:p>27.929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733">
            <text:p>8.733</text:p>
          </table:table-cell>
          <table:table-cell table:formula="of:=ROUND([.J94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SDSS J130144.98+275908.5</text:p>
          </table:table-cell>
          <table:table-cell office:value-type="float" office:value="195.43744">
            <text:p>195.43744</text:p>
          </table:table-cell>
          <table:table-cell office:value-type="float" office:value="27.9857">
            <text:p>27.98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853">
            <text:p>8.853</text:p>
          </table:table-cell>
          <table:table-cell table:formula="of:=ROUND([.J94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SDSS J130115.60+274236.3</text:p>
          </table:table-cell>
          <table:table-cell office:value-type="float" office:value="195.31504">
            <text:p>195.31504</text:p>
          </table:table-cell>
          <table:table-cell office:value-type="float" office:value="27.71009">
            <text:p>27.71009</text:p>
          </table:table-cell>
          <table:table-cell office:value-type="string">
            <text:p>G</text:p>
          </table:table-cell>
          <table:table-cell office:value-type="float" office:value="20197">
            <text:p>20197</text:p>
          </table:table-cell>
          <table:table-cell office:value-type="float" office:value="0.06737">
            <text:p>0.06737</text:p>
          </table:table-cell>
          <table:table-cell office:value-type="string">
            <text:p>PHOT</text:p>
          </table:table-cell>
          <table:table-cell office:value-type="string">
            <text:p>22.1g</text:p>
          </table:table-cell>
          <table:table-cell office:value-type="float" office:value="8.945">
            <text:p>8.945</text:p>
          </table:table-cell>
          <table:table-cell table:formula="of:=ROUND([.J947])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SDSS J130048.38+275323.6</text:p>
          </table:table-cell>
          <table:table-cell office:value-type="float" office:value="195.20161">
            <text:p>195.20161</text:p>
          </table:table-cell>
          <table:table-cell office:value-type="float" office:value="27.88991">
            <text:p>27.889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078">
            <text:p>9.078</text:p>
          </table:table-cell>
          <table:table-cell table:formula="of:=ROUND([.J948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SDSS J130110.16+274255.5</text:p>
          </table:table-cell>
          <table:table-cell office:value-type="float" office:value="195.29235">
            <text:p>195.29235</text:p>
          </table:table-cell>
          <table:table-cell office:value-type="float" office:value="27.71543">
            <text:p>27.715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098">
            <text:p>9.098</text:p>
          </table:table-cell>
          <table:table-cell table:formula="of:=ROUND([.J94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SDSS J130052.09+274624.2</text:p>
          </table:table-cell>
          <table:table-cell office:value-type="float" office:value="195.21705">
            <text:p>195.21705</text:p>
          </table:table-cell>
          <table:table-cell office:value-type="float" office:value="27.7734">
            <text:p>27.77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256">
            <text:p>9.256</text:p>
          </table:table-cell>
          <table:table-cell table:formula="of:=ROUND([.J95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SDSS J130048.82+275223.4</text:p>
          </table:table-cell>
          <table:table-cell office:value-type="float" office:value="195.20345">
            <text:p>195.20345</text:p>
          </table:table-cell>
          <table:table-cell office:value-type="float" office:value="27.87319">
            <text:p>27.873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783">
            <text:p>8.783</text:p>
          </table:table-cell>
          <table:table-cell table:formula="of:=ROUND([.J95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SDSS J130053.62+275532.5</text:p>
          </table:table-cell>
          <table:table-cell office:value-type="float" office:value="195.22345">
            <text:p>195.22345</text:p>
          </table:table-cell>
          <table:table-cell office:value-type="float" office:value="27.9257">
            <text:p>27.92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82">
            <text:p>8.82</text:p>
          </table:table-cell>
          <table:table-cell table:formula="of:=ROUND([.J95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SDSS J130204.04+275530.6</text:p>
          </table:table-cell>
          <table:table-cell office:value-type="float" office:value="195.51687">
            <text:p>195.51687</text:p>
          </table:table-cell>
          <table:table-cell office:value-type="float" office:value="27.92517">
            <text:p>27.925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073">
            <text:p>9.073</text:p>
          </table:table-cell>
          <table:table-cell table:formula="of:=ROUND([.J95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SDSS J130138.37+274216.9</text:p>
          </table:table-cell>
          <table:table-cell office:value-type="float" office:value="195.40991">
            <text:p>195.40991</text:p>
          </table:table-cell>
          <table:table-cell office:value-type="float" office:value="27.70472">
            <text:p>27.704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112">
            <text:p>9.112</text:p>
          </table:table-cell>
          <table:table-cell table:formula="of:=ROUND([.J95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SDSS J130053.82+275613.1</text:p>
          </table:table-cell>
          <table:table-cell office:value-type="float" office:value="195.22428">
            <text:p>195.22428</text:p>
          </table:table-cell>
          <table:table-cell office:value-type="float" office:value="27.93699">
            <text:p>27.936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143">
            <text:p>9.143</text:p>
          </table:table-cell>
          <table:table-cell table:formula="of:=ROUND([.J95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SDSS J130208.60+274851.7</text:p>
          </table:table-cell>
          <table:table-cell office:value-type="float" office:value="195.53584">
            <text:p>195.53584</text:p>
          </table:table-cell>
          <table:table-cell office:value-type="float" office:value="27.81439">
            <text:p>27.814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223">
            <text:p>9.223</text:p>
          </table:table-cell>
          <table:table-cell table:formula="of:=ROUND([.J95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SDSS J130149.36+274258.9</text:p>
          </table:table-cell>
          <table:table-cell office:value-type="float" office:value="195.45567">
            <text:p>195.45567</text:p>
          </table:table-cell>
          <table:table-cell office:value-type="float" office:value="27.71637">
            <text:p>27.716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385">
            <text:p>9.385</text:p>
          </table:table-cell>
          <table:table-cell table:formula="of:=ROUND([.J95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SDSS J130124.88+274236.3</text:p>
          </table:table-cell>
          <table:table-cell office:value-type="float" office:value="195.3537">
            <text:p>195.3537</text:p>
          </table:table-cell>
          <table:table-cell office:value-type="float" office:value="27.7101">
            <text:p>27.71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534">
            <text:p>8.534</text:p>
          </table:table-cell>
          <table:table-cell table:formula="of:=ROUND([.J95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SDSS J130145.50+274325.2</text:p>
          </table:table-cell>
          <table:table-cell office:value-type="float" office:value="195.4396">
            <text:p>195.4396</text:p>
          </table:table-cell>
          <table:table-cell office:value-type="float" office:value="27.72368">
            <text:p>27.723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595">
            <text:p>8.595</text:p>
          </table:table-cell>
          <table:table-cell table:formula="of:=ROUND([.J95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SDSS J130048.28+275335.6</text:p>
          </table:table-cell>
          <table:table-cell office:value-type="float" office:value="195.20119">
            <text:p>195.20119</text:p>
          </table:table-cell>
          <table:table-cell office:value-type="float" office:value="27.89325">
            <text:p>27.893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152">
            <text:p>9.152</text:p>
          </table:table-cell>
          <table:table-cell table:formula="of:=ROUND([.J96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SDSS J130154.47+275825.2</text:p>
          </table:table-cell>
          <table:table-cell office:value-type="float" office:value="195.47698">
            <text:p>195.47698</text:p>
          </table:table-cell>
          <table:table-cell office:value-type="float" office:value="27.97369">
            <text:p>27.973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344">
            <text:p>9.344</text:p>
          </table:table-cell>
          <table:table-cell table:formula="of:=ROUND([.J96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SDSS J130131.35+280027.4</text:p>
          </table:table-cell>
          <table:table-cell office:value-type="float" office:value="195.38065">
            <text:p>195.38065</text:p>
          </table:table-cell>
          <table:table-cell office:value-type="float" office:value="28.00763">
            <text:p>28.007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375">
            <text:p>9.375</text:p>
          </table:table-cell>
          <table:table-cell table:formula="of:=ROUND([.J96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SDSS J130112.95+274312.0</text:p>
          </table:table-cell>
          <table:table-cell office:value-type="float" office:value="195.30398">
            <text:p>195.30398</text:p>
          </table:table-cell>
          <table:table-cell office:value-type="float" office:value="27.72001">
            <text:p>27.720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592">
            <text:p>8.592</text:p>
          </table:table-cell>
          <table:table-cell table:formula="of:=ROUND([.J96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SDSS J130114.96+275917.0</text:p>
          </table:table-cell>
          <table:table-cell office:value-type="float" office:value="195.31235">
            <text:p>195.31235</text:p>
          </table:table-cell>
          <table:table-cell office:value-type="float" office:value="27.98807">
            <text:p>27.988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677">
            <text:p>8.677</text:p>
          </table:table-cell>
          <table:table-cell table:formula="of:=ROUND([.J96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DSS J130049.60+275320.1</text:p>
          </table:table-cell>
          <table:table-cell office:value-type="float" office:value="195.2067">
            <text:p>195.2067</text:p>
          </table:table-cell>
          <table:table-cell office:value-type="float" office:value="27.88893">
            <text:p>27.888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802">
            <text:p>8.802</text:p>
          </table:table-cell>
          <table:table-cell table:formula="of:=ROUND([.J96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DSS J130142.63+275918.9</text:p>
          </table:table-cell>
          <table:table-cell office:value-type="float" office:value="195.42763">
            <text:p>195.42763</text:p>
          </table:table-cell>
          <table:table-cell office:value-type="float" office:value="27.98859">
            <text:p>27.98859</text:p>
          </table:table-cell>
          <table:table-cell office:value-type="string">
            <text:p>G</text:p>
          </table:table-cell>
          <table:table-cell office:value-type="float" office:value="45107">
            <text:p>45107</text:p>
          </table:table-cell>
          <table:table-cell office:value-type="float" office:value="0.15046">
            <text:p>0.15046</text:p>
          </table:table-cell>
          <table:table-cell office:value-type="string">
            <text:p>PHOT</text:p>
          </table:table-cell>
          <table:table-cell office:value-type="string">
            <text:p>22.4g</text:p>
          </table:table-cell>
          <table:table-cell office:value-type="float" office:value="8.808">
            <text:p>8.808</text:p>
          </table:table-cell>
          <table:table-cell table:formula="of:=ROUND([.J96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DSS J130205.19+274742.5</text:p>
          </table:table-cell>
          <table:table-cell office:value-type="float" office:value="195.52163">
            <text:p>195.52163</text:p>
          </table:table-cell>
          <table:table-cell office:value-type="float" office:value="27.79514">
            <text:p>27.795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87">
            <text:p>8.87</text:p>
          </table:table-cell>
          <table:table-cell table:formula="of:=ROUND([.J96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SDSS J130058.19+274452.5</text:p>
          </table:table-cell>
          <table:table-cell office:value-type="float" office:value="195.24247">
            <text:p>195.24247</text:p>
          </table:table-cell>
          <table:table-cell office:value-type="float" office:value="27.74792">
            <text:p>27.747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095">
            <text:p>9.095</text:p>
          </table:table-cell>
          <table:table-cell table:formula="of:=ROUND([.J968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SDSS J130047.07+275000.8</text:p>
          </table:table-cell>
          <table:table-cell office:value-type="float" office:value="195.19615">
            <text:p>195.19615</text:p>
          </table:table-cell>
          <table:table-cell office:value-type="float" office:value="27.83356">
            <text:p>27.833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143">
            <text:p>9.143</text:p>
          </table:table-cell>
          <table:table-cell table:formula="of:=ROUND([.J96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SDSS J130150.43+274305.2</text:p>
          </table:table-cell>
          <table:table-cell office:value-type="float" office:value="195.46013">
            <text:p>195.46013</text:p>
          </table:table-cell>
          <table:table-cell office:value-type="float" office:value="27.71812">
            <text:p>27.71812</text:p>
          </table:table-cell>
          <table:table-cell office:value-type="string">
            <text:p>G</text:p>
          </table:table-cell>
          <table:table-cell office:value-type="float" office:value="66851">
            <text:p>66851</text:p>
          </table:table-cell>
          <table:table-cell office:value-type="float" office:value="0.22299">
            <text:p>0.22299</text:p>
          </table:table-cell>
          <table:table-cell office:value-type="string">
            <text:p>PHOT</text:p>
          </table:table-cell>
          <table:table-cell office:value-type="string">
            <text:p>22.4g</text:p>
          </table:table-cell>
          <table:table-cell office:value-type="float" office:value="9.416">
            <text:p>9.416</text:p>
          </table:table-cell>
          <table:table-cell table:formula="of:=ROUND([.J970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SDSS J130204.62+274805.3</text:p>
          </table:table-cell>
          <table:table-cell office:value-type="float" office:value="195.51928">
            <text:p>195.51928</text:p>
          </table:table-cell>
          <table:table-cell office:value-type="float" office:value="27.80148">
            <text:p>27.801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614">
            <text:p>8.614</text:p>
          </table:table-cell>
          <table:table-cell table:formula="of:=ROUND([.J97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SDSS J130142.04+274255.4</text:p>
          </table:table-cell>
          <table:table-cell office:value-type="float" office:value="195.42519">
            <text:p>195.42519</text:p>
          </table:table-cell>
          <table:table-cell office:value-type="float" office:value="27.71539">
            <text:p>27.715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745">
            <text:p>8.745</text:p>
          </table:table-cell>
          <table:table-cell table:formula="of:=ROUND([.J97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SDSS J130206.96+275258.3</text:p>
          </table:table-cell>
          <table:table-cell office:value-type="float" office:value="195.52902">
            <text:p>195.52902</text:p>
          </table:table-cell>
          <table:table-cell office:value-type="float" office:value="27.88287">
            <text:p>27.882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78">
            <text:p>8.78</text:p>
          </table:table-cell>
          <table:table-cell table:formula="of:=ROUND([.J97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SDSS J130049.97+274828.6</text:p>
          </table:table-cell>
          <table:table-cell office:value-type="float" office:value="195.20821">
            <text:p>195.20821</text:p>
          </table:table-cell>
          <table:table-cell office:value-type="float" office:value="27.80796">
            <text:p>27.807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84">
            <text:p>8.84</text:p>
          </table:table-cell>
          <table:table-cell table:formula="of:=ROUND([.J974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SDSS J130114.74+275938.6</text:p>
          </table:table-cell>
          <table:table-cell office:value-type="float" office:value="195.31142">
            <text:p>195.31142</text:p>
          </table:table-cell>
          <table:table-cell office:value-type="float" office:value="27.99407">
            <text:p>27.994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034">
            <text:p>9.034</text:p>
          </table:table-cell>
          <table:table-cell table:formula="of:=ROUND([.J97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SDSS J130202.73+275557.5</text:p>
          </table:table-cell>
          <table:table-cell office:value-type="float" office:value="195.51139">
            <text:p>195.51139</text:p>
          </table:table-cell>
          <table:table-cell office:value-type="float" office:value="27.93265">
            <text:p>27.932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053">
            <text:p>9.053</text:p>
          </table:table-cell>
          <table:table-cell table:formula="of:=ROUND([.J97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SDSS J130055.66+275648.9</text:p>
          </table:table-cell>
          <table:table-cell office:value-type="float" office:value="195.23192">
            <text:p>195.23192</text:p>
          </table:table-cell>
          <table:table-cell office:value-type="float" office:value="27.94693">
            <text:p>27.946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168">
            <text:p>9.168</text:p>
          </table:table-cell>
          <table:table-cell table:formula="of:=ROUND([.J977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SDSS J130125.86+274146.8</text:p>
          </table:table-cell>
          <table:table-cell office:value-type="float" office:value="195.35776">
            <text:p>195.35776</text:p>
          </table:table-cell>
          <table:table-cell office:value-type="float" office:value="27.69634">
            <text:p>27.696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343">
            <text:p>9.343</text:p>
          </table:table-cell>
          <table:table-cell table:formula="of:=ROUND([.J97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SDSS J130159.19+274441.7</text:p>
          </table:table-cell>
          <table:table-cell office:value-type="float" office:value="195.49666">
            <text:p>195.49666</text:p>
          </table:table-cell>
          <table:table-cell office:value-type="float" office:value="27.74493">
            <text:p>27.744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398">
            <text:p>9.398</text:p>
          </table:table-cell>
          <table:table-cell table:formula="of:=ROUND([.J97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SDSS J130111.93+275948.7</text:p>
          </table:table-cell>
          <table:table-cell office:value-type="float" office:value="195.29971">
            <text:p>195.29971</text:p>
          </table:table-cell>
          <table:table-cell office:value-type="float" office:value="27.99689">
            <text:p>27.996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411">
            <text:p>9.411</text:p>
          </table:table-cell>
          <table:table-cell table:formula="of:=ROUND([.J98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ABELL 1656:[EF2011] 2643</text:p>
          </table:table-cell>
          <table:table-cell office:value-type="float" office:value="195.2404">
            <text:p>195.2404</text:p>
          </table:table-cell>
          <table:table-cell office:value-type="float" office:value="27.7421">
            <text:p>27.7421</text:p>
          </table:table-cell>
          <table:table-cell office:value-type="string">
            <text:p>G</text:p>
          </table:table-cell>
          <table:table-cell office:value-type="float" office:value="17919">
            <text:p>17919</text:p>
          </table:table-cell>
          <table:table-cell office:value-type="float" office:value="0.05977">
            <text:p>0.05977</text:p>
          </table:table-cell>
          <table:table-cell office:value-type="string">
            <text:p>PHOT</text:p>
          </table:table-cell>
          <table:table-cell office:value-type="string">
            <text:p>22.5g</text:p>
          </table:table-cell>
          <table:table-cell office:value-type="float" office:value="9.417">
            <text:p>9.417</text:p>
          </table:table-cell>
          <table:table-cell table:formula="of:=ROUND([.J981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SDSS J130140.13+275927.1</text:p>
          </table:table-cell>
          <table:table-cell office:value-type="float" office:value="195.41724">
            <text:p>195.41724</text:p>
          </table:table-cell>
          <table:table-cell office:value-type="float" office:value="27.99089">
            <text:p>27.990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755">
            <text:p>8.755</text:p>
          </table:table-cell>
          <table:table-cell table:formula="of:=ROUND([.J98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SDSS J130049.10+274935.4</text:p>
          </table:table-cell>
          <table:table-cell office:value-type="float" office:value="195.20458">
            <text:p>195.20458</text:p>
          </table:table-cell>
          <table:table-cell office:value-type="float" office:value="27.82652">
            <text:p>27.826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763">
            <text:p>8.763</text:p>
          </table:table-cell>
          <table:table-cell table:formula="of:=ROUND([.J98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DSS J130049.39+275304.2</text:p>
          </table:table-cell>
          <table:table-cell office:value-type="float" office:value="195.20582">
            <text:p>195.20582</text:p>
          </table:table-cell>
          <table:table-cell office:value-type="float" office:value="27.88453">
            <text:p>27.884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784">
            <text:p>8.784</text:p>
          </table:table-cell>
          <table:table-cell table:formula="of:=ROUND([.J984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SDSS J130208.31+275107.8</text:p>
          </table:table-cell>
          <table:table-cell office:value-type="float" office:value="195.53466">
            <text:p>195.53466</text:p>
          </table:table-cell>
          <table:table-cell office:value-type="float" office:value="27.85217">
            <text:p>27.852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881">
            <text:p>8.881</text:p>
          </table:table-cell>
          <table:table-cell table:formula="of:=ROUND([.J98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SDSS J130052.75+275536.4</text:p>
          </table:table-cell>
          <table:table-cell office:value-type="float" office:value="195.2198">
            <text:p>195.2198</text:p>
          </table:table-cell>
          <table:table-cell office:value-type="float" office:value="27.9268">
            <text:p>27.92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021">
            <text:p>9.021</text:p>
          </table:table-cell>
          <table:table-cell table:formula="of:=ROUND([.J98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SDSS J130134.50+274201.6</text:p>
          </table:table-cell>
          <table:table-cell office:value-type="float" office:value="195.39376">
            <text:p>195.39376</text:p>
          </table:table-cell>
          <table:table-cell office:value-type="float" office:value="27.70045">
            <text:p>27.700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191">
            <text:p>9.191</text:p>
          </table:table-cell>
          <table:table-cell table:formula="of:=ROUND([.J98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SDSS J130113.72+274214.3</text:p>
          </table:table-cell>
          <table:table-cell office:value-type="float" office:value="195.3072">
            <text:p>195.3072</text:p>
          </table:table-cell>
          <table:table-cell office:value-type="float" office:value="27.70398">
            <text:p>27.703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426">
            <text:p>9.426</text:p>
          </table:table-cell>
          <table:table-cell table:formula="of:=ROUND([.J988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SDSS J130143.06+280000.8</text:p>
          </table:table-cell>
          <table:table-cell office:value-type="float" office:value="195.42946">
            <text:p>195.42946</text:p>
          </table:table-cell>
          <table:table-cell office:value-type="float" office:value="28.00025">
            <text:p>28.000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496">
            <text:p>9.496</text:p>
          </table:table-cell>
          <table:table-cell table:formula="of:=ROUND([.J98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SDSS J130059.47+275711.5</text:p>
          </table:table-cell>
          <table:table-cell office:value-type="float" office:value="195.24779">
            <text:p>195.24779</text:p>
          </table:table-cell>
          <table:table-cell office:value-type="float" office:value="27.95319">
            <text:p>27.953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781">
            <text:p>8.781</text:p>
          </table:table-cell>
          <table:table-cell table:formula="of:=ROUND([.J99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DSS J130058.71+274512.4</text:p>
          </table:table-cell>
          <table:table-cell office:value-type="float" office:value="195.24466">
            <text:p>195.24466</text:p>
          </table:table-cell>
          <table:table-cell office:value-type="float" office:value="27.75346">
            <text:p>27.753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785">
            <text:p>8.785</text:p>
          </table:table-cell>
          <table:table-cell table:formula="of:=ROUND([.J99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SDSS J130054.85+275611.8</text:p>
          </table:table-cell>
          <table:table-cell office:value-type="float" office:value="195.22856">
            <text:p>195.22856</text:p>
          </table:table-cell>
          <table:table-cell office:value-type="float" office:value="27.93663">
            <text:p>27.936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943">
            <text:p>8.943</text:p>
          </table:table-cell>
          <table:table-cell table:formula="of:=ROUND([.J992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SDSS J130115.50+275950.5</text:p>
          </table:table-cell>
          <table:table-cell office:value-type="float" office:value="195.31459">
            <text:p>195.31459</text:p>
          </table:table-cell>
          <table:table-cell office:value-type="float" office:value="27.99737">
            <text:p>27.997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168">
            <text:p>9.168</text:p>
          </table:table-cell>
          <table:table-cell table:formula="of:=ROUND([.J99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SDSS J130210.80+275107.4</text:p>
          </table:table-cell>
          <table:table-cell office:value-type="float" office:value="195.54501">
            <text:p>195.54501</text:p>
          </table:table-cell>
          <table:table-cell office:value-type="float" office:value="27.85207">
            <text:p>27.852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43">
            <text:p>9.43</text:p>
          </table:table-cell>
          <table:table-cell table:formula="of:=ROUND([.J99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SDSS J130138.45+280016.0</text:p>
          </table:table-cell>
          <table:table-cell office:value-type="float" office:value="195.41023">
            <text:p>195.41023</text:p>
          </table:table-cell>
          <table:table-cell office:value-type="float" office:value="28.00445">
            <text:p>28.004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437">
            <text:p>9.437</text:p>
          </table:table-cell>
          <table:table-cell table:formula="of:=ROUND([.J99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SDSS J130205.97+274907.6</text:p>
          </table:table-cell>
          <table:table-cell office:value-type="float" office:value="195.52488">
            <text:p>195.52488</text:p>
          </table:table-cell>
          <table:table-cell office:value-type="float" office:value="27.8188">
            <text:p>27.8188</text:p>
          </table:table-cell>
          <table:table-cell office:value-type="string">
            <text:p>G</text:p>
          </table:table-cell>
          <table:table-cell office:value-type="float" office:value="152669">
            <text:p>152669</text:p>
          </table:table-cell>
          <table:table-cell office:value-type="float" office:value="0.50925">
            <text:p>0.50925</text:p>
          </table:table-cell>
          <table:table-cell office:value-type="string">
            <text:p>PHOT</text:p>
          </table:table-cell>
          <table:table-cell office:value-type="string">
            <text:p>22.8g</text:p>
          </table:table-cell>
          <table:table-cell office:value-type="float" office:value="8.595">
            <text:p>8.595</text:p>
          </table:table-cell>
          <table:table-cell table:formula="of:=ROUND([.J99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SDSS J130155.77+274453.5</text:p>
          </table:table-cell>
          <table:table-cell office:value-type="float" office:value="195.48238">
            <text:p>195.48238</text:p>
          </table:table-cell>
          <table:table-cell office:value-type="float" office:value="27.7482">
            <text:p>27.74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718">
            <text:p>8.718</text:p>
          </table:table-cell>
          <table:table-cell table:formula="of:=ROUND([.J99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SDSS J130207.03+274936.6</text:p>
          </table:table-cell>
          <table:table-cell office:value-type="float" office:value="195.52929">
            <text:p>195.52929</text:p>
          </table:table-cell>
          <table:table-cell office:value-type="float" office:value="27.82684">
            <text:p>27.826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727">
            <text:p>8.727</text:p>
          </table:table-cell>
          <table:table-cell table:formula="of:=ROUND([.J99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SDSS J130105.91+275820.0</text:p>
          </table:table-cell>
          <table:table-cell office:value-type="float" office:value="195.27464">
            <text:p>195.27464</text:p>
          </table:table-cell>
          <table:table-cell office:value-type="float" office:value="27.97223">
            <text:p>27.97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735">
            <text:p>8.735</text:p>
          </table:table-cell>
          <table:table-cell table:formula="of:=ROUND([.J99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SDSS J130114.72+274251.8</text:p>
          </table:table-cell>
          <table:table-cell office:value-type="float" office:value="195.31134">
            <text:p>195.31134</text:p>
          </table:table-cell>
          <table:table-cell office:value-type="float" office:value="27.71439">
            <text:p>27.714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764">
            <text:p>8.764</text:p>
          </table:table-cell>
          <table:table-cell table:formula="of:=ROUND([.J100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SDSS J130149.81+274309.3</text:p>
          </table:table-cell>
          <table:table-cell office:value-type="float" office:value="195.45755">
            <text:p>195.45755</text:p>
          </table:table-cell>
          <table:table-cell office:value-type="float" office:value="27.71925">
            <text:p>27.719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287">
            <text:p>9.287</text:p>
          </table:table-cell>
          <table:table-cell table:formula="of:=ROUND([.J100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SDSS J130119.14+280012.3</text:p>
          </table:table-cell>
          <table:table-cell office:value-type="float" office:value="195.32977">
            <text:p>195.32977</text:p>
          </table:table-cell>
          <table:table-cell office:value-type="float" office:value="28.00344">
            <text:p>28.003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312">
            <text:p>9.312</text:p>
          </table:table-cell>
          <table:table-cell table:formula="of:=ROUND([.J100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SDSS J130100.42+275812.9</text:p>
          </table:table-cell>
          <table:table-cell office:value-type="float" office:value="195.25175">
            <text:p>195.25175</text:p>
          </table:table-cell>
          <table:table-cell office:value-type="float" office:value="27.97027">
            <text:p>27.97027</text:p>
          </table:table-cell>
          <table:table-cell office:value-type="string">
            <text:p>G</text:p>
          </table:table-cell>
          <table:table-cell office:value-type="float" office:value="170063">
            <text:p>170063</text:p>
          </table:table-cell>
          <table:table-cell office:value-type="float" office:value="0.56727">
            <text:p>0.56727</text:p>
          </table:table-cell>
          <table:table-cell office:value-type="string">
            <text:p>PHOT</text:p>
          </table:table-cell>
          <table:table-cell office:value-type="string">
            <text:p>22.8g</text:p>
          </table:table-cell>
          <table:table-cell office:value-type="float" office:value="9.381">
            <text:p>9.381</text:p>
          </table:table-cell>
          <table:table-cell table:formula="of:=ROUND([.J1003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SDSS J130052.54+274714.3</text:p>
          </table:table-cell>
          <table:table-cell office:value-type="float" office:value="195.21893">
            <text:p>195.21893</text:p>
          </table:table-cell>
          <table:table-cell office:value-type="float" office:value="27.78732">
            <text:p>27.787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771">
            <text:p>8.771</text:p>
          </table:table-cell>
          <table:table-cell table:formula="of:=ROUND([.J1004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SDSS J130101.73+275741.9</text:p>
          </table:table-cell>
          <table:table-cell office:value-type="float" office:value="195.25722">
            <text:p>195.25722</text:p>
          </table:table-cell>
          <table:table-cell office:value-type="float" office:value="27.96165">
            <text:p>27.961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801">
            <text:p>8.801</text:p>
          </table:table-cell>
          <table:table-cell table:formula="of:=ROUND([.J100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SDSS J130107.70+275845.6</text:p>
          </table:table-cell>
          <table:table-cell office:value-type="float" office:value="195.28212">
            <text:p>195.28212</text:p>
          </table:table-cell>
          <table:table-cell office:value-type="float" office:value="27.97935">
            <text:p>27.979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884">
            <text:p>8.884</text:p>
          </table:table-cell>
          <table:table-cell table:formula="of:=ROUND([.J100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SDSS J130115.31+274221.4</text:p>
          </table:table-cell>
          <table:table-cell office:value-type="float" office:value="195.31381">
            <text:p>195.31381</text:p>
          </table:table-cell>
          <table:table-cell office:value-type="float" office:value="27.70597">
            <text:p>27.705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2">
            <text:p>9.2</text:p>
          </table:table-cell>
          <table:table-cell table:formula="of:=ROUND([.J1007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SDSS J130047.52+275330.8</text:p>
          </table:table-cell>
          <table:table-cell office:value-type="float" office:value="195.198">
            <text:p>195.198</text:p>
          </table:table-cell>
          <table:table-cell office:value-type="float" office:value="27.8919">
            <text:p>27.89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293">
            <text:p>9.293</text:p>
          </table:table-cell>
          <table:table-cell table:formula="of:=ROUND([.J1008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SDSS J130057.77+274432.6</text:p>
          </table:table-cell>
          <table:table-cell office:value-type="float" office:value="195.24073">
            <text:p>195.24073</text:p>
          </table:table-cell>
          <table:table-cell office:value-type="float" office:value="27.74243">
            <text:p>27.742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39">
            <text:p>9.39</text:p>
          </table:table-cell>
          <table:table-cell table:formula="of:=ROUND([.J1009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SDSS J130206.85+274925.9</text:p>
          </table:table-cell>
          <table:table-cell office:value-type="float" office:value="195.52856">
            <text:p>195.52856</text:p>
          </table:table-cell>
          <table:table-cell office:value-type="float" office:value="27.82387">
            <text:p>27.823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721">
            <text:p>8.721</text:p>
          </table:table-cell>
          <table:table-cell table:formula="of:=ROUND([.J101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SDSS J130207.69+275120.7</text:p>
          </table:table-cell>
          <table:table-cell office:value-type="float" office:value="195.53206">
            <text:p>195.53206</text:p>
          </table:table-cell>
          <table:table-cell office:value-type="float" office:value="27.85577">
            <text:p>27.855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746">
            <text:p>8.746</text:p>
          </table:table-cell>
          <table:table-cell table:formula="of:=ROUND([.J101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SDSS J130052.35+275527.6</text:p>
          </table:table-cell>
          <table:table-cell office:value-type="float" office:value="195.21816">
            <text:p>195.21816</text:p>
          </table:table-cell>
          <table:table-cell office:value-type="float" office:value="27.92435">
            <text:p>27.924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025">
            <text:p>9.025</text:p>
          </table:table-cell>
          <table:table-cell table:formula="of:=ROUND([.J1012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SDSS J130047.93+275316.3</text:p>
          </table:table-cell>
          <table:table-cell office:value-type="float" office:value="195.19971">
            <text:p>195.19971</text:p>
          </table:table-cell>
          <table:table-cell office:value-type="float" office:value="27.88787">
            <text:p>27.88787</text:p>
          </table:table-cell>
          <table:table-cell office:value-type="string">
            <text:p>G</text:p>
          </table:table-cell>
          <table:table-cell office:value-type="float" office:value="75862">
            <text:p>75862</text:p>
          </table:table-cell>
          <table:table-cell office:value-type="float" office:value="0.25305">
            <text:p>0.25305</text:p>
          </table:table-cell>
          <table:table-cell office:value-type="string">
            <text:p>PHOT</text:p>
          </table:table-cell>
          <table:table-cell office:value-type="string">
            <text:p>23.0g</text:p>
          </table:table-cell>
          <table:table-cell office:value-type="float" office:value="9.146">
            <text:p>9.146</text:p>
          </table:table-cell>
          <table:table-cell table:formula="of:=ROUND([.J1013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SDSS J130119.25+274209.0</text:p>
          </table:table-cell>
          <table:table-cell office:value-type="float" office:value="195.33025">
            <text:p>195.33025</text:p>
          </table:table-cell>
          <table:table-cell office:value-type="float" office:value="27.70251">
            <text:p>27.702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172">
            <text:p>9.172</text:p>
          </table:table-cell>
          <table:table-cell table:formula="of:=ROUND([.J101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SDSS J130203.25+275614.3</text:p>
          </table:table-cell>
          <table:table-cell office:value-type="float" office:value="195.51355">
            <text:p>195.51355</text:p>
          </table:table-cell>
          <table:table-cell office:value-type="float" office:value="27.93732">
            <text:p>27.937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301">
            <text:p>9.301</text:p>
          </table:table-cell>
          <table:table-cell table:formula="of:=ROUND([.J101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SDSS J130051.54+275544.6</text:p>
          </table:table-cell>
          <table:table-cell office:value-type="float" office:value="195.21476">
            <text:p>195.21476</text:p>
          </table:table-cell>
          <table:table-cell office:value-type="float" office:value="27.92906">
            <text:p>27.929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321">
            <text:p>9.321</text:p>
          </table:table-cell>
          <table:table-cell table:formula="of:=ROUND([.J101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SDSS J130157.70+274539.9</text:p>
          </table:table-cell>
          <table:table-cell office:value-type="float" office:value="195.49045">
            <text:p>195.49045</text:p>
          </table:table-cell>
          <table:table-cell office:value-type="float" office:value="27.76109">
            <text:p>27.761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508">
            <text:p>8.508</text:p>
          </table:table-cell>
          <table:table-cell table:formula="of:=ROUND([.J101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SDSS J130102.22+274449.0</text:p>
          </table:table-cell>
          <table:table-cell office:value-type="float" office:value="195.25925">
            <text:p>195.25925</text:p>
          </table:table-cell>
          <table:table-cell office:value-type="float" office:value="27.74695">
            <text:p>27.746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512">
            <text:p>8.512</text:p>
          </table:table-cell>
          <table:table-cell table:formula="of:=ROUND([.J1018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SDSS J130113.50+274303.8</text:p>
          </table:table-cell>
          <table:table-cell office:value-type="float" office:value="195.30628">
            <text:p>195.30628</text:p>
          </table:table-cell>
          <table:table-cell office:value-type="float" office:value="27.71773">
            <text:p>27.717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672">
            <text:p>8.672</text:p>
          </table:table-cell>
          <table:table-cell table:formula="of:=ROUND([.J101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SDSS J130142.64+274300.3</text:p>
          </table:table-cell>
          <table:table-cell office:value-type="float" office:value="195.4277">
            <text:p>195.4277</text:p>
          </table:table-cell>
          <table:table-cell office:value-type="float" office:value="27.71677">
            <text:p>27.716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716">
            <text:p>8.716</text:p>
          </table:table-cell>
          <table:table-cell table:formula="of:=ROUND([.J102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SDSS J130110.58+275901.8</text:p>
          </table:table-cell>
          <table:table-cell office:value-type="float" office:value="195.29412">
            <text:p>195.29412</text:p>
          </table:table-cell>
          <table:table-cell office:value-type="float" office:value="27.98386">
            <text:p>27.983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82">
            <text:p>8.82</text:p>
          </table:table-cell>
          <table:table-cell table:formula="of:=ROUND([.J102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SDSS J130113.42+275933.5</text:p>
          </table:table-cell>
          <table:table-cell office:value-type="float" office:value="195.30593">
            <text:p>195.30593</text:p>
          </table:table-cell>
          <table:table-cell office:value-type="float" office:value="27.99264">
            <text:p>27.992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053">
            <text:p>9.053</text:p>
          </table:table-cell>
          <table:table-cell table:formula="of:=ROUND([.J1022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SDSS J130106.19+275858.4</text:p>
          </table:table-cell>
          <table:table-cell office:value-type="float" office:value="195.27583">
            <text:p>195.27583</text:p>
          </table:table-cell>
          <table:table-cell office:value-type="float" office:value="27.98289">
            <text:p>27.982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238">
            <text:p>9.238</text:p>
          </table:table-cell>
          <table:table-cell table:formula="of:=ROUND([.J102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SDSS J130203.90+274615.8</text:p>
          </table:table-cell>
          <table:table-cell office:value-type="float" office:value="195.51628">
            <text:p>195.51628</text:p>
          </table:table-cell>
          <table:table-cell office:value-type="float" office:value="27.77108">
            <text:p>27.771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275">
            <text:p>9.275</text:p>
          </table:table-cell>
          <table:table-cell table:formula="of:=ROUND([.J102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SDSS J130059.60+275801.0</text:p>
          </table:table-cell>
          <table:table-cell office:value-type="float" office:value="195.24836">
            <text:p>195.24836</text:p>
          </table:table-cell>
          <table:table-cell office:value-type="float" office:value="27.96696">
            <text:p>27.966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352">
            <text:p>9.352</text:p>
          </table:table-cell>
          <table:table-cell table:formula="of:=ROUND([.J102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SDSS J130210.52+274944.5</text:p>
          </table:table-cell>
          <table:table-cell office:value-type="float" office:value="195.54386">
            <text:p>195.54386</text:p>
          </table:table-cell>
          <table:table-cell office:value-type="float" office:value="27.82903">
            <text:p>27.829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469">
            <text:p>9.469</text:p>
          </table:table-cell>
          <table:table-cell table:formula="of:=ROUND([.J102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SDSS J130210.72+275212.2</text:p>
          </table:table-cell>
          <table:table-cell office:value-type="float" office:value="195.5447">
            <text:p>195.5447</text:p>
          </table:table-cell>
          <table:table-cell office:value-type="float" office:value="27.87008">
            <text:p>27.870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477">
            <text:p>9.477</text:p>
          </table:table-cell>
          <table:table-cell table:formula="of:=ROUND([.J102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SDSS J130140.86+275949.8</text:p>
          </table:table-cell>
          <table:table-cell office:value-type="float" office:value="195.42027">
            <text:p>195.42027</text:p>
          </table:table-cell>
          <table:table-cell office:value-type="float" office:value="27.99718">
            <text:p>27.997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163">
            <text:p>9.163</text:p>
          </table:table-cell>
          <table:table-cell table:formula="of:=ROUND([.J102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SDSS J130056.44+274506.3</text:p>
          </table:table-cell>
          <table:table-cell office:value-type="float" office:value="195.23518">
            <text:p>195.23518</text:p>
          </table:table-cell>
          <table:table-cell office:value-type="float" office:value="27.75176">
            <text:p>27.751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229">
            <text:p>9.229</text:p>
          </table:table-cell>
          <table:table-cell table:formula="of:=ROUND([.J102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SDSS J130056.96+275738.7</text:p>
          </table:table-cell>
          <table:table-cell office:value-type="float" office:value="195.23734">
            <text:p>195.23734</text:p>
          </table:table-cell>
          <table:table-cell office:value-type="float" office:value="27.96077">
            <text:p>27.960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496">
            <text:p>9.496</text:p>
          </table:table-cell>
          <table:table-cell table:formula="of:=ROUND([.J103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SDSS J130208.22+274741.8</text:p>
          </table:table-cell>
          <table:table-cell office:value-type="float" office:value="195.53426">
            <text:p>195.53426</text:p>
          </table:table-cell>
          <table:table-cell office:value-type="float" office:value="27.79497">
            <text:p>27.794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496">
            <text:p>9.496</text:p>
          </table:table-cell>
          <table:table-cell table:formula="of:=ROUND([.J103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SDSS J130140.13+275940.1</text:p>
          </table:table-cell>
          <table:table-cell office:value-type="float" office:value="195.41723">
            <text:p>195.41723</text:p>
          </table:table-cell>
          <table:table-cell office:value-type="float" office:value="27.99448">
            <text:p>27.994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96">
            <text:p>8.96</text:p>
          </table:table-cell>
          <table:table-cell table:formula="of:=ROUND([.J103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SDSS J130048.64+274908.1</text:p>
          </table:table-cell>
          <table:table-cell office:value-type="float" office:value="195.20269">
            <text:p>195.20269</text:p>
          </table:table-cell>
          <table:table-cell office:value-type="float" office:value="27.81894">
            <text:p>27.818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952">
            <text:p>8.952</text:p>
          </table:table-cell>
          <table:table-cell table:formula="of:=ROUND([.J103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SDSS J130150.47+275853.7</text:p>
          </table:table-cell>
          <table:table-cell office:value-type="float" office:value="195.46033">
            <text:p>195.46033</text:p>
          </table:table-cell>
          <table:table-cell office:value-type="float" office:value="27.98159">
            <text:p>27.981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218">
            <text:p>9.218</text:p>
          </table:table-cell>
          <table:table-cell table:formula="of:=ROUND([.J103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ABELL 1656:[EF2011] 2504</text:p>
          </table:table-cell>
          <table:table-cell office:value-type="float" office:value="195.34364">
            <text:p>195.34364</text:p>
          </table:table-cell>
          <table:table-cell office:value-type="float" office:value="27.70474">
            <text:p>27.70474</text:p>
          </table:table-cell>
          <table:table-cell office:value-type="string">
            <text:p>G</text:p>
          </table:table-cell>
          <table:table-cell office:value-type="float" office:value="51792">
            <text:p>51792</text:p>
          </table:table-cell>
          <table:table-cell office:value-type="float" office:value="0.17276">
            <text:p>0.17276</text:p>
          </table:table-cell>
          <table:table-cell office:value-type="string">
            <text:p>PHOT</text:p>
          </table:table-cell>
          <table:table-cell office:value-type="string">
            <text:p>23.5g</text:p>
          </table:table-cell>
          <table:table-cell office:value-type="float" office:value="8.913">
            <text:p>8.913</text:p>
          </table:table-cell>
          <table:table-cell table:formula="of:=ROUND([.J1035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SDSS J130129.49+274157.5</text:p>
          </table:table-cell>
          <table:table-cell office:value-type="float" office:value="195.3729">
            <text:p>195.3729</text:p>
          </table:table-cell>
          <table:table-cell office:value-type="float" office:value="27.69931">
            <text:p>27.699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156">
            <text:p>9.156</text:p>
          </table:table-cell>
          <table:table-cell table:formula="of:=ROUND([.J103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SDSS J130210.83+275207.4</text:p>
          </table:table-cell>
          <table:table-cell office:value-type="float" office:value="195.54515">
            <text:p>195.54515</text:p>
          </table:table-cell>
          <table:table-cell office:value-type="float" office:value="27.86873">
            <text:p>27.868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491">
            <text:p>9.491</text:p>
          </table:table-cell>
          <table:table-cell table:formula="of:=ROUND([.J103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SDSS J130140.91+275922.9</text:p>
          </table:table-cell>
          <table:table-cell office:value-type="float" office:value="195.42048">
            <text:p>195.42048</text:p>
          </table:table-cell>
          <table:table-cell office:value-type="float" office:value="27.98972">
            <text:p>27.989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742">
            <text:p>8.742</text:p>
          </table:table-cell>
          <table:table-cell table:formula="of:=ROUND([.J103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SDSS J130204.33+274642.1</text:p>
          </table:table-cell>
          <table:table-cell office:value-type="float" office:value="195.51804">
            <text:p>195.51804</text:p>
          </table:table-cell>
          <table:table-cell office:value-type="float" office:value="27.77838">
            <text:p>27.778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135">
            <text:p>9.135</text:p>
          </table:table-cell>
          <table:table-cell table:formula="of:=ROUND([.J103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SDSS J130206.70+274839.4</text:p>
          </table:table-cell>
          <table:table-cell office:value-type="float" office:value="195.52796">
            <text:p>195.52796</text:p>
          </table:table-cell>
          <table:table-cell office:value-type="float" office:value="27.81095">
            <text:p>27.810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8.873">
            <text:p>8.873</text:p>
          </table:table-cell>
          <table:table-cell table:formula="of:=ROUND([.J104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SDSS J130050.09+274746.9</text:p>
          </table:table-cell>
          <table:table-cell office:value-type="float" office:value="195.20873">
            <text:p>195.20873</text:p>
          </table:table-cell>
          <table:table-cell office:value-type="float" office:value="27.79638">
            <text:p>27.796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045">
            <text:p>9.045</text:p>
          </table:table-cell>
          <table:table-cell table:formula="of:=ROUND([.J104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SDSS J130053.82+274600.0</text:p>
          </table:table-cell>
          <table:table-cell office:value-type="float" office:value="195.22427">
            <text:p>195.22427</text:p>
          </table:table-cell>
          <table:table-cell office:value-type="float" office:value="27.76668">
            <text:p>27.766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147">
            <text:p>9.147</text:p>
          </table:table-cell>
          <table:table-cell table:formula="of:=ROUND([.J1042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[APS2006] J195.303986+27.99056</text:p>
          </table:table-cell>
          <table:table-cell office:value-type="float" office:value="195.30399">
            <text:p>195.30399</text:p>
          </table:table-cell>
          <table:table-cell office:value-type="float" office:value="27.99057">
            <text:p>27.990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R</text:p>
          </table:table-cell>
          <table:table-cell office:value-type="float" office:value="8.975">
            <text:p>8.975</text:p>
          </table:table-cell>
          <table:table-cell table:formula="of:=ROUND([.J1043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SDSS J130053.52+274704.1</text:p>
          </table:table-cell>
          <table:table-cell office:value-type="float" office:value="195.22303">
            <text:p>195.22303</text:p>
          </table:table-cell>
          <table:table-cell office:value-type="float" office:value="27.78449">
            <text:p>27.784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8.654">
            <text:p>8.654</text:p>
          </table:table-cell>
          <table:table-cell table:formula="of:=ROUND([.J104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DSS J130115.41+275932.3</text:p>
          </table:table-cell>
          <table:table-cell office:value-type="float" office:value="195.31425">
            <text:p>195.31425</text:p>
          </table:table-cell>
          <table:table-cell office:value-type="float" office:value="27.99231">
            <text:p>27.992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8.885">
            <text:p>8.885</text:p>
          </table:table-cell>
          <table:table-cell table:formula="of:=ROUND([.J104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[APS2006] J195.205688+27.89417</text:p>
          </table:table-cell>
          <table:table-cell office:value-type="float" office:value="195.20569">
            <text:p>195.20569</text:p>
          </table:table-cell>
          <table:table-cell office:value-type="float" office:value="27.89418">
            <text:p>27.894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R</text:p>
          </table:table-cell>
          <table:table-cell office:value-type="float" office:value="8.938">
            <text:p>8.938</text:p>
          </table:table-cell>
          <table:table-cell table:formula="of:=ROUND([.J1046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[ASU2006] 486</text:p>
          </table:table-cell>
          <table:table-cell office:value-type="float" office:value="195.29104">
            <text:p>195.29104</text:p>
          </table:table-cell>
          <table:table-cell office:value-type="float" office:value="27.98558">
            <text:p>27.985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R</text:p>
          </table:table-cell>
          <table:table-cell office:value-type="float" office:value="8.985">
            <text:p>8.985</text:p>
          </table:table-cell>
          <table:table-cell table:formula="of:=ROUND([.J1047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[ASU2006] 221</text:p>
          </table:table-cell>
          <table:table-cell office:value-type="float" office:value="195.29104">
            <text:p>195.29104</text:p>
          </table:table-cell>
          <table:table-cell office:value-type="float" office:value="27.98564">
            <text:p>27.985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R</text:p>
          </table:table-cell>
          <table:table-cell office:value-type="float" office:value="8.988">
            <text:p>8.988</text:p>
          </table:table-cell>
          <table:table-cell table:formula="of:=ROUND([.J1048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SDSS J130155.69+275726.1</text:p>
          </table:table-cell>
          <table:table-cell office:value-type="float" office:value="195.48207">
            <text:p>195.48207</text:p>
          </table:table-cell>
          <table:table-cell office:value-type="float" office:value="27.95726">
            <text:p>27.957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8.78">
            <text:p>8.78</text:p>
          </table:table-cell>
          <table:table-cell table:formula="of:=ROUND([.J104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[APS2006] J195.217453+27.77874</text:p>
          </table:table-cell>
          <table:table-cell office:value-type="float" office:value="195.21745">
            <text:p>195.21745</text:p>
          </table:table-cell>
          <table:table-cell office:value-type="float" office:value="27.77875">
            <text:p>27.778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R</text:p>
          </table:table-cell>
          <table:table-cell office:value-type="float" office:value="9.078">
            <text:p>9.078</text:p>
          </table:table-cell>
          <table:table-cell table:formula="of:=ROUND([.J1050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SDSS J130048.38+275215.9</text:p>
          </table:table-cell>
          <table:table-cell office:value-type="float" office:value="195.20162">
            <text:p>195.20162</text:p>
          </table:table-cell>
          <table:table-cell office:value-type="float" office:value="27.87109">
            <text:p>27.871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8.862">
            <text:p>8.862</text:p>
          </table:table-cell>
          <table:table-cell table:formula="of:=ROUND([.J1051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SDSS J130045.47+275032.2</text:p>
          </table:table-cell>
          <table:table-cell office:value-type="float" office:value="195.18947">
            <text:p>195.18947</text:p>
          </table:table-cell>
          <table:table-cell office:value-type="float" office:value="27.84229">
            <text:p>27.842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9.449">
            <text:p>9.449</text:p>
          </table:table-cell>
          <table:table-cell table:formula="of:=ROUND([.J1052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SDSS J130111.35+275934.2</text:p>
          </table:table-cell>
          <table:table-cell office:value-type="float" office:value="195.29732">
            <text:p>195.29732</text:p>
          </table:table-cell>
          <table:table-cell office:value-type="float" office:value="27.99286">
            <text:p>27.992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9.238">
            <text:p>9.238</text:p>
          </table:table-cell>
          <table:table-cell table:formula="of:=ROUND([.J105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CXO J130048.7+275243</text:p>
          </table:table-cell>
          <table:table-cell office:value-type="float" office:value="195.20317">
            <text:p>195.20317</text:p>
          </table:table-cell>
          <table:table-cell office:value-type="float" office:value="27.87858">
            <text:p>27.878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R</text:p>
          </table:table-cell>
          <table:table-cell office:value-type="float" office:value="8.85">
            <text:p>8.85</text:p>
          </table:table-cell>
          <table:table-cell table:formula="of:=ROUND([.J1054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SDSS J130049.68+274933.5</text:p>
          </table:table-cell>
          <table:table-cell office:value-type="float" office:value="195.207">
            <text:p>195.207</text:p>
          </table:table-cell>
          <table:table-cell office:value-type="float" office:value="27.82599">
            <text:p>27.825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8.642">
            <text:p>8.642</text:p>
          </table:table-cell>
          <table:table-cell table:formula="of:=ROUND([.J105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SDSS J130206.23+274858.8</text:p>
          </table:table-cell>
          <table:table-cell office:value-type="float" office:value="195.52598">
            <text:p>195.52598</text:p>
          </table:table-cell>
          <table:table-cell office:value-type="float" office:value="27.81636">
            <text:p>27.816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8.687">
            <text:p>8.687</text:p>
          </table:table-cell>
          <table:table-cell table:formula="of:=ROUND([.J105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[APS2006] J195.206696+27.90845</text:p>
          </table:table-cell>
          <table:table-cell office:value-type="float" office:value="195.2067">
            <text:p>195.2067</text:p>
          </table:table-cell>
          <table:table-cell office:value-type="float" office:value="27.90846">
            <text:p>27.908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1R</text:p>
          </table:table-cell>
          <table:table-cell office:value-type="float" office:value="9.168">
            <text:p>9.168</text:p>
          </table:table-cell>
          <table:table-cell table:formula="of:=ROUND([.J1057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2MASX J13004540+2750076</text:p>
          </table:table-cell>
          <table:table-cell office:value-type="float" office:value="195.1891">
            <text:p>195.1891</text:p>
          </table:table-cell>
          <table:table-cell office:value-type="float" office:value="27.83551">
            <text:p>27.83551</text:p>
          </table:table-cell>
          <table:table-cell office:value-type="string">
            <text:p>G</text:p>
          </table:table-cell>
          <table:table-cell office:value-type="float" office:value="8765">
            <text:p>8765</text:p>
          </table:table-cell>
          <table:table-cell office:value-type="float" office:value="0.029237">
            <text:p>0.029237</text:p>
          </table:table-cell>
          <table:table-cell office:value-type="string">
            <text:p><text:s text:c="4"/></text:p>
          </table:table-cell>
          <table:table-cell office:value-type="float" office:value="17.25">
            <text:p>17.25</text:p>
          </table:table-cell>
          <table:table-cell office:value-type="float" office:value="9.502">
            <text:p>9.502</text:p>
          </table:table-cell>
          <table:table-cell table:formula="of:=ROUND([.J1058])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SDSS J130105.81+274231.9</text:p>
          </table:table-cell>
          <table:table-cell office:value-type="float" office:value="195.27424">
            <text:p>195.27424</text:p>
          </table:table-cell>
          <table:table-cell office:value-type="float" office:value="27.7089">
            <text:p>27.7089</text:p>
          </table:table-cell>
          <table:table-cell office:value-type="string">
            <text:p>G</text:p>
          </table:table-cell>
          <table:table-cell office:value-type="float" office:value="8743">
            <text:p>8743</text:p>
          </table:table-cell>
          <table:table-cell office:value-type="float" office:value="0.029165">
            <text:p>0.029165</text:p>
          </table:table-cell>
          <table:table-cell office:value-type="string">
            <text:p><text:s text:c="4"/></text:p>
          </table:table-cell>
          <table:table-cell office:value-type="float" office:value="19.25">
            <text:p>19.25</text:p>
          </table:table-cell>
          <table:table-cell office:value-type="float" office:value="9.895">
            <text:p>9.895</text:p>
          </table:table-cell>
          <table:table-cell table:formula="of:=ROUND([.J1059])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SDSS J130045.10+274845.3</text:p>
          </table:table-cell>
          <table:table-cell office:value-type="float" office:value="195.18794">
            <text:p>195.18794</text:p>
          </table:table-cell>
          <table:table-cell office:value-type="float" office:value="27.81259">
            <text:p>27.81259</text:p>
          </table:table-cell>
          <table:table-cell office:value-type="string">
            <text:p>G</text:p>
          </table:table-cell>
          <table:table-cell office:value-type="float" office:value="5816">
            <text:p>5816</text:p>
          </table:table-cell>
          <table:table-cell office:value-type="float" office:value="0.0194">
            <text:p>0.0194</text:p>
          </table:table-cell>
          <table:table-cell office:value-type="string">
            <text:p><text:s text:c="4"/></text:p>
          </table:table-cell>
          <table:table-cell office:value-type="float" office:value="19.55">
            <text:p>19.55</text:p>
          </table:table-cell>
          <table:table-cell office:value-type="float" office:value="9.801">
            <text:p>9.801</text:p>
          </table:table-cell>
          <table:table-cell table:formula="of:=ROUND([.J1060])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SDSS J130107.61+275953.0</text:p>
          </table:table-cell>
          <table:table-cell office:value-type="float" office:value="195.28171">
            <text:p>195.28171</text:p>
          </table:table-cell>
          <table:table-cell office:value-type="float" office:value="27.99806">
            <text:p>27.9980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6">
            <text:p>19.6</text:p>
          </table:table-cell>
          <table:table-cell office:value-type="float" office:value="9.877">
            <text:p>9.877</text:p>
          </table:table-cell>
          <table:table-cell table:formula="of:=ROUND([.J1061])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2MASX J13012778+2741357</text:p>
          </table:table-cell>
          <table:table-cell office:value-type="float" office:value="195.36578">
            <text:p>195.36578</text:p>
          </table:table-cell>
          <table:table-cell office:value-type="float" office:value="27.69325">
            <text:p>27.69325</text:p>
          </table:table-cell>
          <table:table-cell office:value-type="string">
            <text:p>G</text:p>
          </table:table-cell>
          <table:table-cell office:value-type="float" office:value="63910">
            <text:p>63910</text:p>
          </table:table-cell>
          <table:table-cell office:value-type="float" office:value="0.21318">
            <text:p>0.21318</text:p>
          </table:table-cell>
          <table:table-cell office:value-type="string">
            <text:p><text:s text:c="4"/></text:p>
          </table:table-cell>
          <table:table-cell office:value-type="float" office:value="19.91">
            <text:p>19.91</text:p>
          </table:table-cell>
          <table:table-cell office:value-type="float" office:value="9.515">
            <text:p>9.515</text:p>
          </table:table-cell>
          <table:table-cell table:formula="of:=ROUND([.J1062])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SDSS J130044.57+275348.4</text:p>
          </table:table-cell>
          <table:table-cell office:value-type="float" office:value="195.18573">
            <text:p>195.18573</text:p>
          </table:table-cell>
          <table:table-cell office:value-type="float" office:value="27.89678">
            <text:p>27.89678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17">
            <text:p>20.17</text:p>
          </table:table-cell>
          <table:table-cell office:value-type="float" office:value="9.998">
            <text:p>9.998</text:p>
          </table:table-cell>
          <table:table-cell table:formula="of:=ROUND([.J1063])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SDSS J130110.67+280015.5</text:p>
          </table:table-cell>
          <table:table-cell office:value-type="float" office:value="195.29449">
            <text:p>195.29449</text:p>
          </table:table-cell>
          <table:table-cell office:value-type="float" office:value="28.00431">
            <text:p>28.00431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53">
            <text:p>20.53</text:p>
          </table:table-cell>
          <table:table-cell office:value-type="float" office:value="9.929">
            <text:p>9.929</text:p>
          </table:table-cell>
          <table:table-cell table:formula="of:=ROUND([.J1064])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SDSS J130207.57+275548.8</text:p>
          </table:table-cell>
          <table:table-cell office:value-type="float" office:value="195.53156">
            <text:p>195.53156</text:p>
          </table:table-cell>
          <table:table-cell office:value-type="float" office:value="27.93025">
            <text:p>27.93025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61">
            <text:p>20.61</text:p>
          </table:table-cell>
          <table:table-cell office:value-type="float" office:value="9.903">
            <text:p>9.903</text:p>
          </table:table-cell>
          <table:table-cell table:formula="of:=ROUND([.J1065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ABELL 1656:[GMP83] 2494</text:p>
          </table:table-cell>
          <table:table-cell office:value-type="float" office:value="195.18437">
            <text:p>195.18437</text:p>
          </table:table-cell>
          <table:table-cell office:value-type="float" office:value="27.8584">
            <text:p>27.8584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67">
            <text:p>20.67</text:p>
          </table:table-cell>
          <table:table-cell office:value-type="float" office:value="9.709">
            <text:p>9.709</text:p>
          </table:table-cell>
          <table:table-cell table:formula="of:=ROUND([.J1066])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2MASX J13015090+2743007</text:p>
          </table:table-cell>
          <table:table-cell office:value-type="float" office:value="195.46221">
            <text:p>195.46221</text:p>
          </table:table-cell>
          <table:table-cell office:value-type="float" office:value="27.71697">
            <text:p>27.71697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68">
            <text:p>20.68</text:p>
          </table:table-cell>
          <table:table-cell office:value-type="float" office:value="9.533">
            <text:p>9.533</text:p>
          </table:table-cell>
          <table:table-cell table:formula="of:=ROUND([.J1067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SDSS J130055.70+275721.1</text:p>
          </table:table-cell>
          <table:table-cell office:value-type="float" office:value="195.23212">
            <text:p>195.23212</text:p>
          </table:table-cell>
          <table:table-cell office:value-type="float" office:value="27.95586">
            <text:p>27.9558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9.503">
            <text:p>9.503</text:p>
          </table:table-cell>
          <table:table-cell table:formula="of:=ROUND([.J1068]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ABELL 1656:[EF2011] 2542</text:p>
          </table:table-cell>
          <table:table-cell office:value-type="float" office:value="195.46201">
            <text:p>195.46201</text:p>
          </table:table-cell>
          <table:table-cell office:value-type="float" office:value="27.71673">
            <text:p>27.71673</text:p>
          </table:table-cell>
          <table:table-cell office:value-type="string">
            <text:p>G</text:p>
          </table:table-cell>
          <table:table-cell office:value-type="float" office:value="71423">
            <text:p>71423</text:p>
          </table:table-cell>
          <table:table-cell office:value-type="float" office:value="0.23824">
            <text:p>0.23824</text:p>
          </table:table-cell>
          <table:table-cell office:value-type="string">
            <text:p>PHOT</text:p>
          </table:table-cell>
          <table:table-cell office:value-type="string">
            <text:p><text:s text:c="5"/></text:p>
          </table:table-cell>
          <table:table-cell office:value-type="float" office:value="9.539">
            <text:p>9.539</text:p>
          </table:table-cell>
          <table:table-cell table:formula="of:=ROUND([.J1069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SDSS J130209.93+274851.4</text:p>
          </table:table-cell>
          <table:table-cell office:value-type="float" office:value="195.5414">
            <text:p>195.5414</text:p>
          </table:table-cell>
          <table:table-cell office:value-type="float" office:value="27.81429">
            <text:p>27.81429</text:p>
          </table:table-cell>
          <table:table-cell office:value-type="string">
            <text:p>G</text:p>
          </table:table-cell>
          <table:table-cell office:value-type="float" office:value="13479">
            <text:p>13479</text:p>
          </table:table-cell>
          <table:table-cell office:value-type="float" office:value="0.04496">
            <text:p>0.04496</text:p>
          </table:table-cell>
          <table:table-cell office:value-type="string">
            <text:p>PHOT</text:p>
          </table:table-cell>
          <table:table-cell office:value-type="string">
            <text:p>14.2g</text:p>
          </table:table-cell>
          <table:table-cell office:value-type="float" office:value="9.511">
            <text:p>9.511</text:p>
          </table:table-cell>
          <table:table-cell table:formula="of:=ROUND([.J1070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IC 4044</text:p>
          </table:table-cell>
          <table:table-cell office:value-type="float" office:value="195.19752">
            <text:p>195.19752</text:p>
          </table:table-cell>
          <table:table-cell office:value-type="float" office:value="27.92218">
            <text:p>27.92218</text:p>
          </table:table-cell>
          <table:table-cell office:value-type="string">
            <text:p>G</text:p>
          </table:table-cell>
          <table:table-cell office:value-type="float" office:value="8571">
            <text:p>8571</text:p>
          </table:table-cell>
          <table:table-cell office:value-type="float" office:value="0.02859">
            <text:p>0.02859</text:p>
          </table:table-cell>
          <table:table-cell office:value-type="string">
            <text:p><text:s text:c="4"/></text:p>
          </table:table-cell>
          <table:table-cell office:value-type="string">
            <text:p>16.1g</text:p>
          </table:table-cell>
          <table:table-cell office:value-type="float" office:value="9.942">
            <text:p>9.942</text:p>
          </table:table-cell>
          <table:table-cell table:formula="of:=ROUND([.J1071])"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SDSS J130206.00+274554.4</text:p>
          </table:table-cell>
          <table:table-cell office:value-type="float" office:value="195.52502">
            <text:p>195.52502</text:p>
          </table:table-cell>
          <table:table-cell office:value-type="float" office:value="27.76512">
            <text:p>27.76512</text:p>
          </table:table-cell>
          <table:table-cell office:value-type="string">
            <text:p>G</text:p>
          </table:table-cell>
          <table:table-cell office:value-type="float" office:value="7251">
            <text:p>7251</text:p>
          </table:table-cell>
          <table:table-cell office:value-type="float" office:value="0.024187">
            <text:p>0.024187</text:p>
          </table:table-cell>
          <table:table-cell office:value-type="string">
            <text:p><text:s text:c="4"/></text:p>
          </table:table-cell>
          <table:table-cell office:value-type="string">
            <text:p>17.8g</text:p>
          </table:table-cell>
          <table:table-cell office:value-type="float" office:value="9.858">
            <text:p>9.858</text:p>
          </table:table-cell>
          <table:table-cell table:formula="of:=ROUND([.J1072])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ABELL 1656:[GMP83] 1788 NED01 </text:p>
          </table:table-cell>
          <table:table-cell office:value-type="float" office:value="195.4625">
            <text:p>195.4625</text:p>
          </table:table-cell>
          <table:table-cell office:value-type="float" office:value="27.71667">
            <text:p>27.716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7.9r</text:p>
          </table:table-cell>
          <table:table-cell office:value-type="float" office:value="9.557">
            <text:p>9.557</text:p>
          </table:table-cell>
          <table:table-cell table:formula="of:=ROUND([.J1073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ABELL 1656:[GMP83] 1788 NED02 </text:p>
          </table:table-cell>
          <table:table-cell office:value-type="float" office:value="195.46375">
            <text:p>195.46375</text:p>
          </table:table-cell>
          <table:table-cell office:value-type="float" office:value="27.71583">
            <text:p>27.715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1r</text:p>
          </table:table-cell>
          <table:table-cell office:value-type="float" office:value="9.634">
            <text:p>9.634</text:p>
          </table:table-cell>
          <table:table-cell table:formula="of:=ROUND([.J1074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SDSS J130204.46+274554.7</text:p>
          </table:table-cell>
          <table:table-cell office:value-type="float" office:value="195.51858">
            <text:p>195.51858</text:p>
          </table:table-cell>
          <table:table-cell office:value-type="float" office:value="27.7652">
            <text:p>27.76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9r</text:p>
          </table:table-cell>
          <table:table-cell office:value-type="float" office:value="9.566">
            <text:p>9.566</text:p>
          </table:table-cell>
          <table:table-cell table:formula="of:=ROUND([.J107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ABELL 1656:[TCB2001] 09-035</text:p>
          </table:table-cell>
          <table:table-cell office:value-type="float" office:value="195.1839">
            <text:p>195.1839</text:p>
          </table:table-cell>
          <table:table-cell office:value-type="float" office:value="27.82879">
            <text:p>27.82879</text:p>
          </table:table-cell>
          <table:table-cell office:value-type="string">
            <text:p>*</text:p>
          </table:table-cell>
          <table:table-cell table:number-columns-repeated="3"/>
          <table:table-cell office:value-type="string">
            <text:p>19.1r</text:p>
          </table:table-cell>
          <table:table-cell office:value-type="float" office:value="9.825">
            <text:p>9.825</text:p>
          </table:table-cell>
          <table:table-cell table:formula="of:=ROUND([.J1076]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SDSS J130131.78+280044.0</text:p>
          </table:table-cell>
          <table:table-cell office:value-type="float" office:value="195.38244">
            <text:p>195.38244</text:p>
          </table:table-cell>
          <table:table-cell office:value-type="float" office:value="28.01223">
            <text:p>28.01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4r</text:p>
          </table:table-cell>
          <table:table-cell office:value-type="float" office:value="9.658">
            <text:p>9.658</text:p>
          </table:table-cell>
          <table:table-cell table:formula="of:=ROUND([.J1077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SDSS J130113.61+274150.9</text:p>
          </table:table-cell>
          <table:table-cell office:value-type="float" office:value="195.30675">
            <text:p>195.30675</text:p>
          </table:table-cell>
          <table:table-cell office:value-type="float" office:value="27.69748">
            <text:p>27.697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r</text:p>
          </table:table-cell>
          <table:table-cell office:value-type="float" office:value="9.802">
            <text:p>9.802</text:p>
          </table:table-cell>
          <table:table-cell table:formula="of:=ROUND([.J1078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SDSS J130106.67+274244.2</text:p>
          </table:table-cell>
          <table:table-cell office:value-type="float" office:value="195.27779">
            <text:p>195.27779</text:p>
          </table:table-cell>
          <table:table-cell office:value-type="float" office:value="27.7123">
            <text:p>27.71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9.624">
            <text:p>9.624</text:p>
          </table:table-cell>
          <table:table-cell table:formula="of:=ROUND([.J1079]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SDSS J130059.35+275827.7</text:p>
          </table:table-cell>
          <table:table-cell office:value-type="float" office:value="195.24731">
            <text:p>195.24731</text:p>
          </table:table-cell>
          <table:table-cell office:value-type="float" office:value="27.97439">
            <text:p>27.974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9.722">
            <text:p>9.722</text:p>
          </table:table-cell>
          <table:table-cell table:formula="of:=ROUND([.J1080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SDSS J130212.89+275040.4</text:p>
          </table:table-cell>
          <table:table-cell office:value-type="float" office:value="195.55372">
            <text:p>195.55372</text:p>
          </table:table-cell>
          <table:table-cell office:value-type="float" office:value="27.84457">
            <text:p>27.844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9.902">
            <text:p>9.902</text:p>
          </table:table-cell>
          <table:table-cell table:formula="of:=ROUND([.J1081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SDSS J130211.41+275024.9</text:p>
          </table:table-cell>
          <table:table-cell office:value-type="float" office:value="195.54756">
            <text:p>195.54756</text:p>
          </table:table-cell>
          <table:table-cell office:value-type="float" office:value="27.84025">
            <text:p>27.84025</text:p>
          </table:table-cell>
          <table:table-cell office:value-type="string">
            <text:p>G</text:p>
          </table:table-cell>
          <table:table-cell office:value-type="float" office:value="77296">
            <text:p>77296</text:p>
          </table:table-cell>
          <table:table-cell office:value-type="float" office:value="0.25783">
            <text:p>0.25783</text:p>
          </table:table-cell>
          <table:table-cell office:value-type="string">
            <text:p>PHOT</text:p>
          </table:table-cell>
          <table:table-cell office:value-type="string">
            <text:p>19.8g</text:p>
          </table:table-cell>
          <table:table-cell office:value-type="float" office:value="9.591">
            <text:p>9.591</text:p>
          </table:table-cell>
          <table:table-cell table:formula="of:=ROUND([.J1082]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SDSS J130141.29+274149.0</text:p>
          </table:table-cell>
          <table:table-cell office:value-type="float" office:value="195.42207">
            <text:p>195.42207</text:p>
          </table:table-cell>
          <table:table-cell office:value-type="float" office:value="27.69694">
            <text:p>27.696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9.738">
            <text:p>9.738</text:p>
          </table:table-cell>
          <table:table-cell table:formula="of:=ROUND([.J1083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SDSS J130114.64+280023.6</text:p>
          </table:table-cell>
          <table:table-cell office:value-type="float" office:value="195.31102">
            <text:p>195.31102</text:p>
          </table:table-cell>
          <table:table-cell office:value-type="float" office:value="28.00656">
            <text:p>28.006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9.751">
            <text:p>9.751</text:p>
          </table:table-cell>
          <table:table-cell table:formula="of:=ROUND([.J1084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SDSS J130057.49+275812.9</text:p>
          </table:table-cell>
          <table:table-cell office:value-type="float" office:value="195.23955">
            <text:p>195.23955</text:p>
          </table:table-cell>
          <table:table-cell office:value-type="float" office:value="27.97026">
            <text:p>27.970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9.815">
            <text:p>9.815</text:p>
          </table:table-cell>
          <table:table-cell table:formula="of:=ROUND([.J1085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SDSS J130043.27+275220.6</text:p>
          </table:table-cell>
          <table:table-cell office:value-type="float" office:value="195.18031">
            <text:p>195.18031</text:p>
          </table:table-cell>
          <table:table-cell office:value-type="float" office:value="27.87241">
            <text:p>27.872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9.993">
            <text:p>9.993</text:p>
          </table:table-cell>
          <table:table-cell table:formula="of:=ROUND([.J1086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SDSS J130044.23+275129.9</text:p>
          </table:table-cell>
          <table:table-cell office:value-type="float" office:value="195.18433">
            <text:p>195.18433</text:p>
          </table:table-cell>
          <table:table-cell office:value-type="float" office:value="27.85831">
            <text:p>27.858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9.711">
            <text:p>9.711</text:p>
          </table:table-cell>
          <table:table-cell table:formula="of:=ROUND([.J108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SDSS J130056.04+274443.3</text:p>
          </table:table-cell>
          <table:table-cell office:value-type="float" office:value="195.23354">
            <text:p>195.23354</text:p>
          </table:table-cell>
          <table:table-cell office:value-type="float" office:value="27.74539">
            <text:p>27.745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9.547">
            <text:p>9.547</text:p>
          </table:table-cell>
          <table:table-cell table:formula="of:=ROUND([.J1088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SDSS J130047.70+274724.8</text:p>
          </table:table-cell>
          <table:table-cell office:value-type="float" office:value="195.19875">
            <text:p>195.19875</text:p>
          </table:table-cell>
          <table:table-cell office:value-type="float" office:value="27.79024">
            <text:p>27.790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9.675">
            <text:p>9.675</text:p>
          </table:table-cell>
          <table:table-cell table:formula="of:=ROUND([.J1089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[IBG2003] J130159+274414</text:p>
          </table:table-cell>
          <table:table-cell office:value-type="float" office:value="195.49708">
            <text:p>195.49708</text:p>
          </table:table-cell>
          <table:table-cell office:value-type="float" office:value="27.73722">
            <text:p>27.737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9.735">
            <text:p>9.735</text:p>
          </table:table-cell>
          <table:table-cell table:formula="of:=ROUND([.J1090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SDSS J130148.82+274220.8</text:p>
          </table:table-cell>
          <table:table-cell office:value-type="float" office:value="195.45344">
            <text:p>195.45344</text:p>
          </table:table-cell>
          <table:table-cell office:value-type="float" office:value="27.7058">
            <text:p>27.7058</text:p>
          </table:table-cell>
          <table:table-cell office:value-type="string">
            <text:p>G</text:p>
          </table:table-cell>
          <table:table-cell office:value-type="float" office:value="36785">
            <text:p>36785</text:p>
          </table:table-cell>
          <table:table-cell office:value-type="float" office:value="0.1227">
            <text:p>0.1227</text:p>
          </table:table-cell>
          <table:table-cell office:value-type="string">
            <text:p>PHOT</text:p>
          </table:table-cell>
          <table:table-cell office:value-type="string">
            <text:p>20.1g</text:p>
          </table:table-cell>
          <table:table-cell office:value-type="float" office:value="9.884">
            <text:p>9.884</text:p>
          </table:table-cell>
          <table:table-cell table:formula="of:=ROUND([.J1091]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SDSS J130052.47+274539.1</text:p>
          </table:table-cell>
          <table:table-cell office:value-type="float" office:value="195.21866">
            <text:p>195.21866</text:p>
          </table:table-cell>
          <table:table-cell office:value-type="float" office:value="27.76089">
            <text:p>27.76089</text:p>
          </table:table-cell>
          <table:table-cell office:value-type="string">
            <text:p>G</text:p>
          </table:table-cell>
          <table:table-cell office:value-type="float" office:value="77257">
            <text:p>77257</text:p>
          </table:table-cell>
          <table:table-cell office:value-type="float" office:value="0.2577">
            <text:p>0.2577</text:p>
          </table:table-cell>
          <table:table-cell office:value-type="string">
            <text:p>PHOT</text:p>
          </table:table-cell>
          <table:table-cell office:value-type="string">
            <text:p>20.1r</text:p>
          </table:table-cell>
          <table:table-cell office:value-type="float" office:value="9.589">
            <text:p>9.589</text:p>
          </table:table-cell>
          <table:table-cell table:formula="of:=ROUND([.J1092]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SDSS J130148.19+274230.1</text:p>
          </table:table-cell>
          <table:table-cell office:value-type="float" office:value="195.45082">
            <text:p>195.45082</text:p>
          </table:table-cell>
          <table:table-cell office:value-type="float" office:value="27.70836">
            <text:p>27.708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9.684">
            <text:p>9.684</text:p>
          </table:table-cell>
          <table:table-cell table:formula="of:=ROUND([.J1093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SDSS J130151.23+274257.1</text:p>
          </table:table-cell>
          <table:table-cell office:value-type="float" office:value="195.46349">
            <text:p>195.46349</text:p>
          </table:table-cell>
          <table:table-cell office:value-type="float" office:value="27.71588">
            <text:p>27.715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9.624">
            <text:p>9.624</text:p>
          </table:table-cell>
          <table:table-cell table:formula="of:=ROUND([.J109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SDSS J130201.08+274442.7</text:p>
          </table:table-cell>
          <table:table-cell office:value-type="float" office:value="195.5045">
            <text:p>195.5045</text:p>
          </table:table-cell>
          <table:table-cell office:value-type="float" office:value="27.7452">
            <text:p>27.74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9.695">
            <text:p>9.695</text:p>
          </table:table-cell>
          <table:table-cell table:formula="of:=ROUND([.J109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[IBG2003] J130159+274413</text:p>
          </table:table-cell>
          <table:table-cell office:value-type="float" office:value="195.49792">
            <text:p>195.49792</text:p>
          </table:table-cell>
          <table:table-cell office:value-type="float" office:value="27.73694">
            <text:p>27.736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9.778">
            <text:p>9.778</text:p>
          </table:table-cell>
          <table:table-cell table:formula="of:=ROUND([.J1096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SDSS J130143.90+274146.8</text:p>
          </table:table-cell>
          <table:table-cell office:value-type="float" office:value="195.43294">
            <text:p>195.43294</text:p>
          </table:table-cell>
          <table:table-cell office:value-type="float" office:value="27.69634">
            <text:p>27.696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9.96">
            <text:p>9.96</text:p>
          </table:table-cell>
          <table:table-cell table:formula="of:=ROUND([.J1097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SDSS J130050.25+275541.1</text:p>
          </table:table-cell>
          <table:table-cell office:value-type="float" office:value="195.20938">
            <text:p>195.20938</text:p>
          </table:table-cell>
          <table:table-cell office:value-type="float" office:value="27.92809">
            <text:p>27.928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9.541">
            <text:p>9.541</text:p>
          </table:table-cell>
          <table:table-cell table:formula="of:=ROUND([.J1098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[IBG2003] J130210+274930</text:p>
          </table:table-cell>
          <table:table-cell office:value-type="float" office:value="195.54458">
            <text:p>195.54458</text:p>
          </table:table-cell>
          <table:table-cell office:value-type="float" office:value="27.825">
            <text:p>27.8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9.545">
            <text:p>9.545</text:p>
          </table:table-cell>
          <table:table-cell table:formula="of:=ROUND([.J1099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SDSS J130044.12+274943.5</text:p>
          </table:table-cell>
          <table:table-cell office:value-type="float" office:value="195.18383">
            <text:p>195.18383</text:p>
          </table:table-cell>
          <table:table-cell office:value-type="float" office:value="27.82875">
            <text:p>27.828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9.829">
            <text:p>9.829</text:p>
          </table:table-cell>
          <table:table-cell table:formula="of:=ROUND([.J110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SDSS J130110.97+275951.5</text:p>
          </table:table-cell>
          <table:table-cell office:value-type="float" office:value="195.29575">
            <text:p>195.29575</text:p>
          </table:table-cell>
          <table:table-cell office:value-type="float" office:value="27.99764">
            <text:p>27.997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9.535">
            <text:p>9.535</text:p>
          </table:table-cell>
          <table:table-cell table:formula="of:=ROUND([.J1101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SDSS J130116.21+274157.1</text:p>
          </table:table-cell>
          <table:table-cell office:value-type="float" office:value="195.31758">
            <text:p>195.31758</text:p>
          </table:table-cell>
          <table:table-cell office:value-type="float" office:value="27.6992">
            <text:p>27.69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9.529">
            <text:p>9.529</text:p>
          </table:table-cell>
          <table:table-cell table:formula="of:=ROUND([.J1102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SDSS J130127.41+280050.0</text:p>
          </table:table-cell>
          <table:table-cell office:value-type="float" office:value="195.36424">
            <text:p>195.36424</text:p>
          </table:table-cell>
          <table:table-cell office:value-type="float" office:value="28.01391">
            <text:p>28.01391</text:p>
          </table:table-cell>
          <table:table-cell office:value-type="string">
            <text:p>G</text:p>
          </table:table-cell>
          <table:table-cell office:value-type="float" office:value="145897">
            <text:p>145897</text:p>
          </table:table-cell>
          <table:table-cell office:value-type="float" office:value="0.48666">
            <text:p>0.48666</text:p>
          </table:table-cell>
          <table:table-cell office:value-type="string">
            <text:p>PHOT</text:p>
          </table:table-cell>
          <table:table-cell office:value-type="string">
            <text:p>20.8r</text:p>
          </table:table-cell>
          <table:table-cell office:value-type="float" office:value="9.726">
            <text:p>9.726</text:p>
          </table:table-cell>
          <table:table-cell table:formula="of:=ROUND([.J1103]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[IBG2003] J130055+275754</text:p>
          </table:table-cell>
          <table:table-cell office:value-type="float" office:value="195.23274">
            <text:p>195.23274</text:p>
          </table:table-cell>
          <table:table-cell office:value-type="float" office:value="27.96511">
            <text:p>27.965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9.852">
            <text:p>9.852</text:p>
          </table:table-cell>
          <table:table-cell table:formula="of:=ROUND([.J1104])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SDSS J130108.71+274231.2</text:p>
          </table:table-cell>
          <table:table-cell office:value-type="float" office:value="195.2863">
            <text:p>195.2863</text:p>
          </table:table-cell>
          <table:table-cell office:value-type="float" office:value="27.70868">
            <text:p>27.708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9.604">
            <text:p>9.604</text:p>
          </table:table-cell>
          <table:table-cell table:formula="of:=ROUND([.J1105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SDSS J130051.41+275629.1</text:p>
          </table:table-cell>
          <table:table-cell office:value-type="float" office:value="195.21421">
            <text:p>195.21421</text:p>
          </table:table-cell>
          <table:table-cell office:value-type="float" office:value="27.94143">
            <text:p>27.941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9.734">
            <text:p>9.734</text:p>
          </table:table-cell>
          <table:table-cell table:formula="of:=ROUND([.J1106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SDSS J130212.69+275009.9</text:p>
          </table:table-cell>
          <table:table-cell office:value-type="float" office:value="195.5529">
            <text:p>195.5529</text:p>
          </table:table-cell>
          <table:table-cell office:value-type="float" office:value="27.8361">
            <text:p>27.83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9.894">
            <text:p>9.894</text:p>
          </table:table-cell>
          <table:table-cell table:formula="of:=ROUND([.J1107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SDSS J130137.85+274149.5</text:p>
          </table:table-cell>
          <table:table-cell office:value-type="float" office:value="195.40774">
            <text:p>195.40774</text:p>
          </table:table-cell>
          <table:table-cell office:value-type="float" office:value="27.6971">
            <text:p>27.69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529">
            <text:p>9.529</text:p>
          </table:table-cell>
          <table:table-cell table:formula="of:=ROUND([.J110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SDSS J130132.38+280102.1</text:p>
          </table:table-cell>
          <table:table-cell office:value-type="float" office:value="195.38494">
            <text:p>195.38494</text:p>
          </table:table-cell>
          <table:table-cell office:value-type="float" office:value="28.01726">
            <text:p>28.017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97">
            <text:p>9.97</text:p>
          </table:table-cell>
          <table:table-cell table:formula="of:=ROUND([.J110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SDSS J130200.88+275759.5</text:p>
          </table:table-cell>
          <table:table-cell office:value-type="float" office:value="195.50369">
            <text:p>195.50369</text:p>
          </table:table-cell>
          <table:table-cell office:value-type="float" office:value="27.96655">
            <text:p>27.966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986">
            <text:p>9.986</text:p>
          </table:table-cell>
          <table:table-cell table:formula="of:=ROUND([.J111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SDSS J130051.38+274602.7</text:p>
          </table:table-cell>
          <table:table-cell office:value-type="float" office:value="195.21412">
            <text:p>195.21412</text:p>
          </table:table-cell>
          <table:table-cell office:value-type="float" office:value="27.76744">
            <text:p>27.767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574">
            <text:p>9.574</text:p>
          </table:table-cell>
          <table:table-cell table:formula="of:=ROUND([.J1111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SDSS J130045.08+274927.4</text:p>
          </table:table-cell>
          <table:table-cell office:value-type="float" office:value="195.18785">
            <text:p>195.18785</text:p>
          </table:table-cell>
          <table:table-cell office:value-type="float" office:value="27.82431">
            <text:p>27.824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66">
            <text:p>9.66</text:p>
          </table:table-cell>
          <table:table-cell table:formula="of:=ROUND([.J1112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SDSS J130122.28+274117.3</text:p>
          </table:table-cell>
          <table:table-cell office:value-type="float" office:value="195.34287">
            <text:p>195.34287</text:p>
          </table:table-cell>
          <table:table-cell office:value-type="float" office:value="27.68816">
            <text:p>27.688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905">
            <text:p>9.905</text:p>
          </table:table-cell>
          <table:table-cell table:formula="of:=ROUND([.J111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SDSS J130137.98+274133.0</text:p>
          </table:table-cell>
          <table:table-cell office:value-type="float" office:value="195.40826">
            <text:p>195.40826</text:p>
          </table:table-cell>
          <table:table-cell office:value-type="float" office:value="27.69253">
            <text:p>27.692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803">
            <text:p>9.803</text:p>
          </table:table-cell>
          <table:table-cell table:formula="of:=ROUND([.J111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SDSS J130058.12+274353.3</text:p>
          </table:table-cell>
          <table:table-cell office:value-type="float" office:value="195.24219">
            <text:p>195.24219</text:p>
          </table:table-cell>
          <table:table-cell office:value-type="float" office:value="27.73149">
            <text:p>27.731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808">
            <text:p>9.808</text:p>
          </table:table-cell>
          <table:table-cell table:formula="of:=ROUND([.J111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7">
            <text:p>1177</text:p>
          </table:table-cell>
          <table:table-cell office:value-type="string">
            <text:p>SDSS J130120.46+280053.1</text:p>
          </table:table-cell>
          <table:table-cell office:value-type="float" office:value="195.33527">
            <text:p>195.33527</text:p>
          </table:table-cell>
          <table:table-cell office:value-type="float" office:value="28.01476">
            <text:p>28.014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922">
            <text:p>9.922</text:p>
          </table:table-cell>
          <table:table-cell table:formula="of:=ROUND([.J111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SDSS J130159.11+274414.1</text:p>
          </table:table-cell>
          <table:table-cell office:value-type="float" office:value="195.49632">
            <text:p>195.49632</text:p>
          </table:table-cell>
          <table:table-cell office:value-type="float" office:value="27.73727">
            <text:p>27.737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705">
            <text:p>9.705</text:p>
          </table:table-cell>
          <table:table-cell table:formula="of:=ROUND([.J111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SDSS J130152.80+274318.0</text:p>
          </table:table-cell>
          <table:table-cell office:value-type="float" office:value="195.47003">
            <text:p>195.47003</text:p>
          </table:table-cell>
          <table:table-cell office:value-type="float" office:value="27.72169">
            <text:p>27.721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526">
            <text:p>9.526</text:p>
          </table:table-cell>
          <table:table-cell table:formula="of:=ROUND([.J111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SDSS J130204.92+274601.3</text:p>
          </table:table-cell>
          <table:table-cell office:value-type="float" office:value="195.52051">
            <text:p>195.52051</text:p>
          </table:table-cell>
          <table:table-cell office:value-type="float" office:value="27.76704">
            <text:p>27.767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593">
            <text:p>9.593</text:p>
          </table:table-cell>
          <table:table-cell table:formula="of:=ROUND([.J111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SDSS J130156.45+274348.5</text:p>
          </table:table-cell>
          <table:table-cell office:value-type="float" office:value="195.48523">
            <text:p>195.48523</text:p>
          </table:table-cell>
          <table:table-cell office:value-type="float" office:value="27.73016">
            <text:p>27.730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618">
            <text:p>9.618</text:p>
          </table:table-cell>
          <table:table-cell table:formula="of:=ROUND([.J112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SDSS J130159.81+275743.2</text:p>
          </table:table-cell>
          <table:table-cell office:value-type="float" office:value="195.49924">
            <text:p>195.49924</text:p>
          </table:table-cell>
          <table:table-cell office:value-type="float" office:value="27.96202">
            <text:p>27.962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628">
            <text:p>9.628</text:p>
          </table:table-cell>
          <table:table-cell table:formula="of:=ROUND([.J112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SDSS J130149.74+274244.7</text:p>
          </table:table-cell>
          <table:table-cell office:value-type="float" office:value="195.45727">
            <text:p>195.45727</text:p>
          </table:table-cell>
          <table:table-cell office:value-type="float" office:value="27.71243">
            <text:p>27.712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632">
            <text:p>9.632</text:p>
          </table:table-cell>
          <table:table-cell table:formula="of:=ROUND([.J112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SDSS J130152.76+275913.0</text:p>
          </table:table-cell>
          <table:table-cell office:value-type="float" office:value="195.46985">
            <text:p>195.46985</text:p>
          </table:table-cell>
          <table:table-cell office:value-type="float" office:value="27.98695">
            <text:p>27.986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763">
            <text:p>9.763</text:p>
          </table:table-cell>
          <table:table-cell table:formula="of:=ROUND([.J112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SDSS J130120.41+274128.5</text:p>
          </table:table-cell>
          <table:table-cell office:value-type="float" office:value="195.33506">
            <text:p>195.33506</text:p>
          </table:table-cell>
          <table:table-cell office:value-type="float" office:value="27.69127">
            <text:p>27.691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784">
            <text:p>9.784</text:p>
          </table:table-cell>
          <table:table-cell table:formula="of:=ROUND([.J112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SDSS J130053.09+274505.7</text:p>
          </table:table-cell>
          <table:table-cell office:value-type="float" office:value="195.22122">
            <text:p>195.22122</text:p>
          </table:table-cell>
          <table:table-cell office:value-type="float" office:value="27.7516">
            <text:p>27.75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81">
            <text:p>9.81</text:p>
          </table:table-cell>
          <table:table-cell table:formula="of:=ROUND([.J112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SDSS J130157.98+274346.0</text:p>
          </table:table-cell>
          <table:table-cell office:value-type="float" office:value="195.49161">
            <text:p>195.49161</text:p>
          </table:table-cell>
          <table:table-cell office:value-type="float" office:value="27.72945">
            <text:p>27.72945</text:p>
          </table:table-cell>
          <table:table-cell office:value-type="string">
            <text:p>G</text:p>
          </table:table-cell>
          <table:table-cell office:value-type="float" office:value="113328">
            <text:p>113328</text:p>
          </table:table-cell>
          <table:table-cell office:value-type="float" office:value="0.37802">
            <text:p>0.37802</text:p>
          </table:table-cell>
          <table:table-cell office:value-type="string">
            <text:p>PHOT</text:p>
          </table:table-cell>
          <table:table-cell office:value-type="string">
            <text:p>21.9g</text:p>
          </table:table-cell>
          <table:table-cell office:value-type="float" office:value="9.874">
            <text:p>9.874</text:p>
          </table:table-cell>
          <table:table-cell table:formula="of:=ROUND([.J1126]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SDSS J130144.28+280026.6</text:p>
          </table:table-cell>
          <table:table-cell office:value-type="float" office:value="195.43451">
            <text:p>195.43451</text:p>
          </table:table-cell>
          <table:table-cell office:value-type="float" office:value="28.00739">
            <text:p>28.007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992">
            <text:p>9.992</text:p>
          </table:table-cell>
          <table:table-cell table:formula="of:=ROUND([.J112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ABELL 1656:[EF2011] 2883</text:p>
          </table:table-cell>
          <table:table-cell office:value-type="float" office:value="195.19531">
            <text:p>195.19531</text:p>
          </table:table-cell>
          <table:table-cell office:value-type="float" office:value="27.80189">
            <text:p>27.80189</text:p>
          </table:table-cell>
          <table:table-cell office:value-type="string">
            <text:p>G</text:p>
          </table:table-cell>
          <table:table-cell office:value-type="float" office:value="71273">
            <text:p>71273</text:p>
          </table:table-cell>
          <table:table-cell office:value-type="float" office:value="0.23774">
            <text:p>0.23774</text:p>
          </table:table-cell>
          <table:table-cell office:value-type="string">
            <text:p>PHOT</text:p>
          </table:table-cell>
          <table:table-cell office:value-type="string">
            <text:p>22.0g</text:p>
          </table:table-cell>
          <table:table-cell office:value-type="float" office:value="9.603">
            <text:p>9.603</text:p>
          </table:table-cell>
          <table:table-cell table:formula="of:=ROUND([.J1128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SDSS J130204.97+275641.5</text:p>
          </table:table-cell>
          <table:table-cell office:value-type="float" office:value="195.52074">
            <text:p>195.52074</text:p>
          </table:table-cell>
          <table:table-cell office:value-type="float" office:value="27.94488">
            <text:p>27.94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87">
            <text:p>9.87</text:p>
          </table:table-cell>
          <table:table-cell table:formula="of:=ROUND([.J112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SDSS J130147.81+274214.5</text:p>
          </table:table-cell>
          <table:table-cell office:value-type="float" office:value="195.44922">
            <text:p>195.44922</text:p>
          </table:table-cell>
          <table:table-cell office:value-type="float" office:value="27.70405">
            <text:p>27.704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877">
            <text:p>9.877</text:p>
          </table:table-cell>
          <table:table-cell table:formula="of:=ROUND([.J113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SDSS J130209.21+275508.1</text:p>
          </table:table-cell>
          <table:table-cell office:value-type="float" office:value="195.53839">
            <text:p>195.53839</text:p>
          </table:table-cell>
          <table:table-cell office:value-type="float" office:value="27.91893">
            <text:p>27.918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929">
            <text:p>9.929</text:p>
          </table:table-cell>
          <table:table-cell table:formula="of:=ROUND([.J113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SDSS J130205.75+274616.0</text:p>
          </table:table-cell>
          <table:table-cell office:value-type="float" office:value="195.52398">
            <text:p>195.52398</text:p>
          </table:table-cell>
          <table:table-cell office:value-type="float" office:value="27.77113">
            <text:p>27.771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624">
            <text:p>9.624</text:p>
          </table:table-cell>
          <table:table-cell table:formula="of:=ROUND([.J113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SDSS J130154.03+274320.4</text:p>
          </table:table-cell>
          <table:table-cell office:value-type="float" office:value="195.47513">
            <text:p>195.47513</text:p>
          </table:table-cell>
          <table:table-cell office:value-type="float" office:value="27.72235">
            <text:p>27.722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651">
            <text:p>9.651</text:p>
          </table:table-cell>
          <table:table-cell table:formula="of:=ROUND([.J113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SDSS J130211.80+274840.6</text:p>
          </table:table-cell>
          <table:table-cell office:value-type="float" office:value="195.54918">
            <text:p>195.54918</text:p>
          </table:table-cell>
          <table:table-cell office:value-type="float" office:value="27.8113">
            <text:p>27.81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955">
            <text:p>9.955</text:p>
          </table:table-cell>
          <table:table-cell table:formula="of:=ROUND([.J113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SDSS J130201.07+274424.7</text:p>
          </table:table-cell>
          <table:table-cell office:value-type="float" office:value="195.50447">
            <text:p>195.50447</text:p>
          </table:table-cell>
          <table:table-cell office:value-type="float" office:value="27.74021">
            <text:p>27.740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894">
            <text:p>9.894</text:p>
          </table:table-cell>
          <table:table-cell table:formula="of:=ROUND([.J113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SDSS J130131.36+274130.4</text:p>
          </table:table-cell>
          <table:table-cell office:value-type="float" office:value="195.38069">
            <text:p>195.38069</text:p>
          </table:table-cell>
          <table:table-cell office:value-type="float" office:value="27.69179">
            <text:p>27.691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629">
            <text:p>9.629</text:p>
          </table:table-cell>
          <table:table-cell table:formula="of:=ROUND([.J113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SDSS J130045.36+274911.1</text:p>
          </table:table-cell>
          <table:table-cell office:value-type="float" office:value="195.18902">
            <text:p>195.18902</text:p>
          </table:table-cell>
          <table:table-cell office:value-type="float" office:value="27.81978">
            <text:p>27.819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65">
            <text:p>9.65</text:p>
          </table:table-cell>
          <table:table-cell table:formula="of:=ROUND([.J1137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SDSS J130201.73+275718.4</text:p>
          </table:table-cell>
          <table:table-cell office:value-type="float" office:value="195.50723">
            <text:p>195.50723</text:p>
          </table:table-cell>
          <table:table-cell office:value-type="float" office:value="27.95514">
            <text:p>27.955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67">
            <text:p>9.67</text:p>
          </table:table-cell>
          <table:table-cell table:formula="of:=ROUND([.J113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SDSS J130044.42+275228.2</text:p>
          </table:table-cell>
          <table:table-cell office:value-type="float" office:value="195.18512">
            <text:p>195.18512</text:p>
          </table:table-cell>
          <table:table-cell office:value-type="float" office:value="27.87451">
            <text:p>27.874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756">
            <text:p>9.756</text:p>
          </table:table-cell>
          <table:table-cell table:formula="of:=ROUND([.J1139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SDSS J130046.29+274755.8</text:p>
          </table:table-cell>
          <table:table-cell office:value-type="float" office:value="195.1929">
            <text:p>195.1929</text:p>
          </table:table-cell>
          <table:table-cell office:value-type="float" office:value="27.79884">
            <text:p>27.798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782">
            <text:p>9.782</text:p>
          </table:table-cell>
          <table:table-cell table:formula="of:=ROUND([.J1140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SDSS J130053.31+274456.0</text:p>
          </table:table-cell>
          <table:table-cell office:value-type="float" office:value="195.22216">
            <text:p>195.22216</text:p>
          </table:table-cell>
          <table:table-cell office:value-type="float" office:value="27.74891">
            <text:p>27.748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87">
            <text:p>9.87</text:p>
          </table:table-cell>
          <table:table-cell table:formula="of:=ROUND([.J1141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SDSS J130141.24+274139.8</text:p>
          </table:table-cell>
          <table:table-cell office:value-type="float" office:value="195.42186">
            <text:p>195.42186</text:p>
          </table:table-cell>
          <table:table-cell office:value-type="float" office:value="27.69439">
            <text:p>27.694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881">
            <text:p>9.881</text:p>
          </table:table-cell>
          <table:table-cell table:formula="of:=ROUND([.J114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SDSS J130045.89+274752.0</text:p>
          </table:table-cell>
          <table:table-cell office:value-type="float" office:value="195.19123">
            <text:p>195.19123</text:p>
          </table:table-cell>
          <table:table-cell office:value-type="float" office:value="27.79779">
            <text:p>27.797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887">
            <text:p>9.887</text:p>
          </table:table-cell>
          <table:table-cell table:formula="of:=ROUND([.J1143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SDSS J130159.26+275750.4</text:p>
          </table:table-cell>
          <table:table-cell office:value-type="float" office:value="195.49692">
            <text:p>195.49692</text:p>
          </table:table-cell>
          <table:table-cell office:value-type="float" office:value="27.96401">
            <text:p>27.96401</text:p>
          </table:table-cell>
          <table:table-cell office:value-type="string">
            <text:p>G</text:p>
          </table:table-cell>
          <table:table-cell office:value-type="float" office:value="83474">
            <text:p>83474</text:p>
          </table:table-cell>
          <table:table-cell office:value-type="float" office:value="0.27844">
            <text:p>0.27844</text:p>
          </table:table-cell>
          <table:table-cell office:value-type="string">
            <text:p>PHOT</text:p>
          </table:table-cell>
          <table:table-cell office:value-type="string">
            <text:p>22.5g</text:p>
          </table:table-cell>
          <table:table-cell office:value-type="float" office:value="9.622">
            <text:p>9.622</text:p>
          </table:table-cell>
          <table:table-cell table:formula="of:=ROUND([.J1144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SDSS J130044.85+274938.0</text:p>
          </table:table-cell>
          <table:table-cell office:value-type="float" office:value="195.18689">
            <text:p>195.18689</text:p>
          </table:table-cell>
          <table:table-cell office:value-type="float" office:value="27.82724">
            <text:p>27.827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682">
            <text:p>9.682</text:p>
          </table:table-cell>
          <table:table-cell table:formula="of:=ROUND([.J114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SDSS J130205.98+275606.3</text:p>
          </table:table-cell>
          <table:table-cell office:value-type="float" office:value="195.52494">
            <text:p>195.52494</text:p>
          </table:table-cell>
          <table:table-cell office:value-type="float" office:value="27.93509">
            <text:p>27.935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741">
            <text:p>9.741</text:p>
          </table:table-cell>
          <table:table-cell table:formula="of:=ROUND([.J114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ABELL 1656:[EF2011] 3896</text:p>
          </table:table-cell>
          <table:table-cell office:value-type="float" office:value="195.41083">
            <text:p>195.41083</text:p>
          </table:table-cell>
          <table:table-cell office:value-type="float" office:value="28.01067">
            <text:p>28.01067</text:p>
          </table:table-cell>
          <table:table-cell office:value-type="string">
            <text:p>G</text:p>
          </table:table-cell>
          <table:table-cell office:value-type="float" office:value="164922">
            <text:p>164922</text:p>
          </table:table-cell>
          <table:table-cell office:value-type="float" office:value="0.55012">
            <text:p>0.55012</text:p>
          </table:table-cell>
          <table:table-cell office:value-type="string">
            <text:p>PHOT</text:p>
          </table:table-cell>
          <table:table-cell office:value-type="string">
            <text:p>22.5g</text:p>
          </table:table-cell>
          <table:table-cell office:value-type="float" office:value="9.807">
            <text:p>9.807</text:p>
          </table:table-cell>
          <table:table-cell table:formula="of:=ROUND([.J1147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SDSS J130054.74+275739.8</text:p>
          </table:table-cell>
          <table:table-cell office:value-type="float" office:value="195.2281">
            <text:p>195.2281</text:p>
          </table:table-cell>
          <table:table-cell office:value-type="float" office:value="27.96108">
            <text:p>27.961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869">
            <text:p>9.869</text:p>
          </table:table-cell>
          <table:table-cell table:formula="of:=ROUND([.J1148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SDSS J130125.45+274114.8</text:p>
          </table:table-cell>
          <table:table-cell office:value-type="float" office:value="195.35605">
            <text:p>195.35605</text:p>
          </table:table-cell>
          <table:table-cell office:value-type="float" office:value="27.68747">
            <text:p>27.687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879">
            <text:p>9.879</text:p>
          </table:table-cell>
          <table:table-cell table:formula="of:=ROUND([.J114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SDSS J130114.71+280033.6</text:p>
          </table:table-cell>
          <table:table-cell office:value-type="float" office:value="195.3113">
            <text:p>195.3113</text:p>
          </table:table-cell>
          <table:table-cell office:value-type="float" office:value="28.00934">
            <text:p>28.009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905">
            <text:p>9.905</text:p>
          </table:table-cell>
          <table:table-cell table:formula="of:=ROUND([.J1150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SDSS J130136.58+274126.0</text:p>
          </table:table-cell>
          <table:table-cell office:value-type="float" office:value="195.40243">
            <text:p>195.40243</text:p>
          </table:table-cell>
          <table:table-cell office:value-type="float" office:value="27.69058">
            <text:p>27.69058</text:p>
          </table:table-cell>
          <table:table-cell office:value-type="string">
            <text:p>G</text:p>
          </table:table-cell>
          <table:table-cell office:value-type="float" office:value="95478">
            <text:p>95478</text:p>
          </table:table-cell>
          <table:table-cell office:value-type="float" office:value="0.31848">
            <text:p>0.31848</text:p>
          </table:table-cell>
          <table:table-cell office:value-type="string">
            <text:p>PHOT</text:p>
          </table:table-cell>
          <table:table-cell office:value-type="string">
            <text:p>22.6g</text:p>
          </table:table-cell>
          <table:table-cell office:value-type="float" office:value="9.853">
            <text:p>9.853</text:p>
          </table:table-cell>
          <table:table-cell table:formula="of:=ROUND([.J1151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SDSS J130105.07+274234.8</text:p>
          </table:table-cell>
          <table:table-cell office:value-type="float" office:value="195.27115">
            <text:p>195.27115</text:p>
          </table:table-cell>
          <table:table-cell office:value-type="float" office:value="27.70968">
            <text:p>27.709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938">
            <text:p>9.938</text:p>
          </table:table-cell>
          <table:table-cell table:formula="of:=ROUND([.J1152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SDSS J130159.24+275817.8</text:p>
          </table:table-cell>
          <table:table-cell office:value-type="float" office:value="195.49686">
            <text:p>195.49686</text:p>
          </table:table-cell>
          <table:table-cell office:value-type="float" office:value="27.97163">
            <text:p>27.971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945">
            <text:p>9.945</text:p>
          </table:table-cell>
          <table:table-cell table:formula="of:=ROUND([.J115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SDSS J130120.36+280029.2</text:p>
          </table:table-cell>
          <table:table-cell office:value-type="float" office:value="195.33484">
            <text:p>195.33484</text:p>
          </table:table-cell>
          <table:table-cell office:value-type="float" office:value="28.00812">
            <text:p>28.008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534">
            <text:p>9.534</text:p>
          </table:table-cell>
          <table:table-cell table:formula="of:=ROUND([.J115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SDSS J130048.28+275500.2</text:p>
          </table:table-cell>
          <table:table-cell office:value-type="float" office:value="195.2012">
            <text:p>195.2012</text:p>
          </table:table-cell>
          <table:table-cell office:value-type="float" office:value="27.91673">
            <text:p>27.916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629">
            <text:p>9.629</text:p>
          </table:table-cell>
          <table:table-cell table:formula="of:=ROUND([.J115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SDSS J130153.16+275919.2</text:p>
          </table:table-cell>
          <table:table-cell office:value-type="float" office:value="195.47154">
            <text:p>195.47154</text:p>
          </table:table-cell>
          <table:table-cell office:value-type="float" office:value="27.98868">
            <text:p>27.988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899">
            <text:p>9.899</text:p>
          </table:table-cell>
          <table:table-cell table:formula="of:=ROUND([.J115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SDSS J130146.51+274200.4</text:p>
          </table:table-cell>
          <table:table-cell office:value-type="float" office:value="195.44383">
            <text:p>195.44383</text:p>
          </table:table-cell>
          <table:table-cell office:value-type="float" office:value="27.70013">
            <text:p>27.700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968">
            <text:p>9.968</text:p>
          </table:table-cell>
          <table:table-cell table:formula="of:=ROUND([.J115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SDSS J130100.79+274310.2</text:p>
          </table:table-cell>
          <table:table-cell office:value-type="float" office:value="195.2533">
            <text:p>195.2533</text:p>
          </table:table-cell>
          <table:table-cell office:value-type="float" office:value="27.71952">
            <text:p>27.719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98">
            <text:p>9.98</text:p>
          </table:table-cell>
          <table:table-cell table:formula="of:=ROUND([.J1158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SDSS J130059.95+275818.0</text:p>
          </table:table-cell>
          <table:table-cell office:value-type="float" office:value="195.24982">
            <text:p>195.24982</text:p>
          </table:table-cell>
          <table:table-cell office:value-type="float" office:value="27.97168">
            <text:p>27.97168</text:p>
          </table:table-cell>
          <table:table-cell office:value-type="string">
            <text:p>G</text:p>
          </table:table-cell>
          <table:table-cell office:value-type="float" office:value="131033">
            <text:p>131033</text:p>
          </table:table-cell>
          <table:table-cell office:value-type="float" office:value="0.43708">
            <text:p>0.43708</text:p>
          </table:table-cell>
          <table:table-cell office:value-type="string">
            <text:p>PHOT</text:p>
          </table:table-cell>
          <table:table-cell office:value-type="string">
            <text:p>22.8g</text:p>
          </table:table-cell>
          <table:table-cell office:value-type="float" office:value="9.512">
            <text:p>9.512</text:p>
          </table:table-cell>
          <table:table-cell table:formula="of:=ROUND([.J1159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SDSS J130047.80+275431.4</text:p>
          </table:table-cell>
          <table:table-cell office:value-type="float" office:value="195.19919">
            <text:p>195.19919</text:p>
          </table:table-cell>
          <table:table-cell office:value-type="float" office:value="27.90874">
            <text:p>27.908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545">
            <text:p>9.545</text:p>
          </table:table-cell>
          <table:table-cell table:formula="of:=ROUND([.J1160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SDSS J130143.47+280006.3</text:p>
          </table:table-cell>
          <table:table-cell office:value-type="float" office:value="195.43115">
            <text:p>195.43115</text:p>
          </table:table-cell>
          <table:table-cell office:value-type="float" office:value="28.00177">
            <text:p>28.001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613">
            <text:p>9.613</text:p>
          </table:table-cell>
          <table:table-cell table:formula="of:=ROUND([.J116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SDSS J130154.75+275853.6</text:p>
          </table:table-cell>
          <table:table-cell office:value-type="float" office:value="195.47813">
            <text:p>195.47813</text:p>
          </table:table-cell>
          <table:table-cell office:value-type="float" office:value="27.98157">
            <text:p>27.981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755">
            <text:p>9.755</text:p>
          </table:table-cell>
          <table:table-cell table:formula="of:=ROUND([.J116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SDSS J130212.32+275147.5</text:p>
          </table:table-cell>
          <table:table-cell office:value-type="float" office:value="195.55137">
            <text:p>195.55137</text:p>
          </table:table-cell>
          <table:table-cell office:value-type="float" office:value="27.8632">
            <text:p>27.86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791">
            <text:p>9.791</text:p>
          </table:table-cell>
          <table:table-cell table:formula="of:=ROUND([.J116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SDSS J130046.95+274808.6</text:p>
          </table:table-cell>
          <table:table-cell office:value-type="float" office:value="195.1955">
            <text:p>195.1955</text:p>
          </table:table-cell>
          <table:table-cell office:value-type="float" office:value="27.80244">
            <text:p>27.802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583">
            <text:p>9.583</text:p>
          </table:table-cell>
          <table:table-cell table:formula="of:=ROUND([.J1164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SDSS J130047.82+274733.3</text:p>
          </table:table-cell>
          <table:table-cell office:value-type="float" office:value="195.19926">
            <text:p>195.19926</text:p>
          </table:table-cell>
          <table:table-cell office:value-type="float" office:value="27.79259">
            <text:p>27.792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597">
            <text:p>9.597</text:p>
          </table:table-cell>
          <table:table-cell table:formula="of:=ROUND([.J116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SDSS J130054.14+275707.0</text:p>
          </table:table-cell>
          <table:table-cell office:value-type="float" office:value="195.2256">
            <text:p>195.2256</text:p>
          </table:table-cell>
          <table:table-cell office:value-type="float" office:value="27.95196">
            <text:p>27.951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618">
            <text:p>9.618</text:p>
          </table:table-cell>
          <table:table-cell table:formula="of:=ROUND([.J1166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SDSS J130203.22+274521.8</text:p>
          </table:table-cell>
          <table:table-cell office:value-type="float" office:value="195.51343">
            <text:p>195.51343</text:p>
          </table:table-cell>
          <table:table-cell office:value-type="float" office:value="27.75608">
            <text:p>27.756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654">
            <text:p>9.654</text:p>
          </table:table-cell>
          <table:table-cell table:formula="of:=ROUND([.J116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SDSS J130209.99+275453.2</text:p>
          </table:table-cell>
          <table:table-cell office:value-type="float" office:value="195.54165">
            <text:p>195.54165</text:p>
          </table:table-cell>
          <table:table-cell office:value-type="float" office:value="27.9148">
            <text:p>27.91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991">
            <text:p>9.991</text:p>
          </table:table-cell>
          <table:table-cell table:formula="of:=ROUND([.J116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SDSS J130051.40+275638.6</text:p>
          </table:table-cell>
          <table:table-cell office:value-type="float" office:value="195.21417">
            <text:p>195.21417</text:p>
          </table:table-cell>
          <table:table-cell office:value-type="float" office:value="27.94407">
            <text:p>27.944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825">
            <text:p>9.825</text:p>
          </table:table-cell>
          <table:table-cell table:formula="of:=ROUND([.J1169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SDSS J130212.09+275302.3</text:p>
          </table:table-cell>
          <table:table-cell office:value-type="float" office:value="195.5504">
            <text:p>195.5504</text:p>
          </table:table-cell>
          <table:table-cell office:value-type="float" office:value="27.88399">
            <text:p>27.883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905">
            <text:p>9.905</text:p>
          </table:table-cell>
          <table:table-cell table:formula="of:=ROUND([.J117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SDSS J130047.95+275531.6</text:p>
          </table:table-cell>
          <table:table-cell office:value-type="float" office:value="195.19982">
            <text:p>195.19982</text:p>
          </table:table-cell>
          <table:table-cell office:value-type="float" office:value="27.92545">
            <text:p>27.925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917">
            <text:p>9.917</text:p>
          </table:table-cell>
          <table:table-cell table:formula="of:=ROUND([.J117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SDSS J130132.41+280042.6</text:p>
          </table:table-cell>
          <table:table-cell office:value-type="float" office:value="195.38505">
            <text:p>195.38505</text:p>
          </table:table-cell>
          <table:table-cell office:value-type="float" office:value="28.01185">
            <text:p>28.011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648">
            <text:p>9.648</text:p>
          </table:table-cell>
          <table:table-cell table:formula="of:=ROUND([.J117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SDSS J130211.49+275231.4</text:p>
          </table:table-cell>
          <table:table-cell office:value-type="float" office:value="195.54791">
            <text:p>195.54791</text:p>
          </table:table-cell>
          <table:table-cell office:value-type="float" office:value="27.87541">
            <text:p>27.875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687">
            <text:p>9.687</text:p>
          </table:table-cell>
          <table:table-cell table:formula="of:=ROUND([.J117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SDSS J130044.20+275256.2</text:p>
          </table:table-cell>
          <table:table-cell office:value-type="float" office:value="195.18419">
            <text:p>195.18419</text:p>
          </table:table-cell>
          <table:table-cell office:value-type="float" office:value="27.88229">
            <text:p>27.882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881">
            <text:p>9.881</text:p>
          </table:table-cell>
          <table:table-cell table:formula="of:=ROUND([.J1174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SDSS J130048.45+275446.3</text:p>
          </table:table-cell>
          <table:table-cell office:value-type="float" office:value="195.2019">
            <text:p>195.2019</text:p>
          </table:table-cell>
          <table:table-cell office:value-type="float" office:value="27.91286">
            <text:p>27.912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504">
            <text:p>9.504</text:p>
          </table:table-cell>
          <table:table-cell table:formula="of:=ROUND([.J117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SDSS J130211.89+275256.1</text:p>
          </table:table-cell>
          <table:table-cell office:value-type="float" office:value="195.54956">
            <text:p>195.54956</text:p>
          </table:table-cell>
          <table:table-cell office:value-type="float" office:value="27.88228">
            <text:p>27.882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841">
            <text:p>9.841</text:p>
          </table:table-cell>
          <table:table-cell table:formula="of:=ROUND([.J117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SDSS J130044.61+275026.1</text:p>
          </table:table-cell>
          <table:table-cell office:value-type="float" office:value="195.18588">
            <text:p>195.18588</text:p>
          </table:table-cell>
          <table:table-cell office:value-type="float" office:value="27.84061">
            <text:p>27.840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645">
            <text:p>9.645</text:p>
          </table:table-cell>
          <table:table-cell table:formula="of:=ROUND([.J1177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SDSS J130101.70+275852.8</text:p>
          </table:table-cell>
          <table:table-cell office:value-type="float" office:value="195.25712">
            <text:p>195.25712</text:p>
          </table:table-cell>
          <table:table-cell office:value-type="float" office:value="27.98134">
            <text:p>27.981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72">
            <text:p>9.72</text:p>
          </table:table-cell>
          <table:table-cell table:formula="of:=ROUND([.J1178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SDSS J130044.49+275134.0</text:p>
          </table:table-cell>
          <table:table-cell office:value-type="float" office:value="195.18539">
            <text:p>195.18539</text:p>
          </table:table-cell>
          <table:table-cell office:value-type="float" office:value="27.85945">
            <text:p>27.859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658">
            <text:p>9.658</text:p>
          </table:table-cell>
          <table:table-cell table:formula="of:=ROUND([.J1179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[APS2006] J195.204102+27.77159</text:p>
          </table:table-cell>
          <table:table-cell office:value-type="float" office:value="195.2041">
            <text:p>195.2041</text:p>
          </table:table-cell>
          <table:table-cell office:value-type="float" office:value="27.7716">
            <text:p>27.77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R</text:p>
          </table:table-cell>
          <table:table-cell office:value-type="float" office:value="9.906">
            <text:p>9.906</text:p>
          </table:table-cell>
          <table:table-cell table:formula="of:=ROUND([.J1180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SDSS J130047.55+275433.8</text:p>
          </table:table-cell>
          <table:table-cell office:value-type="float" office:value="195.19816">
            <text:p>195.19816</text:p>
          </table:table-cell>
          <table:table-cell office:value-type="float" office:value="27.9094">
            <text:p>27.90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61">
            <text:p>9.61</text:p>
          </table:table-cell>
          <table:table-cell table:formula="of:=ROUND([.J1181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[APS2006] J195.215149+27.76055</text:p>
          </table:table-cell>
          <table:table-cell office:value-type="float" office:value="195.21515">
            <text:p>195.21515</text:p>
          </table:table-cell>
          <table:table-cell office:value-type="float" office:value="27.76056">
            <text:p>27.760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R</text:p>
          </table:table-cell>
          <table:table-cell office:value-type="float" office:value="9.754">
            <text:p>9.754</text:p>
          </table:table-cell>
          <table:table-cell table:formula="of:=ROUND([.J1182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SDSS J130045.20+275249.4</text:p>
          </table:table-cell>
          <table:table-cell office:value-type="float" office:value="195.18834">
            <text:p>195.18834</text:p>
          </table:table-cell>
          <table:table-cell office:value-type="float" office:value="27.88039">
            <text:p>27.880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9.644">
            <text:p>9.644</text:p>
          </table:table-cell>
          <table:table-cell table:formula="of:=ROUND([.J1183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[ASU2006] 217</text:p>
          </table:table-cell>
          <table:table-cell office:value-type="float" office:value="195.21475">
            <text:p>195.21475</text:p>
          </table:table-cell>
          <table:table-cell office:value-type="float" office:value="27.94008">
            <text:p>27.940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R</text:p>
          </table:table-cell>
          <table:table-cell office:value-type="float" office:value="9.666">
            <text:p>9.666</text:p>
          </table:table-cell>
          <table:table-cell table:formula="of:=ROUND([.J1184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[APS2006] J195.184158+27.85232</text:p>
          </table:table-cell>
          <table:table-cell office:value-type="float" office:value="195.18416">
            <text:p>195.18416</text:p>
          </table:table-cell>
          <table:table-cell office:value-type="float" office:value="27.85233">
            <text:p>27.852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R</text:p>
          </table:table-cell>
          <table:table-cell office:value-type="float" office:value="9.713">
            <text:p>9.713</text:p>
          </table:table-cell>
          <table:table-cell table:formula="of:=ROUND([.J1185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SDSS J130204.46+274545.7</text:p>
          </table:table-cell>
          <table:table-cell office:value-type="float" office:value="195.5186">
            <text:p>195.5186</text:p>
          </table:table-cell>
          <table:table-cell office:value-type="float" office:value="27.76272">
            <text:p>27.762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9.649">
            <text:p>9.649</text:p>
          </table:table-cell>
          <table:table-cell table:formula="of:=ROUND([.J118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SDSS J130126.84+280052.7</text:p>
          </table:table-cell>
          <table:table-cell office:value-type="float" office:value="195.36187">
            <text:p>195.36187</text:p>
          </table:table-cell>
          <table:table-cell office:value-type="float" office:value="28.01466">
            <text:p>28.014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9.774">
            <text:p>9.774</text:p>
          </table:table-cell>
          <table:table-cell table:formula="of:=ROUND([.J118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SDSS J130044.68+274914.0</text:p>
          </table:table-cell>
          <table:table-cell office:value-type="float" office:value="195.1862">
            <text:p>195.1862</text:p>
          </table:table-cell>
          <table:table-cell office:value-type="float" office:value="27.82058">
            <text:p>27.820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9.787">
            <text:p>9.787</text:p>
          </table:table-cell>
          <table:table-cell table:formula="of:=ROUND([.J1188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SDSS J130045.40+274826.1</text:p>
          </table:table-cell>
          <table:table-cell office:value-type="float" office:value="195.18917">
            <text:p>195.18917</text:p>
          </table:table-cell>
          <table:table-cell office:value-type="float" office:value="27.80727">
            <text:p>27.807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9.82">
            <text:p>9.82</text:p>
          </table:table-cell>
          <table:table-cell table:formula="of:=ROUND([.J1189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SDSS J130046.18+275322.1</text:p>
          </table:table-cell>
          <table:table-cell office:value-type="float" office:value="195.19242">
            <text:p>195.19242</text:p>
          </table:table-cell>
          <table:table-cell office:value-type="float" office:value="27.88948">
            <text:p>27.889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9.544">
            <text:p>9.544</text:p>
          </table:table-cell>
          <table:table-cell table:formula="of:=ROUND([.J1190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[ASU2006] 490</text:p>
          </table:table-cell>
          <table:table-cell office:value-type="float" office:value="195.21475">
            <text:p>195.21475</text:p>
          </table:table-cell>
          <table:table-cell office:value-type="float" office:value="27.94008">
            <text:p>27.940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R</text:p>
          </table:table-cell>
          <table:table-cell office:value-type="float" office:value="9.666">
            <text:p>9.666</text:p>
          </table:table-cell>
          <table:table-cell table:formula="of:=ROUND([.J1191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ABELL 1656:[EF2011] 3689</text:p>
          </table:table-cell>
          <table:table-cell office:value-type="float" office:value="195.23396">
            <text:p>195.23396</text:p>
          </table:table-cell>
          <table:table-cell office:value-type="float" office:value="27.96636">
            <text:p>27.96636</text:p>
          </table:table-cell>
          <table:table-cell office:value-type="string">
            <text:p>G</text:p>
          </table:table-cell>
          <table:table-cell office:value-type="float" office:value="197944">
            <text:p>197944</text:p>
          </table:table-cell>
          <table:table-cell office:value-type="float" office:value="0.66027">
            <text:p>0.66027</text:p>
          </table:table-cell>
          <table:table-cell office:value-type="string">
            <text:p>PHOT</text:p>
          </table:table-cell>
          <table:table-cell office:value-type="string">
            <text:p>24.8g</text:p>
          </table:table-cell>
          <table:table-cell office:value-type="float" office:value="9.858">
            <text:p>9.858</text:p>
          </table:table-cell>
          <table:table-cell table:formula="of:=ROUND([.J1192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[APS2006] J195.216415+27.75334</text:p>
          </table:table-cell>
          <table:table-cell office:value-type="float" office:value="195.21642">
            <text:p>195.21642</text:p>
          </table:table-cell>
          <table:table-cell office:value-type="float" office:value="27.75334">
            <text:p>27.753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1R</text:p>
          </table:table-cell>
          <table:table-cell office:value-type="float" office:value="9.95">
            <text:p>9.95</text:p>
          </table:table-cell>
          <table:table-cell table:formula="of:=ROUND([.J1193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No.</text:p>
          </table:table-cell>
          <table:table-cell office:value-type="string">
            <text:p>Object Name</text:p>
          </table:table-cell>
          <table:table-cell office:value-type="string">
            <text:p>RA(deg)</text:p>
          </table:table-cell>
          <table:table-cell office:value-type="string">
            <text:p>DEC(deg)</text:p>
          </table:table-cell>
          <table:table-cell office:value-type="string">
            <text:p>Type</text:p>
          </table:table-cell>
          <table:table-cell office:value-type="string">
            <text:p>Velocity</text:p>
          </table:table-cell>
          <table:table-cell office:value-type="string">
            <text:p>Redshift</text:p>
          </table:table-cell>
          <table:table-cell office:value-type="string">
            <text:p>Redshift Flag</text:p>
          </table:table-cell>
          <table:table-cell office:value-type="string">
            <text:p>Magnitude and Filter</text:p>
          </table:table-cell>
          <table:table-cell office:value-type="string">
            <text:p>Distance (arcmin)</text:p>
          </table:table-cell>
          <table:table-cell/>
          <table:table-cell office:value-type="string">
            <text:p>References</text:p>
          </table:table-cell>
          <table:table-cell office:value-type="string">
            <text:p>Notes</text:p>
          </table:table-cell>
          <table:table-cell office:value-type="string">
            <text:p>Photometry Points</text:p>
          </table:table-cell>
          <table:table-cell office:value-type="string">
            <text:p>Positions</text:p>
          </table:table-cell>
          <table:table-cell office:value-type="string">
            <text:p>Redshift Points</text:p>
          </table:table-cell>
          <table:table-cell office:value-type="string">
            <text:p>Diameter Points</text:p>
          </table:table-cell>
          <table:table-cell office:value-type="string">
            <text:p>Associations</text:p>
          </table:table-cell>
          <table:table-cell table:number-columns-repeated="1006"/>
        </table:table-row>
        <table:table-row table:style-name="ro1" table:number-rows-repeated="1047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0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20:50:35</meta:creation-date>
    <dc:date>2014-04-08T21:11:21</dc:date>
    <meta:editing-duration>PT19M37S</meta:editing-duration>
    <meta:editing-cycles>2</meta:editing-cycles>
    <meta:generator>LibreOffice/3.5$Linux_X86_64 LibreOffice_project/350m1$Build-2</meta:generator>
    <meta:document-statistic meta:table-count="3" meta:cell-count="18380" meta:object-count="0"/>
  </office:meta>
</office:document-meta>
</file>